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Plantagenet Cherokee" svg:font-family="'Plantagenet Cheroke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11" style:font-name="Plantagenet Cherokee" fo:font-size="12pt" fo:letter-spacing="normal" fo:language="fi" fo:country="FI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11" style:font-name="Plantagenet Cherokee" fo:font-size="12pt" fo:letter-spacing="normal" fo:language="fi" fo:country="FI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11" style:font-name="Plantagenet Cherokee" fo:font-size="12pt" fo:letter-spacing="normal" fo:language="fi" fo:country="FI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11" style:font-name="Plantagenet Cherokee" fo:font-size="12pt" fo:letter-spacing="normal" fo:language="fi" fo:country="FI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11" style:font-name="Plantagenet Cherokee" fo:font-size="9pt" fo:letter-spacing="normal" fo:language="fi" fo:country="FI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11" style:font-name="Plantagenet Cherokee" fo:font-size="9pt" fo:letter-spacing="normal" fo:language="fi" fo:country="FI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11" style:font-name="Plantagenet Cherokee" fo:font-size="11pt" fo:letter-spacing="normal" fo:language="fi" fo:country="FI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11" style:font-name="Plantagenet Cherokee" fo:font-size="8pt" fo:letter-spacing="normal" fo:language="fi" fo:country="FI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variant="normal" fo:text-transform="none" fo:color="#000011" style:font-name="Plantagenet Cherokee" fo:font-size="12pt" fo:letter-spacing="normal" fo:language="fi" fo:country="FI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variant="normal" fo:text-transform="none" fo:color="#000011" style:font-name="Plantagenet Cherokee" fo:font-size="11pt" fo:letter-spacing="normal" fo:language="fi" fo:country="FI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variant="normal" fo:text-transform="none" fo:color="#000011" style:font-name="Plantagenet Cherokee" fo:font-size="9pt" fo:letter-spacing="normal" fo:language="fi" fo:country="FI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Text_20_body">
      <style:paragraph-properties fo:margin-top="0cm" fo:margin-bottom="0cm" fo:text-align="center" style:justify-single-word="false"/>
      <style:text-properties fo:font-size="6pt" style:font-size-asian="6pt" style:font-size-complex="6pt"/>
    </style:style>
    <style:style style:name="P13" style:family="paragraph" style:parent-style-name="Heading_20_1">
      <style:paragraph-properties fo:text-align="start" style:justify-single-word="false"/>
      <style:text-properties fo:font-variant="normal" fo:text-transform="none" fo:color="#000011" style:font-name="Plantagenet Cherokee" fo:font-size="9pt" fo:letter-spacing="normal" fo:language="fi" fo:country="FI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11" style:font-name="Plantagenet Cherokee" fo:font-size="9pt" fo:letter-spacing="normal" fo:language="fi" fo:country="FI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ADDENDUM: Generator Seeds<text:line-break/></text:p>
      <text:p text:style-name="P1">1<text:span text:style-name="T1">st</text:span> digit: Total Number of Characters. 2<text:span text:style-name="T1">nd</text:span> digit: Number of Spaces. 3<text:span text:style-name="T1">rd</text:span> digit: Number of Characters before 1<text:span text:style-name="T1">st</text:span> Space. 4<text:span text:style-name="T1">th</text:span> digit: Number of Characters between 1<text:span text:style-name="T1">st</text:span> and 2<text:span text:style-name="T1">nd</text:span> Space. Space with underline: closed center space (not concatenating mediants).</text:p>
      <text:p text:style-name="P1"/>
      <text:p text:style-name="P7">2a &lt; &gt; <text:tab/><text:tab/><text:tab/>2b &gt; &lt;</text:p>
      <text:p text:style-name="P7"/>
      <text:p text:style-name="P7">4.1a &lt;&lt; &gt;&gt;<text:tab/><text:tab/>4.1b &lt;&gt; &lt;&gt;<text:tab/><text:tab/>4.1c &gt;&lt; &gt;&lt; <text:tab/><text:tab/>4.1d &gt;&gt; &lt;&lt;</text:p>
      <text:p text:style-name="P7"/>
      <text:p text:style-name="P7">4.2a &lt; &lt;&gt; &gt; <text:tab/><text:tab/>4.2b &lt; &gt;&lt; &gt;<text:tab/><text:tab/>4.2c &gt; &lt;&gt; &lt;<text:tab/><text:tab/>4.2d &gt; &gt;&lt; &lt;</text:p>
      <text:p text:style-name="P7"/>
      <text:p text:style-name="P7">4.3a &lt; &lt; &gt; &gt;<text:tab/><text:tab/>4.3b &lt; &gt; &lt; &gt;<text:tab/><text:tab/>4.3c &gt; &lt; &gt; &lt;<text:tab/><text:tab/>4.3d &gt; &gt; &lt; &lt;</text:p>
      <text:p text:style-name="P7"/>
      <text:p text:style-name="P7">_4.3a &lt; &lt;_&gt; &gt;<text:tab/><text:tab/>_4.3b &lt; &gt;_&lt; &gt;<text:tab/><text:tab/>_4.3c &gt; &lt;_&gt; &lt;<text:tab/><text:tab/>_4.3d &gt; &gt;_&lt; &lt;<text:line-break/></text:p>
      <text:p text:style-name="P7">6.1a &lt;&lt;&lt; &gt;&gt;&gt;<text:tab/><text:tab/>6.1b &lt;&lt;&gt; &lt;&gt;&gt;<text:tab/><text:tab/>6.1c &lt;&gt;&gt; &lt;&lt;&gt;<text:tab/><text:tab/>6.1d &lt;&gt;&lt; &gt;&lt;&gt;<text:line-break/>6.1e &gt;&lt;&lt; &gt;&gt;&lt;<text:tab/><text:tab/>6.1f &gt;&lt;&gt; &lt;&gt;&lt;<text:tab/><text:tab/>6.1g &gt;&gt;&lt; &gt;&lt;&lt; <text:s text:c="2"/><text:tab/><text:tab/>6.1h &gt;&gt;&gt; &lt;&lt;&lt;</text:p>
      <text:p text:style-name="P7"/>
      <text:p text:style-name="P7">6.21a &lt; &lt;&lt;&gt;&gt; &gt;<text:tab/><text:tab/>6.21b &lt; &lt;&gt;&lt;&gt; &gt;<text:tab/><text:tab/>6.21c &lt; &gt;&gt;&lt;&lt; &gt;<text:tab/><text:tab/>6.21d &lt; &gt;&lt;&gt;&lt; &gt;</text:p>
      <text:p text:style-name="P7">6.21e &gt; &lt;&lt;&gt;&gt; &lt;<text:tab/><text:tab/>6.21f &gt; &lt;&gt;&lt;&gt; &lt;<text:tab/><text:tab/>6.21g &gt; &gt;&lt;&gt;&lt; &lt;<text:tab/><text:tab/>6.21h &gt; &gt;&gt;&lt;&lt; &lt;</text:p>
      <text:p text:style-name="P7"/>
      <text:p text:style-name="P7">6.22a &lt;&lt; &lt;&gt; &gt;&gt;<text:tab/><text:tab/>6.22b &lt;&lt; &gt;&lt; &gt;&gt;<text:tab/><text:tab/>6.22c &lt;&gt; &gt;&lt; &lt;&gt;<text:tab/><text:tab/>6.22d &lt;&gt; &lt;&gt; &lt;&gt;</text:p>
      <text:p text:style-name="P7">6.22e &gt;&lt; &lt;&gt; &gt;&lt;<text:tab/><text:tab/>6.22f &gt;&lt; &gt;&lt; &gt;&lt; <text:tab/>6.22g &gt;&gt; &lt;&gt; &lt;&lt;<text:tab/><text:tab/>6.22h &gt;&gt; &gt;&lt; &lt;&lt;</text:p>
      <text:p text:style-name="P7"><text:line-break/>6.31a &lt; &lt;&lt; &gt;&gt; &gt;<text:tab/>6.31b &lt; &lt;&gt; &lt;&gt; &gt;<text:tab/>6.31c &lt; &gt;&gt; &lt;&lt; &gt;<text:tab/>6.31d &lt; &gt;&lt; &gt;&lt; &gt;<text:line-break/>6.31e &gt; &lt;&lt; &gt;&gt; &lt;<text:tab/>6.31f &gt; &lt;&gt; &lt;&gt; &lt; <text:s/><text:tab/>6.31g &gt; &gt;&lt; &gt;&lt; &lt;<text:tab/>6.31h &gt; &gt;&gt; &lt;&lt; &lt;</text:p>
      <text:p text:style-name="P7"/>
      <text:p text:style-name="P7">6.32a &lt;&lt; &lt; &gt; &gt;&gt;<text:tab/>6.32b &lt;&lt; &gt; &lt; &gt;&gt;<text:tab/>6.32c &lt;&gt; &gt; &lt; &lt;&gt;<text:tab/>6.32d &lt;&gt; &lt; &gt; &lt;&gt;</text:p>
      <text:p text:style-name="P7">6.32e &gt;&lt; &lt; &gt; &gt;&lt;<text:tab/>6.32f &gt;&lt; &gt; &lt; &gt;&lt;<text:tab/>6.32g &gt;&gt; &lt; &gt; &lt;&lt;<text:tab/>6.32h &gt;&gt; &gt; &lt; &lt;&lt;</text:p>
      <text:p text:style-name="P7"/>
      <text:p text:style-name="P7">_6.31a &lt; &lt;&lt;_&gt;&gt; &gt;<text:tab/>_6.31b &lt; &lt;&gt;_&lt;&gt; &gt;<text:tab/>_6.31c &lt; &gt;&gt;_&lt;&lt; &gt;<text:tab/>_6.31d &lt; &gt;&lt;_&gt;&lt; &gt;</text:p>
      <text:p text:style-name="P7">_6.31e &gt; &lt;&lt;_&gt;&gt; &lt;<text:tab/>_6.31f &gt; &lt;&gt;_&lt;&gt; &lt;<text:tab/>_6.31g &gt; &gt;&lt;_&gt;&lt; &lt;<text:tab/>_6.31h &gt; &gt;&gt;_&lt;&lt; &lt;</text:p>
      <text:p text:style-name="P7"/>
      <text:p text:style-name="P7">_6.32a &lt;&lt; &lt;_&gt; &gt;&gt;<text:tab/>_6.32b &lt;&lt; &gt;_&lt; &gt;&gt;<text:tab/>_6.32c &lt;&gt; &gt;_&lt; &lt;&gt;<text:tab/>_6.32d &lt;&gt; &lt;_&gt; &lt;&gt;<text:line-break/>_6.32e &gt;&lt; &lt;_&gt; &gt;&lt;<text:tab/>_6.32f &gt;&lt; &gt;_&lt; &gt;&lt;<text:tab/>_6.32g &gt;&gt; &lt;_&gt; &lt;&lt;<text:tab/>_6.32h &gt;&gt; &gt;_&lt; &lt;&lt;</text:p>
      <text:p text:style-name="P7"><text:line-break/>6.4a &lt; &lt; &lt;&gt; &gt; &gt;<text:tab/><text:tab/>6.4b &lt; &lt; &gt;&lt; &gt; &gt;<text:tab/>6.4c &lt; &gt; &gt;&lt; &lt; &gt;<text:tab/><text:tab/>6.4d &lt; &gt; &lt;&gt; &lt; &gt; <text:tab/><text:line-break/>6.4e &gt; &lt; &lt;&gt; &gt; &lt;<text:tab/><text:tab/>6.4f &gt; &lt; &gt;&lt; &gt; &lt; <text:s/><text:tab/>6.4g &gt; &gt; &lt;&gt; &lt; &lt;<text:tab/><text:tab/>6.4h &gt; &gt; &gt;&lt; &lt; &lt; <text:tab/><text:line-break/><text:line-break/>6.5a &lt; &lt; &lt; &gt; &gt; &gt;<text:tab/>6.5b &lt; &lt; &gt; &lt; &gt; &gt;<text:tab/>6.5c &lt; &gt; &gt; &lt; &lt; &gt;<text:tab/>6.5d &lt; &gt; &lt; &gt; &lt; &gt;<text:line-break/>6.5e &gt; &lt; &lt; &gt; &gt; &lt;<text:tab/>6.5f &gt; &lt; &gt; &lt; &gt; &lt; <text:s/><text:tab/>6.5g &gt; &gt; &lt; &gt; &lt; &lt;<text:tab/>6.5h &gt; &gt; &gt; &lt; &lt; &lt;</text:p>
      <text:p text:style-name="P7"/>
      <text:p text:style-name="P10">_6.5a &lt; &lt; &lt;_&gt; &gt; &gt;<text:tab/>_6.5b &lt; &lt; &gt;_&lt; &gt; &gt;<text:tab/>_6.5c &lt; &gt; &gt;_&lt; &lt; &gt;<text:tab/>_6.5d &lt; &gt; &lt;_&gt; &lt; &gt;</text:p>
      <text:p text:style-name="P7">_6.5e &gt; &lt; &lt;_&gt; &gt; &lt;<text:tab/>_6.5f &gt; &lt; &gt;_&lt; &gt; &lt;<text:tab/>_6.5g &gt; &gt; &lt;_&gt; &lt; &lt;<text:tab/>_6.5h &gt; &gt; &gt;_&lt; &lt; &lt;</text:p>
      <text:p text:style-name="P7"/>
      <text:p text:style-name="P7">8.1a &lt;&lt;&lt;&lt; &gt;&gt;&gt;&gt;<text:tab/>8.1b &lt;&lt;&lt;&gt; &lt;&gt;&gt;&gt;<text:tab/>8.1c &lt;&lt;&gt;&lt; &gt;&lt;&gt;&gt;<text:tab/>8.1d &lt;&lt;&gt;&gt; &lt;&lt;&gt;&gt;</text:p>
      <text:p text:style-name="P7">8.1e &lt;&gt;&lt;&lt; &gt;&gt;&lt;&gt;<text:tab/>8.1f &lt;&gt;&lt;&gt; &lt;&gt;&lt;&gt;<text:tab/>8.1g &lt;&gt;&gt;&lt; &gt;&lt;&lt;&gt;<text:tab/>8.1h &lt;&gt;&gt;&gt; &lt;&lt;&lt;&gt;</text:p>
      <text:p text:style-name="P7">8.1i &gt;&lt;&lt;&lt; &gt;&gt;&gt;&lt;<text:tab/>8.1j &gt;&lt;&lt;&gt; &lt;&gt;&gt;&lt;<text:tab/>8.1k &gt;&lt;&gt;&lt; &gt;&lt;&gt;&lt;<text:tab/>8.1l &gt;&lt;&gt;&gt; &lt;&lt;&gt;&lt;</text:p>
      <text:p text:style-name="P7">8.1m &gt;&gt;&lt;&lt; &gt;&gt;&lt;&lt;<text:tab/>8.1n &gt;&gt;&lt;&gt; &lt;&gt;&lt;&lt;<text:tab/>8.1o &gt;&gt;&gt;&lt; &gt;&lt;&lt;&lt;<text:tab/>8.1p &gt;&gt;&gt;&gt; &lt;&lt;&lt;&lt;</text:p>
      <text:p text:style-name="P7"/>
      <text:p text:style-name="P7">8.21a &lt; &lt;&lt;&lt;&gt;&gt;&gt; &gt;<text:tab/>8.21b &lt; &lt;&lt;&gt;&lt;&gt;&gt; &gt;<text:tab/>8.21c &lt; &lt;&gt;&lt;&gt;&lt;&gt; &gt;<text:tab/>8.21d &lt; &lt;&gt;&gt;&lt;&lt;&gt; &gt;</text:p>
      <text:p text:style-name="P7">8.21e &lt; &gt;&lt;&lt;&gt;&gt;&lt; &gt;<text:tab/>8.21f &lt; &gt;&lt;&gt;&lt;&gt;&lt; &gt;<text:tab/>8.21g &lt; &gt;&gt;&lt;&gt;&lt;&lt; &gt;<text:tab/>8.21h &lt; &gt;&gt;&gt;&lt;&lt;&lt; &gt;</text:p>
      <text:p text:style-name="P7">8.21i &gt; &lt;&lt;&lt;&gt;&gt;&gt; &lt;<text:tab/>8.21j &gt; &lt;&lt;&gt;&lt;&gt;&gt; &lt;<text:tab/>8.21k &gt; &lt;&gt;&lt;&gt;&lt;&gt; &lt;<text:tab/>8.21l &gt; &lt;&gt;&gt;&lt;&lt;&gt; &lt;</text:p>
      <text:p text:style-name="P7">8.21m &gt; &gt;&lt;&lt;&gt;&gt;&lt; &lt;<text:tab/>8.21n &gt; &gt;&lt;&gt;&lt;&gt;&lt; &lt;<text:tab/>8.21o &gt; &gt;&gt;&lt;&gt;&lt;&lt; &lt;<text:tab/>8.21p &gt; &gt;&gt;&gt;&lt;&lt;&lt; &lt;</text:p>
      <text:p text:style-name="P7"/>
      <text:p text:style-name="P7">8.22a &lt;&lt; &lt;&lt;&gt;&gt; &gt;&gt;<text:tab/>8.22b &lt;&lt; &lt;&gt;&lt;&gt; &gt;&gt;<text:tab/>8.22c &lt;&lt; &gt;&lt;&gt;&lt; &gt;&gt;<text:tab/>8.22d &lt;&lt; &gt;&gt;&lt;&lt; &gt;&gt;</text:p>
      <text:p text:style-name="P7">8.22e &lt;&gt; &lt;&lt;&gt;&gt; &lt;&gt;<text:tab/>8.22f &lt;&gt; &lt;&gt;&lt;&gt; &lt;&gt;<text:tab/>8.22g &lt;&gt; &gt;&lt;&gt;&lt; &lt;&gt;<text:tab/>8.22h &lt;&gt; &gt;&gt;&lt;&lt; &lt;&gt;</text:p>
      <text:p text:style-name="P7">8.22i &gt;&lt; &lt;&lt;&gt;&gt; &gt;&lt;<text:tab/>8.22j &gt;&lt; &lt;&gt;&lt;&gt; &gt;&lt;<text:tab/>8.22k &gt;&lt; &gt;&lt;&gt;&lt; &gt;&lt;<text:tab/>8.22l &gt;&lt; &gt;&gt;&lt;&lt; &gt;&lt;</text:p>
      <text:p text:style-name="P7">8.22m &gt;&gt; &lt;&lt;&gt;&gt; &lt;&lt;<text:tab/>8.22n &gt;&gt; &lt;&gt;&lt;&gt; &lt;&lt;<text:tab/>8.22o &gt;&gt; &gt;&lt;&gt;&lt; &lt;&lt;<text:tab/>8.22p &gt;&gt; &gt;&gt;&lt;&lt; &lt;&lt;</text:p>
      <text:p text:style-name="P7"/>
      <text:p text:style-name="P7">8.23a &lt;&lt;&lt; &lt;&gt; &gt;&gt;&gt;<text:tab/>8.23b &lt;&lt;&lt; &gt;&lt; &gt;&gt;&gt;<text:tab/>8.23c &lt;&lt;&gt; &lt;&gt; &lt;&gt;&gt;<text:tab/>8.23d &lt;&lt;&gt; &gt;&lt; &lt;&gt;&gt;</text:p>
      <text:p text:style-name="P7">8.23e &lt;&gt;&lt; &lt;&gt; &gt;&lt;&gt;<text:tab/>8.23f &lt;&gt;&lt; &gt;&lt; &gt;&lt;&gt;<text:tab/>8.23g &lt;&gt;&gt; &lt;&gt; &lt;&lt;&gt;<text:tab/>8.23h &lt;&gt;&gt; &gt;&lt; &lt;&lt;&gt;</text:p>
      <text:p text:style-name="P7">8.23i &gt;&lt;&lt; &lt;&gt; &gt;&gt;&lt;<text:tab/>8.23j &gt;&lt;&lt; &gt;&lt; &gt;&gt;&lt;<text:tab/>8.23k &gt;&lt;&gt; &lt;&gt; &lt;&gt;&lt;<text:tab/>8.23l &gt;&lt;&gt; &gt;&lt; &lt;&gt;&lt;</text:p>
      <text:p text:style-name="P7">8.23m &gt;&gt;&lt; &lt;&gt; &gt;&lt;&lt;<text:tab/>8.23n &gt;&gt;&lt; &gt;&lt; &gt;&lt;&lt;<text:tab/>8.23o &gt;&gt;&gt; &lt;&gt; &lt;&lt;&lt;<text:tab/>8.23p &gt;&gt;&gt; &gt;&lt; &lt;&lt;&lt;</text:p>
      <text:p text:style-name="P7"/>
      <text:p text:style-name="P7">8.31a &lt; &lt;&lt;&lt; &gt;&gt;&gt; &gt;<text:tab/>8.31b &lt; &lt;&lt;&gt; &lt;&gt;&gt; &gt;<text:tab/>8.31c &lt; &lt;&gt;&lt; &gt;&lt;&gt; &gt;<text:tab/>8.31d &lt; &lt;&gt;&gt; &lt;&lt;&gt; &gt;</text:p>
      <text:p text:style-name="P7">8.31e &lt; &gt;&lt;&lt; &gt;&gt;&lt; &gt;<text:tab/>8.31f &lt; &gt;&lt;&gt; &lt;&gt;&lt; &gt;<text:tab/>8.31g &lt; &gt;&gt;&lt; &gt;&lt;&lt; &gt;<text:tab/>8.31h &lt;&gt;&gt;&gt; &lt;&lt;&lt;&gt;</text:p>
      <text:p text:style-name="P7">8.31i &gt; &lt;&lt;&lt; &gt;&gt;&gt; &lt;<text:tab/>8.31j &gt; &lt;&lt;&gt; &lt;&gt;&gt; &lt;<text:tab/>8.31k &gt; &lt;&gt;&lt; &gt;&lt;&gt; &lt;<text:tab/>8.31l &gt; &lt;&gt;&gt; &lt;&lt;&gt; &lt;</text:p>
      <text:p text:style-name="P7">8.31m &gt; &gt;&lt;&lt; &gt;&gt;&lt; &lt;<text:tab/>8.31n &gt; &gt;&lt;&gt; &lt;&gt;&lt; &lt;<text:tab/>8.31o &gt; &gt;&gt;&lt; &gt;&lt;&lt; &lt;<text:tab/>8.31p &gt; &gt;&gt;&gt; &lt;&lt;&lt; &lt;</text:p>
      <text:p text:style-name="P7"/>
      <text:p text:style-name="P7">8.32a &lt;&lt; &lt;&lt; &gt;&gt; &gt;&gt;<text:tab/>8.32b &lt;&lt; &lt;&gt; &lt;&gt; &gt;&gt;<text:tab/>8.32c &lt;&lt; &gt;&lt; &gt;&lt; &gt;&gt;<text:tab/>8.32d &lt;&lt; &gt;&gt; &lt;&lt; &gt;&gt;</text:p>
      <text:p text:style-name="P7">8.32e &lt;&gt; &lt;&lt; &gt;&gt; &lt;&gt;<text:tab/>8.32f &lt;&gt; &lt;&gt; &lt;&gt; &lt;&gt;<text:tab/>8.32g &lt;&gt; &gt;&lt; &gt;&lt; &lt;&gt;<text:tab/>8.32h &lt;&gt; &gt;&gt; &lt;&lt; &lt;&gt;</text:p>
      <text:p text:style-name="P7">8.32i &gt;&lt; &lt;&lt; &gt;&gt; &gt;&lt;<text:tab/>8.32j &gt;&lt; &lt;&gt; &lt;&gt; &gt;&lt;<text:tab/>8.32k &gt;&lt; &gt;&lt; &gt;&lt; &gt;&lt;<text:tab/>8.32l &gt;&lt; &gt;&gt; &lt;&lt; &gt;&lt;</text:p>
      <text:p text:style-name="P7">8.32m &gt;&gt; &lt;&lt; &gt;&gt; &lt;&lt;<text:tab/>8.32n &gt;&gt; &lt;&gt; &lt;&gt; &lt;&lt;<text:tab/>8.32o &gt;&gt; &gt;&lt; &gt;&lt; &lt;&lt;<text:tab/>8.32p &gt;&gt; &gt;&gt; &lt;&lt; &lt;&lt;</text:p>
      <text:p text:style-name="P7"/>
      <text:p text:style-name="P7">8.33a &lt;&lt;&lt; &lt; &gt; &gt;&gt;&gt;<text:tab/>8.33b &lt;&lt;&lt; &gt; &lt; &gt;&gt;&gt;<text:tab/>8.33c &lt;&lt;&gt; &lt; &gt; &lt;&gt;&gt;<text:tab/>8.33d &lt;&lt;&gt; &gt; &lt; &lt;&gt;&gt;</text:p>
      <text:p text:style-name="P7">8.33e &lt;&gt;&lt; &lt; &gt; &gt;&lt;&gt;<text:tab/>8.33f &lt;&gt;&lt; &gt; &lt; &gt;&lt;&gt;<text:tab/>8.33g &lt;&gt;&gt; &lt; &gt; &lt;&lt;&gt;<text:tab/>8.33h &lt;&gt;&gt; &gt; &lt; &lt;&lt;&gt;</text:p>
      <text:p text:style-name="P7">8.33i &gt;&lt;&lt; &lt; &gt; &gt;&gt;&lt;<text:tab/>8.33j &gt;&lt;&lt; &gt; &lt; &gt;&gt;&lt;<text:tab/>8.33k &gt;&lt;&gt; &lt; &gt; &lt;&gt;&lt;<text:tab/>8.33l &gt;&lt;&gt; &gt; &lt; &lt;&gt;&lt;</text:p>
      <text:p text:style-name="P7">8.33m &gt;&gt;&lt; &lt; &gt; &gt;&lt;&lt;<text:tab/>8.33n &gt;&gt;&lt; &gt; &lt; &gt;&lt;&lt;<text:tab/>8.33o &gt;&gt;&gt; &lt; &gt; &lt;&lt;&lt;<text:tab/>8.33p &gt;&gt;&gt; &gt; &lt; &lt;&lt;&lt;</text:p>
      <text:p text:style-name="P7"/>
      <text:p text:style-name="P7">_8.31a &lt; &lt;&lt;&lt;_&gt;&gt;&gt; &gt;<text:tab/>_8.31b &lt; &lt;&lt;&gt;_&lt;&gt;&gt; &gt;<text:tab/>_8.31c &lt; &lt;&gt;&lt;_&gt;&lt;&gt; &gt;<text:tab/>_8.31d &lt; &lt;&gt;&gt;_&lt;&lt;&gt; &gt;</text:p>
      <text:p text:style-name="P7">_8.31e &lt; &gt;&lt;&lt;_&gt;&gt;&lt; &gt;<text:tab/>_8.31f &lt; &gt;&lt;&gt;_&lt;&gt;&lt; &gt;<text:tab/>_8.31g &lt; &gt;&gt;&lt;_&gt;&lt;&lt; &gt;<text:tab/>_8.31h &lt; &gt;&gt;&gt;_&lt;&lt;&lt; &gt;</text:p>
      <text:p text:style-name="P7">_8.31i &gt; &lt;&lt;&lt;_&gt;&gt;&gt; &lt;<text:tab/>_8.31j &gt; &lt;&lt;&gt;_&lt;&gt;&gt; &lt;<text:tab/>_8.31k &gt; &lt;&gt;&lt;_&gt;&lt;&gt; &lt;<text:tab/>_8.31l &gt; &lt;&gt;&gt;_&lt;&lt;&gt; &lt;</text:p>
      <text:p text:style-name="P7">_8.31m &gt; &gt;&lt;&lt;_&gt;&gt;&lt; &lt; _8.31n &gt; &gt;&lt;&gt;_&lt;&gt;&lt; &lt;<text:tab/>_8.31o &gt; &gt;&gt;&lt;_&gt;&lt;&lt; &lt;<text:tab/>_8.31p &gt; &gt;&gt;&gt;_&lt;&lt;&lt; &lt;</text:p>
      <text:p text:style-name="P7"/>
      <text:p text:style-name="P7">_8.32a &lt;&lt; &lt;&lt;_&gt;&gt; &gt;&gt;<text:tab/>_8.32b &lt;&lt; &lt;&gt;_&lt;&gt; &gt;&gt;<text:tab/>_8.32c &lt;&lt; &gt;&lt;_&gt;&lt; &gt;&gt;<text:tab/>_8.32d &lt;&lt; &gt;&gt;_&lt;&lt; &gt;&gt;</text:p>
      <text:p text:style-name="P7">_8.32e &lt;&gt; &lt;&lt;_&gt;&gt; &lt;&gt;<text:tab/>_8.32f &lt;&gt; &lt;&gt;_&lt;&gt; &lt;&gt;<text:tab/>_8.32g &lt;&gt; &gt;&lt;_&gt;&lt; &lt;&gt;<text:tab/>_8.32h &lt;&gt; &gt;&gt;_&lt;&lt; &lt;&gt;</text:p>
      <text:p text:style-name="P7">_8.32i &gt;&lt; &lt;&lt;_&gt;&gt; &gt;&lt;<text:tab/>_8.32j &gt;&lt; &lt;&gt;_&lt;&gt; &gt;&lt;<text:tab/>_8.32k &gt;&lt; &gt;&lt;_&gt;&lt; &gt;&lt;<text:tab/>_8.32l &gt;&lt; &gt;&gt;_&lt;&lt; &gt;&lt;</text:p>
      <text:p text:style-name="P7">_8.32m &gt;&gt; &lt;&lt;_&gt;&gt; &lt;&lt;<text:tab/>_8.32n &gt;&gt; &lt;&gt;_&lt;&gt; &lt;&lt;<text:tab/>_8.32o &gt;&gt; &gt;&lt;_&gt;&lt; &lt;&lt;<text:tab/>_8.32p &gt;&gt; &gt;&gt;_&lt;&lt; &lt;&lt;</text:p>
      <text:p text:style-name="P7"/>
      <text:p text:style-name="P7">_8.33a &lt;&lt;&lt; &lt;_&gt; &gt;&gt;&gt; _8.33b &lt;&lt;&lt; &gt;_&lt; &gt;&gt;&gt;<text:tab/>_8.33c &lt;&lt;&gt; &lt;_&gt; &lt;&gt;&gt;<text:tab/>_8.33d &lt;&lt;&gt; &gt;_&lt; &lt;&gt;&gt;</text:p>
      <text:p text:style-name="P7">_8.33e &lt;&gt;&lt; &lt;_&gt; &gt;&lt;&gt;<text:tab/>_8.33f &lt;&gt;&lt; &gt;_&lt; &gt;&lt;&gt;<text:tab/>_8.33g &lt;&gt;&gt; &lt;_&gt; &lt;&lt;&gt;<text:tab/>_8.33h &lt;&gt;&gt; &gt;_&lt; &lt;&lt;&gt;</text:p>
      <text:p text:style-name="P7">_8.33i &gt;&lt;&lt; &lt;_&gt; &gt;&gt;&lt;<text:tab/>_8.33j &gt;&lt;&lt; &gt;_&lt; &gt;&gt;&lt;<text:tab/>_8.33k &gt;&lt;&gt; &lt;_&gt; &lt;&gt;&lt;<text:tab/>_8.33l &gt;&lt;&gt; &gt;_&lt; &lt;&gt;&lt;</text:p>
      <text:p text:style-name="P7">_8.33m &gt;&gt;&lt; &lt;_&gt; &gt;&lt;&lt;<text:tab/>_8.33n &gt;&gt;&lt; &gt;_&lt; &gt;&lt;&lt;<text:tab/>_8.33o &gt;&gt;&gt; &lt;_&gt; &lt;&lt;&lt;<text:tab/>_8.33p &gt;&gt;&gt; &gt;_&lt; &lt;&lt;&lt;</text:p>
      <text:p text:style-name="P7"/>
      <text:p text:style-name="P7">8.411a &lt; &lt; &lt;&lt;&gt;&gt; &gt; &gt;<text:tab/>8.411b &lt; &lt; &lt;&gt;&lt;&gt; &gt; &gt;<text:tab/>8.411c &lt; &lt; &gt;&lt;&gt;&lt; &gt; &gt;<text:tab/>8.411d &lt; &lt; &gt;&gt;&lt;&lt; &gt; &gt;</text:p>
      <text:p text:style-name="P7">8.411e &lt; &gt; &lt;&lt;&gt;&gt; &lt; &gt;<text:tab/>8.411f &lt; &gt; &lt;&gt;&lt;&gt; &lt; &gt;<text:tab/>8.411g &lt; &gt; &gt;&lt;&gt;&lt; &lt; &gt;<text:tab/>8.411h &lt; &gt; &gt;&gt;&lt;&lt; &lt; &gt;</text:p>
      <text:p text:style-name="P7">8.411i &gt; &lt; &lt;&lt;&gt;&gt; &gt; &lt;<text:tab/>8.411j &gt; &lt; &lt;&gt;&lt;&gt; &gt; &lt;<text:tab/>8.411k &gt; &lt; &gt;&lt;&gt;&lt; &gt; &lt;<text:tab/>8.411l &gt; &lt; &gt;&gt;&lt;&lt; &gt; &lt;</text:p>
      <text:p text:style-name="P7">8.411m &gt; &gt; &lt;&lt;&gt;&gt; &lt; &lt;<text:tab/>8.411n &gt; &gt; &lt;&gt;&lt;&gt; &lt; &lt;<text:tab/>8.411o &gt; &gt; &gt;&lt;&gt;&lt; &lt; &lt;<text:tab/>8.411p &gt; &gt; &gt;&gt;&lt;&lt; &lt; &lt;</text:p>
      <text:p text:style-name="P7"/>
      <text:p text:style-name="P7">8.412a &lt; &lt;&lt; &lt;&gt; &gt;&gt; &gt;<text:tab/>8.412b &lt; &lt;&lt; &gt;&lt; &gt;&gt; &gt;<text:tab/>8.412c &lt; &lt;&gt; &lt;&gt; &lt;&gt; &gt;<text:tab/>8.412d &lt; &lt;&gt; &gt;&lt; &lt;&gt; &gt;</text:p>
      <text:p text:style-name="P7">8.412e &lt; &gt;&lt; &lt;&gt; &gt;&lt; &gt;<text:tab/>8.412f &lt; &gt;&lt; &gt;&lt; &gt;&lt; &gt;<text:tab/>8.412g &lt; &gt;&gt; &lt;&gt; &lt;&lt; &gt;<text:tab/>8.412h &lt; &gt;&gt; &gt;&lt; &lt;&lt; &gt;</text:p>
      <text:p text:style-name="P7">8.412i &gt; &lt;&lt; &lt;&gt; &gt;&gt; &lt;<text:tab/>8.412j &gt; &lt;&lt; &gt;&lt; &gt;&gt; &lt;<text:tab/>8.412k &gt; &lt;&gt; &lt;&gt; &lt;&gt; &lt;<text:tab/>8.412l &gt; &lt;&gt; &gt;&lt; &lt;&gt; &lt;</text:p>
      <text:p text:style-name="P7">8.412m &gt; &gt;&lt; &lt;&gt; &gt;&lt; &lt;<text:tab/>8.412n &gt; &gt;&lt; &gt;&lt; &gt;&lt; &lt;<text:tab/>8.412o &gt; &gt;&gt; &lt;&gt; &lt;&lt; &lt;<text:tab/>8.412p &gt; &gt;&gt; &gt;&lt; &lt;&lt; &lt;</text:p>
      <text:p text:style-name="P7"/>
      <text:p text:style-name="P7">8.421a &lt;&lt; &lt; &lt;&gt; &gt; &gt;&gt;<text:tab/>8.421b &lt;&lt; &lt; &gt;&lt; &gt; &gt;&gt;<text:tab/>8.421c &lt;&lt; &gt; &lt;&gt; &lt; &gt;&gt;<text:tab/>8.421d &lt;&lt; &gt; &gt;&lt; &lt; &gt;&gt;</text:p>
      <text:p text:style-name="P7">8.421e &lt;&gt; &lt; &lt;&gt; &gt; &lt;&gt;<text:tab/>8.421f &lt;&gt; &lt; &gt;&lt; &gt; &lt;&gt;<text:tab/>8.421g &lt;&gt; &gt; &lt;&gt; &lt; &lt;&gt;<text:tab/>8.421h &lt;&gt; &gt; &gt;&lt; &lt; &lt;&gt;</text:p>
      <text:p text:style-name="P7">8.421i &gt;&lt; &lt; &lt;&gt; &gt; &gt;&lt;<text:tab/>8.421j &gt;&lt; &lt; &gt;&lt; &gt; &gt;&lt;<text:tab/>8.421k &gt;&lt; &gt; &lt;&gt; &lt; &gt;&lt;<text:tab/>8.421l &gt;&lt; &gt; &gt;&lt; &lt; &gt;&lt;</text:p>
      <text:p text:style-name="P7">8.421m &gt;&gt; &lt; &lt;&gt; &gt; &lt;&lt;<text:tab/>8.421n &gt;&gt; &lt; &gt;&lt; &gt; &lt;&lt;<text:tab/>8.421o &gt;&gt; &gt; &lt;&gt; &lt; &lt;&lt;<text:tab/>8.421p &gt;&gt; &gt; &gt;&lt; &lt; &lt;&lt;</text:p>
      <text:p text:style-name="P7"/>
      <text:p text:style-name="P7">8.511a &lt; &lt; &lt;&lt; &gt;&gt; &gt; &gt;<text:tab/>8.511b &lt; &lt; &lt;&gt; &lt;&gt; &gt; &gt;<text:tab/>8.511c &lt; &lt; &gt;&lt; &gt;&lt; &gt; &gt;<text:tab/>8.511d &lt; &lt; &gt;&gt; &lt;&lt; &gt; &gt;</text:p>
      <text:p text:style-name="P7">8.511e &lt; &gt; &lt;&lt; &gt;&gt; &lt; &gt;<text:tab/>8.511f &lt; &gt; &lt;&gt; &lt;&gt; &lt; &gt;<text:tab/>8.511g &lt; &gt; &gt;&lt; &gt;&lt; &lt; &gt;<text:tab/>8.511h &lt; &gt; &gt;&gt; &lt;&lt; &lt; &gt;</text:p>
      <text:p text:style-name="P7">8.511i &gt; &lt; &lt;&lt; &gt;&gt; &gt; &lt;<text:tab/>8.511j &gt; &lt; &lt;&gt; &lt;&gt; &gt; &lt;<text:tab/>8.511k &gt; &lt; &gt;&lt; &gt;&lt; &gt; &lt;<text:tab/>8.511l &gt; &lt; &gt;&gt; &lt;&lt; &gt; &lt;</text:p>
      <text:p text:style-name="P7">8.511m &gt; &gt; &lt;&lt; &gt;&gt; &lt; &lt;<text:tab/>8.511n &gt; &gt; &lt;&gt; &lt;&gt; &lt; &lt;<text:tab/>8.511o &gt; &gt; &gt;&lt; &gt;&lt; &lt; &lt;<text:tab/>8.511p &gt; &gt; &gt;&gt; &lt;&lt; &lt; &lt;</text:p>
      <text:p text:style-name="P7"/>
      <text:p text:style-name="P7">8.512a &lt; &lt;&lt; &lt; &gt; &gt;&gt; &gt;<text:tab/>8.512b &lt; &lt;&lt; &gt; &lt; &gt;&gt; &gt;<text:tab/>8.512c &lt; &lt;&gt; &lt; &gt; &lt;&gt; &gt;<text:tab/>8.512d &lt; &lt;&gt; &gt; &lt; &lt;&gt; &gt;</text:p>
      <text:p text:style-name="P7">8.512e &lt; &gt;&lt; &lt; &gt; &gt;&lt; &gt;<text:tab/>8.512f &lt; &gt;&lt; &gt; &lt; &gt;&lt; &gt;<text:tab/>8.512g &lt; &gt;&gt; &lt; &gt; &lt;&lt; &gt;<text:tab/>8.512h &lt; &gt;&gt; &gt; &lt; &lt;&lt; &gt;</text:p>
      <text:p text:style-name="P7">8.512i &gt; &lt;&lt; &lt; &gt; &gt;&gt; &lt;<text:tab/>8.512j &gt; &lt;&lt; &gt; &lt; &gt;&gt; &lt;<text:tab/>8.512k &gt; &lt;&gt; &lt; &gt; &lt;&gt; &lt;<text:tab/>8.512l &gt; &lt;&gt; &gt; &lt; &lt;&gt; &lt;</text:p>
      <text:p text:style-name="P7">8.512m &gt; &gt;&lt; &lt; &gt; &gt;&lt; &lt;<text:tab/>8.512n &gt; &gt;&lt; &gt; &lt; &gt;&lt; &lt;<text:tab/>8.512o &gt; &gt;&gt; &lt; &gt; &lt;&lt; &lt;<text:tab/>8.512p &gt; &gt;&gt; &gt; &lt; &lt;&lt; &lt;</text:p>
      <text:p text:style-name="P7"/>
      <text:p text:style-name="P7">8.521a &lt;&lt; &lt; &lt; &gt; &gt; &gt;&gt;<text:tab/>8.521b &lt;&lt; &lt; &gt; &lt; &gt; &gt;&gt;<text:tab/>8.521c &lt;&lt; &gt; &lt; &gt; &lt; &gt;&gt;<text:tab/>8.521d &lt;&lt; &gt; &gt; &lt; &lt; &gt;&gt;</text:p>
      <text:p text:style-name="P7">8.521e &lt;&gt; &lt; &lt; &gt; &gt; &lt;&gt;<text:tab/>8.521f &lt;&gt; &lt; &gt; &lt; &gt; &lt;&gt;<text:tab/>8.521g &lt;&gt; &gt; &lt; &gt; &lt; &lt;&gt;<text:tab/>8.521h &lt;&gt; &gt; &gt; &lt; &lt; &lt;&gt;</text:p>
      <text:p text:style-name="P7">8.521i &gt;&lt; &lt; &lt; &gt; &gt; &gt;&lt;<text:tab/>8.521j &gt;&lt; &lt; &gt; &lt; &gt; &gt;&lt;<text:tab/>8.521k &gt;&lt; &gt; &lt; &gt; &lt; &gt;&lt;<text:tab/>8.521l &gt;&lt; &gt; &gt; &lt; &lt; &gt;&lt;</text:p>
      <text:p text:style-name="P7">8.521m &gt;&gt; &lt; &lt; &gt; &gt; &lt;&lt;<text:tab/>8.521n &gt;&gt; &lt; &gt; &lt; &gt; &lt;&lt;<text:tab/>8.521o &gt;&gt; &gt; &lt; &gt; &lt; &lt;&lt;<text:tab/>8.521p &gt;&gt; &gt; &gt; &lt; &lt; &lt;&lt;</text:p>
      <text:p text:style-name="P7"/>
      <text:p text:style-name="P7">_8.511a &lt; &lt; &lt;&lt; &gt;&gt; &gt; &gt;<text:tab/>_8.511b &lt; &lt; &lt;&gt; &lt;&gt; &gt; &gt;<text:tab/>_8.511c &lt; &lt; &gt;&lt; &gt;&lt; &gt; &gt;<text:tab/>_8.511d &lt; &lt; &gt;&gt; &lt;&lt; &gt; &gt;</text:p>
      <text:p text:style-name="P7">_8.511e &lt; &gt; &lt;&lt; &gt;&gt; &lt; &gt;<text:tab/>_8.511f &lt; &gt; &lt;&gt; &lt;&gt; &lt; &gt;<text:tab/>_8.511g &lt; &gt; &gt;&lt; &gt;&lt; &lt; &gt;<text:tab/>_8.511h &lt; &gt; &gt;&gt; &lt;&lt; &lt; &gt;</text:p>
      <text:p text:style-name="P7">_8.511i &gt; &lt; &lt;&lt; &gt;&gt; &gt; &lt;<text:tab/>_8.511j &gt; &lt; &lt;&gt; &lt;&gt; &gt; &lt;<text:tab/>_8.511k &gt; &lt; &gt;&lt; &gt;&lt; &gt; &lt;<text:tab/>_8.511l &gt; &lt; &gt;&gt; &lt;&lt; &gt; &lt;</text:p>
      <text:p text:style-name="P7">_8.511m &gt; &gt; &lt;&lt; &gt;&gt; &lt; &lt;<text:tab/>_8.511n &gt; &gt; &lt;&gt; &lt;&gt; &lt; &lt;<text:tab/>_8.511o &gt; &gt; &gt;&lt; &gt;&lt; &lt; &lt;<text:tab/>_8.511p &gt; &gt; &gt;&gt; &lt;&lt; &lt; &lt;</text:p>
      <text:p text:style-name="P7"/>
      <text:p text:style-name="P7">_8.512a &lt; &lt;&lt; &lt; &gt; &gt;&gt; &gt;<text:tab/>_8.512b &lt; &lt;&lt; &gt; &lt; &gt;&gt; &gt;<text:tab/>_8.512c &lt; &lt;&gt; &lt; &gt; &lt;&gt; &gt;<text:tab/>_8.512d &lt; &lt;&gt; &gt; &lt; &lt;&gt; &gt;</text:p>
      <text:p text:style-name="P7">_8.512e &lt; &gt;&lt; &lt; &gt; &gt;&lt; &gt;<text:tab/>_8.512f &lt; &gt;&lt; &gt; &lt; &gt;&lt; &gt;<text:tab/>_8.512g &lt; &gt;&gt; &lt; &gt; &lt;&lt; &gt;<text:tab/>_8.512h &lt; &gt;&gt; &gt; &lt; &lt;&lt; &gt;</text:p>
      <text:p text:style-name="P7">_8.512i &gt; &lt;&lt; &lt; &gt; &gt;&gt; &lt;<text:tab/>_8.512j &gt; &lt;&lt; &gt; &lt; &gt;&gt; &lt;<text:tab/>_8.512k &gt; &lt;&gt; &lt; &gt; &lt;&gt; &lt;<text:tab/>_8.512l &gt; &lt;&gt; &gt; &lt; &lt;&gt; &lt;</text:p>
      <text:p text:style-name="P7">_8.512m &gt; &gt;&lt; &lt; &gt; &gt;&lt; &lt;<text:tab/>_8.512n &gt; &gt;&lt; &gt; &lt; &gt;&lt; &lt;<text:tab/>_8.512o &gt; &gt;&gt; &lt; &gt; &lt;&lt; &lt;<text:tab/>_8.512p &gt; &gt;&gt; &gt; &lt; &lt;&lt; &lt;</text:p>
      <text:p text:style-name="P7"/>
      <text:p text:style-name="P7">_8.521a &lt;&lt; &lt; &lt; &gt; &gt; &gt;&gt;<text:tab/>_8.521b &lt;&lt; &lt; &gt; &lt; &gt; &gt;&gt;<text:tab/>_8.521c &lt;&lt; &gt; &lt; &gt; &lt; &gt;&gt;<text:tab/>_8.521d &lt;&lt; &gt; &gt; &lt; &lt; &gt;&gt;</text:p>
      <text:p text:style-name="P7">_8.521e &lt;&gt; &lt; &lt; &gt; &gt; &lt;&gt;<text:tab/>_8.521f &lt;&gt; &lt; &gt; &lt; &gt; &lt;&gt;<text:tab/>_8.521g &lt;&gt; &gt; &lt; &gt; &lt; &lt;&gt;<text:tab/>_8.521h &lt;&gt; &gt; &gt; &lt; &lt; &lt;&gt;</text:p>
      <text:p text:style-name="P7">_8.521i &gt;&lt; &lt; &lt; &gt; &gt; &gt;&lt;<text:tab/>_8.521j &gt;&lt; &lt; &gt; &lt; &gt; &gt;&lt;<text:tab/>_8.521k &gt;&lt; &gt; &lt; &gt; &lt; &gt;&lt;<text:tab/>_8.521l &gt;&lt; &gt; &gt; &lt; &lt; &gt;&lt;</text:p>
      <text:p text:style-name="P7">_8.521m &gt;&gt; &lt; &lt; &gt; &gt; &lt;&lt;<text:tab/>_8.521n &gt;&gt; &lt; &gt; &lt; &gt; &lt;&lt;<text:tab/>_8.521o &gt;&gt; &gt; &lt; &gt; &lt; &lt;&lt;<text:tab/>_8.521p &gt;&gt; &gt; &gt; &lt; &lt; &lt;&lt;</text:p>
      <text:p text:style-name="P7"/>
      <text:p text:style-name="P7">8.6a &lt; &lt; &lt; &lt;&gt; &gt; &gt; &gt;<text:tab/>8.6b &lt; &lt; &lt; &gt;&lt; &gt; &gt; &gt;<text:tab/>8.6c &lt; &lt; &gt; &lt;&gt; &lt; &gt; &gt;<text:tab/>8.6d &lt; &lt; &gt; &gt;&lt; &lt; &gt; &gt;</text:p>
      <text:p text:style-name="P7">8.6e &lt; &gt; &lt; &lt;&gt; &gt; &lt; &gt;<text:tab/>8.6f &lt; &gt; &lt; &gt;&lt; &gt; &lt; &gt;<text:tab/>8.6g &lt; &gt; &gt; &lt;&gt; &lt; &lt; &gt; <text:tab/>8.6h &lt; &gt; &gt; &gt;&lt; &lt; &lt; &gt;</text:p>
      <text:p text:style-name="P7">8.6i &gt; &lt; &lt; &lt;&gt; &gt; &gt; &lt;<text:tab/>8.6j &gt; &lt; &lt; &gt;&lt; &gt; &gt; &lt;<text:tab/>8.6k &gt; &lt; &gt; &lt;&gt; &lt; &gt; &lt;<text:tab/>8.6l &gt; &lt; &gt; &gt;&lt; &lt; &gt; &lt;</text:p>
      <text:p text:style-name="P7">8.6m &gt; &gt; &lt; &lt;&gt; &gt; &lt; &lt;<text:tab/>8.6n &gt; &gt; &lt; &gt;&lt; &gt; &lt; &lt;<text:tab/>8.6o &gt; &gt; &gt; &lt;&gt; &lt; &lt; &lt;<text:tab/>8.6p &gt; &gt; &gt; &gt;&lt; &lt; &lt; &lt;</text:p>
      <text:p text:style-name="P7"/>
      <text:p text:style-name="P7">8.7a &lt; &lt; &lt; &lt; &gt; &gt; &gt; &gt;<text:tab/>8.7b &lt; &lt; &lt; &gt; &lt; &gt; &gt; &gt;<text:tab/>8.7c &lt; &lt; &gt; &lt; &gt; &lt; &gt; &gt;<text:tab/>8.7d &lt; &lt; &gt; &gt; &lt; &lt; &gt; &gt;</text:p>
      <text:p text:style-name="P7">8.7e &lt; &gt; &lt; &lt; &gt; &gt; &lt; &gt;<text:tab/>8.7f &lt; &gt; &lt; &gt; &lt; &gt; &lt; &gt;<text:tab/>8.7g &lt; &gt; &gt; &lt; &gt; &lt; &lt; &gt; <text:tab/>8.7h &lt; &gt; &gt; &gt; &lt; &lt; &lt; &gt;</text:p>
      <text:p text:style-name="P7">8.7i &gt; &lt; &lt; &lt; &gt; &gt; &gt; &lt;<text:tab/>8.7j &gt; &lt; &lt; &gt; &lt; &gt; &gt; &lt;<text:tab/>8.7k &gt; &lt; &gt; &lt; &gt; &lt; &gt; &lt;<text:tab/>8.7l &gt; &lt; &gt; &gt; &lt; &lt; &gt; &lt;</text:p>
      <text:p text:style-name="P7">8.7m &gt; &gt; &lt; &lt; &gt; &gt; &lt; &lt;<text:tab/>8.7n &gt; &gt; &lt; &gt; &lt; &gt; &lt; &lt;<text:tab/>8.7o &gt; &gt; &gt; &lt; &gt; &lt; &lt; &lt;<text:tab/>8.7p &gt; &gt; &gt; &gt; &lt; &lt; &lt; &lt;</text:p>
      <text:p text:style-name="P7"/>
      <text:p text:style-name="P7">_8.7a &lt; &lt; &lt; &lt;_&gt; &gt; &gt; &gt;<text:tab/>_8.7b &lt; &lt; &lt; &gt;_&lt; &gt; &gt; &gt;<text:tab/>_8.7c &lt; &lt; &gt; &lt;_&gt; &lt; &gt; &gt;<text:tab/>_8.7d &lt; &lt; &gt; &gt;_&lt; &lt; &gt; &gt;</text:p>
      <text:p text:style-name="P7">_8.7e &lt; &gt; &lt; &lt;_&gt; &gt; &lt; &gt;<text:tab/>_8.7f &lt; &gt; &lt; &gt;_&lt; &gt; &lt; &gt;<text:tab/>_8.7g &lt; &gt; &gt; &lt;_&gt; &lt; &lt; &gt; <text:tab/>_8.7h &lt; &gt; &gt; &gt;_&lt; &lt; &lt; &gt;</text:p>
      <text:p text:style-name="P7">_8.7i &gt; &lt; &lt; &lt;_&gt; &gt; &gt; &lt;<text:tab/>_8.7j &gt; &lt; &lt; &gt;_&lt; &gt; &gt; &lt;<text:tab/>_8.7k &gt; &lt; &gt; &lt;_&gt; &lt; &gt; &lt;<text:tab/>_8.7l &gt; &lt; &gt; &gt;_&lt; &lt; &gt; &lt;</text:p>
      <text:p text:style-name="P7">_8.7m &gt; &gt; &lt; &lt;_&gt; &gt; &lt; &lt;<text:tab/>_8.7n &gt; &gt; &lt; &gt;_&lt; &gt; &lt; &lt;<text:tab/>_8.7o &gt; &gt; &gt; &lt;_&gt; &lt; &lt; &lt;<text:tab/>_8.7p &gt; &gt; &gt; &gt;_&lt; &lt; &lt; &lt;</text:p>
      <text:p text:style-name="P7"/>
      <text:p text:style-name="P3"/>
      <text:p text:style-name="P3"/>
      <text:p text:style-name="P3">2</text:p>
      <text:p text:style-name="P2"/>
      <text:p text:style-name="P5">2a - SB+</text:p>
      <text:p text:style-name="P5">&lt; &gt;</text:p>
      <text:p text:style-name="P5">&lt; &lt;&gt; &gt;</text:p>
      <text:p text:style-name="P5">&lt; &lt;&lt;&gt; &lt;&gt; &lt;&gt;&gt; &gt;</text:p>
      <text:p text:style-name="P5">&lt; &lt;&lt;&lt;&gt; &lt;&lt;&gt; &lt;&lt;&gt;&lt;&gt; &lt;&gt; &lt;&gt;&lt;&gt;&gt; &lt;&gt;&gt; &lt;&gt;&gt;&gt; &gt;</text:p>
      <text:p text:style-name="P5"><text:s/>&lt; 2:1 5:3 3:2 1:1 2:3 1:2 &lt;&gt; 1:2 <text:s/>1:1 2:1 &gt;</text:p>
      <text:p text:style-name="P5"/>
      <text:p text:style-name="P5">del&gt;&lt; : &lt;&lt;&lt;&lt;&lt;&lt;&gt;&gt;&gt;&gt;&gt;&gt;</text:p>
      <text:p text:style-name="P5"/>
      <text:p text:style-name="P5">2b – inv 2a</text:p>
      <text:p text:style-name="P5">&gt; &lt;</text:p>
      <text:p text:style-name="P5">&gt; &gt;&lt; &lt;</text:p>
      <text:p text:style-name="P5">&gt; &gt;&gt;&lt; &gt;&lt; &gt;&lt;&lt; &lt;</text:p>
      <text:p text:style-name="P5">&gt; &gt;&gt;&gt;&lt; &gt;&gt;&lt; &gt;&gt;&lt;&gt;&lt; &gt;&lt; &gt;&lt;&gt;&lt;&lt; &gt;&lt;&lt; &gt;&lt;&lt;&lt; &lt;</text:p>
      <text:p text:style-name="P5">&gt; &gt;&gt;&gt;&gt;&lt; &gt;&gt;&gt;&lt; &gt;&gt;&gt;&lt;&gt;&gt;&lt; &gt;&gt;&lt; &gt;&gt;&lt;&gt;&gt;&lt;&gt;&lt; &gt;&gt;&lt;&gt;&lt; &gt;&gt;&lt;&gt;&lt;&gt;&lt; &gt;&lt; &gt;&lt;&gt;&lt;&gt;&lt;&lt; &gt;&lt;&gt;&lt;&lt; &gt;&lt;&gt;&lt;&lt;&gt;&lt;&lt; &gt;&lt;&lt; &gt;&lt;&lt;&gt;&lt;&lt;&lt; &gt;&lt;&lt;&lt; &gt;&lt;&lt;&lt;&lt; &lt;</text:p>
      <text:p text:style-name="P5">del&gt;&lt; : []</text:p>
      <text:p text:style-name="P5"/>
      <text:p text:style-name="P5"/>
      <text:p text:style-name="P3">4.1</text:p>
      <text:p text:style-name="P1"/>
      <text:p text:style-name="P5">4.1a </text:p>
      <text:p text:style-name="P5">&lt;&lt; &gt;&gt;</text:p>
      <text:p text:style-name="P5">&lt;&lt; &lt;&lt;&gt;&gt; &gt;&gt;</text:p>
      <text:p text:style-name="P5">&lt;&lt; &lt;&lt;&lt;&lt;&gt;&gt; &lt;&lt;&gt;&gt; &lt;&lt;&gt;&gt;&gt;&gt; &gt;&gt;</text:p>
      <text:p text:style-name="P5"/>
      <text:p text:style-name="P5">4.1b </text:p>
      <text:p text:style-name="P5">&lt;&gt; &lt;&gt;</text:p>
      <text:p text:style-name="P5">&lt;&gt; &lt;&gt;&lt;&gt; &lt;&gt;</text:p>
      <text:p text:style-name="P5">&lt;&gt; &lt;&gt;&lt;&gt;&lt;&gt; &lt;&gt;&lt;&gt; &lt;&gt;&lt;&gt;&lt;&gt; &lt;&gt;</text:p>
      <text:p text:style-name="P5"/>
      <text:p text:style-name="P5">4.1c - inv. 4.1a</text:p>
      <text:p text:style-name="P5">&gt;&lt; &gt;&lt;</text:p>
      <text:p text:style-name="P5">&gt;&lt; &gt;&lt;&gt;&lt; &gt;&lt;</text:p>
      <text:p text:style-name="P5">&gt;&lt; &gt;&lt;&gt;&lt;&gt;&lt; &gt;&lt;&gt;&lt; &gt;&lt;&gt;&lt;&gt;&lt; &gt;&lt;</text:p>
      <text:p text:style-name="P5">&gt;&lt; &gt;&lt;&gt;&lt;&gt;&lt;&gt;&lt; &gt;&lt;&gt;&lt;&gt;&lt; &gt;&lt;&gt;&lt;&gt;&lt;&gt;&lt;&gt;&lt; &gt;&lt;&gt;&lt; &gt;&lt;&gt;&lt;&gt;&lt;&gt;&lt;&gt;&lt; &gt;&lt;&gt;&lt;&gt;&lt; &gt;&lt;&gt;&lt;&gt;&lt;&gt;&lt; &gt;&lt;</text:p>
      <text:p text:style-name="P5"/>
      <text:p text:style-name="P5">4.1d </text:p>
      <text:p text:style-name="P5">&gt;&gt; &lt;&lt;</text:p>
      <text:p text:style-name="P5">&gt;&gt; &gt;&gt;&lt;&lt; &lt;&lt;</text:p>
      <text:p text:style-name="P5">&gt;&gt; &gt;&gt;&gt;&gt;&lt;&lt; &gt;&gt;&lt;&lt; &gt;&gt;&lt;&lt;&lt;&lt; &lt;&lt;</text:p>
      <text:p text:style-name="P5"/>
      <text:p text:style-name="P5"/>
      <text:p text:style-name="P3">4.2</text:p>
      <text:p text:style-name="P5"/>
      <text:p text:style-name="P5">4.2a</text:p>
      <text:p text:style-name="P5"><text:s/>= 2a 2<text:span text:style-name="T1">nd</text:span> row</text:p>
      <text:p text:style-name="P5">&lt; &lt;&gt; &gt;</text:p>
      <text:p text:style-name="P5">&lt; &lt;&lt;&gt; &lt;&gt; &lt;&gt;&gt; &gt;</text:p>
      <text:p text:style-name="P5">&lt; &lt;&lt;&lt;&gt; &lt;&lt;&gt; &lt;&lt;&gt;&lt;&gt; &lt;&gt; &lt;&gt;&lt;&gt;&gt; &lt;&gt;&gt; &lt;&gt;&gt;&gt; &gt;</text:p>
      <text:p text:style-name="P5"/>
      <text:p text:style-name="P5">4.2b </text:p>
      <text:p text:style-name="P5">– inv. 4.2b SB+</text:p>
      <text:p text:style-name="P5">&lt; &gt;&lt; &gt;</text:p>
      <text:p text:style-name="P5">&lt; &lt;&gt;&lt; &gt;&lt; &gt;&lt;&gt; &gt;</text:p>
      <text:p text:style-name="P5">&lt; &lt;&lt;&gt;&lt; &lt;&gt;&lt; &lt;&gt;&lt;&gt;&lt; &gt;&lt; &gt;&lt;&gt;&lt;&gt; &gt;&lt;&gt; &gt;&lt;&gt;&gt; &gt;</text:p>
      <text:p text:style-name="P5"/>
      <text:p text:style-name="P5">4.2c – SB+</text:p>
      <text:p text:style-name="P5">&gt; &lt;&gt; &lt; </text:p>
      <text:p text:style-name="P5">&gt; &gt;&lt;&gt; &lt;&gt; &lt;&gt;&lt; &lt;</text:p>
      <text:p text:style-name="P5">&gt; &gt;&gt;&lt;&gt; &gt;&lt;&gt; &gt;&lt;&gt;&lt;&gt; &lt;&gt; &lt;&gt;&lt;&gt;&lt; &lt;&gt;&lt; &lt;&gt;&lt;&lt; &lt;</text:p>
      <text:p text:style-name="P5"/>
      <text:p text:style-name="P5">4.2d </text:p>
      <text:p text:style-name="P5">= 2b 2<text:span text:style-name="T1">nd</text:span> row</text:p>
      <text:p text:style-name="P5">&gt; &gt;&lt; &lt;</text:p>
      <text:p text:style-name="P5">&gt; &gt;&gt;&lt; &gt;&lt; &gt;&lt;&lt; &lt;</text:p>
      <text:p text:style-name="P5">&gt; &gt;&gt;&gt;&lt; &gt;&gt;&lt; &gt;&gt;&lt;&gt;&lt; &gt;&lt; &gt;&lt;&gt;&lt;&lt; &gt;&lt;&lt; &gt;&lt;&lt;&lt; &lt;</text:p>
      <text:p text:style-name="P5"/>
      <text:p text:style-name="P5"/>
      <text:p text:style-name="P9">4.3</text:p>
      <text:p text:style-name="P5"/>
      <text:p text:style-name="P5">4.3a</text:p>
      <text:p text:style-name="P5">&lt; <text:span text:style-name="T2">&lt; &gt;</text:span> &gt;<text:line-break/>&lt; &lt;&lt; <text:span text:style-name="T2">&lt; &lt;&gt; &gt;</text:span> &gt;&gt; &gt;</text:p>
      <text:p text:style-name="P5">&lt; &lt;&lt;&lt; &lt;&lt; &lt;&lt;&lt; <text:span text:style-name="T2">&lt; &lt;&lt;&gt; &lt;&gt; &lt;&gt;&gt; &gt;</text:span> &gt;&gt;&gt; &gt;&gt; &gt;&gt;&gt; &gt;</text:p>
      <text:p text:style-name="P5"/>
      <text:p text:style-name="P5">4.3b </text:p>
      <text:p text:style-name="P5">&lt; &gt; &lt; &gt;<text:line-break/>&lt; &lt;&gt; &gt; &gt;&lt; &lt; &lt;&gt; &gt;</text:p>
      <text:p text:style-name="P5">&lt; &lt;&lt;&gt; &lt;&gt; &lt;&gt;&gt; &gt; &gt;&gt;&lt; &gt;&lt; &gt;&lt;&lt; &lt; &lt;&lt;&gt; &lt;&gt; &lt;&gt;&gt; &gt;</text:p>
      <text:p text:style-name="P5">&lt; &lt;&lt;&lt;&gt; &lt;&lt;&gt; &lt;&lt;&gt;&lt;&gt; &lt;&gt; &lt;&gt;&lt;&gt;&gt; &lt;&gt;&gt; &lt;&gt;&gt;&gt; &gt; &gt;&gt;&gt;&lt; &gt;&gt;&lt; &gt;&gt;&lt;&gt;&lt; &gt;&lt; &gt;&lt;&gt;&lt;&lt; &gt;&lt;&lt; &gt;&lt;&lt;&lt; &lt; &lt;&lt;&lt;&gt; &lt;&lt;&gt; &lt;&lt;&gt;&lt;&gt; &lt;&gt; &lt;&gt;&lt;&gt;&gt; &lt;&gt;&gt; &lt;&gt;&gt;&gt; &gt;</text:p>
      <text:p text:style-name="P5">del&gt;&lt; : &lt;&lt;&lt;&lt;&lt;&lt;&gt;&gt;&gt;&gt;&gt;&gt;</text:p>
      <text:p text:style-name="P5"/>
      <text:p text:style-name="P5">4.3c</text:p>
      <text:p text:style-name="P5">&gt; &lt; &gt; &lt;<text:line-break/>&gt; &gt;&lt; &lt; &lt;&gt; &gt; &gt;&lt; &lt;</text:p>
      <text:p text:style-name="P5">&gt; &gt;&gt;&lt; &gt;&lt; &gt;&lt;&lt; &lt; &lt;&lt;&gt; &lt;&gt; &lt;&gt;&gt; &gt; &gt;&gt;&lt; &gt;&lt; &gt;&lt;&lt; &lt;</text:p>
      <text:p text:style-name="P5"/>
      <text:p text:style-name="P5">4.3d </text:p>
      <text:p text:style-name="P5">&gt; &gt; &lt; &lt;<text:line-break/>&gt; &gt;&gt; &gt; &gt;&lt; &lt; &lt;&lt; &lt;</text:p>
      <text:p text:style-name="P5">&gt; &gt;&gt;&gt; &gt;&gt; &gt;&gt;&gt; &gt; &gt;&gt;&lt; &gt;&lt; &gt;&lt;&lt; &lt; &lt;&lt;&lt; &lt;&lt; &lt;&lt;&lt; &lt;</text:p>
      <text:p text:style-name="P5"/>
      <text:p text:style-name="P5"/>
      <text:p text:style-name="P9">_4.3</text:p>
      <text:p text:style-name="P5"/>
      <text:p text:style-name="P5">_4.3a</text:p>
      <text:p text:style-name="P5">&lt; &lt;_&gt; &gt;</text:p>
      <text:p text:style-name="P5">&lt; &lt;&lt; &lt;_&gt; &gt;&gt; &gt;</text:p>
      <text:p text:style-name="P5">&lt; &lt;&lt;&lt; &lt;&lt; &lt;&lt;&lt; &lt;_&gt; &gt;&gt;&gt; &gt;&gt; &gt;&gt;&gt; &gt;</text:p>
      <text:p text:style-name="P5"/>
      <text:p text:style-name="P5">_4.3b </text:p>
      <text:p text:style-name="P5">2a doubled</text:p>
      <text:p text:style-name="P5">&lt; &gt;_&lt; &gt;</text:p>
      <text:p text:style-name="P5">&lt; &lt;&gt; &gt;_&lt; &lt;&gt; &gt;</text:p>
      <text:p text:style-name="P5">&lt; &lt;&lt;&gt; &lt;&gt; &lt;&gt;&gt; &gt;_&lt; &lt;&lt;&gt; &lt;&gt; &lt;&gt;&gt; &gt;</text:p>
      <text:p text:style-name="P5"/>
      <text:p text:style-name="P5">_4.3c</text:p>
      <text:p text:style-name="P5">2b doubled</text:p>
      <text:p text:style-name="P5">&gt; &lt;_&gt; &lt;</text:p>
      <text:p text:style-name="P5">&gt; &gt;&lt; &lt;_&gt; &gt;&lt; &lt;</text:p>
      <text:p text:style-name="P5">&gt; &gt;&gt;&lt; &gt;&lt; &gt;&lt;&lt; &lt;_&gt; &gt;&gt;&lt; &gt;&lt; &gt;&lt;&lt; &lt;</text:p>
      <text:p text:style-name="P5"/>
      <text:p text:style-name="P5">_4.3d </text:p>
      <text:p text:style-name="P5">&gt; &gt;_&lt; &lt;</text:p>
      <text:p text:style-name="P5">&gt; &gt;&gt; &gt;_&lt; &lt;&lt; &lt;</text:p>
      <text:p text:style-name="P5">&gt; &gt;&gt;&gt; &gt;&gt; &gt;&gt;&gt; &gt;_&lt; &lt;&lt;&lt; &lt;&lt; &lt;&lt;&lt; &lt;</text:p>
      <text:p text:style-name="P5"/>
      <text:p text:style-name="P5"/>
      <text:p text:style-name="P3">6.1</text:p>
      <text:p text:style-name="P5"/>
      <text:p text:style-name="P5">6.1a </text:p>
      <text:p text:style-name="P5">&lt;&lt;&lt; &gt;&gt;&gt;</text:p>
      <text:p text:style-name="P5">&lt;&lt;&lt; &lt;&lt;&lt;&gt;&gt;&gt; &gt;&gt;&gt;</text:p>
      <text:p text:style-name="P5">&lt;&lt;&lt; &lt;&lt;&lt;&lt;&lt;&lt;&gt;&gt;&gt; &lt;&lt;&lt;&gt;&gt;&gt; &lt;&lt;&lt;&gt;&gt;&gt;&gt;&gt;&gt; &gt;&gt;&gt;</text:p>
      <text:p text:style-name="P5"/>
      <text:p text:style-name="P5">6.1b </text:p>
      <text:p text:style-name="P5">&lt;&lt;&gt; &lt;&gt;&gt;</text:p>
      <text:p text:style-name="P5">&lt;&lt;&gt; &lt;&lt;&gt;&lt;&gt;&gt; &lt;&gt;&gt;</text:p>
      <text:p text:style-name="P5">&lt;&lt;&gt; &lt;&lt;&gt;&lt;&lt;&gt;&lt;&gt;&gt; &lt;&lt;&gt;&lt;&gt;&gt; &lt;&lt;&gt;&lt;&gt;&gt;&lt;&gt;&gt; &lt;&gt;&gt;</text:p>
      <text:p text:style-name="P5">&lt;&lt;&gt; &lt;&lt;&gt;&lt;&lt;&gt;&lt;&lt;&gt;&lt;&gt;&gt; &lt;&lt;&gt;&lt;&lt;&gt;&lt;&gt;&gt; &lt;&lt;&gt;&lt;&lt;&gt;&lt;&gt;&gt;&lt;&lt;&gt;&lt;&gt;&gt; &lt;&lt;&gt;&lt;&gt;&gt; &lt;&lt;&gt;&lt;&gt;&gt;&lt;&lt;&gt;&lt;&gt;&gt;&lt;&gt;&gt; &lt;&lt;&gt;&lt;&gt;&gt;&lt;&gt;&gt; &lt;&lt;&gt;&lt;&gt;&gt;&lt;&gt;&gt;&lt;&gt;&gt; &lt;&gt;&gt;</text:p>
      <text:p text:style-name="P5">1:1 4:4 3:3 5:5 2:2 5:5 3:3 4:4 1:1<text:line-break/><text:line-break/>6.1c </text:p>
      <text:p text:style-name="P5">&lt;&gt;&gt; &lt;&lt;&gt;</text:p>
      <text:p text:style-name="P5">&lt;&gt;&gt; &lt;&gt;&gt;&lt;&lt;&gt; &lt;&lt;&gt;</text:p>
      <text:p text:style-name="P5">&lt;&gt;&gt; &lt;&gt;&gt;&lt;&gt;&gt;&lt;&lt;&gt; &lt;&gt;&gt;&lt;&lt;&gt; &lt;&gt;&gt;&lt;&lt;&gt;&lt;&lt;&gt; &lt;&lt;&gt;</text:p>
      <text:p text:style-name="P5"/>
      <text:p text:style-name="P5">6.1d </text:p>
      <text:p text:style-name="P5">&lt;&gt;&lt; &gt;&lt;&gt;</text:p>
      <text:p text:style-name="P5">&lt;&gt;&lt; &lt;&gt;&lt;&gt;&lt;&gt; &gt;&lt;&gt;</text:p>
      <text:p text:style-name="P5">&lt;&gt;&lt; &lt;&gt;&lt;&lt;&gt;&lt;&gt;&lt;&gt; &lt;&gt;&lt;&gt;&lt;&gt; &lt;&gt;&lt;&gt;&lt;&gt;&gt;&lt;&gt; &gt;&lt;&gt;</text:p>
      <text:p text:style-name="P5"><text:line-break/>6.1e </text:p>
      <text:p text:style-name="P5">&gt;&lt;&lt; &gt;&gt;&lt;</text:p>
      <text:p text:style-name="P5">&gt;&lt;&lt; &gt;&lt;&lt;&gt;&gt;&lt; &gt;&gt;&lt;</text:p>
      <text:p text:style-name="P5">&gt;&lt;&lt; &gt;&lt;&lt;&gt;&lt;&lt;&gt;&gt;&lt; &gt;&lt;&lt;&gt;&gt;&lt; &gt;&lt;&lt;&gt;&gt;&lt;&gt;&gt;&lt; &gt;&gt;&lt;</text:p>
      <text:p text:style-name="P5"><text:line-break/>6.1f </text:p>
      <text:p text:style-name="P5">&gt;&lt;&gt; &lt;&gt;&lt;</text:p>
      <text:p text:style-name="P5">&gt;&lt;&gt; &gt;&lt;&gt;&lt;&gt;&lt; &lt;&gt;&lt;</text:p>
      <text:p text:style-name="P5">&gt;&lt;&gt; &gt;&lt;&gt;&gt;&lt;&gt;&lt;&gt;&lt; &gt;&lt;&gt;&lt;&gt;&lt; &gt;&lt;&gt;&lt;&gt;&lt;&lt;&gt;&lt; &lt;&gt;&lt;</text:p>
      <text:p text:style-name="P5"><text:line-break/>6.1g </text:p>
      <text:p text:style-name="P5">&gt;&gt;&lt; &gt;&lt;&lt;</text:p>
      <text:p text:style-name="P5">&gt;&gt;&lt; &gt;&gt;&lt;&gt;&lt;&lt; &gt;&lt;&lt;</text:p>
      <text:p text:style-name="P5">&gt;&gt;&lt; &gt;&gt;&lt;&gt;&gt;&lt;&gt;&lt;&lt; &gt;&gt;&lt;&gt;&lt;&lt; &gt;&gt;&lt;&gt;&lt;&lt;&gt;&lt;&lt; &gt;&lt;&lt;</text:p>
      <text:p text:style-name="P5"><text:line-break/>6.1h </text:p>
      <text:p text:style-name="P5">&gt;&gt;&gt; &lt;&lt;&lt;</text:p>
      <text:p text:style-name="P5">&gt;&gt;&gt; &gt;&gt;&gt;&lt;&lt;&lt; &lt;&lt;&lt;</text:p>
      <text:p text:style-name="P5">&gt;&gt;&gt; &gt;&gt;&gt;&gt;&gt;&gt;&lt;&lt;&lt; &gt;&gt;&gt;&lt;&lt;&lt; &gt;&gt;&gt;&lt;&lt;&lt;&lt;&lt;&lt; &lt;&lt;&lt;</text:p>
      <text:p text:style-name="P5"/>
      <text:p text:style-name="P5"/>
      <text:p text:style-name="P3">6.21</text:p>
      <text:p text:style-name="P5"/>
      <text:p text:style-name="P5">6.21a </text:p>
      <text:p text:style-name="P5">&lt; &lt;&lt;&gt;&gt; &gt;</text:p>
      <text:p text:style-name="P5">&lt; &lt;&lt;&lt;&gt;&gt; &lt;&lt;&gt;&gt; &lt;&lt;&gt;&gt;&gt; &gt;</text:p>
      <text:p text:style-name="P5">&lt; &lt;&lt;&lt;&lt;&gt;&gt; &lt;&lt;&lt;&gt;&gt; &lt;&lt;&lt;&gt;&gt;&lt;&lt;&gt;&gt; &lt;&lt;&gt;&gt; &lt;&lt;&gt;&gt;&lt;&lt;&gt;&gt;&gt; &lt;&lt;&gt;&gt;&gt; &lt;&lt;&gt;&gt;&gt;&gt; &gt;</text:p>
      <text:p text:style-name="P5"/>
      <text:p text:style-name="P5">6.21b </text:p>
      <text:p text:style-name="P5">&lt; &lt;&gt;&lt;&gt; &gt;</text:p>
      <text:p text:style-name="P5">&lt; &lt;&lt;&gt;&lt;&gt; &lt;&gt;&lt;&gt; &lt;&gt;&lt;&gt;&gt; &gt;</text:p>
      <text:p text:style-name="P5">&lt; &lt;&lt;&lt;&gt;&lt;&gt; &lt;&lt;&gt;&lt;&gt; &lt;&lt;&gt;&lt;&gt;&lt;&gt;&lt;&gt; &lt;&gt;&lt;&gt; &lt;&gt;&lt;&gt;&lt;&gt;&lt;&gt;&gt; &lt;&gt;&lt;&gt;&gt; &lt;&gt;&lt;&gt;&gt;&gt; &gt;</text:p>
      <text:p text:style-name="P5"/>
      <text:p text:style-name="P5">6.21c</text:p>
      <text:p text:style-name="P5">&lt; &gt;&gt;&lt;&lt; &gt;</text:p>
      <text:p text:style-name="P5">&lt; &lt;&gt;&gt;&lt;&lt; &gt;&gt;&lt;&lt; &gt;&gt;&lt;&lt;&gt; &gt;</text:p>
      <text:p text:style-name="P5">&lt; &lt;&lt;&gt;&gt;&lt;&lt; &lt;&gt;&gt;&lt;&lt; &lt;&gt;&gt;&lt;&lt;&gt;&gt;&lt;&lt; &gt;&gt;&lt;&lt; &gt;&gt;&lt;&lt;&gt;&gt;&lt;&lt;&gt; &gt;&gt;&lt;&lt;&gt; &gt;&gt;&lt;&lt;&gt;&gt; &gt;</text:p>
      <text:p text:style-name="P5"/>
      <text:p text:style-name="P5">6.21d </text:p>
      <text:p text:style-name="P5">&lt; &gt;&lt;&gt;&lt; &gt;</text:p>
      <text:p text:style-name="P5">&lt; &lt;&gt;&lt;&gt;&lt; &gt;&lt;&gt;&lt; &gt;&lt;&gt;&lt;&gt; &gt;</text:p>
      <text:p text:style-name="P5">&lt; &lt;&lt;&gt;&lt;&gt;&lt; &lt;&gt;&lt;&gt;&lt; &lt;&gt;&lt;&gt;&lt;&gt;&lt;&gt;&lt; &gt;&lt;&gt;&lt; &gt;&lt;&gt;&lt;&gt;&lt;&gt;&lt;&gt; &gt;&lt;&gt;&lt;&gt; &gt;&lt;&gt;&lt;&gt;&gt; &gt;</text:p>
      <text:p text:style-name="P5"/>
      <text:p text:style-name="P5">6.21e </text:p>
      <text:p text:style-name="P5">&gt; &lt;&lt;&gt;&gt; &lt;</text:p>
      <text:p text:style-name="P5">&gt; &gt;&lt;&lt;&gt;&gt; &lt;&lt;&gt;&gt; &lt;&lt;&gt;&gt;&lt; &lt;</text:p>
      <text:p text:style-name="P5">&gt; &gt;&gt;&lt;&lt;&gt;&gt; &gt;&lt;&lt;&gt;&gt; &gt;&lt;&lt;&gt;&gt;&lt;&lt;&gt;&gt; &lt;&lt;&gt;&gt; &lt;&lt;&gt;&gt;&lt;&lt;&gt;&gt;&lt; &lt;&lt;&gt;&gt;&lt; &lt;&lt;&gt;&gt;&lt;&lt; &lt;</text:p>
      <text:p text:style-name="P5"/>
      <text:p text:style-name="P5">6.21f </text:p>
      <text:p text:style-name="P5">&gt; &lt;&gt;&lt;&gt; &lt;</text:p>
      <text:p text:style-name="P5">&gt; &gt;&lt;&gt;&lt;&gt; &lt;&gt;&lt;&gt; &lt;&gt;&lt;&gt;&lt; &lt;</text:p>
      <text:p text:style-name="P5">&gt; &gt;&gt;&lt;&gt;&lt;&gt; &gt;&lt;&gt;&lt;&gt; &gt;&lt;&gt;&lt;&gt;&lt;&gt;&lt;&gt; &lt;&gt;&lt;&gt; &lt;&gt;&lt;&gt;&lt;&gt;&lt;&gt;&lt; &lt;&gt;&lt;&gt;&lt; &lt;&gt;&lt;&gt;&lt;&lt; &lt;</text:p>
      <text:p text:style-name="P5"/>
      <text:p text:style-name="P5">6.21g </text:p>
      <text:p text:style-name="P5">&gt; &gt;&lt;&gt;&lt; &lt;</text:p>
      <text:p text:style-name="P5">&gt; &gt;&gt;&lt;&gt;&lt; &gt;&lt;&gt;&lt; &gt;&lt;&gt;&lt;&lt; &lt;</text:p>
      <text:p text:style-name="P5">&gt; &gt;&gt;&gt;&lt;&gt;&lt; &gt;&gt;&lt;&gt;&lt; &gt;&gt;&lt;&gt;&lt;&gt;&lt;&gt;&lt; &gt;&lt;&gt;&lt; &gt;&lt;&gt;&lt;&gt;&lt;&gt;&lt;&lt; &gt;&lt;&gt;&lt;&lt; &gt;&lt;&gt;&lt;&lt;&lt; &lt;</text:p>
      <text:p text:style-name="P5"/>
      <text:p text:style-name="P5">6.21h </text:p>
      <text:p text:style-name="P5">&gt; &gt;&gt;&lt;&lt; &lt;</text:p>
      <text:p text:style-name="P5">&gt; &gt;&gt;&gt;&lt;&lt; &gt;&gt;&lt;&lt; &gt;&gt;&lt;&lt;&lt; &lt;</text:p>
      <text:p text:style-name="P5">&gt; &gt;&gt;&gt;&gt;&lt;&lt; &gt;&gt;&gt;&lt;&lt; &gt;&gt;&gt;&lt;&lt;&gt;&gt;&lt;&lt; &gt;&gt;&lt;&lt; &gt;&gt;&lt;&lt;&gt;&gt;&lt;&lt;&lt; &gt;&gt;&lt;&lt;&lt; &gt;&gt;&lt;&lt;&lt;&lt; &lt;</text:p>
      <text:p text:style-name="P5"/>
      <text:p text:style-name="P5"/>
      <text:p text:style-name="P3">6.22</text:p>
      <text:p text:style-name="P5"/>
      <text:p text:style-name="P5">6.22a </text:p>
      <text:p text:style-name="P5">&lt;&lt; &lt;&gt; &gt;&gt;</text:p>
      <text:p text:style-name="P5">&lt;&lt; &lt;&lt;&lt;&gt; &lt;&gt; &lt;&gt;&gt;&gt; &gt;&gt;</text:p>
      <text:p text:style-name="P5">&lt;&lt; &lt;&lt;&lt;&lt;&lt;&gt; &lt;&lt;&lt;&gt; &lt;&lt;&lt;&gt;&lt;&gt; &lt;&gt; &lt;&gt;&lt;&gt;&gt;&gt; &lt;&gt;&gt;&gt; &lt;&gt;&gt;&gt;&gt;&gt; &gt;&gt;</text:p>
      <text:p text:style-name="P5"/>
      <text:p text:style-name="P5">6.22b </text:p>
      <text:p text:style-name="P5">&lt;&lt; &gt;&lt; &gt;&gt;</text:p>
      <text:p text:style-name="P5">&lt;&lt; &lt;&lt;&gt;&lt; &gt;&lt; &gt;&lt;&gt;&gt; &gt;&gt;</text:p>
      <text:p text:style-name="P5">&lt;&lt; &lt;&lt;&lt;&lt;&gt;&lt; &lt;&lt;&gt;&lt; &lt;&lt;&gt;&lt;&gt;&lt; &gt;&lt; &gt;&lt;&gt;&lt;&gt;&gt; &gt;&lt;&gt;&gt; &gt;&lt;&gt;&gt;&gt;&gt; &gt;&gt;</text:p>
      <text:p text:style-name="P5"/>
      <text:p text:style-name="P5">6.22c SB?!</text:p>
      <text:p text:style-name="P5">&lt;&gt; &gt;&lt; &lt;&gt;</text:p>
      <text:p text:style-name="P5">&lt;&gt; &lt;&gt;&gt;&lt; &gt;&lt; &gt;&lt;&lt;&gt; &lt;&gt;</text:p>
      <text:p text:style-name="P5">&lt;&gt; &lt;&gt;&lt;&gt;&gt;&lt; &lt;&gt;&gt;&lt; &lt;&gt;&gt;&lt;&gt;&lt; &gt;&lt; &gt;&lt;&gt;&lt;&lt;&gt; &gt;&lt;&lt;&gt; &gt;&lt;&lt;&gt;&lt;&gt; &lt;&gt;</text:p>
      <text:p text:style-name="P5"/>
      <text:p text:style-name="P5">6.22d</text:p>
      <text:p text:style-name="P5">&lt;&gt; &lt;&gt; &lt;&gt;</text:p>
      <text:p text:style-name="P5">&lt;&gt; &lt;&gt;&lt;&gt; &lt;&gt; &lt;&gt;&lt;&gt; &lt;&gt;</text:p>
      <text:p text:style-name="P5">&lt;&gt; &lt;&gt;&lt;&gt;&lt;&gt; &lt;&gt;&lt;&gt; &lt;&gt;&lt;&gt;&lt;&gt; &lt;&gt; &lt;&gt;&lt;&gt;&lt;&gt; &lt;&gt;&lt;&gt; &lt;&gt;&lt;&gt;&lt;&gt; &lt;&gt;</text:p>
      <text:p text:style-name="P5"/>
      <text:p text:style-name="P5">6.22e </text:p>
      <text:p text:style-name="P5">&gt;&lt; &lt;&gt; &gt;&lt;</text:p>
      <text:p text:style-name="P5">&gt;&lt; &gt;&lt;&lt;&gt; &lt;&gt; &lt;&gt;&gt;&lt; &gt;&lt;</text:p>
      <text:p text:style-name="P5">&gt;&lt; &gt;&lt;&gt;&lt;&lt;&gt; &gt;&lt;&lt;&gt; &gt;&lt;&lt;&gt;&lt;&gt; &lt;&gt; &lt;&gt;&lt;&gt;&gt;&lt; &lt;&gt;&gt;&lt; &lt;&gt;&gt;&lt;&gt;&lt; &gt;&lt;</text:p>
      <text:p text:style-name="P5"/>
      <text:p text:style-name="P5">6.22f</text:p>
      <text:p text:style-name="P5">&gt;&lt; &gt;&lt; &gt;&lt;</text:p>
      <text:p text:style-name="P5">&gt;&lt; &gt;&lt;&gt;&lt; &gt;&lt; &gt;&lt;&gt;&lt; &gt;&lt;</text:p>
      <text:p text:style-name="P5">&gt;&lt; &gt;&lt;&gt;&lt;&gt;&lt; &gt;&lt;&gt;&lt; &gt;&lt;&gt;&lt;&gt;&lt; &gt;&lt; &gt;&lt;&gt;&lt;&gt;&lt; &gt;&lt;&gt;&lt; &gt;&lt;&gt;&lt;&gt;&lt; &gt;&lt;</text:p>
      <text:p text:style-name="P5"/>
      <text:p text:style-name="P5">6.22g </text:p>
      <text:p text:style-name="P5">&gt;&gt; &lt;&gt; &lt;&lt;</text:p>
      <text:p text:style-name="P5">&gt;&gt; &gt;&gt;&lt;&gt; &lt;&gt; &lt;&gt;&lt;&lt; &lt;&lt;</text:p>
      <text:p text:style-name="P5">&gt;&gt; &gt;&gt;&gt;&gt;&lt;&gt; &gt;&gt;&lt;&gt; &gt;&gt;&lt;&gt;&lt;&gt; &lt;&gt; &lt;&gt;&lt;&gt;&lt;&lt; &lt;&gt;&lt;&lt; &lt;&gt;&lt;&lt;&lt;&lt; &lt;&lt;</text:p>
      <text:p text:style-name="P5"/>
      <text:p text:style-name="P5">6.22h </text:p>
      <text:p text:style-name="P5">&gt;&gt; &gt;&lt; &lt;&lt;<text:line-break/>&gt;&gt; &gt;&gt;&gt;&lt; &gt;&lt; &gt;&lt;&lt;&lt; &lt;&lt;</text:p>
      <text:p text:style-name="P5">&gt;&gt; &gt;&gt;&gt;&gt;&gt;&lt; &gt;&gt;&gt;&lt; &gt;&gt;&gt;&lt;&gt;&lt; &gt;&lt; &gt;&lt;&gt;&lt;&lt;&lt; &gt;&lt;&lt;&lt; &gt;&lt;&lt;&lt;&lt;&lt; &lt;&lt;</text:p>
      <text:p text:style-name="P5"/>
      <text:p text:style-name="P5"/>
      <text:p text:style-name="P3">6.31</text:p>
      <text:p text:style-name="P5"/>
      <text:p text:style-name="P5">6.31a </text:p>
      <text:p text:style-name="P5">&lt; &lt;&lt; &gt;&gt; &gt;</text:p>
      <text:p text:style-name="P5">&lt; &lt;&lt;&lt; &lt;&lt; &lt;&lt;&gt;&gt; &gt;&gt; &gt;&gt;&gt; &gt;</text:p>
      <text:p text:style-name="P5">&lt; &lt;&lt;&lt;&lt; &lt;&lt;&lt; &lt;&lt;&lt;&lt;&lt; &lt;&lt; &lt;&lt;&lt;&lt;&gt;&gt; &lt;&lt;&gt;&gt; &lt;&lt;&gt;&gt;&gt;&gt; &gt;&gt; &gt;&gt;&gt;&gt;&gt; &gt;&gt;&gt; &gt;&gt;&gt;&gt; &gt;</text:p>
      <text:p text:style-name="P5"/>
      <text:p text:style-name="P5">6.31b </text:p>
      <text:p text:style-name="P5">&lt; &lt;&gt; &lt;&gt; &gt;</text:p>
      <text:p text:style-name="P5">&lt; &lt;&lt;&gt; &lt;&gt; &lt;&gt;&lt;&gt; &lt;&gt; &lt;&gt;&gt; &gt;</text:p>
      <text:p text:style-name="P5">&lt; &lt;&lt;&lt;&gt; &lt;&lt;&gt; &lt;&lt;&gt;&lt;&gt; &lt;&gt; &lt;&gt;&lt;&gt;&lt;&gt; &lt;&gt;&lt;&gt; &lt;&gt;&lt;&gt;&lt;&gt; &lt;&gt; &lt;&gt;&lt;&gt;&gt; &lt;&gt;&gt; &lt;&gt;&gt;&gt; &gt;</text:p>
      <text:p text:style-name="P5"/>
      <text:p text:style-name="P5">6.31c </text:p>
      <text:p text:style-name="P5">&lt; &gt;&gt; &lt;&lt; &gt;</text:p>
      <text:p text:style-name="P5">&lt; &lt;&gt;&gt; &gt;&gt; &gt;&gt;&lt;&lt; &lt;&lt; &lt;&lt;&gt; &gt;</text:p>
      <text:p text:style-name="P5">&lt; &lt;&lt;&gt;&gt; &lt;&gt;&gt; &lt;&gt;&gt;&gt;&gt; &gt;&gt; &gt;&gt;&gt;&gt;&lt;&lt; &gt;&gt;&lt;&lt; &gt;&gt;&lt;&lt;&lt;&lt; &lt;&lt; &lt;&lt;&lt;&lt;&gt; &lt;&lt;&gt; &lt;&lt;&gt;&gt; &gt;</text:p>
      <text:p text:style-name="P5"/>
      <text:p text:style-name="P5">6.31d </text:p>
      <text:p text:style-name="P5">&lt; &gt;&lt; &gt;&lt; &gt;</text:p>
      <text:p text:style-name="P5">&lt; &lt;&gt;&lt; &gt;&lt; &gt;&lt;&gt;&lt; &gt;&lt; &gt;&lt;&gt; &gt;</text:p>
      <text:p text:style-name="P5">&lt; &lt;&lt;&gt;&lt; &lt;&gt;&lt; &lt;&gt;&lt;&gt;&lt; &gt;&lt; &gt;&lt;&gt;&lt;&gt;&lt; &gt;&lt;&gt;&lt; &gt;&lt;&gt;&lt;&gt;&lt; &gt;&lt; &gt;&lt;&gt;&lt;&gt; &gt;&lt;&gt; &gt;&lt;&gt;&gt; &gt;</text:p>
      <text:p text:style-name="P5"><text:line-break/>6.31e </text:p>
      <text:p text:style-name="P5">&gt; &lt;&lt; &gt;&gt; &lt;</text:p>
      <text:p text:style-name="P5">&gt; &gt;&lt;&lt; &lt;&lt; &lt;&lt;&gt;&gt; &gt;&gt; &gt;&gt;&lt; &lt;</text:p>
      <text:p text:style-name="P5">&gt; &gt;&gt;&lt;&lt; &gt;&lt;&lt; &gt;&lt;&lt;&lt;&lt; &lt;&lt; &lt;&lt;&lt;&lt;&gt;&gt; &lt;&lt;&gt;&gt; &lt;&lt;&gt;&gt;&gt;&gt; &gt;&gt; &gt;&gt;&gt;&gt;&lt; &gt;&gt;&lt; &gt;&gt;&lt;&lt; &lt;</text:p>
      <text:p text:style-name="P5"><text:line-break/>6.31f </text:p>
      <text:p text:style-name="P5">&gt; &lt;&gt; &lt;&gt; &lt;</text:p>
      <text:p text:style-name="P5">&gt; &gt;&lt;&gt; &lt;&gt; &lt;&gt;&lt;&gt; &lt;&gt; &lt;&gt;&lt; &lt;</text:p>
      <text:p text:style-name="P5">&gt; &gt;&gt;&lt;&gt; &gt;&lt;&gt; &gt;&lt;&gt;&lt;&gt; &lt;&gt; &lt;&gt;&lt;&gt;&lt;&gt; &lt;&gt;&lt;&gt; &lt;&gt;&lt;&gt;&lt;&gt; &lt;&gt; &lt;&gt;&lt;&gt;&lt; &lt;&gt;&lt; &lt;&gt;&lt;&lt; &lt;</text:p>
      <text:p text:style-name="P5"><text:line-break/>6.31g </text:p>
      <text:p text:style-name="P5">&gt; &gt;&lt; &gt;&lt; &lt;</text:p>
      <text:p text:style-name="P5">&gt; &gt;&gt;&lt; &gt;&lt; &gt;&lt;&gt;&lt; &gt;&lt; &gt;&lt;&lt; &lt;</text:p>
      <text:p text:style-name="P5">&gt; &gt;&gt;&gt;&lt; &gt;&gt;&lt; &gt;&gt;&lt;&gt;&lt; &gt;&lt; &gt;&lt;&gt;&lt;&gt;&lt; &gt;&lt;&gt;&lt; &gt;&lt;&gt;&lt;&gt;&lt; &gt;&lt; &gt;&lt;&gt;&lt;&lt; &gt;&lt;&lt; &gt;&lt;&lt;&lt; &lt;</text:p>
      <text:p text:style-name="P5"><text:line-break/>6.31h </text:p>
      <text:p text:style-name="P5">&gt; &gt;&gt; &lt;&lt; &lt;</text:p>
      <text:p text:style-name="P5">&gt; &gt;&gt;&gt; &gt;&gt; &gt;&gt;&lt;&lt; &lt;&lt; &lt;&lt;&lt; &lt;</text:p>
      <text:p text:style-name="P5">&gt; &gt;&gt;&gt;&gt; &gt;&gt;&gt; &gt;&gt;&gt;&gt;&gt; &gt;&gt; &gt;&gt;&gt;&gt;&lt;&lt; &gt;&gt;&lt;&lt; &gt;&gt;&lt;&lt;&lt;&lt; &lt;&lt; &lt;&lt;&lt;&lt;&lt; &lt;&lt;&lt; &lt;&lt;&lt;&lt; &lt;</text:p>
      <text:p text:style-name="P5"/>
      <text:p text:style-name="P3">6.32</text:p>
      <text:p text:style-name="P5"/>
      <text:p text:style-name="P5">6.32a </text:p>
      <text:p text:style-name="P5">&lt;&lt; &lt; &gt; &gt;&gt;</text:p>
      <text:p text:style-name="P5">&lt;&lt; &lt;&lt;&lt; &lt; &lt;&gt; &gt; &gt;&gt;&gt; &gt;&gt;</text:p>
      <text:p text:style-name="P5">&lt;&lt; &lt;&lt;&lt;&lt;&lt; &lt;&lt;&lt; &lt;&lt;&lt;&lt; &lt; &lt;&lt;&gt; &lt;&gt; &lt;&gt;&gt; &gt; &gt;&gt;&gt;&gt; &gt;&gt;&gt; &gt;&gt;&gt;&gt;&gt; &gt;&gt;</text:p>
      <text:p text:style-name="P5">&lt;&lt; &lt;&lt;&lt;&lt;&lt;&lt;&lt; &lt;&lt;&lt;&lt;&lt; &lt;&lt;&lt;&lt;&lt;&lt;&lt;&lt; &lt;&lt;&lt; &lt;&lt;&lt;&lt;&lt;&lt;&lt; &lt;&lt;&lt;&lt; &lt;&lt;&lt;&lt;&lt; &lt; &lt;&lt;&lt;&gt; &lt;&lt;&gt; &lt;&lt;&gt;&lt;&gt; &lt;&gt; &lt;&gt;&lt;&gt;&gt; &lt;&gt;&gt; &lt;&gt;&gt;&gt; &gt; &gt;&gt;&gt;&gt;&gt; &gt;&gt;&gt;&gt; &gt;&gt;&gt;&gt;&gt;&gt;&gt; &gt;&gt;&gt; &gt;&gt;&gt;&gt;&gt;&gt;&gt;&gt; &gt;&gt;&gt;&gt;&gt; &gt;&gt;&gt;&gt;&gt;&gt;&gt; &gt;&gt;</text:p>
      <text:p text:style-name="P5">2 7 5 8 3 7 4 5 1 2:1 1:1 1:2 &lt;&gt; 2:1 1:1 1:2 1 5 4 7 3 8 5 7 2</text:p>
      <text:p text:style-name="P5"/>
      <text:p text:style-name="P5">6.32b</text:p>
      <text:p text:style-name="P5">&lt;&lt; &gt; &lt; &gt;&gt;</text:p>
      <text:p text:style-name="P5">&lt;&lt; &lt;&lt;&gt; &gt; &gt;&lt; &lt; &lt;&gt;&gt; &gt;&gt;</text:p>
      <text:p text:style-name="P5">&lt;&lt; &lt;&lt;&lt;&lt;&gt; &lt;&lt;&gt; &lt;&lt;&gt;&gt; &gt; &gt;&gt;&lt; &gt;&lt; &gt;&lt;&lt; &lt; &lt;&lt;&gt;&gt; &lt;&gt;&gt; &lt;&gt;&gt;&gt;&gt; &gt;&gt;</text:p>
      <text:p text:style-name="P5"/>
      <text:p text:style-name="P5">6.32c </text:p>
      <text:p text:style-name="P5">&lt;&gt; &gt; &lt; &lt;&gt;</text:p>
      <text:p text:style-name="P5">&lt;&gt; &lt;&gt;&gt; &gt; &gt;&lt; &lt; &lt;&lt;&gt; &lt;&gt;</text:p>
      <text:p text:style-name="P5">&lt;&gt; &lt;&gt;&lt;&gt;&gt; &lt;&gt;&gt; &lt;&gt;&gt;&gt; &gt; &gt;&gt;&lt; &gt;&lt; &gt;&lt;&lt; &lt; &lt;&lt;&lt;&gt; &lt;&lt;&gt; &lt;&lt;&gt;&lt;&gt; &lt;&gt;</text:p>
      <text:p text:style-name="P5"/>
      <text:p text:style-name="P5">6.32d SB+</text:p>
      <text:p text:style-name="P5">&lt;&gt; &lt; &gt; &lt;&gt;</text:p>
      <text:p text:style-name="P5">&lt;&gt; &lt;&gt;&lt; &lt; &lt;&gt; &gt; &gt;&lt;&gt; &lt;&gt;</text:p>
      <text:p text:style-name="P5">&lt;&gt; &lt;&gt;&lt;&gt;&lt; &lt;&gt;&lt; &lt;&gt;&lt;&lt; &lt; &lt;&lt;&gt; &lt;&gt; &lt;&gt;&gt; &gt; &gt;&gt;&lt;&gt; &gt;&lt;&gt; &gt;&lt;&gt;&lt;&gt; &lt;&gt;</text:p>
      <text:p text:style-name="P5">&lt;&gt; &lt;&gt;&lt;&gt;&lt;&gt;&lt; &lt;&gt;&lt;&gt;&lt; &lt;&gt;&lt;&gt;&lt;&lt;&gt;&lt; &lt;&gt;&lt; &lt;&gt;&lt;&lt;&gt;&lt;&lt; &lt;&gt;&lt;&lt; &lt;&gt;&lt;&lt;&lt; &lt; &lt;&lt;&lt;&gt; &lt;&lt;&gt; &lt;&lt;&gt;&lt;&gt; &lt;&gt; &lt;&gt;&lt;&gt;&gt; &lt;&gt;&gt; &lt;&gt;&gt;&gt; &gt; &gt;&gt;&gt;&lt;&gt; &gt;&gt;&lt;&gt; &gt;&gt;&lt;&gt;&gt;&lt;&gt; &gt;&lt;&gt; &gt;&lt;&gt;&gt;&lt;&gt;&lt;&gt; &gt;&lt;&gt;&lt;&gt; &gt;&lt;&gt;&lt;&gt;&lt;&gt; &lt;&gt;</text:p>
      <text:p text:style-name="P5">&lt;&gt; 3:1 2:1 3:2 1:1 2:3 1:2 1:3 &lt; 1:2 1:1 2:1 &lt;&gt; 2:1 1:1 1:2 &gt; 1:3 1:2 2:3 1:1 3:2 2:1 3:1 &lt;&gt;</text:p>
      <text:p text:style-name="P5"/>
      <text:p text:style-name="P5"><text:s/>– length of reduced form same as former row</text:p>
      <text:p text:style-name="P5">&lt;&gt;&lt;&gt;&lt;&gt;</text:p>
      <text:p text:style-name="P5">&lt;&gt;</text:p>
      <text:p text:style-name="P5">&lt;&gt;&lt;&gt;&lt;&lt;&lt;&gt;&gt;&gt;&lt;&gt;&lt;&gt;</text:p>
      <text:p text:style-name="P5">&lt;&lt;&lt;&gt;&gt;&gt;</text:p>
      <text:p text:style-name="P5">&lt;&gt;&lt;&gt;&lt;&gt;&lt;&lt;&gt;&lt;&lt;&gt;&lt;&lt;&lt;&lt;&lt;&gt;&lt;&gt;&lt;&gt;&gt;&gt;&gt;&gt;&lt;&gt;&gt;&lt;&gt;&gt;&lt;&gt;&lt;&gt;&lt;&gt;</text:p>
      <text:p text:style-name="P5">&lt;&lt;&lt;&lt;&lt;&lt;&lt;&gt;&gt;&gt;&gt;&gt;&gt;&gt;</text:p>
      <text:p text:style-name="P5">&lt;&gt;&lt;&gt;&lt;&gt;&lt;&gt;&lt;&lt;&gt;&lt;&gt;&lt;&lt;&gt;&lt;&gt;&lt;&lt;&gt;&lt;&lt;&gt;&lt;&lt;&gt;&lt;&lt;&gt;&lt;&lt;&lt;&gt;&lt;&lt;&lt;&gt;&lt;&lt;&lt;&lt;&lt;&lt;&lt;&gt;&lt;&lt;&gt;&lt;&lt;&gt;&lt;&gt;&lt;&gt;&lt;&gt;&lt;&gt;&gt;&lt;&gt;&gt;&lt;&gt;&gt;&gt;&gt;&gt;&gt;&gt;&lt;&gt;&gt;&gt;&lt;&gt;&gt;&gt;&lt;&gt;&gt;&lt;&gt;&gt;&lt;&gt;&gt;&lt;&gt;&gt;&lt;&gt;&lt;&gt;&gt;&lt;&gt;&lt;&gt;&gt;&lt;&gt;&lt;&gt;&lt;&gt;&lt;&gt;</text:p>
      <text:p text:style-name="P5">&lt;&lt;&lt;&lt;&lt;&lt;&lt;&lt;&lt;&lt;&lt;&lt;&lt;&lt;&lt;&lt;&lt;&lt;&lt;&gt;&gt;&gt;&gt;&gt;&gt;&gt;&gt;&gt;&gt;&gt;&gt;&gt;&gt;&gt;&gt;&gt;&gt;&gt;</text:p>
      <text:p text:style-name="P5"/>
      <text:p text:style-name="P5">6.32e </text:p>
      <text:p text:style-name="P5">&gt;&lt; <text:span text:style-name="T2">&lt; &gt;</text:span> &gt;&lt;</text:p>
      <text:p text:style-name="P5">&gt;&lt; &gt;&lt;&lt;<text:span text:style-name="T2"> &lt; &lt;&gt; &gt;</text:span> &gt;&gt;&lt; &gt;&lt;</text:p>
      <text:p text:style-name="P5">&gt;&lt; &gt;&lt;&gt;&lt;&lt; &gt;&lt;&lt; &gt;&lt;&lt;&lt; <text:span text:style-name="T2">&lt; &lt;&lt;&gt; &lt;&gt; &lt;&gt;&gt; &gt;</text:span> &gt;&gt;&gt;&lt; &gt;&gt;&lt; &gt;&gt;&lt;&gt;&lt; &gt;&lt;</text:p>
      <text:p text:style-name="P5"/>
      <text:p text:style-name="P5">6.32f </text:p>
      <text:p text:style-name="P5">&gt;&lt; &gt; &lt; &gt;&lt;</text:p>
      <text:p text:style-name="P5">&gt;&lt; &gt;&lt;&gt; &gt; &gt;&lt; &lt; &lt;&gt;&lt; &gt;&lt;</text:p>
      <text:p text:style-name="P5">&gt;&lt; &gt;&lt;&gt;&lt;&gt; &gt;&lt;&gt; &gt;&lt;&gt;&gt; &gt; &gt;&gt;&lt; &gt;&lt; &gt;&lt;&lt; &lt; &lt;&lt;&gt;&lt; &lt;&gt;&lt; &lt;&gt;&lt;&gt;&lt; &gt;&lt;</text:p>
      <text:p text:style-name="P5"/>
      <text:p text:style-name="P5">6.32g </text:p>
      <text:p text:style-name="P5">&gt;&gt; <text:span text:style-name="T2">&lt; &gt;</text:span> &lt;&lt;</text:p>
      <text:p text:style-name="P5">&gt;&gt; &gt;&gt;&lt; <text:span text:style-name="T2">&lt; &lt;&gt; &gt;</text:span> &gt;&lt;&lt; &lt;&lt;</text:p>
      <text:p text:style-name="P5">&gt;&gt; &gt;&gt;&gt;&gt;&lt; &gt;&gt;&lt; &gt;&gt;&lt;&lt; &lt; <text:span text:style-name="T2">&lt;&lt;&gt; &lt;&gt; &lt;&gt;&gt;</text:span> &gt; &gt;&gt;&lt;&lt; &gt;&lt;&lt; &gt;&lt;&lt;&lt;&lt; &lt;&lt;</text:p>
      <text:p text:style-name="P5"/>
      <text:p text:style-name="P5">6.32h </text:p>
      <text:p text:style-name="P5">&gt;&gt; &gt; &lt; &lt;&lt;</text:p>
      <text:p text:style-name="P5">&gt;&gt; &gt;&gt;&gt; &gt; &gt;&lt; &lt; &lt;&lt;&lt; &lt;&lt;</text:p>
      <text:p text:style-name="P5">&gt;&gt; &gt;&gt;&gt;&gt;&gt; &gt;&gt;&gt; &gt;&gt;&gt;&gt; &gt; &gt;&gt;&lt; &gt;&lt; &gt;&lt;&lt; &lt; &lt;&lt;&lt;&lt; &lt;&lt;&lt; &lt;&lt;&lt;&lt;&lt; &lt;&lt;</text:p>
      <text:p text:style-name="P5"/>
      <text:p text:style-name="P5"/>
      <text:p text:style-name="P3">_6.31</text:p>
      <text:p text:style-name="P5"/>
      <text:p text:style-name="P5">_6.31a </text:p>
      <text:p text:style-name="P5">&lt; &lt;&lt;_&gt;&gt; &gt;</text:p>
      <text:p text:style-name="P5">&lt; &lt;&lt;&lt; &lt;&lt;_&gt;&gt; &gt;&gt;&gt; &gt;</text:p>
      <text:p text:style-name="P5">&lt; &lt;&lt;&lt;&lt; &lt;&lt;&lt; &lt;&lt;&lt;&lt;&lt; &lt;&lt;_&gt;&gt; &gt;&gt;&gt;&gt;&gt; &gt;&gt;&gt; &gt;&gt;&gt;&gt; &gt;</text:p>
      <text:p text:style-name="P5"/>
      <text:p text:style-name="P5">_6.31b SB+</text:p>
      <text:p text:style-name="P5">&lt; &lt;&gt;_&lt;&gt; &gt;</text:p>
      <text:p text:style-name="P5">&lt; &lt;&lt;&gt; &lt;&gt;_&lt;&gt; &lt;&gt;&gt; &gt;</text:p>
      <text:p text:style-name="P5">&lt; &lt;&lt;&lt;&gt; &lt;&lt;&gt; &lt;&lt;&gt;&lt;&gt; &lt;&gt;_&lt;&gt; &lt;&gt;&lt;&gt;&gt; &lt;&gt;&gt; &lt;&gt;&gt;&gt; &gt;</text:p>
      <text:p text:style-name="P5"/>
      <text:p text:style-name="P5">_6.31c </text:p>
      <text:p text:style-name="P5">&lt; &gt;&gt;_&lt;&lt; &gt;</text:p>
      <text:p text:style-name="P5">&lt; &lt;&gt;&gt; &gt;&gt;_&lt;&lt; &lt;&lt;&gt; &gt;</text:p>
      <text:p text:style-name="P5">&lt; &lt;&lt;&gt;&gt; &lt;&gt;&gt; &lt;&gt;&gt;&gt;&gt; &gt;&gt;_&lt;&lt; &lt;&lt;&lt;&lt;&gt; &lt;&lt;&gt; &lt;&lt;&gt;&gt; &gt;</text:p>
      <text:p text:style-name="P5"/>
      <text:p text:style-name="P5">_6.31d SB+</text:p>
      <text:p text:style-name="P5">&lt; &gt;&lt;_&gt;&lt; &gt;</text:p>
      <text:p text:style-name="P5">&lt; &lt;&gt;&lt; &gt;&lt;_&gt;&lt; &gt;&lt;&gt; &gt;</text:p>
      <text:p text:style-name="P5">&lt; &lt;&lt;&gt;&lt; &lt;&gt;&lt; &lt;&gt;&lt;&gt;&lt; &gt;&lt;_&gt;&lt; &gt;&lt;&gt;&lt;&gt; &gt;&lt;&gt; &gt;&lt;&gt;&gt; &gt;</text:p>
      <text:p text:style-name="P5"/>
      <text:p text:style-name="P5">_6.31e </text:p>
      <text:p text:style-name="P5">&gt; &lt;&lt;_&gt;&gt; &lt;</text:p>
      <text:p text:style-name="P5">&gt; &gt;&lt;&lt; &lt;&lt;_&gt;&gt; &gt;&gt;&lt; &lt;</text:p>
      <text:p text:style-name="P5">&gt; &gt;&gt;&lt;&lt; &gt;&lt;&lt; &gt;&lt;&lt;&lt;&lt; &lt;&lt;_&gt;&gt; &gt;&gt;&gt;&gt;&lt; &gt;&gt;&lt; &gt;&gt;&lt;&lt; &lt;</text:p>
      <text:p text:style-name="P5"/>
      <text:p text:style-name="P5">_6.31f SB+</text:p>
      <text:p text:style-name="P5">&gt; &lt;&gt;_&lt;&gt; &lt;</text:p>
      <text:p text:style-name="P5">&gt; &gt;&lt;&gt; &lt;&gt;_&lt;&gt; &lt;&gt;&lt; &lt;</text:p>
      <text:p text:style-name="P5">&gt; &gt;&gt;&lt;&gt; &gt;&lt;&gt; &gt;&lt;&gt;&lt;&gt; &lt;&gt;_&lt;&gt; &lt;&gt;&lt;&gt;&lt; &lt;&gt;&lt; &lt;&gt;&lt;&lt; &lt;</text:p>
      <text:p text:style-name="P5"/>
      <text:p text:style-name="P5">_6.31g </text:p>
      <text:p text:style-name="P5">&gt; &gt;&lt;_&gt;&lt; &lt;</text:p>
      <text:p text:style-name="P5">&gt; &gt;&gt;&lt; &gt;&lt;_&gt;&lt; &gt;&lt;&lt; &lt;</text:p>
      <text:p text:style-name="P5">&gt; &gt;&gt;&gt;&lt; &gt;&gt;&lt; &gt;&gt;&lt;&gt;&lt; &gt;&lt;_&gt;&lt; &gt;&lt;&gt;&lt;&lt; &gt;&lt;&lt; &gt;&lt;&lt;&lt; &lt;</text:p>
      <text:p text:style-name="P5"/>
      <text:p text:style-name="P5">_6.31h </text:p>
      <text:p text:style-name="P5">&gt; &gt;&gt;_&lt;&lt; &lt;</text:p>
      <text:p text:style-name="P5">&gt; &gt;&gt;&gt; &gt;&gt;_&lt;&lt; &lt;&lt;&lt; &lt;</text:p>
      <text:p text:style-name="P5">&gt; &gt;&gt;&gt;&gt; &gt;&gt;&gt; &gt;&gt;&gt;&gt;&gt; &gt;&gt;_&lt;&lt; &lt;&lt;&lt;&lt;&lt; &lt;&lt;&lt; &lt;&lt;&lt;&lt; &lt;</text:p>
      <text:p text:style-name="P5"/>
      <text:p text:style-name="P5"/>
      <text:p text:style-name="P3">_6.32</text:p>
      <text:p text:style-name="P5"/>
      <text:p text:style-name="P5">_6.32a </text:p>
      <text:p text:style-name="P5">&lt;&lt; &lt;_&gt; &gt;&gt;</text:p>
      <text:p text:style-name="P5">&lt;&lt; &lt;&lt;&lt; &lt;_&gt; &gt;&gt;&gt; &gt;&gt;</text:p>
      <text:p text:style-name="P5">&lt;&lt; &lt;&lt;&lt;&lt;&lt; &lt;&lt;&lt; &lt;&lt;&lt;&lt; &lt; &gt; &gt;&gt;&gt;&gt; &gt;&gt;&gt; &gt;&gt;&gt;&gt;&gt; &gt;&gt;</text:p>
      <text:p text:style-name="P5"/>
      <text:p text:style-name="P5">_6.32b </text:p>
      <text:p text:style-name="P5">&lt;&lt; &gt;_&lt; &gt;&gt;</text:p>
      <text:p text:style-name="P5">&lt;&lt; &lt;&lt;&gt; &gt;_&lt; &lt;&gt;&gt; &gt;&gt;</text:p>
      <text:p text:style-name="P5">&lt;&lt; &lt;&lt;&lt;&lt;&gt; &lt;&lt;&gt; &lt;&lt;&gt;&gt; &gt;_&lt; &lt;&lt;&gt;&gt; &lt;&gt;&gt; &lt;&gt;&gt;&gt;&gt; &gt;&gt;</text:p>
      <text:p text:style-name="P5"/>
      <text:p text:style-name="P5">_6.32c SB+</text:p>
      <text:p text:style-name="P5">&lt;&gt; &gt;_&lt; &lt;&gt;</text:p>
      <text:p text:style-name="P5">&lt;&gt; &lt;&gt;&gt; &gt;_&lt; &lt;&lt;&gt; &lt;&gt;</text:p>
      <text:p text:style-name="P5">&lt;&gt; &lt;&gt;&lt;&gt;&gt; &lt;&gt;&gt; &lt;&gt;&gt;&gt; &gt;_&lt; &lt;&lt;&lt;&gt; &lt;&lt;&gt; &lt;&lt;&gt;&lt;&gt; &lt;&gt;</text:p>
      <text:p text:style-name="P5"/>
      <text:p text:style-name="P5">_6.3d SB+</text:p>
      <text:p text:style-name="P5">&lt;&gt; &lt;_&gt; &lt;&gt;</text:p>
      <text:p text:style-name="P5">&lt;&gt; &lt;&gt;&lt; &lt;_&gt; &gt;&lt;&gt; &lt;&gt;</text:p>
      <text:p text:style-name="P5">&lt;&gt; &lt;&gt;&lt;&gt;&lt; &lt;&gt;&lt; &lt;&gt;&lt;&lt; &lt;_&gt; &gt;&gt;&lt;&gt; &gt;&lt;&gt; &gt;&lt;&gt;&lt;&gt; &lt;&gt;</text:p>
      <text:p text:style-name="P5"/>
      <text:p text:style-name="P5">_6.32e</text:p>
      <text:p text:style-name="P5">&gt;&lt; &lt;_&gt; &gt;&lt;</text:p>
      <text:p text:style-name="P5">&gt;&lt; &gt;&lt;&lt; &lt;_&gt; &gt;&gt;&lt; &gt;&lt;</text:p>
      <text:p text:style-name="P5">&gt;&lt; &gt;&lt;&gt;&lt;&lt; &gt;&lt;&lt; &gt;&lt;&lt;&lt; &lt;_&gt; &gt;&gt;&gt;&lt; &gt;&gt;&lt; &gt;&gt;&lt;&gt;&lt; &gt;&lt;</text:p>
      <text:p text:style-name="P5"/>
      <text:p text:style-name="P5">_6.32f </text:p>
      <text:p text:style-name="P5">&gt;&lt; &gt;_&lt; &gt;&lt;</text:p>
      <text:p text:style-name="P5">&gt;&lt; &gt;&lt;&gt; &gt;_&lt; &lt;&gt;&lt; &gt;&lt;</text:p>
      <text:p text:style-name="P5">&gt;&lt; &gt;&lt;&gt;&lt;&gt; &gt;&lt;&gt; &gt;&lt;&gt;&gt; &gt;_&lt; &lt;&lt;&gt;&lt; &lt;&gt;&lt; &lt;&gt;&lt;&gt;&lt; &gt;&lt;</text:p>
      <text:p text:style-name="P5">&gt;&lt; &gt;&lt;&gt;&lt;&gt;&lt;&gt; &gt;&lt;&gt;&lt;&gt; &gt;&lt;&gt;&lt;&gt;&gt;&lt;&gt; &gt;&lt;&gt; &gt;&lt;&gt;&gt;&lt;&gt;&gt; &gt;&lt;&gt;&gt; &gt;&lt;&gt;&gt;&gt; &gt;_&lt; &lt;&lt;&lt;&gt;&lt; &lt;&lt;&gt;&lt; &lt;&lt;&gt;&lt;&lt;&gt;&lt; &lt;&gt;&lt; &lt;&gt;&lt;&lt;&gt;&lt;&gt;&lt; &lt;&gt;&lt;&gt;&lt; &lt;&gt;&lt;&gt;&lt;&gt;&lt; &gt;&lt;</text:p>
      <text:p text:style-name="P5">&gt;&lt; 1:3 1:2 2:3 1:1 3:2 2:1 3:1 &gt;_&lt; 3:1 2:1 3:2 1:1 2:3 1:2 1:3 &gt;&lt;</text:p>
      <text:p text:style-name="P5"/>
      <text:p text:style-name="P5">_6.32g </text:p>
      <text:p text:style-name="P5">&gt;&gt; &lt;_&gt; &lt;&lt;</text:p>
      <text:p text:style-name="P5">&gt;&gt; &gt;&gt;&lt; &lt;_&gt; &gt;&lt;&lt; &lt;&lt;</text:p>
      <text:p text:style-name="P5">&gt;&gt; &gt;&gt;&gt;&gt;&lt; &gt;&gt;&lt; &gt;&gt;&lt;&lt; &lt;_&gt; &gt;&gt;&lt;&lt; &gt;&lt;&lt; &gt;&lt;&lt;&lt;&lt; &lt;&lt;</text:p>
      <text:p text:style-name="P5"/>
      <text:p text:style-name="P5">_6.32h </text:p>
      <text:p text:style-name="P5">&gt;&gt; &gt;_&lt; &lt;&lt;</text:p>
      <text:p text:style-name="P5">&gt;&gt; &gt;&gt;&gt; &gt;_&lt; &lt;&lt;&lt; &lt;&lt;</text:p>
      <text:p text:style-name="P5">&gt;&gt; &gt;&gt;&gt;&gt;&gt; &gt;&gt;&gt; &gt;&gt;&gt;&gt; &gt;_&lt; &lt;&lt;&lt;&lt; &lt;&lt;&lt; &lt;&lt;&lt;&lt;&lt; &lt;&lt;</text:p>
      <text:p text:style-name="P5"/>
      <text:p text:style-name="P5"/>
      <text:p text:style-name="P3">6.4</text:p>
      <text:p text:style-name="P5"/>
      <text:p text:style-name="P5">6.4a</text:p>
      <text:p text:style-name="P5">&lt; &lt; &lt;&gt; &gt; &gt;</text:p>
      <text:p text:style-name="P5">&lt; &lt;&lt; &lt; &lt;&lt;&gt; &lt;&gt; &lt;&gt;&gt; &gt; &gt;&gt; &gt;</text:p>
      <text:p text:style-name="P5">&lt; &lt;&lt;&lt; &lt;&lt; &lt;&lt;&lt; &lt; &lt;&lt;&lt;&gt; &lt;&lt;&gt; &lt;&lt;&gt;&lt;&gt; &lt;&gt; &lt;&gt;&lt;&gt;&gt; &lt;&gt;&gt; &lt;&gt;&gt;&gt; &gt; &gt;&gt;&gt; &gt;&gt; &gt;&gt;&gt; &gt;</text:p>
      <text:p text:style-name="P5"/>
      <text:p text:style-name="P5">6.4b </text:p>
      <text:p text:style-name="P5">&lt; &lt; &gt;&lt; &gt; &gt;</text:p>
      <text:p text:style-name="P5">&lt; &lt;&lt; &lt; &lt;&gt;&lt; &gt;&lt; &gt;&lt;&gt; &gt; &gt;&gt; &gt;</text:p>
      <text:p text:style-name="P5">&lt; &lt;&lt;&lt; &lt;&lt; &lt;&lt;&lt; &lt; &lt;&lt;&gt;&lt; &lt;&gt;&lt; &lt;&gt;&lt;&gt;&lt; &gt;&lt; &gt;&lt;&gt;&lt;&gt; &gt;&lt;&gt; &gt;&lt;&gt;&gt; &gt; &gt;&gt;&gt; &gt;&gt; &gt;&gt;&gt; &gt;</text:p>
      <text:p text:style-name="P5"/>
      <text:p text:style-name="P5">6.4c </text:p>
      <text:p text:style-name="P5">&lt; &gt; &gt;&lt; &lt; &gt;</text:p>
      <text:p text:style-name="P5">&lt; &lt;&gt; &gt; &gt;&gt;&lt; &gt;&lt; &gt;&lt;&lt; &lt; &lt;&gt; &gt;</text:p>
      <text:p text:style-name="P5">&lt; &lt;&lt;&gt; &lt;&gt; &lt;&gt;&gt; &gt; &gt;&gt;&gt;&lt; &gt;&gt;&lt; &gt;&gt;&lt;&gt;&lt; &gt;&lt; &gt;&lt;&gt;&lt;&lt; &gt;&lt;&lt; &gt;&lt;&lt;&lt; &lt; &lt;&lt;&gt; &lt;&gt; &lt;&gt;&gt; &gt;</text:p>
      <text:p text:style-name="P5"/>
      <text:p text:style-name="P5">6.4d SB+</text:p>
      <text:p text:style-name="P5">&lt; &gt; &lt;&gt; &lt; &gt;</text:p>
      <text:p text:style-name="P5">&lt; &lt;&gt; &gt; &gt;&lt;&gt; &lt;&gt; &lt;&gt;&lt; &lt; &lt;&gt; &gt;</text:p>
      <text:p text:style-name="P5">&lt; &lt;&lt;&gt; &lt;&gt; &lt;&gt;&gt; &gt; &gt;&gt;&lt;&gt; &gt;&lt;&gt; &gt;&lt;&gt;&lt;&gt; &lt;&gt; &lt;&gt;&lt;&gt;&lt; &lt;&gt;&lt; &lt;&gt;&lt;&lt; &lt; &lt;&lt;&gt; &lt;&gt; &lt;&gt;&gt; &gt;</text:p>
      <text:p text:style-name="P5"><text:line-break/>6.4e </text:p>
      <text:p text:style-name="P5">&gt; &lt; &lt;&gt; &gt; &lt;</text:p>
      <text:p text:style-name="P5">&gt; &gt;&lt; &lt; &lt;&lt;&gt; &lt;&gt; &lt;&gt;&gt; &gt; &gt;&lt; &lt;</text:p>
      <text:p text:style-name="P5">&gt; &gt;&gt;&lt; &gt;&lt; &gt;&lt;&lt; &lt; &lt;&lt;&lt;&gt; &lt;&lt;&gt; &lt;&lt;&gt;&lt;&gt; &lt;&gt; &lt;&gt;&lt;&gt;&gt; &lt;&gt;&gt; &lt;&gt;&gt;&gt; &gt; &gt;&gt;&lt; &gt;&lt; &gt;&lt;&lt; &lt;</text:p>
      <text:p text:style-name="P5"/>
      <text:p text:style-name="P5">6.4f </text:p>
      <text:p text:style-name="P5">&gt; &lt; &gt;&lt; &gt; &lt;</text:p>
      <text:p text:style-name="P5">&gt; &gt;&lt; &lt; &lt;&gt;&lt; &gt;&lt; &gt;&lt;&gt; &gt; &gt;&lt; &lt;</text:p>
      <text:p text:style-name="P5">&gt; &gt;&gt;&lt; &gt;&lt; &gt;&lt;&lt; &lt; &lt;&lt;&gt;&lt; &lt;&gt;&lt; &lt;&gt;&lt;&gt;&lt; &gt;&lt; &gt;&lt;&gt;&lt;&gt; &gt;&lt;&gt; &gt;&lt;&gt;&gt; &gt; &gt;&gt;&lt; &gt;&lt; &gt;&lt;&lt; &lt;</text:p>
      <text:p text:style-name="P5"/>
      <text:p text:style-name="P5">6.4g </text:p>
      <text:p text:style-name="P5">&gt; &gt; &lt;&gt; &lt; &lt;</text:p>
      <text:p text:style-name="P5">&gt; &gt;&gt; &gt; &gt;&lt;&gt; &lt;&gt; &lt;&gt;&lt; &lt; &lt;&lt; &lt;</text:p>
      <text:p text:style-name="P5">&gt; &gt;&gt;&gt; &gt;&gt; &gt;&gt;&gt; &gt; &gt;&gt;&lt;&gt; &gt;&lt;&gt; &gt;&lt;&gt;&lt;&gt; &lt;&gt; &lt;&gt;&lt;&gt;&lt; &lt;&gt;&lt; &lt;&gt;&lt;&lt; &lt; &lt;&lt;&lt; &lt;&lt; &lt;&lt;&lt; &lt;</text:p>
      <text:p text:style-name="P5"/>
      <text:p text:style-name="P5">6.4h </text:p>
      <text:p text:style-name="P5">&gt; &gt; &gt;&lt; &lt; &lt;</text:p>
      <text:p text:style-name="P5">&gt; &gt;&gt; &gt; &gt;&gt;&lt; &gt;&lt; &gt;&lt;&lt; &lt; &lt;&lt; &lt;</text:p>
      <text:p text:style-name="P5">&gt; &gt;&gt;&gt; &gt;&gt; &gt;&gt;&gt; &gt; &gt;&gt;&gt;&lt; &gt;&gt;&lt; &gt;&gt;&lt;&gt;&lt; &gt;&lt; &gt;&lt;&gt;&lt;&lt; &gt;&lt;&lt; &gt;&lt;&lt;&lt; &lt; &lt;&lt;&lt; &lt;&lt; &lt;&lt;&lt; &lt;</text:p>
      <text:p text:style-name="P5"/>
      <text:p text:style-name="P5"/>
      <text:p text:style-name="P3">6.5</text:p>
      <text:p text:style-name="P5"/>
      <text:p text:style-name="P5">6.5a </text:p>
      <text:p text:style-name="P5">&lt; &lt; &lt; &gt; &gt; &gt;</text:p>
      <text:p text:style-name="P5">&lt; &lt;&lt; &lt; &lt;&lt; &lt; &lt;&gt; &gt; &gt;&gt; &gt; &gt;&gt; &gt;</text:p>
      <text:p text:style-name="P5">&lt; &lt;&lt;&lt; &lt;&lt; &lt;&lt;&lt; &lt; &lt;&lt;&lt; &lt;&lt; &lt;&lt;&lt; &lt; &lt;&lt;&gt; &lt;&gt; &lt;&gt;&gt; &gt; &gt;&gt;&gt; &gt;&gt; &gt;&gt;&gt; &gt; &gt;&gt;&gt; &gt;&gt; &gt;&gt;&gt; &gt;</text:p>
      <text:p text:style-name="P5"/>
      <text:p text:style-name="P5">6.5b</text:p>
      <text:p text:style-name="P5">&lt; &lt; &gt; &lt; &gt; &gt;</text:p>
      <text:p text:style-name="P5">&lt; &lt;&lt; &lt; &lt;&gt; &gt; &gt;&lt; &lt; &lt;&gt; &gt; &gt;&gt; &gt;</text:p>
      <text:p text:style-name="P5">&lt; &lt;&lt;&lt; &lt;&lt; &lt;&lt;&lt; &lt; &lt;&lt;&gt; &lt;&gt; &lt;&gt;&gt; &gt; &gt;&gt;&lt; &gt;&lt; &gt;&lt;&lt; &lt; &lt;&lt;&gt; &lt;&gt; &lt;&gt;&gt; &gt; &gt;&gt;&gt; &gt;&gt; &gt;&gt;&gt; &gt;</text:p>
      <text:p text:style-name="P5"/>
      <text:p text:style-name="P5">6.5c </text:p>
      <text:p text:style-name="P5">&lt; &gt; &gt; &lt; &lt; &gt;</text:p>
      <text:p text:style-name="P5">&lt; &lt;&gt; &gt; &gt;&gt; &gt; &gt;&lt; &lt; &lt;&lt; &lt; &lt;&gt; &gt;</text:p>
      <text:p text:style-name="P5">&lt; &lt;&lt;&gt; &lt;&gt; &lt;&gt;&gt; &gt; &gt;&gt;&gt; &gt;&gt; &gt;&gt;&gt; &gt; &gt;&gt;&lt; &gt;&lt; &gt;&lt;&lt; &lt; &lt;&lt;&lt; &lt;&lt; &lt;&lt;&lt; &lt; &lt;&lt;&gt; &lt;&gt; &lt;&gt;&gt; &gt;</text:p>
      <text:p text:style-name="P5"/>
      <text:p text:style-name="P5">6.5d </text:p>
      <text:p text:style-name="P5">&lt; &gt; &lt; &gt; &lt; &gt;</text:p>
      <text:p text:style-name="P5">&lt; &lt;&gt; &gt; &gt;&lt; &lt; &lt;&gt; &gt; &gt;&lt; &lt; &lt;&gt; &gt;</text:p>
      <text:p text:style-name="P5">&lt; &lt;&lt;&gt; &lt;&gt; &lt;&gt;&gt; &gt; &gt;&gt;&lt; &gt;&lt; &gt;&lt;&lt; &lt; &lt;&lt;&gt; &lt;&gt; &lt;&gt;&gt; &gt; &gt;&gt;&lt; &gt;&lt; &gt;&lt;&lt; &lt; &lt;&lt;&gt; &lt;&gt; &lt;&gt;&gt; &gt;</text:p>
      <text:p text:style-name="P5"><text:line-break/>6.5e </text:p>
      <text:p text:style-name="P5">&gt; &lt; &lt; &gt; &gt; &lt;</text:p>
      <text:p text:style-name="P5">&gt; &gt;&lt; &lt; &lt;&lt; &lt; &lt;&gt; &gt; &gt;&gt; &gt; &gt;&lt; &lt;</text:p>
      <text:p text:style-name="P5">&gt; &gt;&gt;&lt; &gt;&lt; &gt;&lt;&lt; &lt; &lt;&lt;&lt; &lt;&lt; &lt;&lt;&lt; &lt; &lt;&lt;&gt; &lt;&gt; &lt;&gt;&gt; &gt; &gt;&gt;&gt; &gt;&gt; &gt;&gt;&gt; &gt; &gt;&gt;&lt; &gt;&lt; &gt;&lt;&lt; &lt;</text:p>
      <text:p text:style-name="P5"><text:line-break/>6.5f </text:p>
      <text:p text:style-name="P5">&gt; &lt; &gt; &lt; &gt; &lt;</text:p>
      <text:p text:style-name="P5">&gt; &gt;&lt; &lt; &lt;&gt; &gt; &gt;&lt; &lt; &lt;&gt; &gt; &gt;&lt; &lt;</text:p>
      <text:p text:style-name="P5">&gt; &gt;&gt;&lt; &gt;&lt; &gt;&lt;&lt; &lt; &lt;&lt;&gt; &lt;&gt; &lt;&gt;&gt; &gt; &gt;&gt;&lt; &gt;&lt; &gt;&lt;&lt; &lt; &lt;&lt;&gt; &lt;&gt; &lt;&gt;&gt; &gt; &gt;&gt;&lt; &gt;&lt; &gt;&lt;&lt; &lt;</text:p>
      <text:p text:style-name="P5"><text:line-break/>6.5g </text:p>
      <text:p text:style-name="P5">&gt; &gt; &lt; &gt; &lt; &lt;</text:p>
      <text:p text:style-name="P5">&gt; &gt;&gt; &gt; &gt;&lt; &lt; &lt;&gt; &gt; &gt;&lt; &lt; &lt;&lt; &lt;</text:p>
      <text:p text:style-name="P5">&gt; &gt;&gt;&gt; &gt;&gt; &gt;&gt;&gt; &gt; &gt;&gt;&lt; &gt;&lt; &gt;&lt;&lt; &lt; &lt;&lt;&gt; &lt;&gt; &lt;&gt;&gt; &gt; &gt;&gt;&lt; &gt;&lt; &gt;&lt;&lt; &lt; &lt;&lt;&lt; &lt;&lt; &lt;&lt;&lt; &lt;</text:p>
      <text:p text:style-name="P5"><text:line-break/>6.5h </text:p>
      <text:p text:style-name="P5">&gt; &gt; &gt; &lt; &lt; &lt;</text:p>
      <text:p text:style-name="P5">&gt; &gt;&gt; &gt; &gt;&gt; &gt; &gt;&lt; &lt; &lt;&lt; &lt; &lt;&lt; &lt;</text:p>
      <text:p text:style-name="P5">&gt; &gt;&gt;&gt; &gt;&gt; &gt;&gt;&gt; &gt; &gt;&gt;&gt; &gt;&gt; &gt;&gt;&gt; &gt; &gt;&gt;&lt; &gt;&lt; &gt;&lt;&lt; &lt; &lt;&lt;&lt; &lt;&lt; &lt;&lt;&lt; &lt; &lt;&lt;&lt; &lt;&lt; &lt;&lt;&lt; &lt;</text:p>
      <text:p text:style-name="P5"/>
      <text:p text:style-name="P5"/>
      <text:p text:style-name="P3">_6.5</text:p>
      <text:p text:style-name="P5"/>
      <text:p text:style-name="P5"/>
      <text:p text:style-name="P5">_6.5a </text:p>
      <text:p text:style-name="P5">&lt; &lt; &lt;_&gt; &gt; &gt;</text:p>
      <text:p text:style-name="P5">&lt; &lt;&lt; &lt; &lt;&lt; &lt;_&gt; &gt;&gt; &gt; &gt;&gt; &gt;</text:p>
      <text:p text:style-name="P5">&lt; &lt;&lt;&lt; &lt;&lt; &lt;&lt;&lt; &lt; &lt;&lt;&lt; &lt;&lt; &lt;&lt;&lt; &lt;_&gt; &gt;&gt;&gt; &gt;&gt; &gt;&gt;&gt; &gt; &gt;&gt;&gt; &gt;&gt; &gt;&gt;&gt; &gt;</text:p>
      <text:p text:style-name="P5"/>
      <text:p text:style-name="P5">_6.5b </text:p>
      <text:p text:style-name="P5">&lt; &lt; &gt;_&lt; &gt; &gt;</text:p>
      <text:p text:style-name="P5">&lt; &lt;&lt; &lt; &lt;&gt; &gt;_&lt; &lt;&gt; &gt; &gt;&gt; &gt;</text:p>
      <text:p text:style-name="P5">&lt; &lt;&lt;&lt; &lt;&lt; &lt;&lt;&lt; &lt; &lt;&lt;&gt; &lt;&gt; &lt;&gt;&gt; &gt;_&lt; &lt;&lt;&gt; &lt;&gt; &lt;&gt;&gt; &gt; &gt;&gt;&gt; &gt;&gt; &gt;&gt;&gt; &gt;</text:p>
      <text:p text:style-name="P5"/>
      <text:p text:style-name="P5">_6.5c </text:p>
      <text:p text:style-name="P5">&lt; &gt; &gt;_&lt; &lt; &gt;</text:p>
      <text:p text:style-name="P5">&lt; &lt;&gt; &gt; &gt;&gt; &gt;_&lt; &lt;&lt; &lt; &lt;&gt; &gt;</text:p>
      <text:p text:style-name="P5">&lt; &lt;&lt;&gt; &lt;&gt; &lt;&gt;&gt; &gt; &gt;&gt;&gt; &gt;&gt; &gt;&gt;&gt; &gt;_&lt; &lt;&lt;&lt; &lt;&lt; &lt;&lt;&lt; &lt; &lt;&lt;&gt; &lt;&gt; &lt;&gt;&gt; &gt;</text:p>
      <text:p text:style-name="P5"/>
      <text:p text:style-name="P5">_6.5d </text:p>
      <text:p text:style-name="P5">&lt; &gt; &lt;_&gt; &lt; &gt;</text:p>
      <text:p text:style-name="P5">&lt; &lt;&gt; &gt; &gt;&lt; &lt;_&gt; &gt;&lt; &lt; &lt;&gt; &gt;</text:p>
      <text:p text:style-name="P5">&lt; &lt;&lt;&gt; &lt;&gt; &lt;&gt;&gt; &gt; &gt;&gt;&lt; &gt;&lt; &gt;&lt;&lt; &lt;_&gt; &gt;&gt;&lt; &gt;&lt; &gt;&lt;&lt; &lt; &lt;&lt;&gt; &lt;&gt; &lt;&gt;&gt; &gt;</text:p>
      <text:p text:style-name="P5"/>
      <text:p text:style-name="P5">_6.5e </text:p>
      <text:p text:style-name="P5">&gt; &lt; &lt;_&gt; &gt; &lt;</text:p>
      <text:p text:style-name="P5">&gt; &gt;&lt; &lt; &lt;&lt; &lt;_&gt; &gt;&gt; &gt; &gt;&lt; &lt;</text:p>
      <text:p text:style-name="P5">&gt; &gt;&gt;&lt; &gt;&lt; &gt;&lt;&lt; &lt; &lt;&lt;&lt; &lt;&lt; &lt;&lt;&lt; &lt;_&gt; &gt;&gt;&gt; &gt;&gt; &gt;&gt;&gt; &gt; &gt;&gt;&lt; &gt;&lt; &gt;&lt;&lt; &lt;</text:p>
      <text:p text:style-name="P5"/>
      <text:p text:style-name="P5">_6.5f </text:p>
      <text:p text:style-name="P5">&gt; &lt; &gt;_&lt; &gt; &lt;</text:p>
      <text:p text:style-name="P5">&gt; &gt;&lt; &lt; &lt;&gt; &gt;_&lt; &lt;&gt; &gt; &gt;&lt; &lt;</text:p>
      <text:p text:style-name="P5">&gt; &gt;&gt;&lt; &gt;&lt; &gt;&lt;&lt; &lt; &lt;&lt;&gt; &lt;&gt; &lt;&gt;&gt; &gt;_&lt; &lt;&lt;&gt; &lt;&gt; &lt;&gt;&gt; &gt; &gt;&gt;&lt; &gt;&lt; &gt;&lt;&lt; &lt;</text:p>
      <text:p text:style-name="P5"/>
      <text:p text:style-name="P5">_6.5g </text:p>
      <text:p text:style-name="P5">&gt; &gt; &lt;_&gt; &lt; &lt;</text:p>
      <text:p text:style-name="P5">&gt; &gt;&gt; &gt; &gt;&lt; &lt;_&gt; &gt;&lt; &lt; &lt;&lt; &lt;</text:p>
      <text:p text:style-name="P5">&gt; &gt;&gt;&gt; &gt;&gt; &gt;&gt;&gt; &gt; &gt;&gt;&lt; &gt;&lt; &gt;&lt;&lt; &lt;_&gt; &gt;&gt;&lt; &gt;&lt; &gt;&lt;&lt; &lt; &lt;&lt;&lt; &lt;&lt; &lt;&lt;&lt; &lt;</text:p>
      <text:p text:style-name="P5"/>
      <text:p text:style-name="P5">_6.5h </text:p>
      <text:p text:style-name="P5">&gt; &gt; &gt;_&lt; &lt; &lt;</text:p>
      <text:p text:style-name="P5">&gt; &gt;&gt; &gt; &gt;&gt; &gt;_&lt; &lt;&lt; &lt; &lt;&lt; &lt;</text:p>
      <text:p text:style-name="P5">&gt; &gt;&gt;&gt; &gt;&gt; &gt;&gt;&gt; &gt; &gt;&gt;&gt; &gt;&gt; &gt;&gt;&gt; &gt;_&lt; &lt;&lt;&lt; &lt;&lt; &lt;&lt;&lt; &lt; &lt;&lt;&lt; &lt;&lt; &lt;&lt;&lt; &lt;</text:p>
      <text:p text:style-name="P5"/>
      <text:p text:style-name="P5"/>
      <text:p text:style-name="P3">8.1</text:p>
      <text:p text:style-name="P5"/>
      <text:p text:style-name="P5">8.1a </text:p>
      <text:p text:style-name="P5">&lt;&lt;&lt;&lt; &gt;&gt;&gt;&gt;</text:p>
      <text:p text:style-name="P5">&lt;&lt;&lt;&lt; &lt;&lt;&lt;&lt;&gt;&gt;&gt;&gt; &gt;&gt;&gt;&gt;</text:p>
      <text:p text:style-name="P5">&lt;&lt;&lt;&lt; &lt;&lt;&lt;&lt;&lt;&lt;&lt;&lt;&gt;&gt;&gt;&gt; &lt;&lt;&lt;&lt;&gt;&gt;&gt;&gt; &lt;&lt;&lt;&lt;&gt;&gt;&gt;&gt;&gt;&gt;&gt;&gt; &gt;&gt;&gt;&gt;</text:p>
      <text:p text:style-name="P5"/>
      <text:p text:style-name="P5">8.1b </text:p>
      <text:p text:style-name="P5">&lt;&lt;&lt;&gt; &lt;&gt;&gt;&gt;</text:p>
      <text:p text:style-name="P5">&lt;&lt;&lt;&gt; &lt;&lt;&lt;&gt;&lt;&gt;&gt;&gt; &lt;&gt;&gt;&gt;</text:p>
      <text:p text:style-name="P5">&lt;&lt;&lt;&gt; &lt;&lt;&lt;&gt;&lt;&lt;&lt;&gt;&lt;&gt;&gt;&gt; &lt;&lt;&lt;&gt;&lt;&gt;&gt;&gt; &lt;&lt;&lt;&gt;&lt;&gt;&gt;&gt;&lt;&gt;&gt;&gt; &lt;&gt;&gt;&gt;</text:p>
      <text:p text:style-name="P5"/>
      <text:p text:style-name="P5">8.1c </text:p>
      <text:p text:style-name="P5">&lt;&lt;&gt;&lt; &gt;&lt;&gt;&gt;</text:p>
      <text:p text:style-name="P5">&lt;&lt;&gt;&lt; &lt;&lt;&gt;&lt;&gt;&lt;&gt;&gt; &gt;&lt;&gt;&gt;</text:p>
      <text:p text:style-name="P5">&lt;&lt;&gt;&lt; &lt;&lt;&gt;&lt;&lt;&lt;&gt;&lt;&gt;&lt;&gt;&gt; &lt;&lt;&gt;&lt;&gt;&lt;&gt;&gt; &lt;&lt;&gt;&lt;&gt;&lt;&gt;&gt;&gt;&lt;&gt;&gt; &gt;&lt;&gt;&gt;</text:p>
      <text:p text:style-name="P5"/>
      <text:p text:style-name="P5">8.1d </text:p>
      <text:p text:style-name="P5">&lt;&lt;&gt;&gt; &lt;&lt;&gt;&gt;</text:p>
      <text:p text:style-name="P5">&lt;&lt;&gt;&gt; &lt;&lt;&gt;&gt;&lt;&lt;&gt;&gt; &lt;&lt;&gt;&gt;</text:p>
      <text:p text:style-name="P5">&lt;&lt;&gt;&gt; &lt;&lt;&gt;&gt;&lt;&lt;&gt;&gt;&lt;&lt;&gt;&gt; &lt;&lt;&gt;&gt;&lt;&lt;&gt;&gt; &lt;&lt;&gt;&gt;&lt;&lt;&gt;&gt;&lt;&lt;&gt;&gt; &lt;&lt;&gt;&gt;</text:p>
      <text:p text:style-name="P5"/>
      <text:p text:style-name="P5">8.1e </text:p>
      <text:p text:style-name="P5">&lt;&gt;&lt;&lt; &gt;&gt;&lt;&gt;</text:p>
      <text:p text:style-name="P5">&lt;&gt;&lt;&lt; &lt;&gt;&lt;&lt;&gt;&gt;&lt;&gt; &gt;&gt;&lt;&gt;</text:p>
      <text:p text:style-name="P5">&lt;&gt;&lt;&lt; &lt;&gt;&lt;&lt;&lt;&gt;&lt;&lt;&gt;&gt;&lt;&gt; &lt;&gt;&lt;&lt;&gt;&gt;&lt;&gt; &lt;&gt;&lt;&lt;&gt;&gt;&lt;&gt;&gt;&gt;&lt;&gt; &gt;&gt;&lt;&gt;</text:p>
      <text:p text:style-name="P5"/>
      <text:p text:style-name="P5">8.1f </text:p>
      <text:p text:style-name="P5">&lt;&gt;&lt;&gt; &lt;&gt;&lt;&gt;</text:p>
      <text:p text:style-name="P5">&lt;&gt;&lt;&gt; &lt;&gt;&lt;&gt;&lt;&gt;&lt;&gt; &lt;&gt;&lt;&gt;</text:p>
      <text:p text:style-name="P5">&lt;&gt;&lt;&gt; &lt;&gt;&lt;&gt;&lt;&gt;&lt;&gt;&lt;&gt;&lt;&gt; &lt;&gt;&lt;&gt;&lt;&gt;&lt;&gt; &lt;&gt;&lt;&gt;&lt;&gt;&lt;&gt;&lt;&gt;&lt;&gt; &lt;&gt;&lt;&gt;</text:p>
      <text:p text:style-name="P5"/>
      <text:p text:style-name="P5">8.1g </text:p>
      <text:p text:style-name="P5">&lt;&gt;&gt;&lt; &gt;&lt;&lt;&gt;</text:p>
      <text:p text:style-name="P5">&lt;&gt;&gt;&lt; &lt;&gt;&gt;&lt;&gt;&lt;&lt;&gt; &gt;&lt;&lt;&gt;</text:p>
      <text:p text:style-name="P5">&lt;&gt;&gt;&lt; &lt;&gt;&gt;&lt;&lt;&gt;&gt;&lt;&gt;&lt;&lt;&gt; &lt;&gt;&gt;&lt;&gt;&lt;&lt;&gt; &lt;&gt;&gt;&lt;&gt;&lt;&lt;&gt;&gt;&lt;&lt;&gt; &gt;&lt;&lt;&gt;</text:p>
      <text:p text:style-name="P5"/>
      <text:p text:style-name="P5">8.1h </text:p>
      <text:p text:style-name="P5">&lt;&gt;&gt;&gt; &lt;&lt;&lt;&gt;</text:p>
      <text:p text:style-name="P5">&lt;&gt;&gt;&gt; &lt;&gt;&gt;&gt;&lt;&lt;&lt;&gt; &lt;&lt;&lt;&gt;</text:p>
      <text:p text:style-name="P5">&lt;&gt;&gt;&gt; &lt;&gt;&gt;&gt;&lt;&gt;&gt;&gt;&lt;&lt;&lt;&gt; &lt;&gt;&gt;&gt;&lt;&lt;&lt;&gt; &lt;&gt;&gt;&gt;&lt;&lt;&lt;&gt;&lt;&lt;&lt;&gt; &lt;&lt;&lt;&gt;</text:p>
      <text:p text:style-name="P5"/>
      <text:p text:style-name="P5">8.1i </text:p>
      <text:p text:style-name="P5">&gt;&lt;&lt;&lt; &gt;&gt;&gt;&lt;</text:p>
      <text:p text:style-name="P5">&gt;&lt;&lt;&lt; &gt;&lt;&lt;&lt;&gt;&gt;&gt;&lt; &gt;&gt;&gt;&lt;</text:p>
      <text:p text:style-name="P5">&gt;&lt;&lt;&lt; &gt;&lt;&lt;&lt;&gt;&lt;&lt;&lt;&gt;&gt;&gt;&lt; &gt;&lt;&lt;&lt;&gt;&gt;&gt;&lt; &gt;&lt;&lt;&lt;&gt;&gt;&gt;&lt;&gt;&gt;&gt;&lt; &gt;&gt;&gt;&lt;</text:p>
      <text:p text:style-name="P5"/>
      <text:p text:style-name="P5">8.1j </text:p>
      <text:p text:style-name="P5">&gt;&lt;&lt;&gt; &lt;&gt;&gt;&lt;</text:p>
      <text:p text:style-name="P5">&gt;&lt;&lt;&gt; &gt;&lt;&lt;&gt;&lt;&gt;&gt;&lt; &lt;&gt;&gt;&lt;</text:p>
      <text:p text:style-name="P5">&gt;&lt;&lt;&gt; &gt;&lt;&lt;&gt;&gt;&lt;&lt;&gt;&lt;&gt;&gt;&lt; &gt;&lt;&lt;&gt;&lt;&gt;&gt;&lt; &gt;&lt;&lt;&gt;&lt;&gt;&gt;&lt;&lt;&gt;&gt;&lt; &lt;&gt;&gt;&lt;</text:p>
      <text:p text:style-name="P5"/>
      <text:p text:style-name="P5">8.1k </text:p>
      <text:p text:style-name="P5">&gt;&lt;&gt;&lt; &gt;&lt;&gt;&lt;</text:p>
      <text:p text:style-name="P5">&gt;&lt;&gt;&lt; &gt;&lt;&gt;&lt;&gt;&lt;&gt;&lt; &gt;&lt;&gt;&lt;</text:p>
      <text:p text:style-name="P5">&gt;&lt;&gt;&lt; &gt;&lt;&gt;&lt;&gt;&lt;&gt;&lt;&gt;&lt;&gt;&lt; &gt;&lt;&gt;&lt;&gt;&lt;&gt;&lt; &gt;&lt;&gt;&lt;&gt;&lt;&gt;&lt;&gt;&lt;&gt;&lt; &gt;&lt;&gt;&lt;</text:p>
      <text:p text:style-name="P5"/>
      <text:p text:style-name="P5">8.1l </text:p>
      <text:p text:style-name="P5">&gt;&lt;&gt;&gt; &lt;&lt;&gt;&lt;</text:p>
      <text:p text:style-name="P5">&gt;&lt;&gt;&gt; &gt;&lt;&gt;&gt;&lt;&lt;&gt;&lt; &lt;&lt;&gt;&lt;</text:p>
      <text:p text:style-name="P5">&gt;&lt;&gt;&gt; &gt;&lt;&gt;&gt;&gt;&lt;&gt;&gt;&lt;&lt;&gt;&lt; &gt;&lt;&gt;&gt;&lt;&lt;&gt;&lt; &gt;&lt;&gt;&gt;&lt;&lt;&gt;&lt;&lt;&lt;&gt;&lt; &lt;&lt;&gt;&lt;</text:p>
      <text:p text:style-name="P5"/>
      <text:p text:style-name="P5">8.1m </text:p>
      <text:p text:style-name="P5">&gt;&gt;&lt;&lt; &gt;&gt;&lt;&lt;</text:p>
      <text:p text:style-name="P5">&gt;&gt;&lt;&lt; &gt;&gt;&lt;&lt;&gt;&gt;&lt;&lt; &gt;&gt;&lt;&lt;</text:p>
      <text:p text:style-name="P5">&gt;&gt;&lt;&lt; &gt;&gt;&lt;&lt;&gt;&gt;&lt;&lt;&gt;&gt;&lt;&lt; &gt;&gt;&lt;&lt;&gt;&gt;&lt;&lt; &gt;&gt;&lt;&lt;&gt;&gt;&lt;&lt;&gt;&gt;&lt;&lt; &gt;&gt;&lt;&lt;</text:p>
      <text:p text:style-name="P5"/>
      <text:p text:style-name="P5">8.1n </text:p>
      <text:p text:style-name="P5">&gt;&gt;&lt;&gt; &lt;&gt;&lt;&lt;</text:p>
      <text:p text:style-name="P5">&gt;&gt;&lt;&gt; &gt;&gt;&lt;&gt;&lt;&gt;&lt;&lt; &lt;&gt;&lt;&lt;</text:p>
      <text:p text:style-name="P5">&gt;&gt;&lt;&gt; &gt;&gt;&lt;&gt;&gt;&gt;&lt;&gt;&lt;&gt;&lt;&lt; &gt;&gt;&lt;&gt;&lt;&gt;&lt;&lt; &gt;&gt;&lt;&gt;&lt;&gt;&lt;&lt;&lt;&gt;&lt;&lt; &lt;&gt;&lt;&lt;</text:p>
      <text:p text:style-name="P5"/>
      <text:p text:style-name="P5">8.1o </text:p>
      <text:p text:style-name="P5">&gt;&gt;&gt;&lt; &gt;&lt;&lt;&lt;</text:p>
      <text:p text:style-name="P5">&gt;&gt;&gt;&lt; &gt;&gt;&gt;&lt;&gt;&lt;&lt;&lt; &gt;&lt;&lt;&lt;</text:p>
      <text:p text:style-name="P5">&gt;&gt;&gt;&lt; &gt;&gt;&gt;&lt;&gt;&gt;&gt;&lt;&gt;&lt;&lt;&lt; &gt;&gt;&gt;&lt;&gt;&lt;&lt;&lt; &gt;&gt;&gt;&lt;&gt;&lt;&lt;&lt;&gt;&lt;&lt;&lt; &gt;&lt;&lt;&lt;</text:p>
      <text:p text:style-name="P5"/>
      <text:p text:style-name="P5">8.1p </text:p>
      <text:p text:style-name="P5">&gt;&gt;&gt;&gt; &lt;&lt;&lt;&lt;</text:p>
      <text:p text:style-name="P5">&gt;&gt;&gt;&gt; &gt;&gt;&gt;&gt;&lt;&lt;&lt;&lt; &lt;&lt;&lt;&lt;</text:p>
      <text:p text:style-name="P5">&gt;&gt;&gt;&gt; &gt;&gt;&gt;&gt;&gt;&gt;&gt;&gt;&lt;&lt;&lt;&lt; &gt;&gt;&gt;&gt;&lt;&lt;&lt;&lt; &gt;&gt;&gt;&gt;&lt;&lt;&lt;&lt;&lt;&lt;&lt;&lt; &lt;&lt;&lt;&lt;</text:p>
      <text:p text:style-name="P2"/>
      <text:p text:style-name="P2"/>
      <text:p text:style-name="P3">8.21</text:p>
      <text:p text:style-name="P2"/>
      <text:p text:style-name="P5">8.21a </text:p>
      <text:p text:style-name="P5">&lt; &lt;&lt;&lt;&gt;&gt;&gt; &gt;</text:p>
      <text:p text:style-name="P5">&lt; &lt;&lt;&lt;&lt;&gt;&gt;&gt; &lt;&lt;&lt;&gt;&gt;&gt; &lt;&lt;&lt;&gt;&gt;&gt;&gt; &gt;</text:p>
      <text:p text:style-name="P5">&lt; &lt;&lt;&lt;&lt;&lt;&gt;&gt;&gt; &lt;&lt;&lt;&lt;&gt;&gt;&gt; &lt;&lt;&lt;&lt;&gt;&gt;&gt;&lt;&lt;&lt;&gt;&gt;&gt; &lt;&lt;&lt;&gt;&gt;&gt; &lt;&lt;&lt;&gt;&gt;&gt;&lt;&lt;&lt;&gt;&gt;&gt;&gt; &lt;&lt;&lt;&gt;&gt;&gt;&gt; &lt;&lt;&lt;&gt;&gt;&gt;&gt;&gt; &gt;</text:p>
      <text:p text:style-name="P5"/>
      <text:p text:style-name="P5">8.21b </text:p>
      <text:p text:style-name="P5">&lt; &lt;&lt;&gt;&lt;&gt;&gt; &gt;</text:p>
      <text:p text:style-name="P5">&lt; &lt;&lt;&lt;&gt;&lt;&gt;&gt; &lt;&lt;&gt;&lt;&gt;&gt; &lt;&lt;&gt;&lt;&gt;&gt;&gt; &gt;</text:p>
      <text:p text:style-name="P5">&lt; &lt;&lt;&lt;&lt;&gt;&lt;&gt;&gt; &lt;&lt;&lt;&gt;&lt;&gt;&gt; &lt;&lt;&lt;&gt;&lt;&gt;&gt;&lt;&lt;&gt;&lt;&gt;&gt; &lt;&lt;&gt;&lt;&gt;&gt; &lt;&lt;&gt;&lt;&gt;&gt;&lt;&lt;&gt;&lt;&gt;&gt;&gt; &lt;&lt;&gt;&lt;&gt;&gt;&gt; &lt;&lt;&gt;&lt;&gt;&gt;&gt;&gt; &gt;</text:p>
      <text:p text:style-name="P5"/>
      <text:p text:style-name="P5">8.21c </text:p>
      <text:p text:style-name="P5">&lt; &lt;&gt;&lt;&gt;&lt;&gt; &gt;</text:p>
      <text:p text:style-name="P5">&lt; &lt;&lt;&gt;&lt;&gt;&lt;&gt; &lt;&gt;&lt;&gt;&lt;&gt; &lt;&gt;&lt;&gt;&lt;&gt;&gt; &gt;</text:p>
      <text:p text:style-name="P5">&lt; &lt;&lt;&lt;&gt;&lt;&gt;&lt;&gt; &lt;&lt;&gt;&lt;&gt;&lt;&gt; &lt;&lt;&gt;&lt;&gt;&lt;&gt;&lt;&gt;&lt;&gt;&lt;&gt; &lt;&gt;&lt;&gt;&lt;&gt; &lt;&gt;&lt;&gt;&lt;&gt;&lt;&gt;&lt;&gt;&lt;&gt;&gt; &lt;&gt;&lt;&gt;&lt;&gt;&gt; &lt;&gt;&lt;&gt;&lt;&gt;&gt;&gt; &gt;</text:p>
      <text:p text:style-name="P5"/>
      <text:p text:style-name="P5">8.21d </text:p>
      <text:p text:style-name="P5">&lt; &lt;&gt;&gt;&lt;&lt;&gt; &gt;</text:p>
      <text:p text:style-name="P5">&lt; &lt;&lt;&gt;&gt;&lt;&lt;&gt; &lt;&gt;&gt;&lt;&lt;&gt; &lt;&gt;&gt;&lt;&lt;&gt;&gt; &gt;</text:p>
      <text:p text:style-name="P5">&lt; &lt;&lt;&lt;&gt;&gt;&lt;&lt;&gt; &lt;&lt;&gt;&gt;&lt;&lt;&gt; &lt;&lt;&gt;&gt;&lt;&lt;&gt;&lt;&gt;&gt;&lt;&lt;&gt; &lt;&gt;&gt;&lt;&lt;&gt; &lt;&gt;&gt;&lt;&lt;&gt;&lt;&gt;&gt;&lt;&lt;&gt;&gt; &lt;&gt;&gt;&lt;&lt;&gt;&gt; &lt;&gt;&gt;&lt;&lt;&gt;&gt;&gt; &gt;</text:p>
      <text:p text:style-name="P5"/>
      <text:p text:style-name="P5">8.21e </text:p>
      <text:p text:style-name="P5">&lt; &gt;&lt;&lt;&gt;&gt;&lt; &gt;</text:p>
      <text:p text:style-name="P5">&lt; &lt;&gt;&lt;&lt;&gt;&gt;&lt; &gt;&lt;&lt;&gt;&gt;&lt; &gt;&lt;&lt;&gt;&gt;&lt;&gt; &gt;</text:p>
      <text:p text:style-name="P5">&lt; &lt;&lt;&gt;&lt;&lt;&gt;&gt;&lt; &lt;&gt;&lt;&lt;&gt;&gt;&lt; &lt;&gt;&lt;&lt;&gt;&gt;&lt;&gt;&lt;&lt;&gt;&gt;&lt; &gt;&lt;&lt;&gt;&gt;&lt; &gt;&lt;&lt;&gt;&gt;&lt;&gt;&lt;&lt;&gt;&gt;&lt;&gt; &gt;&lt;&lt;&gt;&gt;&lt;&gt; &gt;&lt;&lt;&gt;&gt;&lt;&gt;&gt; &gt;</text:p>
      <text:p text:style-name="P5"/>
      <text:p text:style-name="P5">8.21f </text:p>
      <text:p text:style-name="P5">&lt; &gt;&lt;&gt;&lt;&gt;&lt; &gt;</text:p>
      <text:p text:style-name="P5">&lt; &lt;&gt;&lt;&gt;&lt;&gt;&lt; &gt;&lt;&gt;&lt;&gt;&lt; &gt;&lt;&gt;&lt;&gt;&lt;&gt; &gt;</text:p>
      <text:p text:style-name="P5">&lt; &lt;&lt;&gt;&lt;&gt;&lt;&gt;&lt; &lt;&gt;&lt;&gt;&lt;&gt;&lt; &lt;&gt;&lt;&gt;&lt;&gt;&lt;&gt;&lt;&gt;&lt;&gt;&lt; &gt;&lt;&gt;&lt;&gt;&lt; &gt;&lt;&gt;&lt;&gt;&lt;&gt;&lt;&gt;&lt;&gt;&lt;&gt; &gt;&lt;&gt;&lt;&gt;&lt;&gt; &gt;&lt;&gt;&lt;&gt;&lt;&gt;&gt; &gt;</text:p>
      <text:p text:style-name="P5"/>
      <text:p text:style-name="P5">8.21g </text:p>
      <text:p text:style-name="P5">&lt; &gt;&gt;&lt;&gt;&lt;&lt; &gt;</text:p>
      <text:p text:style-name="P5">&lt; &lt;&gt;&gt;&lt;&gt;&lt;&lt; &gt;&gt;&lt;&gt;&lt;&lt; &gt;&gt;&lt;&gt;&lt;&lt;&gt; &gt;</text:p>
      <text:p text:style-name="P5">&lt; &lt;&lt;&gt;&gt;&lt;&gt;&lt;&lt; &lt;&gt;&gt;&lt;&gt;&lt;&lt; &lt;&gt;&gt;&lt;&gt;&lt;&lt;&gt;&gt;&lt;&gt;&lt;&lt; &gt;&gt;&lt;&gt;&lt;&lt; &gt;&gt;&lt;&gt;&lt;&lt;&gt;&gt;&lt;&gt;&lt;&lt;&gt; &gt;&gt;&lt;&gt;&lt;&lt;&gt; &gt;&gt;&lt;&gt;&lt;&lt;&gt;&gt; &gt;</text:p>
      <text:p text:style-name="P5"/>
      <text:p text:style-name="P5">8.21h </text:p>
      <text:p text:style-name="P5">&lt; &gt;&gt;&gt;&lt;&lt;&lt; &gt;</text:p>
      <text:p text:style-name="P5">&lt; &lt;&gt;&gt;&gt;&lt;&lt;&lt; &gt;&gt;&gt;&lt;&lt;&lt; &gt;&gt;&gt;&lt;&lt;&lt;&gt; &gt;</text:p>
      <text:p text:style-name="P5">&lt; &lt;&lt;&gt;&gt;&gt;&lt;&lt;&lt; &lt;&gt;&gt;&gt;&lt;&lt;&lt; &lt;&gt;&gt;&gt;&lt;&lt;&lt;&gt;&gt;&gt;&lt;&lt;&lt; &gt;&gt;&gt;&lt;&lt;&lt; &gt;&gt;&gt;&lt;&lt;&lt;&gt;&gt;&gt;&lt;&lt;&lt;&gt; &gt;&gt;&gt;&lt;&lt;&lt;&gt; &gt;&gt;&gt;&lt;&lt;&lt;&gt;&gt; &gt;</text:p>
      <text:p text:style-name="P5"/>
      <text:p text:style-name="P5">8.21i </text:p>
      <text:p text:style-name="P5">&gt; &lt;&lt;&lt;&gt;&gt;&gt; &lt;</text:p>
      <text:p text:style-name="P5">&gt; &gt;&lt;&lt;&lt;&gt;&gt;&gt; &lt;&lt;&lt;&gt;&gt;&gt; &lt;&lt;&lt;&gt;&gt;&gt;&lt; &lt;</text:p>
      <text:p text:style-name="P5">&gt; &gt;&gt;&lt;&lt;&lt;&gt;&gt;&gt; &gt;&lt;&lt;&lt;&gt;&gt;&gt; &gt;&lt;&lt;&lt;&gt;&gt;&gt;&lt;&lt;&lt;&gt;&gt;&gt; &lt;&lt;&lt;&gt;&gt;&gt; &lt;&lt;&lt;&gt;&gt;&gt;&lt;&lt;&lt;&gt;&gt;&gt;&lt; &lt;&lt;&lt;&gt;&gt;&gt;&lt; &lt;&lt;&lt;&gt;&gt;&gt;&lt;&lt; &lt;</text:p>
      <text:p text:style-name="P5"/>
      <text:p text:style-name="P5">8.21j</text:p>
      <text:p text:style-name="P5">&gt; &lt;&lt;&gt;&lt;&gt;&gt; &lt;</text:p>
      <text:p text:style-name="P5">&gt; &gt;&lt;&lt;&gt;&lt;&gt;&gt; &lt;&lt;&gt;&lt;&gt;&gt; &lt;&lt;&gt;&lt;&gt;&gt;&lt; &lt;</text:p>
      <text:p text:style-name="P5">&gt; &gt;&gt;&lt;&lt;&gt;&lt;&gt;&gt; &gt;&lt;&lt;&gt;&lt;&gt;&gt; &gt;&lt;&lt;&gt;&lt;&gt;&gt;&lt;&lt;&gt;&lt;&gt;&gt; &lt;&lt;&gt;&lt;&gt;&gt; &lt;&lt;&gt;&lt;&gt;&gt;&lt;&lt;&gt;&lt;&gt;&gt;&lt; &lt;&lt;&gt;&lt;&gt;&gt;&lt; &lt;&lt;&gt;&lt;&gt;&gt;&lt;&lt; &lt;</text:p>
      <text:p text:style-name="P5"/>
      <text:p text:style-name="P5">8.21k </text:p>
      <text:p text:style-name="P5">&gt; &lt;&gt;&lt;&gt;&lt;&gt; &lt;</text:p>
      <text:p text:style-name="P5">&gt; &gt;&lt;&gt;&lt;&gt;&lt;&gt; &lt;&gt;&lt;&gt;&lt;&gt; &lt;&gt;&lt;&gt;&lt;&gt;&lt; &lt;</text:p>
      <text:p text:style-name="P5">&gt; &gt;&gt;&lt;&gt;&lt;&gt;&lt;&gt; &gt;&lt;&gt;&lt;&gt;&lt;&gt; &gt;&lt;&gt;&lt;&gt;&lt;&gt;&lt;&gt;&lt;&gt;&lt;&gt; &lt;&gt;&lt;&gt;&lt;&gt; &lt;&gt;&lt;&gt;&lt;&gt;&lt;&gt;&lt;&gt;&lt;&gt;&lt; &lt;&gt;&lt;&gt;&lt;&gt;&lt; &lt;&gt;&lt;&gt;&lt;&gt;&lt;&lt; &lt;</text:p>
      <text:p text:style-name="P5"/>
      <text:p text:style-name="P5">8.21l </text:p>
      <text:p text:style-name="P5">&gt; &lt;&gt;&gt;&lt;&lt;&gt; &lt;</text:p>
      <text:p text:style-name="P5">&gt; &gt;&lt;&gt;&gt;&lt;&lt;&gt; &lt;&gt;&gt;&lt;&lt;&gt; &lt;&gt;&gt;&lt;&lt;&gt;&lt; &lt;</text:p>
      <text:p text:style-name="P5">&gt; &gt;&gt;&lt;&gt;&gt;&lt;&lt;&gt; &gt;&lt;&gt;&gt;&lt;&lt;&gt; &gt;&lt;&gt;&gt;&lt;&lt;&gt;&lt;&gt;&gt;&lt;&lt;&gt; &lt;&gt;&gt;&lt;&lt;&gt; &lt;&gt;&gt;&lt;&lt;&gt;&lt;&gt;&gt;&lt;&lt;&gt;&lt; &lt;&gt;&gt;&lt;&lt;&gt;&lt; &lt;&gt;&gt;&lt;&lt;&gt;&lt;&lt; &lt;</text:p>
      <text:p text:style-name="P5"/>
      <text:p text:style-name="P5">8.21m </text:p>
      <text:p text:style-name="P5">&gt; &gt;&lt;&lt;&gt;&gt;&lt; &lt;</text:p>
      <text:p text:style-name="P5">&gt; &gt;&gt;&lt;&lt;&gt;&gt;&lt; &gt;&lt;&lt;&gt;&gt;&lt; &gt;&lt;&lt;&gt;&gt;&lt;&lt; &lt;</text:p>
      <text:p text:style-name="P5">&gt; &gt;&gt;&gt;&lt;&lt;&gt;&gt;&lt; &gt;&gt;&lt;&lt;&gt;&gt;&lt; &gt;&gt;&lt;&lt;&gt;&gt;&lt;&gt;&lt;&lt;&gt;&gt;&lt; &gt;&lt;&lt;&gt;&gt;&lt; &gt;&lt;&lt;&gt;&gt;&lt;&gt;&lt;&lt;&gt;&gt;&lt;&lt; &gt;&lt;&lt;&gt;&gt;&lt;&lt; &gt;&lt;&lt;&gt;&gt;&lt;&lt;&lt; &lt;</text:p>
      <text:p text:style-name="P5"/>
      <text:p text:style-name="P5">8.21n </text:p>
      <text:p text:style-name="P5">&gt; &gt;&lt;&gt;&lt;&gt;&lt; &lt;</text:p>
      <text:p text:style-name="P5">&gt; &gt;&gt;&lt;&gt;&lt;&gt;&lt; &gt;&lt;&gt;&lt;&gt;&lt; &gt;&lt;&gt;&lt;&gt;&lt;&lt; &lt;</text:p>
      <text:p text:style-name="P5">&gt; &gt;&gt;&gt;&lt;&gt;&lt;&gt;&lt; &gt;&gt;&lt;&gt;&lt;&gt;&lt; &gt;&gt;&lt;&gt;&lt;&gt;&lt;&gt;&lt;&gt;&lt;&gt;&lt; &gt;&lt;&gt;&lt;&gt;&lt; &gt;&lt;&gt;&lt;&gt;&lt;&gt;&lt;&gt;&lt;&gt;&lt;&lt; &gt;&lt;&gt;&lt;&gt;&lt;&lt; &gt;&lt;&gt;&lt;&gt;&lt;&lt;&lt; &lt;</text:p>
      <text:p text:style-name="P5"/>
      <text:p text:style-name="P5">8.21o </text:p>
      <text:p text:style-name="P5">&gt; &gt;&gt;&lt;&gt;&lt;&lt; &lt;</text:p>
      <text:p text:style-name="P5">&gt; &gt;&gt;&gt;&lt;&gt;&lt;&lt; &gt;&gt;&lt;&gt;&lt;&lt; &gt;&gt;&lt;&gt;&lt;&lt;&lt; &lt;</text:p>
      <text:p text:style-name="P5">&gt; &gt;&gt;&gt;&gt;&lt;&gt;&lt;&lt; &gt;&gt;&gt;&lt;&gt;&lt;&lt; &gt;&gt;&gt;&lt;&gt;&lt;&lt;&gt;&gt;&lt;&gt;&lt;&lt; &gt;&gt;&lt;&gt;&lt;&lt; &gt;&gt;&lt;&gt;&lt;&lt;&gt;&gt;&lt;&gt;&lt;&lt;&lt; &gt;&gt;&lt;&gt;&lt;&lt;&lt; &gt;&gt;&lt;&gt;&lt;&lt;&lt;&lt; &lt;</text:p>
      <text:p text:style-name="P5"/>
      <text:p text:style-name="P5">8.21p </text:p>
      <text:p text:style-name="P5">&gt; &gt;&gt;&gt;&lt;&lt;&lt; &lt;</text:p>
      <text:p text:style-name="P5">&gt; &gt;&gt;&gt;&gt;&lt;&lt;&lt; &gt;&gt;&gt;&lt;&lt;&lt; &gt;&gt;&gt;&lt;&lt;&lt;&lt; &lt;</text:p>
      <text:p text:style-name="P5">&gt; &gt;&gt;&gt;&gt;&gt;&lt;&lt;&lt; &gt;&gt;&gt;&gt;&lt;&lt;&lt; &gt;&gt;&gt;&gt;&lt;&lt;&lt;&gt;&gt;&gt;&lt;&lt;&lt; &gt;&gt;&gt;&lt;&lt;&lt; &gt;&gt;&gt;&lt;&lt;&lt;&gt;&gt;&gt;&lt;&lt;&lt;&lt; &gt;&gt;&gt;&lt;&lt;&lt;&lt; &gt;&gt;&gt;&lt;&lt;&lt;&lt;&lt; &lt;</text:p>
      <text:p text:style-name="P5"/>
      <text:p text:style-name="P5"/>
      <text:p text:style-name="P3">8.22</text:p>
      <text:p text:style-name="P5"/>
      <text:p text:style-name="P5">8.22a </text:p>
      <text:p text:style-name="P5">&lt;&lt; &lt;&lt;&gt;&gt; &gt;&gt;</text:p>
      <text:p text:style-name="P5">&lt;&lt; &lt;&lt;&lt;&lt;&gt;&gt; &lt;&lt;&gt;&gt; &lt;&lt;&gt;&gt;&gt;&gt; &gt;&gt;</text:p>
      <text:p text:style-name="P5">&lt;&lt; &lt;&lt;&lt;&lt;&lt;&lt;&gt;&gt; &lt;&lt;&lt;&lt;&gt;&gt; &lt;&lt;&lt;&lt;&gt;&gt;&lt;&lt;&gt;&gt; &lt;&lt;&gt;&gt; &lt;&lt;&gt;&gt;&lt;&lt;&gt;&gt;&gt;&gt; &lt;&lt;&gt;&gt;&gt;&gt; &lt;&lt;&gt;&gt;&gt;&gt;&gt;&gt; &gt;&gt;</text:p>
      <text:p text:style-name="P5"/>
      <text:p text:style-name="P5">8.22b </text:p>
      <text:p text:style-name="P5">&lt;&lt; &lt;&gt;&lt;&gt; &gt;&gt;</text:p>
      <text:p text:style-name="P5">&lt;&lt; &lt;&lt;&lt;&gt;&lt;&gt; &lt;&gt;&lt;&gt; &lt;&gt;&lt;&gt;&gt;&gt; &gt;&gt;</text:p>
      <text:p text:style-name="P5">&lt;&lt; &lt;&lt;&lt;&lt;&lt;&gt;&lt;&gt; &lt;&lt;&lt;&gt;&lt;&gt; &lt;&lt;&lt;&gt;&lt;&gt;&lt;&gt;&lt;&gt; &lt;&gt;&lt;&gt; &lt;&gt;&lt;&gt;&lt;&gt;&lt;&gt;&gt;&gt; &lt;&gt;&lt;&gt;&gt;&gt; &lt;&gt;&lt;&gt;&gt;&gt;&gt;&gt; &gt;&gt;</text:p>
      <text:p text:style-name="P5"/>
      <text:p text:style-name="P5">8.22c </text:p>
      <text:p text:style-name="P5">&lt;&lt; &gt;&lt;&gt;&lt; &gt;&gt;</text:p>
      <text:p text:style-name="P5">&lt;&lt; &lt;&lt;&gt;&lt;&gt;&lt; &gt;&lt;&gt;&lt; &gt;&lt;&gt;&lt;&gt;&gt; &gt;&gt;</text:p>
      <text:p text:style-name="P5">&lt;&lt; &lt;&lt;&lt;&lt;&gt;&lt;&gt;&lt; &lt;&lt;&gt;&lt;&gt;&lt; &lt;&lt;&gt;&lt;&gt;&lt;&gt;&lt;&gt;&lt; &gt;&lt;&gt;&lt; &gt;&lt;&gt;&lt;&gt;&lt;&gt;&lt;&gt;&gt; &gt;&lt;&gt;&lt;&gt;&gt; &gt;&lt;&gt;&lt;&gt;&gt;&gt;&gt; &gt;&gt;</text:p>
      <text:p text:style-name="P5"/>
      <text:p text:style-name="P5">8.22d </text:p>
      <text:p text:style-name="P5">&lt;&lt; &gt;&gt;&lt;&lt; &gt;&gt;</text:p>
      <text:p text:style-name="P5">&lt;&lt; &lt;&lt;&gt;&gt;&lt;&lt; &gt;&gt;&lt;&lt; &gt;&gt;&lt;&lt;&gt;&gt; &gt;&gt;</text:p>
      <text:p text:style-name="P5">&lt;&lt; &lt;&lt;&lt;&lt;&gt;&gt;&lt;&lt; &lt;&lt;&gt;&gt;&lt;&lt; &lt;&lt;&gt;&gt;&lt;&lt;&gt;&gt;&lt;&lt; &gt;&gt;&lt;&lt; &gt;&gt;&lt;&lt;&gt;&gt;&lt;&lt;&gt;&gt; &gt;&gt;&lt;&lt;&gt;&gt; &gt;&gt;&lt;&lt;&gt;&gt;&gt;&gt; &gt;&gt;</text:p>
      <text:p text:style-name="P5"/>
      <text:p text:style-name="P5">8.22e </text:p>
      <text:p text:style-name="P5">&lt;&gt; &lt;&lt;&gt;&gt; &lt;&gt;</text:p>
      <text:p text:style-name="P5">&lt;&gt; &lt;&gt;&lt;&lt;&gt;&gt; &lt;&lt;&gt;&gt; &lt;&lt;&gt;&gt;&lt;&gt; &lt;&gt;</text:p>
      <text:p text:style-name="P5">&lt;&gt; &lt;&gt;&lt;&gt;&lt;&lt;&gt;&gt; &lt;&gt;&lt;&lt;&gt;&gt; &lt;&gt;&lt;&lt;&gt;&gt;&lt;&lt;&gt;&gt; &lt;&lt;&gt;&gt; &lt;&lt;&gt;&gt;&lt;&lt;&gt;&gt;&lt;&gt; &lt;&lt;&gt;&gt;&lt;&gt; &lt;&lt;&gt;&gt;&lt;&gt;&lt;&gt; &lt;&gt;</text:p>
      <text:p text:style-name="P5"/>
      <text:p text:style-name="P5">8.22f </text:p>
      <text:p text:style-name="P5">&lt;&gt; &lt;&gt;&lt;&gt; &lt;&gt;</text:p>
      <text:p text:style-name="P5">&lt;&gt; &lt;&gt;&lt;&gt;&lt;&gt; &lt;&gt;&lt;&gt; &lt;&gt;&lt;&gt;&lt;&gt; &lt;&gt;</text:p>
      <text:p text:style-name="P5">&lt;&gt; &lt;&gt;&lt;&gt;&lt;&gt;&lt;&gt; &lt;&gt;&lt;&gt;&lt;&gt; &lt;&gt;&lt;&gt;&lt;&gt;&lt;&gt;&lt;&gt; &lt;&gt;&lt;&gt; &lt;&gt;&lt;&gt;&lt;&gt;&lt;&gt;&lt;&gt; &lt;&gt;&lt;&gt;&lt;&gt; &lt;&gt;&lt;&gt;&lt;&gt;&lt;&gt; &lt;&gt;</text:p>
      <text:p text:style-name="P5"/>
      <text:p text:style-name="P5">8.22g </text:p>
      <text:p text:style-name="P5">&lt;&gt; &gt;&lt;&gt;&lt; &lt;&gt;</text:p>
      <text:p text:style-name="P5">&lt;&gt; &lt;&gt;&gt;&lt;&gt;&lt; &gt;&lt;&gt;&lt; &gt;&lt;&gt;&lt;&lt;&gt; &lt;&gt;</text:p>
      <text:p text:style-name="P5">&lt;&gt; &lt;&gt;&lt;&gt;&gt;&lt;&gt;&lt; &lt;&gt;&gt;&lt;&gt;&lt; &lt;&gt;&gt;&lt;&gt;&lt;&gt;&lt;&gt;&lt; &gt;&lt;&gt;&lt; &gt;&lt;&gt;&lt;&gt;&lt;&gt;&lt;&lt;&gt; &gt;&lt;&gt;&lt;&lt;&gt; &gt;&lt;&gt;&lt;&lt;&gt;&lt;&gt; &lt;&gt;</text:p>
      <text:p text:style-name="P5"/>
      <text:p text:style-name="P5">8.22h </text:p>
      <text:p text:style-name="P5">&lt;&gt; &gt;&gt;&lt;&lt; &lt;&gt;</text:p>
      <text:p text:style-name="P5">&lt;&gt; &lt;&gt;&gt;&gt;&lt;&lt; &gt;&gt;&lt;&lt; &gt;&gt;&lt;&lt;&lt;&gt; &lt;&gt;</text:p>
      <text:p text:style-name="P5">&lt;&gt; &lt;&gt;&lt;&gt;&gt;&gt;&lt;&lt; &lt;&gt;&gt;&gt;&lt;&lt; &lt;&gt;&gt;&gt;&lt;&lt;&gt;&gt;&lt;&lt; &gt;&gt;&lt;&lt; &gt;&gt;&lt;&lt;&gt;&gt;&lt;&lt;&lt;&gt; &gt;&gt;&lt;&lt;&lt;&gt; &gt;&gt;&lt;&lt;&lt;&gt;&lt;&gt; &lt;&gt;</text:p>
      <text:p text:style-name="P5"/>
      <text:p text:style-name="P5">8.22i </text:p>
      <text:p text:style-name="P5">&gt;&lt; &lt;&lt;&gt;&gt; &gt;&lt;</text:p>
      <text:p text:style-name="P5">&gt;&lt; &gt;&lt;&lt;&lt;&gt;&gt; &lt;&lt;&gt;&gt; &lt;&lt;&gt;&gt;&gt;&lt; &gt;&lt;</text:p>
      <text:p text:style-name="P5">&gt;&lt; &gt;&lt;&gt;&lt;&lt;&lt;&gt;&gt; &gt;&lt;&lt;&lt;&gt;&gt; &gt;&lt;&lt;&lt;&gt;&gt;&lt;&lt;&gt;&gt; &lt;&lt;&gt;&gt; &lt;&lt;&gt;&gt;&lt;&lt;&gt;&gt;&gt;&lt; &lt;&lt;&gt;&gt;&gt;&lt; &lt;&lt;&gt;&gt;&gt;&lt;&gt;&lt; &gt;&lt;</text:p>
      <text:p text:style-name="P5"/>
      <text:p text:style-name="P5">8.22j </text:p>
      <text:p text:style-name="P5">&gt;&lt; &lt;&gt;&lt;&gt; &gt;&lt;</text:p>
      <text:p text:style-name="P5">&gt;&lt; &gt;&lt;&lt;&gt;&lt;&gt; &lt;&gt;&lt;&gt; &lt;&gt;&lt;&gt;&gt;&lt; &gt;&lt;</text:p>
      <text:p text:style-name="P5">&gt;&lt; &gt;&lt;&gt;&lt;&lt;&gt;&lt;&gt; &gt;&lt;&lt;&gt;&lt;&gt; &gt;&lt;&lt;&gt;&lt;&gt;&lt;&gt;&lt;&gt; &lt;&gt;&lt;&gt; &lt;&gt;&lt;&gt;&lt;&gt;&lt;&gt;&gt;&lt; &lt;&gt;&lt;&gt;&gt;&lt; &lt;&gt;&lt;&gt;&gt;&lt;&gt;&lt; &gt;&lt;</text:p>
      <text:p text:style-name="P5"/>
      <text:p text:style-name="P5">8.22k </text:p>
      <text:p text:style-name="P5">&gt;&lt; &gt;&lt;&gt;&lt; &gt;&lt;</text:p>
      <text:p text:style-name="P5">&gt;&lt; &gt;&lt;&gt;&lt;&gt;&lt; &gt;&lt;&gt;&lt; &gt;&lt;&gt;&lt;&gt;&lt; &gt;&lt;</text:p>
      <text:p text:style-name="P5">&gt;&lt; &gt;&lt;&gt;&lt;&gt;&lt;&gt;&lt; &gt;&lt;&gt;&lt;&gt;&lt; &gt;&lt;&gt;&lt;&gt;&lt;&gt;&lt;&gt;&lt; &gt;&lt;&gt;&lt; &gt;&lt;&gt;&lt;&gt;&lt;&gt;&lt;&gt;&lt; &gt;&lt;&gt;&lt;&gt;&lt; &gt;&lt;&gt;&lt;&gt;&lt;&gt;&lt; &gt;&lt;</text:p>
      <text:p text:style-name="P5"/>
      <text:p text:style-name="P5">8.22l </text:p>
      <text:p text:style-name="P5">&gt;&lt; &gt;&gt;&lt;&lt; &gt;&lt;</text:p>
      <text:p text:style-name="P5">&gt;&lt; &gt;&lt;&gt;&gt;&lt;&lt; &gt;&gt;&lt;&lt; &gt;&gt;&lt;&lt;&gt;&lt; &gt;&lt;</text:p>
      <text:p text:style-name="P5">&gt;&lt; &gt;&lt;&gt;&lt;&gt;&gt;&lt;&lt; &gt;&lt;&gt;&gt;&lt;&lt; &gt;&lt;&gt;&gt;&lt;&lt;&gt;&gt;&lt;&lt; &gt;&gt;&lt;&lt; &gt;&gt;&lt;&lt;&gt;&gt;&lt;&lt;&gt;&lt; &gt;&gt;&lt;&lt;&gt;&lt; &gt;&gt;&lt;&lt;&gt;&lt;&gt;&lt; &gt;&lt;</text:p>
      <text:p text:style-name="P5"/>
      <text:p text:style-name="P5">8.22m </text:p>
      <text:p text:style-name="P5">&gt;&gt; &lt;&lt;&gt;&gt; &lt;&lt;</text:p>
      <text:p text:style-name="P5">&gt;&gt; &gt;&gt;&lt;&lt;&gt;&gt; &lt;&lt;&gt;&gt; &lt;&lt;&gt;&gt;&lt;&lt; &lt;&lt;</text:p>
      <text:p text:style-name="P5">&gt;&gt; &gt;&gt;&gt;&gt;&lt;&lt;&gt;&gt; &gt;&gt;&lt;&lt;&gt;&gt; &gt;&gt;&lt;&lt;&gt;&gt;&lt;&lt;&gt;&gt; &lt;&lt;&gt;&gt; &lt;&lt;&gt;&gt;&lt;&lt;&gt;&gt;&lt;&lt; &lt;&lt;&gt;&gt;&lt;&lt; &lt;&lt;&gt;&gt;&lt;&lt;&lt;&lt; &lt;&lt;</text:p>
      <text:p text:style-name="P5"/>
      <text:p text:style-name="P5">8.22n </text:p>
      <text:p text:style-name="P5">&gt;&gt; &lt;&gt;&lt;&gt; &lt;&lt;</text:p>
      <text:p text:style-name="P5">&gt;&gt; &gt;&gt;&lt;&gt;&lt;&gt; &lt;&gt;&lt;&gt; &lt;&gt;&lt;&gt;&lt;&lt; &lt;&lt;</text:p>
      <text:p text:style-name="P5">&gt;&gt; &gt;&gt;&gt;&gt;&lt;&gt;&lt;&gt; &gt;&gt;&lt;&gt;&lt;&gt; &gt;&gt;&lt;&gt;&lt;&gt;&lt;&gt;&lt;&gt; &lt;&gt;&lt;&gt; &lt;&gt;&lt;&gt;&lt;&gt;&lt;&gt;&lt;&lt; &lt;&gt;&lt;&gt;&lt;&lt; &lt;&gt;&lt;&gt;&lt;&lt;&lt;&lt; &lt;&lt;</text:p>
      <text:p text:style-name="P5"/>
      <text:p text:style-name="P5">8.22o </text:p>
      <text:p text:style-name="P5">&gt;&gt; &gt;&lt;&gt;&lt; &lt;&lt;</text:p>
      <text:p text:style-name="P5">&gt;&gt; &gt;&gt;&gt;&lt;&gt;&lt; &gt;&lt;&gt;&lt; &gt;&lt;&gt;&lt;&lt;&lt; &lt;&lt;</text:p>
      <text:p text:style-name="P5"/>
      <text:p text:style-name="P5">8.22p </text:p>
      <text:p text:style-name="P5">&gt;&gt; &gt;&gt;&lt;&lt; &lt;&lt;</text:p>
      <text:p text:style-name="P5">&gt;&gt; &gt;&gt;&gt;&gt;&lt;&lt; &gt;&gt;&lt;&lt; &gt;&gt;&lt;&lt;&lt;&lt; &lt;&lt;</text:p>
      <text:p text:style-name="P5">&gt;&gt; &gt;&gt;&gt;&gt;&gt;&gt;&lt;&lt; &gt;&gt;&gt;&gt;&lt;&lt; &gt;&gt;&gt;&gt;&lt;&lt;&gt;&gt;&lt;&lt; &gt;&gt;&lt;&lt; &gt;&gt;&lt;&lt;&gt;&gt;&lt;&lt;&lt;&lt; &gt;&gt;&lt;&lt;&lt;&lt; &gt;&gt;&lt;&lt;&lt;&lt;&lt;&lt; &lt;&lt;</text:p>
      <text:p text:style-name="P5"/>
      <text:p text:style-name="P5"/>
      <text:p text:style-name="P3">8.23</text:p>
      <text:p text:style-name="P5"/>
      <text:p text:style-name="P5">8.23a </text:p>
      <text:p text:style-name="P5">&lt;&lt;&lt; &lt;&gt; &gt;&gt;&gt;</text:p>
      <text:p text:style-name="P5">&lt;&lt;&lt; &lt;&lt;&lt;&lt;&gt; &lt;&gt; &lt;&gt;&gt;&gt;&gt; &gt;&gt;&gt;</text:p>
      <text:p text:style-name="P5">&lt;&lt;&lt; &lt;&lt;&lt;&lt;&lt;&lt;&lt;&gt; &lt;&lt;&lt;&lt;&gt; &lt;&lt;&lt;&lt;&gt;&lt;&gt; &lt;&gt; &lt;&gt;&lt;&gt;&gt;&gt;&gt; &lt;&gt;&gt;&gt;&gt; &lt;&gt;&gt;&gt;&gt;&gt;&gt;&gt; &gt;&gt;&gt;</text:p>
      <text:p text:style-name="P5"/>
      <text:p text:style-name="P5">8.23b </text:p>
      <text:p text:style-name="P5">&lt;&lt;&lt; &gt;&lt; &gt;&gt;&gt;</text:p>
      <text:p text:style-name="P5">&lt;&lt;&lt; &lt;&lt;&lt;&gt;&lt; &gt;&lt; &gt;&lt;&gt;&gt;&gt; &gt;&gt;&gt;</text:p>
      <text:p text:style-name="P5">&lt;&lt;&lt; &lt;&lt;&lt;&lt;&lt;&lt;&gt;&lt; &lt;&lt;&lt;&gt;&lt; &lt;&lt;&lt;&gt;&lt;&gt;&lt; &gt;&lt; &gt;&lt;&gt;&lt;&gt;&gt;&gt; &gt;&lt;&gt;&gt;&gt; &gt;&lt;&gt;&gt;&gt;&gt;&gt;&gt; &gt;&gt;&gt;</text:p>
      <text:p text:style-name="P5"/>
      <text:p text:style-name="P5">8.23c <text:s/>SB+</text:p>
      <text:p text:style-name="P5">&lt;&lt;&gt; &lt;&gt; &lt;&gt;&gt;</text:p>
      <text:p text:style-name="P5">&lt;&lt;&gt; &lt;&lt;&gt;&lt;&gt; &lt;&gt; &lt;&gt;&lt;&gt;&gt; &lt;&gt;&gt;</text:p>
      <text:p text:style-name="P5">&lt;&lt;&gt; &lt;&lt;&gt;&lt;&lt;&gt;&lt;&gt; &lt;&lt;&gt;&lt;&gt; &lt;&lt;&gt;&lt;&gt;&lt;&gt; &lt;&gt; &lt;&gt;&lt;&gt;&lt;&gt;&gt; &lt;&gt;&lt;&gt;&gt; &lt;&gt;&lt;&gt;&gt;&lt;&gt;&gt; &lt;&gt;&gt;</text:p>
      <text:p text:style-name="P5"/>
      <text:p text:style-name="P5">8.23d </text:p>
      <text:p text:style-name="P5">&lt;&lt;&gt; &gt;&lt; &lt;&gt;&gt;</text:p>
      <text:p text:style-name="P5">&lt;&lt;&gt; &lt;&lt;&gt;&gt;&lt; &gt;&lt; &gt;&lt;&lt;&gt;&gt; &lt;&gt;&gt;</text:p>
      <text:p text:style-name="P5">&lt;&lt;&gt; &lt;&lt;&gt;&lt;&lt;&gt;&gt;&lt; &lt;&lt;&gt;&gt;&lt; &lt;&lt;&gt;&gt;&lt;&gt;&lt; &gt;&lt; &gt;&lt;&gt;&lt;&lt;&gt;&gt; &gt;&lt;&lt;&gt;&gt; &gt;&lt;&lt;&gt;&gt;&lt;&gt;&gt; &lt;&gt;&gt;</text:p>
      <text:p text:style-name="P5"/>
      <text:p text:style-name="P5">8.23e SB+</text:p>
      <text:p text:style-name="P5">&lt;&gt;&lt; &lt;&gt; &gt;&lt;&gt;</text:p>
      <text:p text:style-name="P5">&lt;&gt;&lt; &lt;&gt;&lt;&lt;&gt; &lt;&gt; &lt;&gt;&gt;&lt;&gt; &gt;&lt;&gt;</text:p>
      <text:p text:style-name="P5">&lt;&gt;&lt; &lt;&gt;&lt;&lt;&gt;&lt;&lt;&gt; &lt;&gt;&lt;&lt;&gt; &lt;&gt;&lt;&lt;&gt;&lt;&gt; &lt;&gt; &lt;&gt;&lt;&gt;&gt;&lt;&gt; &lt;&gt;&gt;&lt;&gt; &lt;&gt;&gt;&lt;&gt;&gt;&lt;&gt; &gt;&lt;&gt;</text:p>
      <text:p text:style-name="P5"/>
      <text:p text:style-name="P5">8.23f SB+?</text:p>
      <text:p text:style-name="P5">&lt;&gt;&lt; &gt;&lt; &gt;&lt;&gt;</text:p>
      <text:p text:style-name="P5">&lt;&gt;&lt; &lt;&gt;&lt;&gt;&lt; &gt;&lt; &gt;&lt;&gt;&lt;&gt; &gt;&lt;&gt;</text:p>
      <text:p text:style-name="P5">&lt;&gt;&lt; &lt;&gt;&lt;&lt;&gt;&lt;&gt;&lt; &lt;&gt;&lt;&gt;&lt; &lt;&gt;&lt;&gt;&lt;&gt;&lt; &gt;&lt; &gt;&lt;&gt;&lt;&gt;&lt;&gt; &gt;&lt;&gt;&lt;&gt; &gt;&lt;&gt;&lt;&gt;&gt;&lt;&gt; &gt;&lt;&gt;</text:p>
      <text:p text:style-name="P8">&lt;&gt;&lt; &lt;&gt;&lt;&lt;&gt;&lt;&lt;&gt;&lt;&gt;&lt; &lt;&gt;&lt;&lt;&gt;&lt;&gt;&lt; &lt;&gt;&lt;&lt;&gt;&lt;&gt;&lt;&lt;&gt;&lt;&gt;&lt; &lt;&gt;&lt;&gt;&lt; &lt;&gt;&lt;&gt;&lt;&lt;&gt;&lt;&gt;&lt;&gt;&lt; &lt;&gt;&lt;&gt;&lt;&gt;&lt; &lt;&gt;&lt;&gt;&lt;&gt;&lt;&gt;&lt; &gt;&lt; &gt;&lt;&gt;&lt;&gt;&lt;&gt;&lt;&gt; &gt;&lt;&gt;&lt;&gt;&lt;&gt; &gt;&lt;&gt;&lt;&gt;&lt;&gt;&gt;&lt;&gt;&lt;&gt; &gt;&lt;&gt;&lt;&gt; &gt;&lt;&gt;&lt;&gt;&gt;&lt;&gt;&lt;&gt;&gt;&lt;&gt; &gt;&lt;&gt;&lt;&gt;&gt;&lt;&gt; &gt;&lt;&gt;&lt;&gt;&gt;&lt;&gt;&gt;&lt;&gt; &gt;&lt;&gt;</text:p>
      <text:p text:style-name="P5"/>
      <text:p text:style-name="P5">8.23g SB+</text:p>
      <text:p text:style-name="P5">&lt;&gt;&gt; &lt;&gt; &lt;&lt;&gt;</text:p>
      <text:p text:style-name="P5">&lt;&gt;&gt; &lt;&gt;&gt;&lt;&gt; &lt;&gt; &lt;&gt;&lt;&lt;&gt; &lt;&lt;&gt;</text:p>
      <text:p text:style-name="P5">&lt;&gt;&gt; &lt;&gt;&gt;&lt;&gt;&gt;&lt;&gt; &lt;&gt;&gt;&lt;&gt; &lt;&gt;&gt;&lt;&gt;&lt;&gt; &lt;&gt; &lt;&gt;&lt;&gt;&lt;&lt;&gt; &lt;&gt;&lt;&lt;&gt; &lt;&gt;&lt;&lt;&gt;&lt;&lt;&gt; &lt;&lt;&gt;</text:p>
      <text:p text:style-name="P5"/>
      <text:p text:style-name="P5">8.23h </text:p>
      <text:p text:style-name="P5">&lt;&gt;&gt; &gt;&lt; &lt;&lt;&gt;</text:p>
      <text:p text:style-name="P5">&lt;&gt;&gt; &lt;&gt;&gt;&gt;&lt; &gt;&lt; &gt;&lt;&lt;&lt;&gt; &lt;&lt;&gt;</text:p>
      <text:p text:style-name="P5">&lt;&gt;&gt; &lt;&gt;&gt;&lt;&gt;&gt;&gt;&lt; &lt;&gt;&gt;&gt;&lt; &lt;&gt;&gt;&gt;&lt;&gt;&lt; &gt;&lt; &gt;&lt;&gt;&lt;&lt;&lt;&gt; &gt;&lt;&lt;&lt;&gt; &gt;&lt;&lt;&lt;&gt;&lt;&lt;&gt; &lt;&lt;&gt;</text:p>
      <text:p text:style-name="P5"/>
      <text:p text:style-name="P5">8.23i </text:p>
      <text:p text:style-name="P5">&gt;&lt;&lt; &lt;&gt; &gt;&gt;&lt;</text:p>
      <text:p text:style-name="P5">&gt;&lt;&lt; &gt;&lt;&lt;&lt;&gt; &lt;&gt; &lt;&gt;&gt;&gt;&lt; &gt;&gt;&lt;</text:p>
      <text:p text:style-name="P5">&gt;&lt;&lt; &gt;&lt;&lt;&gt;&lt;&lt;&lt;&gt; &gt;&lt;&lt;&lt;&gt; &gt;&lt;&lt;&lt;&gt;&lt;&gt; &lt;&gt; &lt;&gt;&lt;&gt;&gt;&gt;&lt; &lt;&gt;&gt;&gt;&lt; &lt;&gt;&gt;&gt;&lt;&gt;&gt;&lt; &gt;&gt;&lt;</text:p>
      <text:p text:style-name="P5"/>
      <text:p text:style-name="P5">8.23j </text:p>
      <text:p text:style-name="P5">&gt;&lt;&lt; &gt;&lt; &gt;&gt;&lt;</text:p>
      <text:p text:style-name="P5">&gt;&lt;&lt; &gt;&lt;&lt;&gt;&lt; &gt;&lt; &gt;&lt;&gt;&gt;&lt; &gt;&gt;&lt;</text:p>
      <text:p text:style-name="P5">&gt;&lt;&lt; &gt;&lt;&lt;&gt;&lt;&lt;&gt;&lt; &gt;&lt;&lt;&gt;&lt; &gt;&lt;&lt;&gt;&lt;&gt;&lt; &gt;&lt; &gt;&lt;&gt;&lt;&gt;&gt;&lt; &gt;&lt;&gt;&gt;&lt; &gt;&lt;&gt;&gt;&lt;&gt;&gt;&lt; &gt;&gt;&lt;</text:p>
      <text:p text:style-name="P5"/>
      <text:p text:style-name="P5">8.23k SB+</text:p>
      <text:p text:style-name="P5">&gt;&lt;&gt; &lt;&gt; &lt;&gt;&lt;</text:p>
      <text:p text:style-name="P5">&gt;&lt;&gt; &gt;&lt;&gt;&lt;&gt; &lt;&gt; &lt;&gt;&lt;&gt;&lt; &lt;&gt;&lt;</text:p>
      <text:p text:style-name="P5">&gt;&lt;&gt; &gt;&lt;&gt;&gt;&lt;&gt;&lt;&gt; &gt;&lt;&gt;&lt;&gt; &gt;&lt;&gt;&lt;&gt;&lt;&gt; &lt;&gt; &lt;&gt;&lt;&gt;&lt;&gt;&lt; &lt;&gt;&lt;&gt;&lt; &lt;&gt;&lt;&gt;&lt;&lt;&gt;&lt; &lt;&gt;&lt;</text:p>
      <text:p text:style-name="P5"/>
      <text:p text:style-name="P5">8.23l </text:p>
      <text:p text:style-name="P5">&gt;&lt;&gt; &gt;&lt; &lt;&gt;&lt;</text:p>
      <text:p text:style-name="P5">&gt;&lt;&gt; &gt;&lt;&gt;&gt;&lt; &gt;&lt; &gt;&lt;&lt;&gt;&lt; &lt;&gt;&lt;</text:p>
      <text:p text:style-name="P5">&gt;&lt;&gt; &gt;&lt;&gt;&gt;&lt;&gt;&gt;&lt; &gt;&lt;&gt;&gt;&lt; &gt;&lt;&gt;&gt;&lt;&gt;&lt; &gt;&lt; &gt;&lt;&gt;&lt;&lt;&gt;&lt; &gt;&lt;&lt;&gt;&lt; &gt;&lt;&lt;&gt;&lt;&lt;&gt;&lt; &lt;&gt;&lt;</text:p>
      <text:p text:style-name="P5"/>
      <text:p text:style-name="P5">8.23m </text:p>
      <text:p text:style-name="P5">&gt;&gt;&lt; &lt;&gt; &gt;&lt;&lt;</text:p>
      <text:p text:style-name="P5">&gt;&gt;&lt; &gt;&gt;&lt;&lt;&gt; &lt;&gt; &lt;&gt;&gt;&lt;&lt; &gt;&lt;&lt;</text:p>
      <text:p text:style-name="P5">&gt;&gt;&lt; &gt;&gt;&lt;&gt;&gt;&lt;&lt;&gt; &gt;&gt;&lt;&lt;&gt; &gt;&gt;&lt;&lt;&gt;&lt;&gt; &lt;&gt; &lt;&gt;&lt;&gt;&gt;&lt;&lt; &lt;&gt;&gt;&lt;&lt; &lt;&gt;&gt;&lt;&lt;&gt;&lt;&lt; &gt;&lt;&lt;</text:p>
      <text:p text:style-name="P5"/>
      <text:p text:style-name="P5">8.23n </text:p>
      <text:p text:style-name="P5">&gt;&gt;&lt; &gt;&lt; &gt;&lt;&lt;</text:p>
      <text:p text:style-name="P5">&gt;&gt;&lt; &gt;&gt;&lt;&gt;&lt; &gt;&lt; &gt;&lt;&gt;&lt;&lt; &gt;&lt;&lt;</text:p>
      <text:p text:style-name="P5">&gt;&gt;&lt; &gt;&gt;&lt;&gt;&gt;&lt;&gt;&lt; &gt;&gt;&lt;&gt;&lt; &gt;&gt;&lt;&gt;&lt;&gt;&lt; &gt;&lt; &gt;&lt;&gt;&lt;&gt;&lt;&lt; &gt;&lt;&gt;&lt;&lt; &gt;&lt;&gt;&lt;&lt;&gt;&lt;&lt; &gt;&lt;&lt;</text:p>
      <text:p text:style-name="P5"/>
      <text:p text:style-name="P5">8.23o </text:p>
      <text:p text:style-name="P5">&gt;&gt;&gt; &lt;&gt; &lt;&lt;&lt;</text:p>
      <text:p text:style-name="P5">&gt;&gt;&gt; &gt;&gt;&gt;&lt;&gt; &lt;&gt; &lt;&gt;&lt;&lt;&lt; &lt;&lt;&lt;</text:p>
      <text:p text:style-name="P5">&gt;&gt;&gt; &gt;&gt;&gt;&gt;&gt;&gt;&lt;&gt; &gt;&gt;&gt;&lt;&gt; &gt;&gt;&gt;&lt;&gt;&lt;&gt; &lt;&gt; &lt;&gt;&lt;&gt;&lt;&lt;&lt; &lt;&gt;&lt;&lt;&lt; &lt;&gt;&lt;&lt;&lt;&lt;&lt;&lt; &lt;&lt;&lt;</text:p>
      <text:p text:style-name="P5"/>
      <text:p text:style-name="P5">8.23p </text:p>
      <text:p text:style-name="P5">&gt;&gt;&gt; &gt;&lt; &lt;&lt;&lt;</text:p>
      <text:p text:style-name="P5">&gt;&gt;&gt; &gt;&gt;&gt;&gt;&lt; &gt;&lt; &gt;&lt;&lt;&lt;&lt; &lt;&lt;&lt;</text:p>
      <text:p text:style-name="P5">&gt;&gt;&gt; &gt;&gt;&gt;&gt;&gt;&gt;&gt;&lt; &gt;&gt;&gt;&gt;&lt; &gt;&gt;&gt;&gt;&lt;&gt;&lt; &gt;&lt; &gt;&lt;&gt;&lt;&lt;&lt;&lt; &gt;&lt;&lt;&lt;&lt; &gt;&lt;&lt;&lt;&lt;&lt;&lt;&lt; &lt;&lt;&lt;</text:p>
      <text:p text:style-name="P5"/>
      <text:p text:style-name="P5"/>
      <text:p text:style-name="P3">8.31</text:p>
      <text:p text:style-name="P2"/>
      <text:p text:style-name="P5">8.31a </text:p>
      <text:p text:style-name="P5">&lt; &lt;&lt;&lt; &gt;&gt;&gt; &gt;</text:p>
      <text:p text:style-name="P5">&lt; &lt;&lt;&lt;&lt; &lt;&lt;&lt; &lt;&lt;&lt;&gt;&gt;&gt; &gt;&gt;&gt; &gt;&gt;&gt;&gt; &gt;</text:p>
      <text:p text:style-name="P5">&lt; &lt;&lt;&lt;&lt;&lt; &lt;&lt;&lt;&lt; &lt;&lt;&lt;&lt;&lt;&lt;&lt; &lt;&lt;&lt; &lt;&lt;&lt;&lt;&lt;&lt;&gt;&gt;&gt; &lt;&lt;&lt;&gt;&gt;&gt; &lt;&lt;&lt;&gt;&gt;&gt;&gt;&gt;&gt; &gt;&gt;&gt; &gt;&gt;&gt;&gt;&gt;&gt;&gt; &gt;&gt;&gt;&gt; &gt;&gt;&gt;&gt;&gt; &gt;</text:p>
      <text:p text:style-name="P5"/>
      <text:p text:style-name="P5">8.31b </text:p>
      <text:p text:style-name="P5">&lt; &lt;&lt;&gt; &lt;&gt;&gt; &gt;</text:p>
      <text:p text:style-name="P5">&lt; &lt;&lt;&lt;&gt; &lt;&lt;&gt; &lt;&lt;&gt;&lt;&gt;&gt; &lt;&gt;&gt; &lt;&gt;&gt;&gt; &gt;</text:p>
      <text:p text:style-name="P5">&lt; &lt;&lt;&lt;&lt;&gt; &lt;&lt;&lt;&gt; &lt;&lt;&lt;&gt;&lt;&lt;&gt; &lt;&lt;&gt; &lt;&lt;&gt;&lt;&lt;&gt;&lt;&gt;&gt; &lt;&lt;&gt;&lt;&gt;&gt; &lt;&lt;&gt;&lt;&gt;&gt;&lt;&gt;&gt; &lt;&gt;&gt; &lt;&gt;&gt;&lt;&gt;&gt;&gt; &lt;&gt;&gt;&gt; &lt;&gt;&gt;&gt;&gt; &gt;</text:p>
      <text:p text:style-name="P5"/>
      <text:p text:style-name="P5">8.31c </text:p>
      <text:p text:style-name="P5">&lt; &lt;&gt;&lt; &gt;&lt;&gt; &gt;</text:p>
      <text:p text:style-name="P5">&lt; &lt;&lt;&gt;&lt; &lt;&gt;&lt; &lt;&gt;&lt;&gt;&lt;&gt; &gt;&lt;&gt; &gt;&lt;&gt;&gt; &gt;</text:p>
      <text:p text:style-name="P5">&lt; &lt;&lt;&lt;&gt;&lt; &lt;&lt;&gt;&lt; &lt;&lt;&gt;&lt;&lt;&gt;&lt; &lt;&gt;&lt; &lt;&gt;&lt;&lt;&gt;&lt;&gt;&lt;&gt; &lt;&gt;&lt;&gt;&lt;&gt; &lt;&gt;&lt;&gt;&lt;&gt;&gt;&lt;&gt; &gt;&lt;&gt; &gt;&lt;&gt;&gt;&lt;&gt;&gt; &gt;&lt;&gt;&gt; &gt;&lt;&gt;&gt;&gt; &gt;</text:p>
      <text:p text:style-name="P5"/>
      <text:p text:style-name="P5">8.31d </text:p>
      <text:p text:style-name="P5">&lt; &lt;&gt;&gt; &lt;&lt;&gt; &gt;</text:p>
      <text:p text:style-name="P5">&lt; &lt;&lt;&gt;&gt; &lt;&gt;&gt; &lt;&gt;&gt;&lt;&lt;&gt; &lt;&lt;&gt; &lt;&lt;&gt;&gt; &gt;</text:p>
      <text:p text:style-name="P5">&lt; &lt;&lt;&lt;&gt;&gt; &lt;&lt;&gt;&gt; &lt;&lt;&gt;&gt;&lt;&gt;&gt; &lt;&gt;&gt; &lt;&gt;&gt;&lt;&gt;&gt;&lt;&lt;&gt; &lt;&gt;&gt;&lt;&lt;&gt; &lt;&gt;&gt;&lt;&lt;&gt;&lt;&lt;&gt; &lt;&lt;&gt; &lt;&lt;&gt;&lt;&lt;&gt;&gt; &lt;&lt;&gt;&gt; &lt;&lt;&gt;&gt;&gt; &gt;</text:p>
      <text:p text:style-name="P5"/>
      <text:p text:style-name="P5">8.31e </text:p>
      <text:p text:style-name="P5">&lt; &gt;&lt;&lt; &gt;&gt;&lt; &gt;</text:p>
      <text:p text:style-name="P5">&lt; &lt;&gt;&lt;&lt; &gt;&lt;&lt; &gt;&lt;&lt;&gt;&gt;&lt; &gt;&gt;&lt; &gt;&gt;&lt;&gt; &gt;</text:p>
      <text:p text:style-name="P5">&lt; &lt;&lt;&gt;&lt;&lt; &lt;&gt;&lt;&lt; &lt;&gt;&lt;&lt;&gt;&lt;&lt; &gt;&lt;&lt; &gt;&lt;&lt;&gt;&lt;&lt;&gt;&gt;&lt; &gt;&lt;&lt;&gt;&gt;&lt; &gt;&lt;&lt;&gt;&gt;&lt;&gt;&gt;&lt; &gt;&gt;&lt; &gt;&gt;&lt;&gt;&gt;&lt;&gt; &gt;&gt;&lt;&gt; &gt;&gt;&lt;&gt;&gt; &gt;</text:p>
      <text:p text:style-name="P5"/>
      <text:p text:style-name="P5">8.31f </text:p>
      <text:p text:style-name="P5">&lt; &gt;&lt;&gt; &lt;&gt;&lt; &gt;</text:p>
      <text:p text:style-name="P5">&lt; &lt;&gt;&lt;&gt; &gt;&lt;&gt; &gt;&lt;&gt;&lt;&gt;&lt; &lt;&gt;&lt; &lt;&gt;&lt;&gt; &gt;</text:p>
      <text:p text:style-name="P5">&lt; &lt;&lt;&gt;&lt;&gt; &lt;&gt;&lt;&gt; &lt;&gt;&lt;&gt;&gt;&lt;&gt; &gt;&lt;&gt; &gt;&lt;&gt;&gt;&lt;&gt;&lt;&gt;&lt; &gt;&lt;&gt;&lt;&gt;&lt; &gt;&lt;&gt;&lt;&gt;&lt;&lt;&gt;&lt; &lt;&gt;&lt; &lt;&gt;&lt;&lt;&gt;&lt;&gt; &lt;&gt;&lt;&gt; &lt;&gt;&lt;&gt;&gt; &gt;</text:p>
      <text:p text:style-name="P5"/>
      <text:p text:style-name="P5">8.31g </text:p>
      <text:p text:style-name="P5">&lt; &gt;&gt;&lt; &gt;&lt;&lt; &gt;</text:p>
      <text:p text:style-name="P5">&lt; &lt;&gt;&gt;&lt; &gt;&gt;&lt; &gt;&gt;&lt;&gt;&lt;&lt; &gt;&lt;&lt; &gt;&lt;&lt;&gt; &gt;</text:p>
      <text:p text:style-name="P5">&lt; &lt;&lt;&gt;&gt;&lt; &lt;&gt;&gt;&lt; &lt;&gt;&gt;&lt;&gt;&gt;&lt; &gt;&gt;&lt; &gt;&gt;&lt;&gt;&gt;&lt;&gt;&lt;&lt; &gt;&gt;&lt;&gt;&lt;&lt; &gt;&gt;&lt;&gt;&lt;&lt;&gt;&lt;&lt; &gt;&lt;&lt; &gt;&lt;&lt;&gt;&lt;&lt;&gt; &gt;&lt;&lt;&gt; &gt;&lt;&lt;&gt;&gt; &gt;</text:p>
      <text:p text:style-name="P5"/>
      <text:p text:style-name="P5">8.31h </text:p>
      <text:p text:style-name="P5">&lt; &gt;&gt;&gt; &lt;&lt;&lt; &gt;</text:p>
      <text:p text:style-name="P5">&lt; &lt;&gt;&gt;&gt; &gt;&gt;&gt; &gt;&gt;&gt;&lt;&lt;&lt; &lt;&lt;&lt; &lt;&lt;&lt;&gt; &gt;</text:p>
      <text:p text:style-name="P5">&lt; &lt;&lt;&gt;&gt;&gt; &lt;&gt;&gt;&gt; &lt;&gt;&gt;&gt;&gt;&gt;&gt; &gt;&gt;&gt; &gt;&gt;&gt;&gt;&gt;&gt;&lt;&lt;&lt; &gt;&gt;&gt;&lt;&lt;&lt; &gt;&gt;&gt;&lt;&lt;&lt;&lt;&lt;&lt; &lt;&lt;&lt; &lt;&lt;&lt;&lt;&lt;&lt;&gt; &lt;&lt;&lt;&gt; &lt;&lt;&lt;&gt;&gt; &gt;</text:p>
      <text:p text:style-name="P5"/>
      <text:p text:style-name="P5">8.31i </text:p>
      <text:p text:style-name="P5">&gt; &lt;&lt;&lt; &gt;&gt;&gt; &lt;</text:p>
      <text:p text:style-name="P5">&gt; &gt;&lt;&lt;&lt; &lt;&lt;&lt; &lt;&lt;&lt;&gt;&gt;&gt; &gt;&gt;&gt; &gt;&gt;&gt;&lt; &lt;</text:p>
      <text:p text:style-name="P5">&gt; &gt;&gt;&lt;&lt;&lt; &gt;&lt;&lt;&lt; &gt;&lt;&lt;&lt;&lt;&lt;&lt; &lt;&lt;&lt; &lt;&lt;&lt;&lt;&lt;&lt;&gt;&gt;&gt; &lt;&lt;&lt;&gt;&gt;&gt; &lt;&lt;&lt;&gt;&gt;&gt;&gt;&gt;&gt; &gt;&gt;&gt; &gt;&gt;&gt;&gt;&gt;&gt;&lt; &gt;&gt;&gt;&lt; &gt;&gt;&gt;&lt;&lt; &lt;</text:p>
      <text:p text:style-name="P5"/>
      <text:p text:style-name="P5">8.31j </text:p>
      <text:p text:style-name="P5">&gt; &lt;&lt;&gt; &lt;&gt;&gt; &lt;</text:p>
      <text:p text:style-name="P5">&gt; &gt;&lt;&lt;&gt; &lt;&lt;&gt; &lt;&lt;&gt;&lt;&gt;&gt; &lt;&gt;&gt; &lt;&gt;&gt;&lt; &lt;</text:p>
      <text:p text:style-name="P5">&gt; &gt;&gt;&lt;&lt;&gt; &gt;&lt;&lt;&gt; &gt;&lt;&lt;&gt;&lt;&lt;&gt; &lt;&lt;&gt; &lt;&lt;&gt;&lt;&lt;&gt;&lt;&gt;&gt; &lt;&lt;&gt;&lt;&gt;&gt; &lt;&lt;&gt;&lt;&gt;&gt;&lt;&gt;&gt; &lt;&gt;&gt; &lt;&gt;&gt;&lt;&gt;&gt;&lt; &lt;&gt;&gt;&lt; &lt;&gt;&gt;&lt;&lt; &lt;</text:p>
      <text:p text:style-name="P5"/>
      <text:p text:style-name="P5">8.31k </text:p>
      <text:p text:style-name="P5">&gt; &lt;&gt;&lt; &gt;&lt;&gt; &lt;</text:p>
      <text:p text:style-name="P5">&gt; &gt;&lt;&gt;&lt; &lt;&gt;&lt; &lt;&gt;&lt;&gt;&lt;&gt; &gt;&lt;&gt; &gt;&lt;&gt;&lt; &lt;</text:p>
      <text:p text:style-name="P5">&gt; &gt;&gt;&lt;&gt;&lt; &gt;&lt;&gt;&lt; &gt;&lt;&gt;&lt;&lt;&gt;&lt; &lt;&gt;&lt; &lt;&gt;&lt;&lt;&gt;&lt;&gt;&lt;&gt; &lt;&gt;&lt;&gt;&lt;&gt; &lt;&gt;&lt;&gt;&lt;&gt;&gt;&lt;&gt; &gt;&lt;&gt; &gt;&lt;&gt;&gt;&lt;&gt;&lt; &gt;&lt;&gt;&lt; &gt;&lt;&gt;&lt;&lt; &lt;</text:p>
      <text:p text:style-name="P5"/>
      <text:p text:style-name="P5">8.31l </text:p>
      <text:p text:style-name="P5">&gt; &lt;&gt;&gt; &lt;&lt;&gt; &lt;</text:p>
      <text:p text:style-name="P5">&gt; &gt;&lt;&gt;&gt; &lt;&gt;&gt; &lt;&gt;&gt;&lt;&lt;&gt; &lt;&lt;&gt; &lt;&lt;&gt;&lt; &lt;</text:p>
      <text:p text:style-name="P5">&gt; &gt;&gt;&lt;&gt;&gt; &gt;&lt;&gt;&gt; &gt;&lt;&gt;&gt;&lt;&gt;&gt; &lt;&gt;&gt; &lt;&gt;&gt;&lt;&gt;&gt;&lt;&lt;&gt; &lt;&gt;&gt;&lt;&lt;&gt; &lt;&gt;&gt;&lt;&lt;&gt;&lt;&lt;&gt; &lt;&lt;&gt; &lt;&lt;&gt;&lt;&lt;&gt;&lt; &lt;&lt;&gt;&lt; &lt;&lt;&gt;&lt;&lt; &lt;</text:p>
      <text:p text:style-name="P5"/>
      <text:p text:style-name="P5">8.31m </text:p>
      <text:p text:style-name="P5">&gt; &gt;&lt;&lt; &gt;&gt;&lt; &lt;</text:p>
      <text:p text:style-name="P5">&gt; &gt;&gt;&lt;&lt; &gt;&lt;&lt; &gt;&lt;&lt;&gt;&gt;&lt; &gt;&gt;&lt; &gt;&gt;&lt;&lt; &lt;</text:p>
      <text:p text:style-name="P5">&gt; &gt;&gt;&gt;&lt;&lt; &gt;&gt;&lt;&lt; &gt;&gt;&lt;&lt;&gt;&lt;&lt; &gt;&lt;&lt; &gt;&lt;&lt;&gt;&lt;&lt;&gt;&gt;&lt; &gt;&lt;&lt;&gt;&gt;&lt; &gt;&lt;&lt;&gt;&gt;&lt;&gt;&gt;&lt; &gt;&gt;&lt; &gt;&gt;&lt;&gt;&gt;&lt;&lt; &gt;&gt;&lt;&lt; &gt;&gt;&lt;&lt;&lt; &lt;</text:p>
      <text:p text:style-name="P5"/>
      <text:p text:style-name="P5">8.31n </text:p>
      <text:p text:style-name="P5">&gt; &gt;&lt;&gt; &lt;&gt;&lt; &lt;</text:p>
      <text:p text:style-name="P5">&gt; &gt;&gt;&lt;&gt; &gt;&lt;&gt; &gt;&lt;&gt;&lt;&gt;&lt; &lt;&gt;&lt; &lt;&gt;&lt;&lt; &lt;</text:p>
      <text:p text:style-name="P5">&gt; &gt;&gt;&gt;&lt;&gt; &gt;&gt;&lt;&gt; &gt;&gt;&lt;&gt;&gt;&lt;&gt; &gt;&lt;&gt; &gt;&lt;&gt;&gt;&lt;&gt;&lt;&gt;&lt; &gt;&lt;&gt;&lt;&gt;&lt; &gt;&lt;&gt;&lt;&gt;&lt;&lt;&gt;&lt; &lt;&gt;&lt; &lt;&gt;&lt;&lt;&gt;&lt;&lt; &lt;&gt;&lt;&lt; &lt;&gt;&lt;&lt;&lt; &lt;</text:p>
      <text:p text:style-name="P5"/>
      <text:p text:style-name="P5">8.31o </text:p>
      <text:p text:style-name="P5">&gt; &gt;&gt;&lt; &gt;&lt;&lt; &lt;</text:p>
      <text:p text:style-name="P5">&gt; &gt;&gt;&gt;&lt; &gt;&gt;&lt; &gt;&gt;&lt;&gt;&lt;&lt; &gt;&lt;&lt; &gt;&lt;&lt;&lt; &lt;</text:p>
      <text:p text:style-name="P5">&gt; &gt;&gt;&gt;&gt;&lt; &gt;&gt;&gt;&lt; &gt;&gt;&gt;&lt;&gt;&gt;&lt; &gt;&gt;&lt; &gt;&gt;&lt;&gt;&gt;&lt;&gt;&lt;&lt; &gt;&gt;&lt;&gt;&lt;&lt; &gt;&gt;&lt;&gt;&lt;&lt;&gt;&lt;&lt; &gt;&lt;&lt; &gt;&lt;&lt;&gt;&lt;&lt;&lt; &gt;&lt;&lt;&lt; &gt;&lt;&lt;&lt;&lt; &lt;</text:p>
      <text:p text:style-name="P5"/>
      <text:p text:style-name="P5">8.31p </text:p>
      <text:p text:style-name="P5">&gt; &gt;&gt;&gt; &lt;&lt;&lt; &lt;</text:p>
      <text:p text:style-name="P5">&gt; &gt;&gt;&gt;&gt; &gt;&gt;&gt; &gt;&gt;&gt;&lt;&lt;&lt; &lt;&lt;&lt; &lt;&lt;&lt;&lt; &lt;</text:p>
      <text:p text:style-name="P5">&gt; &gt;&gt;&gt;&gt;&gt; &gt;&gt;&gt;&gt; &gt;&gt;&gt;&gt;&gt;&gt;&gt; &gt;&gt;&gt; &gt;&gt;&gt;&gt;&gt;&gt;&lt;&lt;&lt; &gt;&gt;&gt;&lt;&lt;&lt; &gt;&gt;&gt;&lt;&lt;&lt;&lt;&lt;&lt; &lt;&lt;&lt; &lt;&lt;&lt;&lt;&lt;&lt;&lt; &lt;&lt;&lt;&lt; &lt;&lt;&lt;&lt;&lt; &lt;</text:p>
      <text:p text:style-name="P2"/>
      <text:p text:style-name="P2"/>
      <text:p text:style-name="P3">8.32</text:p>
      <text:p text:style-name="P2"/>
      <text:p text:style-name="P5">8.32a </text:p>
      <text:p text:style-name="P5">&lt;&lt; &lt;&lt; &gt;&gt; &gt;&gt;</text:p>
      <text:p text:style-name="P5">&lt;&lt; &lt;&lt;&lt;&lt; &lt;&lt; &lt;&lt;&gt;&gt; &gt;&gt; &gt;&gt;&gt;&gt; &gt;&gt;</text:p>
      <text:p text:style-name="P5">&lt;&lt; &lt;&lt;&lt;&lt;&lt;&lt; &lt;&lt;&lt;&lt; &lt;&lt;&lt;&lt;&lt;&lt; &lt;&lt; &lt;&lt;&lt;&lt;&gt;&gt; &lt;&lt;&gt;&gt; &lt;&lt;&gt;&gt;&gt;&gt; &gt;&gt; &gt;&gt;&gt;&gt;&gt;&gt; &gt;&gt;&gt;&gt; &gt;&gt;&gt;&gt;&gt;&gt; &gt;&gt;</text:p>
      <text:p text:style-name="P5"/>
      <text:p text:style-name="P5">8.32b </text:p>
      <text:p text:style-name="P5">&lt;&lt; &lt;&gt; &lt;&gt; &gt;&gt;</text:p>
      <text:p text:style-name="P5">&lt;&lt; &lt;&lt;&lt;&gt; &lt;&gt; &lt;&gt;&lt;&gt; &lt;&gt; &lt;&gt;&gt;&gt; &gt;&gt;</text:p>
      <text:p text:style-name="P5">&lt;&lt; &lt;&lt;&lt;&lt;&lt;&gt; &lt;&lt;&lt;&gt; &lt;&lt;&lt;&gt;&lt;&gt; &lt;&gt; &lt;&gt;&lt;&gt;&lt;&gt; &lt;&gt;&lt;&gt; &lt;&gt;&lt;&gt;&lt;&gt; &lt;&gt; &lt;&gt;&lt;&gt;&gt;&gt; &lt;&gt;&gt;&gt; &lt;&gt;&gt;&gt;&gt;&gt; &gt;&gt;</text:p>
      <text:p text:style-name="P5"/>
      <text:p text:style-name="P5">8.32c </text:p>
      <text:p text:style-name="P5">&lt;&lt; &gt;&lt; &gt;&lt; &gt;&gt;</text:p>
      <text:p text:style-name="P5">&lt;&lt; &lt;&lt;&gt;&lt; &gt;&lt; &gt;&lt;&gt;&lt; &gt;&lt; &gt;&lt;&gt;&gt; &gt;&gt;</text:p>
      <text:p text:style-name="P5">&lt;&lt; &lt;&lt;&lt;&lt;&gt;&lt; &lt;&lt;&gt;&lt; &lt;&lt;&gt;&lt;&gt;&lt; &gt;&lt; &gt;&lt;&gt;&lt;&gt;&lt; &gt;&lt;&gt;&lt; &gt;&lt;&gt;&lt;&gt;&lt; &gt;&lt; &gt;&lt;&gt;&lt;&gt;&gt; &gt;&lt;&gt;&gt; &gt;&lt;&gt;&gt;&gt;&gt; &gt;&gt;</text:p>
      <text:p text:style-name="P5"/>
      <text:p text:style-name="P5">8.32d </text:p>
      <text:p text:style-name="P5">&lt;&lt; &gt;&gt; &lt;&lt; &gt;&gt;</text:p>
      <text:p text:style-name="P5">&lt;&lt; &lt;&lt;&gt;&gt; &gt;&gt; &gt;&gt;&lt;&lt; &lt;&lt; &lt;&lt;&gt;&gt; &gt;&gt;</text:p>
      <text:p text:style-name="P5">&lt;&lt; &lt;&lt;&lt;&lt;&gt;&gt; &lt;&lt;&gt;&gt; &lt;&lt;&gt;&gt;&gt;&gt; &gt;&gt; &gt;&gt;&lt;&lt; &gt;&gt;&lt;&lt;&lt;&lt; &lt;&lt; &lt;&lt;&lt;&lt;&gt;&gt; &lt;&lt;&gt;&gt; &lt;&lt;&gt;&gt;&gt;&gt; &gt;&gt;</text:p>
      <text:p text:style-name="P5"/>
      <text:p text:style-name="P5">8.32e </text:p>
      <text:p text:style-name="P5">&lt;&gt; &lt;&lt; &gt;&gt; &lt;&gt;</text:p>
      <text:p text:style-name="P5">&lt;&gt; &lt;&gt;&lt;&lt; &lt;&lt; &lt;&lt;&gt;&gt; &gt;&gt; &gt;&gt;&lt;&gt; &lt;&gt;</text:p>
      <text:p text:style-name="P5">&lt;&gt; &lt;&gt;&lt;&gt;&lt;&lt; &lt;&gt;&lt;&lt; &lt;&gt;&lt;&lt;&lt;&lt; &lt;&lt; &lt;&lt;&lt;&lt;&gt;&gt; &lt;&lt;&gt;&gt; &lt;&lt;&gt;&gt;&gt;&gt; &gt;&gt; &gt;&gt;&gt;&gt;&lt;&gt; &gt;&gt;&lt;&gt; &gt;&gt;&lt;&gt;&lt;&gt; &lt;&gt;</text:p>
      <text:p text:style-name="P5"/>
      <text:p text:style-name="P5">8.32f </text:p>
      <text:p text:style-name="P5">&lt;&gt; &lt;&gt; &lt;&gt; &lt;&gt;</text:p>
      <text:p text:style-name="P5">&lt;&gt; &lt;&gt;&lt;&gt; &lt;&gt; &lt;&gt;&lt;&gt; &lt;&gt; &lt;&gt;&lt;&gt; &lt;&gt;</text:p>
      <text:p text:style-name="P5">&lt;&gt; &lt;&gt;&lt;&gt;&lt;&gt; &lt;&gt;&lt;&gt; &lt;&gt;&lt;&gt;&lt;&gt; &lt;&gt; &lt;&gt;&lt;&gt;&lt;&gt; &lt;&gt;&lt;&gt; &lt;&gt;&lt;&gt;&lt;&gt; &lt;&gt; &lt;&gt;&lt;&gt;&lt;&gt; &lt;&gt;&lt;&gt; &lt;&gt;&lt;&gt;&lt;&gt; &lt;&gt;</text:p>
      <text:p text:style-name="P5"/>
      <text:p text:style-name="P5">8.32g </text:p>
      <text:p text:style-name="P5">&lt;&gt; &gt;&lt; &gt;&lt; &lt;&gt;</text:p>
      <text:p text:style-name="P5">&lt;&gt; &lt;&gt;&gt;&lt; &gt;&lt; &gt;&lt;&gt;&lt; &gt;&lt; &gt;&lt;&lt;&gt; &lt;&gt;</text:p>
      <text:p text:style-name="P5">&lt;&gt; &lt;&gt;&lt;&gt;&gt;&lt; &lt;&gt;&gt;&lt; &lt;&gt;&gt;&lt;&gt;&lt; &gt;&lt; &gt;&lt;&gt;&lt;&gt;&lt; &gt;&lt;&gt;&lt; &gt;&lt;&gt;&lt;&gt;&lt; &gt;&lt; &gt;&lt;&gt;&lt;&lt;&gt; &gt;&lt;&lt;&gt; &gt;&lt;&lt;&gt;&lt;&gt; &lt;&gt;</text:p>
      <text:p text:style-name="P5"/>
      <text:p text:style-name="P5">8.32h </text:p>
      <text:p text:style-name="P5">&lt;&gt; &gt;&gt; &lt;&lt; &lt;&gt;</text:p>
      <text:p text:style-name="P5">&lt;&gt; &lt;&gt;&gt;&gt; &gt;&gt; &gt;&gt;&lt;&lt; &lt;&lt; &lt;&lt;&lt;&gt; &lt;&gt;</text:p>
      <text:p text:style-name="P5">&lt;&gt; &lt;&gt;&lt;&gt;&gt;&gt; &lt;&gt;&gt;&gt; &lt;&gt;&gt;&gt;&gt;&gt; &gt;&gt; &gt;&gt;&gt;&gt;&lt;&lt; &gt;&gt;&lt;&lt; &gt;&gt;&lt;&lt;&lt;&lt; &lt;&lt; &lt;&lt;&lt;&lt;&lt;&gt; &lt;&lt;&lt;&gt; &lt;&lt;&lt;&gt;&lt;&gt; &lt;&gt;</text:p>
      <text:p text:style-name="P5"/>
      <text:p text:style-name="P5">8.32i </text:p>
      <text:p text:style-name="P5">&gt;&lt; &lt;&lt; &gt;&gt; &gt;&lt;</text:p>
      <text:p text:style-name="P5">&gt;&lt; &gt;&lt;&lt;&lt; &lt;&lt; &lt;&lt;&gt;&gt; &gt;&gt; &gt;&gt;&gt;&lt; &gt;&lt;</text:p>
      <text:p text:style-name="P5">&gt;&lt; &gt;&lt;&gt;&lt;&lt;&lt; &gt;&lt;&lt;&lt; &gt;&lt;&lt;&lt;&lt;&lt; &lt;&lt; &lt;&lt;&lt;&lt;&gt;&gt; &lt;&lt;&gt;&gt; &lt;&lt;&gt;&gt;&gt;&gt; &gt;&gt; &gt;&gt;&gt;&gt;&gt;&lt; &gt;&gt;&gt;&lt; &gt;&gt;&gt;&lt;&gt;&lt; &gt;&lt;</text:p>
      <text:p text:style-name="P5"/>
      <text:p text:style-name="P5">8.32j </text:p>
      <text:p text:style-name="P5">&gt;&lt; &lt;&gt; &lt;&gt; &gt;&lt;</text:p>
      <text:p text:style-name="P5">&gt;&lt; &gt;&lt;&lt;&gt; &lt;&gt; &lt;&gt;&lt;&gt; &lt;&gt; &lt;&gt;&gt;&lt; &gt;&lt;</text:p>
      <text:p text:style-name="P5">&gt;&lt; &gt;&lt;&gt;&lt;&lt;&gt; &gt;&lt;&lt;&gt; &gt;&lt;&lt;&gt;&lt;&gt; &lt;&gt; &lt;&gt;&lt;&gt;&lt;&gt; &lt;&gt;&lt;&gt; &lt;&gt;&lt;&gt;&lt;&gt; &lt;&gt; &lt;&gt;&lt;&gt;&gt;&lt; &lt;&gt;&gt;&lt; &lt;&gt;&gt;&lt;&gt;&lt; &gt;&lt;</text:p>
      <text:p text:style-name="P5"/>
      <text:p text:style-name="P5">8.32k </text:p>
      <text:p text:style-name="P5">&gt;&lt; &gt;&lt; &gt;&lt; &gt;&lt;</text:p>
      <text:p text:style-name="P5">&gt;&lt; &gt;&lt;&gt;&lt; &gt;&lt; &gt;&lt;&gt;&lt; &gt;&lt; &gt;&lt;&gt;&lt; &gt;&lt;</text:p>
      <text:p text:style-name="P5">&gt;&lt; &gt;&lt;&gt;&lt;&gt;&lt; &gt;&lt;&gt;&lt; &gt;&lt;&gt;&lt;&gt;&lt; &gt;&lt; &gt;&lt;&gt;&lt;&gt;&lt; &gt;&lt;&gt;&lt; &gt;&lt;&gt;&lt;&gt;&lt; &gt;&lt; &gt;&lt;&gt;&lt;&gt;&lt; &gt;&lt;&gt;&lt; &gt;&lt;&gt;&lt;&gt;&lt; &gt;&lt;</text:p>
      <text:p text:style-name="P5"/>
      <text:p text:style-name="P5">8.32l </text:p>
      <text:p text:style-name="P5">&gt;&lt; &gt;&gt; &lt;&lt; &gt;&lt;</text:p>
      <text:p text:style-name="P5">&gt;&lt; &gt;&lt;&gt;&gt; &gt;&gt; &gt;&gt;&lt;&lt; &lt;&lt; &lt;&lt;&gt;&lt; &gt;&lt;</text:p>
      <text:p text:style-name="P5">&gt;&lt; &gt;&lt;&gt;&lt;&gt;&gt; &gt;&lt;&gt;&gt; &gt;&lt;&gt;&gt;&gt;&gt; &gt;&gt; &gt;&gt;&gt;&gt;&lt;&lt; &gt;&gt;&lt;&lt; &gt;&gt;&lt;&lt;&lt;&lt; &lt;&lt; &lt;&lt;&lt;&lt;&gt;&lt; &lt;&lt;&gt;&lt; &lt;&lt;&gt;&lt;&gt;&lt; &gt;&lt;</text:p>
      <text:p text:style-name="P5"/>
      <text:p text:style-name="P5">8.32m </text:p>
      <text:p text:style-name="P5">&gt;&gt; &lt;&lt; &gt;&gt; &lt;&lt;</text:p>
      <text:p text:style-name="P5">&gt;&gt; &gt;&gt;&lt;&lt; &lt;&lt; &lt;&lt;&gt;&gt; &gt;&gt; &gt;&gt;&lt;&lt; &lt;&lt;</text:p>
      <text:p text:style-name="P5">&gt;&gt; &gt;&gt;&gt;&gt;&lt;&lt; &gt;&gt;&lt;&lt; &gt;&gt;&lt;&lt;&lt;&lt; &lt;&lt; &lt;&lt;&lt;&lt;&gt;&gt; &lt;&lt;&gt;&gt; &lt;&lt;&gt;&gt;&gt;&gt; &gt;&gt; &gt;&gt;&gt;&gt;&lt;&lt; &gt;&gt;&lt;&lt; &gt;&gt;&lt;&lt;&lt;&lt; &lt;&lt;</text:p>
      <text:p text:style-name="P5"/>
      <text:p text:style-name="P5">8.32n </text:p>
      <text:p text:style-name="P5">&gt;&gt; &lt;&gt; &lt;&gt; &lt;&lt;</text:p>
      <text:p text:style-name="P5">&gt;&gt; &gt;&gt;&lt;&gt; &lt;&gt; &lt;&gt;&lt;&gt; &lt;&gt; &lt;&gt;&lt;&lt; &lt;&lt;</text:p>
      <text:p text:style-name="P5">&gt;&gt; &gt;&gt;&gt;&gt;&lt;&gt; &gt;&gt;&lt;&gt; &gt;&gt;&lt;&gt;&lt;&gt; &lt;&gt; &lt;&gt;&lt;&gt;&lt;&gt; &lt;&gt;&lt;&gt; &lt;&gt;&lt;&gt;&lt;&gt; &lt;&gt; &lt;&gt;&lt;&gt;&lt;&lt; &lt;&gt;&lt;&lt; &lt;&gt;&lt;&lt;&lt;&lt; &lt;&lt;</text:p>
      <text:p text:style-name="P5"/>
      <text:p text:style-name="P5">8.32o </text:p>
      <text:p text:style-name="P5">&gt;&gt; &gt;&lt; &gt;&lt; &lt;&lt;</text:p>
      <text:p text:style-name="P5">&gt;&gt; &gt;&gt;&gt;&lt; &gt;&lt; &gt;&lt;&gt;&lt; &gt;&lt; &gt;&lt;&lt;&lt; &lt;&lt;</text:p>
      <text:p text:style-name="P5">&gt;&gt; &gt;&gt;&gt;&gt;&gt;&lt; &gt;&gt;&gt;&lt; &gt;&gt;&gt;&lt;&gt;&lt; &gt;&lt; &gt;&lt;&gt;&lt;&gt;&lt; &gt;&lt;&gt;&lt; &gt;&lt;&gt;&lt;&gt;&lt; &gt;&lt; &gt;&lt;&gt;&lt;&lt;&lt; &gt;&lt;&lt;&lt; &gt;&lt;&lt;&lt;&lt;&lt; &lt;&lt;</text:p>
      <text:p text:style-name="P5"/>
      <text:p text:style-name="P5">8.32p </text:p>
      <text:p text:style-name="P5">&gt;&gt; &gt;&gt; &lt;&lt; &lt;&lt;</text:p>
      <text:p text:style-name="P5">&gt;&gt; &gt;&gt;&gt;&gt; &gt;&gt; &gt;&gt;&lt;&lt; &lt;&lt; &lt;&lt;&lt;&lt; &lt;&lt;</text:p>
      <text:p text:style-name="P5">&gt;&gt; &gt;&gt;&gt;&gt;&gt;&gt; &gt;&gt;&gt;&gt; &gt;&gt;&gt;&gt;&gt;&gt; &gt;&gt; &gt;&gt;&gt;&gt;&lt;&lt; &gt;&gt;&lt;&lt; &gt;&gt;&lt;&lt;&lt;&lt; &lt;&lt; &lt;&lt;&lt;&lt;&lt;&lt; &lt;&lt;&lt;&lt; &lt;&lt;&lt;&lt;&lt;&lt; &lt;&lt;</text:p>
      <text:p text:style-name="P2"/>
      <text:p text:style-name="P2"/>
      <text:p text:style-name="P3">8.33</text:p>
      <text:p text:style-name="P2"/>
      <text:p text:style-name="P5">8.33a </text:p>
      <text:p text:style-name="P5">&lt;&lt;&lt; &lt; &gt; &gt;&gt;&gt;</text:p>
      <text:p text:style-name="P5">&lt;&lt;&lt; &lt;&lt;&lt;&lt; &lt; &lt;&gt; &gt; &gt;&gt;&gt;&gt; &gt;&gt;&gt;</text:p>
      <text:p text:style-name="P5">&lt;&lt;&lt; &lt;&lt;&lt;&lt;&lt;&lt;&lt; &lt;&lt;&lt;&lt; &lt;&lt;&lt;&lt;&lt; &lt; &lt;&lt;&gt; &lt;&gt; &lt;&gt;&gt; &gt; &gt;&gt;&gt;&gt;&gt; &gt;&gt;&gt;&gt; &gt;&gt;&gt;&gt;&gt;&gt;&gt; &gt;&gt;&gt;</text:p>
      <text:p text:style-name="P5"/>
      <text:p text:style-name="P5">8.33b </text:p>
      <text:p text:style-name="P5">&lt;&lt;&lt; &gt; &lt; &gt;&gt;&gt;</text:p>
      <text:p text:style-name="P5">&lt;&lt;&lt; &lt;&lt;&lt;&gt; &gt; &gt;&lt; &lt; &lt;&gt;&gt;&gt; &gt;&gt;&gt;</text:p>
      <text:p text:style-name="P5">&lt;&lt;&lt; &lt;&lt;&lt;&lt;&lt;&lt;&gt; &lt;&lt;&lt;&gt; &lt;&lt;&lt;&gt;&gt; &gt; &gt;&gt;&lt; &gt;&lt; &gt;&lt;&lt; &lt; &lt;&lt;&gt;&gt;&gt; &lt;&gt;&gt;&gt; &lt;&gt;&gt;&gt;&gt;&gt;&gt; &gt;&gt;&gt;</text:p>
      <text:p text:style-name="P5"/>
      <text:p text:style-name="P5">8.33c SB+</text:p>
      <text:p text:style-name="P5">&lt;&lt;&gt; &lt; &gt; &lt;&gt;&gt;</text:p>
      <text:p text:style-name="P5">&lt;&lt;&gt; &lt;&lt;&gt;&lt; &lt; &lt;&gt; &gt; &gt;&lt;&gt;&gt; &lt;&gt;&gt;</text:p>
      <text:p text:style-name="P5">&lt;&lt;&gt; &lt;&lt;&gt;&lt;&lt;&gt;&lt; &lt;&lt;&gt;&lt; &lt;&lt;&gt;&lt;&lt; &lt; &lt;&lt;&gt; &lt;&gt; &lt;&gt;&gt; &gt; &gt;&gt;&lt;&gt;&gt; &gt;&lt;&gt;&gt; &gt;&lt;&gt;&gt;&lt;&gt;&gt; &lt;&gt;&gt;</text:p>
      <text:p text:style-name="P5">1:1 3:2 2:1 3:1 &lt; 1:1 &lt;&gt; 1:1 &gt; 3:1 2:1 3:2 1:1</text:p>
      <text:p text:style-name="P5"/>
      <text:p text:style-name="P5">8.33d </text:p>
      <text:p text:style-name="P5">&lt;&lt;&gt; &gt; &lt; &lt;&gt;&gt;</text:p>
      <text:p text:style-name="P5">&lt;&lt;&gt; &lt;&lt;&gt;&gt; &gt; &gt;&lt; &lt; &lt;&lt;&gt;&gt; &lt;&gt;&gt;</text:p>
      <text:p text:style-name="P5">&lt;&lt;&gt; &lt;&lt;&gt;&lt;&lt;&gt;&gt; &lt;&lt;&gt;&gt; &lt;&lt;&gt;&gt;&gt; &gt; &gt;&gt;&lt; &gt;&lt; &gt;&lt;&lt; &lt; &lt;&lt;&lt;&gt;&gt; &lt;&lt;&gt;&gt; &lt;&lt;&gt;&gt;&lt;&gt;&gt; &lt;&gt;&gt;</text:p>
      <text:p text:style-name="P5"/>
      <text:p text:style-name="P5">8.33e SB+</text:p>
      <text:p text:style-name="P5">&lt;&gt;&lt; &lt; &gt; &gt;&lt;&gt;</text:p>
      <text:p text:style-name="P5">&lt;&gt;&lt; &lt;&gt;&lt;&lt; &lt; &lt;&gt; &gt; &gt;&gt;&lt;&gt; &gt;&lt;&gt;</text:p>
      <text:p text:style-name="P5">&lt;&gt;&lt; &lt;&gt;&lt;&lt;&gt;&lt;&lt; &lt;&gt;&lt;&lt; &lt;&gt;&lt;&lt;&lt; &lt; &lt;&lt;&gt; &lt;&gt; &lt;&gt;&gt; &gt; &gt;&gt;&gt;&lt;&gt; &gt;&gt;&lt;&gt; &gt;&gt;&lt;&gt;&gt;&lt;&gt; &gt;&lt;&gt;</text:p>
      <text:p text:style-name="P5"/>
      <text:p text:style-name="P5">8.33f </text:p>
      <text:p text:style-name="P5">&lt;&gt;&lt; &gt; &lt; &gt;&lt;&gt;</text:p>
      <text:p text:style-name="P5">&lt;&gt;&lt; &lt;&gt;&lt;&gt; &gt; &gt;&lt; &lt; &lt;&gt;&lt;&gt; &gt;&lt;&gt;</text:p>
      <text:p text:style-name="P5">&lt;&gt;&lt; &lt;&gt;&lt;&lt;&gt;&lt;&gt; &lt;&gt;&lt;&gt; &lt;&gt;&lt;&gt;&gt; &gt; &gt;&gt;&lt; &gt;&lt; &gt;&lt;&lt; &lt; &lt;&lt;&gt;&lt;&gt; &lt;&gt;&lt;&gt; &lt;&gt;&lt;&gt;&gt;&lt;&gt; &gt;&lt;&gt;</text:p>
      <text:p text:style-name="P5"/>
      <text:p text:style-name="P5">8.33g </text:p>
      <text:p text:style-name="P5">&lt;&gt;&gt; &lt; &gt; &lt;&lt;&gt;</text:p>
      <text:p text:style-name="P5">&lt;&gt;&gt; &lt;&gt;&gt;&lt; &lt; &lt;&gt; &gt; &gt;&lt;&lt;&gt; &lt;&lt;&gt;</text:p>
      <text:p text:style-name="P5">&lt;&gt;&gt; &lt;&gt;&gt;&lt;&gt;&gt;&lt; &lt;&gt;&gt;&lt; &lt;&gt;&gt;&lt;&lt; &lt; &lt;&lt;&gt; &lt;&gt; &lt;&gt;&gt; &gt; &gt;&gt;&lt;&lt;&gt; &gt;&lt;&lt;&gt; &gt;&lt;&lt;&gt;&lt;&lt;&gt; &lt;&lt;&gt;</text:p>
      <text:p text:style-name="P5"/>
      <text:p text:style-name="P5">8.33h </text:p>
      <text:p text:style-name="P5">&lt;&gt;&gt; &gt; &lt; &lt;&lt;&gt;</text:p>
      <text:p text:style-name="P5">&lt;&gt;&gt; &lt;&gt;&gt;&gt; &gt; &gt;&lt; &lt; &lt;&lt;&lt;&gt; &lt;&lt;&gt;</text:p>
      <text:p text:style-name="P5">&lt;&gt;&gt; &lt;&gt;&gt;&lt;&gt;&gt;&gt; &lt;&gt;&gt;&gt; &lt;&gt;&gt;&gt;&gt; &gt; &gt;&gt;&lt; <text:s/>&gt;&lt; &gt;&lt;&lt; &lt; &lt;&lt;&lt;&lt;&gt; &lt;&lt;&lt;&gt; &lt;&lt;&lt;&gt;&lt;&lt;&gt; &lt;&lt;&gt;</text:p>
      <text:p text:style-name="P5"/>
      <text:p text:style-name="P5">8.33i </text:p>
      <text:p text:style-name="P5">&gt;&lt;&lt; &lt; &gt; &gt;&gt;&lt;</text:p>
      <text:p text:style-name="P5">&gt;&lt;&lt; &gt;&lt;&lt;&lt; &lt; &lt;&gt; &gt; &gt;&gt;&gt;&lt; &gt;&gt;&lt;</text:p>
      <text:p text:style-name="P5">&gt;&lt;&lt; &gt;&lt;&lt;&gt;&lt;&lt;&lt; &gt;&lt;&lt;&lt; &gt;&lt;&lt;&lt;&lt; &lt; &lt;&lt;&gt; &lt;&gt; &lt;&gt;&gt; &gt; &gt;&gt;&gt;&gt;&lt; &gt;&gt;&gt;&lt; &gt;&gt;&gt;&lt;&gt;&gt;&lt; &gt;&gt;&lt;</text:p>
      <text:p text:style-name="P5"/>
      <text:p text:style-name="P5">8.33j </text:p>
      <text:p text:style-name="P5">&gt;&lt;&lt; &gt; &lt; &gt;&gt;&lt;</text:p>
      <text:p text:style-name="P5">&gt;&lt;&lt; &gt;&lt;&lt;&gt; &gt; &gt;&lt; &lt; &lt;&gt;&gt;&lt; &gt;&gt;&lt;</text:p>
      <text:p text:style-name="P5">&gt;&lt;&lt; &gt;&lt;&lt;&gt;&lt;&lt;&gt; &gt;&lt;&lt;&gt; &gt;&lt;&lt;&gt;&gt; &gt; &gt;&gt;&lt; &gt;&lt; &gt;&lt;&lt; &lt; &lt;&lt;&gt;&gt;&lt; &lt;&gt;&gt;&lt; &lt;&gt;&gt;&lt;&gt;&gt;&lt; &gt;&gt;&lt;</text:p>
      <text:p text:style-name="P5"/>
      <text:p text:style-name="P5">8.33k </text:p>
      <text:p text:style-name="P5">&gt;&lt;&gt; &lt; &gt; &lt;&gt;&lt;</text:p>
      <text:p text:style-name="P5">&gt;&lt;&gt; &gt;&lt;&gt;&lt; &lt; &lt;&gt; &gt; &gt;&lt;&gt;&lt; &lt;&gt;&lt;</text:p>
      <text:p text:style-name="P5">&gt;&lt;&gt; &gt;&lt;&gt;&gt;&lt;&gt;&lt; &gt;&lt;&gt;&lt; &gt;&lt;&gt;&lt;&lt; &lt; &lt;&lt;&gt; &lt;&gt; &lt;&gt;&gt; &gt; &gt;&gt;&lt;&gt;&lt; &gt;&lt;&gt;&lt; &gt;&lt;&gt;&lt;&lt;&gt;&lt; &lt;&gt;&lt;</text:p>
      <text:p text:style-name="P5"/>
      <text:p text:style-name="P5">8.33l </text:p>
      <text:p text:style-name="P5">&gt;&lt;&gt; &gt; &lt; &lt;&gt;&lt;</text:p>
      <text:p text:style-name="P5">&gt;&lt;&gt; &gt;&lt;&gt;&gt; &gt; &gt;&lt; &lt; &lt;&lt;&gt;&lt; &lt;&gt;&lt;</text:p>
      <text:p text:style-name="P5">&gt;&lt;&gt; &gt;&lt;&gt;&gt;&lt;&gt;&gt; &gt;&lt;&gt;&gt; &gt;&lt;&gt;&gt;&gt; &gt; &gt;&gt;&lt; &gt;&lt; &gt;&lt;&lt; &lt; &lt;&lt;&lt;&gt;&lt; &lt;&lt;&gt;&lt; &lt;&lt;&gt;&lt;&lt;&gt;&lt; &lt;&gt;&lt;</text:p>
      <text:p text:style-name="P5"/>
      <text:p text:style-name="P5">8.33m </text:p>
      <text:p text:style-name="P5">&gt;&gt;&lt; &lt; &gt; &gt;&lt;&lt;</text:p>
      <text:p text:style-name="P5">&gt;&gt;&lt; &gt;&gt;&lt;&lt; &lt; &lt;&gt; &gt; &gt;&gt;&lt;&lt; &gt;&lt;&lt;</text:p>
      <text:p text:style-name="P5">&gt;&gt;&lt; &gt;&gt;&lt;&gt;&gt;&lt;&lt; &gt;&gt;&lt;&lt; &gt;&gt;&lt;&lt;&lt; &lt; &lt;&lt;&gt; &lt;&gt; &lt;&gt;&gt; &gt; &gt;&gt;&gt;&lt;&lt; &gt;&gt;&lt;&lt; &gt;&gt;&lt;&lt;&gt;&lt;&lt; &gt;&lt;&lt;</text:p>
      <text:p text:style-name="P5"/>
      <text:p text:style-name="P5">8.33n </text:p>
      <text:p text:style-name="P5">&gt;&gt;&lt; &gt; &lt; &gt;&lt;&lt;</text:p>
      <text:p text:style-name="P5">&gt;&gt;&lt; &gt;&gt;&lt;&gt; &gt; &gt;&lt; &lt; &lt;&gt;&lt;&lt; &gt;&lt;&lt;</text:p>
      <text:p text:style-name="P5">&gt;&gt;&lt; &gt;&gt;&lt;&gt;&gt;&lt;&gt; &gt;&gt;&lt;&gt; &gt;&gt;&lt;&gt;&gt; &gt; &gt;&gt;&lt; &gt;&lt; &gt;&lt;&lt; &lt; &lt;&lt;&gt;&lt;&lt; &lt;&gt;&lt;&lt; &lt;&gt;&lt;&lt;&gt;&lt;&lt; &gt;&lt;&lt;</text:p>
      <text:p text:style-name="P5"/>
      <text:p text:style-name="P5">8.33o </text:p>
      <text:p text:style-name="P5">&gt;&gt;&gt; &lt; &gt; &lt;&lt;&lt;</text:p>
      <text:p text:style-name="P5">&gt;&gt;&gt; &gt;&gt;&gt;&lt; &lt; &lt;&gt; &gt; &gt;&lt;&lt;&lt; &lt;&lt;&lt;</text:p>
      <text:p text:style-name="P5">&gt;&gt;&gt; &gt;&gt;&gt;&gt;&gt;&gt;&lt; &gt;&gt;&gt;&lt; &gt;&gt;&gt;&lt;&lt; &lt; &lt;&lt;&gt; &lt;&gt; &lt;&gt;&gt; &gt; &gt;&gt;&lt;&lt;&lt; &gt;&lt;&lt;&lt; &gt;&lt;&lt;&lt;&lt;&lt;&lt; &lt;&lt;&lt;</text:p>
      <text:p text:style-name="P5"/>
      <text:p text:style-name="P5">8.33p </text:p>
      <text:p text:style-name="P5">&gt;&gt;&gt; &gt; &lt; &lt;&lt;&lt;</text:p>
      <text:p text:style-name="P5">&gt;&gt;&gt; &gt;&gt;&gt;&gt; &gt; &gt;&lt; &lt; &lt;&lt;&lt;&lt; &lt;&lt;&lt;</text:p>
      <text:p text:style-name="P5">&gt;&gt;&gt; &gt;&gt;&gt;&gt;&gt;&gt;&gt; &gt;&gt;&gt;&gt; &gt;&gt;&gt;&gt;&gt; &gt; &gt;&gt;&lt; &gt;&lt; &gt;&lt;&lt; &lt; &lt;&lt;&lt;&lt;&lt; &lt;&lt;&lt;&lt; &lt;&lt;&lt;&lt;&lt;&lt;&lt; &lt;&lt;&lt;</text:p>
      <text:p text:style-name="P2"/>
      <text:p text:style-name="P2"/>
      <text:p text:style-name="P3">_8.31</text:p>
      <text:p text:style-name="P2"/>
      <text:p text:style-name="P5">_8.31a </text:p>
      <text:p text:style-name="P5">&lt; &lt;&lt;&lt;_&gt;&gt;&gt; &gt;</text:p>
      <text:p text:style-name="P5">&lt; &lt;&lt;&lt;&lt; &lt;&lt;&lt;_&gt;&gt;&gt; &gt;&gt;&gt;&gt; &gt;</text:p>
      <text:p text:style-name="P5">&lt; &lt;&lt;&lt;&lt;&lt; &lt;&lt;&lt;&lt; &lt;&lt;&lt;&lt;&lt;&lt;&lt; &lt;&lt;&lt;_&gt;&gt;&gt; &gt;&gt;&gt;&gt;&gt;&gt;&gt; &gt;&gt;&gt;&gt; &gt;&gt;&gt;&gt;&gt; &gt;</text:p>
      <text:p text:style-name="P5"/>
      <text:p text:style-name="P5">_8.31b OBS</text:p>
      <text:p text:style-name="P5">&lt; &lt;&lt;&gt;_&lt;&gt;&gt; &gt;</text:p>
      <text:p text:style-name="P5">&lt; &lt;&lt;&lt;&gt; &lt;&lt;&gt;_&lt;&gt;&gt; &lt;&gt;&gt;&gt; &gt;</text:p>
      <text:p text:style-name="P5">&lt; &lt;&lt;&lt;&lt;&gt; &lt;&lt;&lt;&gt; &lt;&lt;&lt;&gt;&lt;&lt;&gt; &lt;&lt;&gt;_&lt;&gt;&gt; &lt;&gt;&gt;&lt;&gt;&gt;&gt; &lt;&gt;&gt;&gt; &lt;&gt;&gt;&gt;&gt; &gt;</text:p>
      <text:p text:style-name="P5"/>
      <text:p text:style-name="P5">_8.31c </text:p>
      <text:p text:style-name="P5">&lt; &lt;&gt;&lt;_&gt;&lt;&gt; &gt;</text:p>
      <text:p text:style-name="P5">&lt; &lt;&lt;&gt;&lt; &lt;&gt;&lt;_&gt;&lt;&gt; &gt;&lt;&gt;&gt; &gt;</text:p>
      <text:p text:style-name="P5">&lt; &lt;&lt;&lt;&gt;&lt; &lt;&lt;&gt;&lt; &lt;&lt;&gt;&lt;&lt;&gt;&lt; &lt;&gt;&lt;_&gt;&lt;&gt; &gt;&lt;&gt;&gt;&lt;&gt;&gt; &gt;&lt;&gt;&gt; &gt;&lt;&gt;&gt;&gt; &gt;</text:p>
      <text:p text:style-name="P5"/>
      <text:p text:style-name="P5">_8.31d </text:p>
      <text:p text:style-name="P5">&lt; &lt;&gt;&gt;_&lt;&lt;&gt; &gt;</text:p>
      <text:p text:style-name="P5">&lt; &lt;&lt;&gt;&gt; &lt;&gt;&gt;_&lt;&lt;&gt; &lt;&lt;&gt;&gt; &gt;</text:p>
      <text:p text:style-name="P5">&lt; &lt;&lt;&lt;&gt;&gt; &lt;&lt;&gt;&gt; &lt;&lt;&gt;&gt;&lt;&gt;&gt; &lt;&gt;&gt;_&lt;&lt;&gt; &lt;&lt;&gt;&lt;&lt;&gt;&gt; &lt;&lt;&gt;&gt; &lt;&lt;&gt;&gt;&gt; &gt;</text:p>
      <text:p text:style-name="P5"/>
      <text:p text:style-name="P5">_8.31e </text:p>
      <text:p text:style-name="P5">&lt; &gt;&lt;&lt;_&gt;&gt;&lt; &gt;</text:p>
      <text:p text:style-name="P5">&lt; &lt;&gt;&lt;&lt; &gt;&lt;&lt;_&gt;&gt;&lt; &gt;&gt;&lt;&gt; &gt;</text:p>
      <text:p text:style-name="P5">&lt; &lt;&lt;&gt;&lt;&lt; &lt;&gt;&lt;&lt; &lt;&gt;&lt;&lt;&gt;&lt;&lt; &gt;&lt;&lt;_&gt;&gt;&lt; &gt;&gt;&lt;&gt;&gt;&lt;&gt; &gt;&gt;&lt;&gt; &gt;&gt;&lt;&gt;&gt; &gt;</text:p>
      <text:p text:style-name="P5"/>
      <text:p text:style-name="P5">_8.31f </text:p>
      <text:p text:style-name="P5">&lt; &gt;&lt;&gt;_&lt;&gt;&lt; &gt;</text:p>
      <text:p text:style-name="P5">&lt; &lt;&gt;&lt;&gt; &gt;&lt;&gt;_&lt;&gt;&lt; &lt;&gt;&lt;&gt; &gt;</text:p>
      <text:p text:style-name="P5">&lt; &lt;&lt;&gt;&lt;&gt; &lt;&gt;&lt;&gt; &lt;&gt;&lt;&gt;&gt;&lt;&gt; &gt;&lt;&gt;_&lt;&gt;&lt; &lt;&gt;&lt;&lt;&gt;&lt;&gt; &lt;&gt;&lt;&gt; &lt;&gt;&lt;&gt;&gt; &gt;</text:p>
      <text:p text:style-name="P5"/>
      <text:p text:style-name="P5">_8.31g </text:p>
      <text:p text:style-name="P5">&lt; &gt;&gt;&lt;_&gt;&lt;&lt; &gt;</text:p>
      <text:p text:style-name="P5">&lt; &lt;&gt;&gt;&lt; &gt;&gt;&lt;_&gt;&lt;&lt; &gt;&lt;&lt;&gt; &gt;</text:p>
      <text:p text:style-name="P5">&lt; &lt;&lt;&gt;&gt;&lt; &lt;&gt;&gt;&lt; &lt;&gt;&gt;&lt;&gt;&gt;&lt; &gt;&gt;&lt;_&gt;&lt;&lt; &gt;&lt;&lt;&gt;&lt;&lt;&gt; &gt;&lt;&lt;&gt; &gt;&lt;&lt;&gt;&gt; &gt;</text:p>
      <text:p text:style-name="P5"/>
      <text:p text:style-name="P5">_8.31h </text:p>
      <text:p text:style-name="P5">&lt; &gt;&gt;&gt;_&lt;&lt;&lt; &gt;</text:p>
      <text:p text:style-name="P5">&lt; &lt;&gt;&gt;&gt; &gt;&gt;&gt;_&lt;&lt;&lt; &lt;&lt;&lt;&gt; &gt;</text:p>
      <text:p text:style-name="P5">&lt; &lt;&lt;&gt;&gt;&gt; &lt;&gt;&gt;&gt; &lt;&gt;&gt;&gt;&gt;&gt;&gt; &gt;&gt;&gt;_&lt;&lt;&lt; &lt;&lt;&lt;&lt;&lt;&lt;&gt; &lt;&lt;&lt;&gt; &lt;&lt;&lt;&gt;&gt; &gt;</text:p>
      <text:p text:style-name="P5"/>
      <text:p text:style-name="P5">_8.31i </text:p>
      <text:p text:style-name="P5">&gt; &lt;&lt;&lt;_&gt;&gt;&gt; &lt;</text:p>
      <text:p text:style-name="P5">&gt; &gt;&lt;&lt;&lt; &lt;&lt;&lt;_&gt;&gt;&gt; &gt;&gt;&gt;&lt; &lt;<text:line-break/>&gt; &gt;&gt;&lt;&lt;&lt; &gt;&lt;&lt;&lt; &gt;&lt;&lt;&lt;&lt;&lt;&lt; &lt;&lt;&lt;_&gt;&gt;&gt; &gt;&gt;&gt;&gt;&gt;&gt;&lt; &gt;&gt;&gt;&lt; &gt;&gt;&gt;&lt;&lt; &lt;</text:p>
      <text:p text:style-name="P5"/>
      <text:p text:style-name="P5">_8.31j </text:p>
      <text:p text:style-name="P5">&gt; &lt;&lt;&gt;_&lt;&gt;&gt; &lt;</text:p>
      <text:p text:style-name="P5">&gt; &gt;&lt;&lt;&gt; &lt;&lt;&gt;_&lt;&gt;&gt; &lt;&gt;&gt;&lt; &lt;</text:p>
      <text:p text:style-name="P5">&gt; &gt;&gt;&lt;&lt;&gt; &gt;&lt;&lt;&gt; &gt;&lt;&lt;&gt;&lt;&lt;&gt; &lt;&lt;&gt;_&lt;&gt;&gt; &lt;&gt;&gt;&lt;&gt;&gt;&lt; &lt;&gt;&gt;&lt; &lt;&gt;&gt;&lt;&lt; &lt;</text:p>
      <text:p text:style-name="P5"/>
      <text:p text:style-name="P5">_8.31k </text:p>
      <text:p text:style-name="P5">&gt; &lt;&gt;&lt;_&gt;&lt;&gt; &lt;</text:p>
      <text:p text:style-name="P5">&gt; &gt;&lt;&gt;&lt; &lt;&gt;&lt;_&gt;&lt;&gt; &gt;&lt;&gt;&lt; &lt;</text:p>
      <text:p text:style-name="P5">&gt; &gt;&gt;&lt;&gt;&lt; &gt;&lt;&gt;&lt; &gt;&lt;&gt;&lt;&lt;&gt;&lt; &lt;&gt;&lt;_&gt;&lt;&gt; &gt;&lt;&gt;&gt;&lt;&gt;&lt; &gt;&lt;&gt;&lt; &gt;&lt;&gt;&lt;&lt; &lt;</text:p>
      <text:p text:style-name="P5"/>
      <text:p text:style-name="P5">_8.31l </text:p>
      <text:p text:style-name="P5">&gt; &lt;&gt;&gt;_&lt;&lt;&gt; &lt;</text:p>
      <text:p text:style-name="P5">&gt; &gt;&lt;&gt;&gt; &lt;&gt;&gt;_&lt;&lt;&gt; &lt;&lt;&gt;&lt; &lt;</text:p>
      <text:p text:style-name="P5">&gt; &gt;&gt;&lt;&gt;&gt; &gt;&lt;&gt;&gt; &gt;&lt;&gt;&gt;&lt;&gt;&gt; &lt;&gt;&gt;_&lt;&lt;&gt; &lt;&lt;&gt;&lt;&lt;&gt;&lt; &lt;&lt;&gt;&lt; &lt;&lt;&gt;&lt;&lt; &lt;</text:p>
      <text:p text:style-name="P5"/>
      <text:p text:style-name="P5">_8.31m </text:p>
      <text:p text:style-name="P5">&gt; &gt;&lt;&lt;_&gt;&gt;&lt; &lt;</text:p>
      <text:p text:style-name="P5">&gt; &gt;&gt;&lt;&lt; &gt;&lt;&lt;_&gt;&gt;&lt; &gt;&gt;&lt;&lt; &lt;</text:p>
      <text:p text:style-name="P5">&gt; &gt;&gt;&gt;&lt;&lt; &gt;&gt;&lt;&lt; &gt;&gt;&lt;&lt;&gt;&lt;&lt; &gt;&lt;&lt;_&gt;&gt;&lt; &gt;&gt;&lt;&gt;&gt;&lt;&lt; &gt;&gt;&lt;&lt; &gt;&gt;&lt;&lt;&lt; &lt;</text:p>
      <text:p text:style-name="P5"/>
      <text:p text:style-name="P5">_8.31n </text:p>
      <text:p text:style-name="P5">&gt; &gt;&lt;&gt;_&lt;&gt;&lt; &lt;</text:p>
      <text:p text:style-name="P5">&gt; &gt;&gt;&lt;&gt; &gt;&lt;&gt;_&lt;&gt;&lt; &lt;&gt;&lt;&lt; &lt;</text:p>
      <text:p text:style-name="P5">&gt; &gt;&gt;&gt;&lt;&gt; &gt;&gt;&lt;&gt; &gt;&gt;&lt;&gt;&gt;&lt;&gt; &gt;&lt;&gt;_&lt;&gt;&lt; &lt;&gt;&lt;&lt;&gt;&lt;&lt; &lt;&gt;&lt;&lt; &lt;&gt;&lt;&lt;&lt; &lt;</text:p>
      <text:p text:style-name="P5"/>
      <text:p text:style-name="P5">_8.31o </text:p>
      <text:p text:style-name="P5">&gt; &gt;&gt;&lt;_&gt;&lt;&lt; &lt;</text:p>
      <text:p text:style-name="P5">&gt; &gt;&gt;&gt;&lt; &gt;&gt;&lt;_&gt;&lt;&lt; &gt;&lt;&lt;&lt; &lt;</text:p>
      <text:p text:style-name="P5">&gt; &gt;&gt;&gt;&gt;&lt; &gt;&gt;&gt;&lt; &gt;&gt;&gt;&lt;&gt;&gt;&lt; &gt;&gt;&lt;_&gt;&lt;&lt; &gt;&lt;&lt;&gt;&lt;&lt;&lt; &gt;&lt;&lt;&lt; &gt;&lt;&lt;&lt;&lt; &lt;</text:p>
      <text:p text:style-name="P5"/>
      <text:p text:style-name="P5">_8.31p </text:p>
      <text:p text:style-name="P5">&gt; &gt;&gt;&gt;_&lt;&lt;&lt; &lt;</text:p>
      <text:p text:style-name="P5">&gt; &gt;&gt;&gt;&gt; &gt;&gt;&gt;_&lt;&lt;&lt; &lt;&lt;&lt;&lt; &lt;</text:p>
      <text:p text:style-name="P5">&gt; &gt;&gt;&gt;&gt;&gt; &gt;&gt;&gt;&gt; &gt;&gt;&gt;&gt;&gt;&gt;&gt; &gt;&gt;&gt;_&lt;&lt;&lt; &lt;&lt;&lt;&lt;&lt;&lt;&lt; &lt;&lt;&lt;&lt; &lt;&lt;&lt;&lt;&lt; &lt;</text:p>
      <text:p text:style-name="P2"/>
      <text:p text:style-name="P2"/>
      <text:p text:style-name="P3">_8.32</text:p>
      <text:p text:style-name="P2"/>
      <text:p text:style-name="P5">_8.32a </text:p>
      <text:p text:style-name="P5">&lt;&lt; &lt;&lt;_&gt;&gt; &gt;&gt;</text:p>
      <text:p text:style-name="P5">&lt;&lt; &lt;&lt;&lt;&lt; &lt;&lt;_&gt;&gt; &gt;&gt;&gt;&gt; &gt;&gt;</text:p>
      <text:p text:style-name="P5">&lt;&lt; &lt;&lt;&lt;&lt;&lt;&lt; &lt;&lt;&lt;&lt; &lt;&lt;&lt;&lt;&lt;&lt; &lt;&lt;_&gt;&gt; &gt;&gt;&gt;&gt;&gt;&gt; &gt;&gt;&gt;&gt; &gt;&gt;&gt;&gt;&gt;&gt; &gt;&gt;</text:p>
      <text:p text:style-name="P5"/>
      <text:p text:style-name="P5">_8.32b </text:p>
      <text:p text:style-name="P5">&lt;&lt; &lt;&gt;_&lt;&gt; &gt;&gt;</text:p>
      <text:p text:style-name="P5">&lt;&lt; &lt;&lt;&lt;&gt; &lt;&gt;_&lt;&gt; &lt;&gt;&gt;&gt; &gt;&gt;</text:p>
      <text:p text:style-name="P5">&lt;&lt; &lt;&lt;&lt;&lt;&lt;&gt; &lt;&lt;&lt;&gt; &lt;&lt;&lt;&gt;&lt;&gt; &lt;&gt;_&lt;&gt; &lt;&gt;&lt;&gt;&gt;&gt; &lt;&gt;&gt;&gt; &lt;&gt;&gt;&gt;&gt;&gt; &gt;&gt;</text:p>
      <text:p text:style-name="P5"/>
      <text:p text:style-name="P5">_8.32c </text:p>
      <text:p text:style-name="P5">&lt;&lt; &gt;&lt;_&gt;&lt; &gt;&gt;</text:p>
      <text:p text:style-name="P5">&lt;&lt; &lt;&lt;&gt;&lt; &gt;&lt;_&gt;&lt; &gt;&lt;&gt;&gt; &gt;&gt;</text:p>
      <text:p text:style-name="P5">&lt;&lt; &lt;&lt;&lt;&lt;&gt;&lt; &lt;&lt;&gt;&lt; &lt;&lt;&gt;&lt;&gt;&lt; &gt;&lt;_&gt;&lt; &gt;&lt;&gt;&lt;&gt;&gt; &gt;&lt;&gt;&gt; &gt;&lt;&gt;&gt;&gt;&gt; &gt;&gt;</text:p>
      <text:p text:style-name="P5"/>
      <text:p text:style-name="P5">_8.32d </text:p>
      <text:p text:style-name="P5">&lt;&lt; &gt;&gt;_&lt;&lt; &gt;&gt;</text:p>
      <text:p text:style-name="P5">&lt;&lt; &lt;&lt;&gt;&gt; &gt;&gt;_&lt;&lt; &lt;&lt;&gt;&gt; &gt;&gt;</text:p>
      <text:p text:style-name="P5">&lt;&lt; &lt;&lt;&lt;&lt;&gt;&gt; &lt;&lt;&gt;&gt; &lt;&lt;&gt;&gt;&gt;&gt; &gt;&gt;_&lt;&lt; &lt;&lt;&lt;&lt;&gt;&gt; &lt;&lt;&gt;&gt; &lt;&lt;&gt;&gt;&gt;&gt; &gt;&gt;</text:p>
      <text:p text:style-name="P5"/>
      <text:p text:style-name="P5">_8.32e </text:p>
      <text:p text:style-name="P5">&lt;&gt; &lt;&lt;_&gt;&gt; &lt;&gt;</text:p>
      <text:p text:style-name="P5">&lt;&gt; &lt;&gt;&lt;&lt; &lt;&lt;_&gt;&gt; &gt;&gt;&lt;&gt; &lt;&gt;</text:p>
      <text:p text:style-name="P5">&lt;&gt; &lt;&gt;&lt;&gt;&lt;&lt; &lt;&gt;&lt;&lt; &lt;&gt;&lt;&lt;&lt;&lt; &lt;&lt;_&gt;&gt; &gt;&gt;&gt;&gt;&lt;&gt; &gt;&gt;&lt;&gt; &gt;&gt;&lt;&gt;&lt;&gt; &lt;&gt;</text:p>
      <text:p text:style-name="P5"/>
      <text:p text:style-name="P5">_8.32f </text:p>
      <text:p text:style-name="P5">&lt;&gt; &lt;&gt;_&lt;&gt; &lt;&gt;</text:p>
      <text:p text:style-name="P5">&lt;&gt; &lt;&gt;&lt;&gt; &lt;&gt;_&lt;&gt; &lt;&gt;&lt;&gt; &lt;&gt;</text:p>
      <text:p text:style-name="P5">&lt;&gt; &lt;&gt;&lt;&gt;&lt;&gt; &lt;&gt;&lt;&gt; &lt;&gt;&lt;&gt;&lt;&gt; &lt;&gt;_&lt;&gt; &lt;&gt;&lt;&gt;&lt;&gt; &lt;&gt;&lt;&gt; &lt;&gt;&lt;&gt;&lt;&gt; &lt;&gt;</text:p>
      <text:p text:style-name="P5"/>
      <text:p text:style-name="P5">_8.32g </text:p>
      <text:p text:style-name="P5">&lt;&gt; &gt;&lt;_&gt;&lt; &lt;&gt;</text:p>
      <text:p text:style-name="P5">&lt;&gt; &lt;&gt;&gt;&lt; &gt;&lt;_&gt;&lt; &gt;&lt;&lt;&gt; &lt;&gt;</text:p>
      <text:p text:style-name="P5">&lt;&gt; &lt;&gt;&lt;&gt;&gt;&lt; &lt;&gt;&gt;&lt; &lt;&gt;&gt;&lt;&gt;&lt; &gt;&lt;_&gt;&lt; &gt;&lt;&gt;&lt;&lt;&gt; &gt;&lt;&lt;&gt; &gt;&lt;&lt;&gt;&lt;&gt; &lt;&gt;</text:p>
      <text:p text:style-name="P5"/>
      <text:p text:style-name="P5">_8.32h </text:p>
      <text:p text:style-name="P5">&lt;&gt; &gt;&gt;_&lt;&lt; &lt;&gt;</text:p>
      <text:p text:style-name="P5">&lt;&gt; &lt;&gt;&gt;&gt; &gt;&gt;_&lt;&lt; &lt;&lt;&lt;&gt; &lt;&gt;</text:p>
      <text:p text:style-name="P5">&lt;&gt; &lt;&gt;&lt;&gt;&gt;&gt; &lt;&gt;&gt;&gt; &lt;&gt;&gt;&gt;&gt;&gt; &gt;&gt;_&lt;&lt; &lt;&lt;&lt;&lt;&lt;&gt; &lt;&lt;&lt;&gt; &lt;&lt;&lt;&gt;&lt;&gt; &lt;&gt;</text:p>
      <text:p text:style-name="P5"/>
      <text:p text:style-name="P5">_8.32i </text:p>
      <text:p text:style-name="P5">&gt;&lt; &lt;&lt;_&gt;&gt; &gt;&lt;</text:p>
      <text:p text:style-name="P5">&gt;&lt; &gt;&lt;&lt;&lt; &lt;&lt;_&gt;&gt; &gt;&gt;&gt;&lt; &gt;&lt;</text:p>
      <text:p text:style-name="P5">&gt;&lt; &gt;&lt;&gt;&lt;&lt;&lt; &gt;&lt;&lt;&lt; &gt;&lt;&lt;&lt;&lt;&lt; &lt;&lt;_&gt;&gt; &gt;&gt;&gt;&gt;&gt;&lt; &gt;&gt;&gt;&lt; &gt;&gt;&gt;&lt;&gt;&lt; &gt;&lt;</text:p>
      <text:p text:style-name="P5"/>
      <text:p text:style-name="P5">_8.32j </text:p>
      <text:p text:style-name="P5">&gt;&lt; &lt;&gt;_&lt;&gt; &gt;&lt;</text:p>
      <text:p text:style-name="P5">&gt;&lt; &gt;&lt;&lt;&gt; &lt;&gt;_&lt;&gt; &lt;&gt;&gt;&lt; &gt;&lt;</text:p>
      <text:p text:style-name="P5">&gt;&lt; &gt;&lt;&gt;&lt;&lt;&gt; &gt;&lt;&lt;&gt; &gt;&lt;&lt;&gt;&lt;&gt; &lt;&gt;_&lt;&gt; &lt;&gt;&lt;&gt;&gt;&lt; &lt;&gt;&gt;&lt; &lt;&gt;&gt;&lt;&gt;&lt; &gt;&lt;</text:p>
      <text:p text:style-name="P5"/>
      <text:p text:style-name="P5">_8.32k </text:p>
      <text:p text:style-name="P5">&gt;&lt; &gt;&lt;_&gt;&lt; &gt;&lt;</text:p>
      <text:p text:style-name="P5">&gt;&lt; &gt;&lt;&gt;&lt; &gt;&lt;_&gt;&lt; &gt;&lt;&gt;&lt; &gt;&lt;</text:p>
      <text:p text:style-name="P5">&gt;&lt; &gt;&lt;&gt;&lt;&gt;&lt; &gt;&lt;&gt;&lt; &gt;&lt;&gt;&lt;&gt;&lt; &gt;&lt;_&gt;&lt; &gt;&lt;&gt;&lt;&gt;&lt; &gt;&lt;&gt;&lt; &gt;&lt;&gt;&lt;&gt;&lt; &gt;&lt;</text:p>
      <text:p text:style-name="P5"/>
      <text:p text:style-name="P5">_8.32l </text:p>
      <text:p text:style-name="P5">&gt;&lt; &gt;&gt;_&lt;&lt; &gt;&lt;</text:p>
      <text:p text:style-name="P5">&gt;&lt; &gt;&lt;&gt;&gt; &gt;&gt;_&lt;&lt; &lt;&lt;&gt;&lt; &gt;&lt;</text:p>
      <text:p text:style-name="P5">&gt;&lt; &gt;&lt;&gt;&lt;&gt;&gt; &gt;&lt;&gt;&gt; &gt;&lt;&gt;&gt;&gt;&gt; &gt;&gt;_&lt;&lt; &lt;&lt;&lt;&lt;&gt;&lt; &lt;&lt;&gt;&lt; &lt;&lt;&gt;&lt;&gt;&lt; &gt;&lt;</text:p>
      <text:p text:style-name="P5"/>
      <text:p text:style-name="P5">_8.32m </text:p>
      <text:p text:style-name="P5">&gt;&gt; &lt;&lt;_&gt;&gt; &lt;&lt;</text:p>
      <text:p text:style-name="P5">&gt;&gt; &gt;&gt;&lt;&lt; &lt;&lt;_&gt;&gt; &gt;&gt;&lt;&lt; &lt;&lt;</text:p>
      <text:p text:style-name="P5">&gt;&gt; &gt;&gt;&gt;&gt;&lt;&lt; &gt;&gt;&lt;&lt; &gt;&gt;&lt;&lt;&lt;&lt; &lt;&lt;_&gt;&gt; &gt;&gt;&gt;&gt;&lt;&lt; &gt;&gt;&lt;&lt; &gt;&gt;&lt;&lt;&lt;&lt; &lt;&lt;</text:p>
      <text:p text:style-name="P5"/>
      <text:p text:style-name="P5">_8.32n </text:p>
      <text:p text:style-name="P5">&gt;&gt; &lt;&gt;_&lt;&gt; &lt;&lt;</text:p>
      <text:p text:style-name="P5">&gt;&gt; &gt;&gt;&lt;&gt; &lt;&gt;_&lt;&gt; &lt;&gt;&lt;&lt; &lt;&lt;</text:p>
      <text:p text:style-name="P5">&gt;&gt; &gt;&gt;&gt;&gt;&lt;&gt; &gt;&gt;&lt;&gt; &gt;&gt;&lt;&gt;&lt;&gt; &lt;&gt;_&lt;&gt; &lt;&gt;&lt;&gt;&lt;&lt; &lt;&gt;&lt;&lt; &lt;&gt;&lt;&lt;&lt;&lt; &lt;&lt;</text:p>
      <text:p text:style-name="P5"/>
      <text:p text:style-name="P5">_8.32o </text:p>
      <text:p text:style-name="P5">&gt;&gt; &gt;&lt;_&gt;&lt; &lt;&lt;</text:p>
      <text:p text:style-name="P5">&gt;&gt; &gt;&gt;&gt;&lt; &gt;&lt;_&gt;&lt; &gt;&lt;&lt;&lt; &lt;&lt;</text:p>
      <text:p text:style-name="P5">&gt;&gt; &gt;&gt;&gt;&gt;&gt;&lt; &gt;&gt;&gt;&lt; &gt;&gt;&gt;&lt;&gt;&lt; &gt;&lt;_&gt;&lt; &gt;&lt;&gt;&lt;&lt;&lt; &gt;&lt;&lt;&lt; &gt;&lt;&lt;&lt;&lt;&lt; &lt;&lt;</text:p>
      <text:p text:style-name="P5"/>
      <text:p text:style-name="P5">_8.32p </text:p>
      <text:p text:style-name="P5">&gt;&gt; &gt;&gt;_&lt;&lt; &lt;&lt;</text:p>
      <text:p text:style-name="P5">&gt;&gt; &gt;&gt;&gt;&gt; &gt;&gt;_&lt;&lt; &lt;&lt;&lt;&lt; &lt;&lt;</text:p>
      <text:p text:style-name="P5">&gt;&gt; &gt;&gt;&gt;&gt;&gt;&gt; &gt;&gt;&gt;&gt; &gt;&gt;&gt;&gt;&gt;&gt; &gt;&gt;_&lt;&lt; &lt;&lt;&lt;&lt;&lt;&lt; &lt;&lt;&lt;&lt; &lt;&lt;&lt;&lt;&lt;&lt; &lt;&lt;</text:p>
      <text:p text:style-name="P2"/>
      <text:p text:style-name="P2"/>
      <text:p text:style-name="P3">_8.33</text:p>
      <text:p text:style-name="P2"/>
      <text:p text:style-name="P5">_8.33a </text:p>
      <text:p text:style-name="P5">&lt;&lt;&lt; &lt;_&gt; &gt;&gt;&gt;</text:p>
      <text:p text:style-name="P5">&lt;&lt;&lt; &lt;&lt;&lt;&lt; &lt;_&gt; &gt;&gt;&gt;&gt; &gt;&gt;&gt;</text:p>
      <text:p text:style-name="P5">&lt;&lt;&lt; &lt;&lt;&lt;&lt;&lt;&lt;&lt; &lt;&lt;&lt;&lt; &lt;&lt;&lt;&lt;&lt; &lt;_&gt; &gt;&gt;&gt;&gt;&gt; &gt;&gt;&gt;&gt; &gt;&gt;&gt;&gt;&gt;&gt;&gt; &gt;&gt;&gt;</text:p>
      <text:p text:style-name="P5"/>
      <text:p text:style-name="P5">_8.33b <text:line-break/>NOT SB!</text:p>
      <text:p text:style-name="P5">&lt;&lt;&lt; &gt;_&lt; &gt;&gt;&gt;</text:p>
      <text:p text:style-name="P5">&lt;&lt;&lt; &lt;&lt;&lt;&gt; &gt;_&lt; &lt;&gt;&gt;&gt; &gt;&gt;&gt;</text:p>
      <text:p text:style-name="P5">&lt;&lt;&lt; &lt;&lt;&lt;&lt;&lt;&lt;&gt; &lt;&lt;&lt;&gt; &lt;&lt;&lt;&gt;&gt; &gt;_&lt; &lt;&lt;&gt;&gt;&gt; &lt;&gt;&gt;&gt; &lt;&gt;&gt;&gt;&gt;&gt;&gt; &gt;&gt;&gt;<text:line-break/>5:1 2:1 2:1:1 &gt;_&lt; 1:1:2 1:2 1:5</text:p>
      <text:p text:style-name="P5"/>
      <text:p text:style-name="P5">_8.33c SB</text:p>
      <text:p text:style-name="P5">&lt;&lt;&gt; &lt;_&gt; &lt;&gt;&gt;</text:p>
      <text:p text:style-name="P5">&lt;&lt;&gt; &lt;&lt;&gt;&lt; &lt;_&gt; &gt;&lt;&gt;&gt; &lt;&gt;&gt;</text:p>
      <text:p text:style-name="P5">&lt;&lt;&gt; &lt;&lt;&gt;&lt;&lt;&gt;&lt; &lt;&lt;&gt;&lt; &lt;&lt;&gt;&lt;&lt; &lt;_&gt; &gt;&gt;&lt;&gt;&gt; &gt;&lt;&gt;&gt; &gt;&lt;&gt;&gt;&lt;&gt;&gt; &lt;&gt;&gt;</text:p>
      <text:p text:style-name="P5"/>
      <text:p text:style-name="P5">_8.33d <text:line-break/>SB? triad</text:p>
      <text:p text:style-name="P5">&lt;&lt;&gt; &gt;_&lt; &lt;&gt;&gt;</text:p>
      <text:p text:style-name="P5">&lt;&lt;&gt; &lt;&lt;&gt;&gt; &gt;_&lt; &lt;&lt;&gt;&gt; &lt;&gt;&gt;</text:p>
      <text:p text:style-name="P5">&lt;&lt;&gt; &lt;&lt;&gt;&lt;&lt;&gt;&gt; &lt;&lt;&gt;&gt; &lt;&lt;&gt;&gt;&gt; &gt;_&lt; &lt;&lt;&lt;&gt;&gt; &lt;&lt;&gt;&gt; &lt;&lt;&gt;&gt;&lt;&gt;&gt; &lt;&gt;&gt;</text:p>
      <text:p text:style-name="P5"/>
      <text:p text:style-name="P5">_8.33e SB</text:p>
      <text:p text:style-name="P5">&lt;&gt;&lt; &lt;_&gt; &gt;&lt;&gt;</text:p>
      <text:p text:style-name="P5">&lt;&gt;&lt; &lt;&gt;&lt;&lt; &lt;_&gt; &gt;&gt;&lt;&gt; &gt;&lt;&gt;</text:p>
      <text:p text:style-name="P5">&lt;&gt;&lt; &lt;&gt;&lt;&lt;&gt;&lt;&lt; &lt;&gt;&lt;&lt; &lt;&gt;&lt;&lt;&lt; &lt;_&gt; &gt;&gt;&gt;&lt;&gt; &gt;&gt;&lt;&gt; &gt;&gt;&lt;&gt;&gt;&lt;&gt; &gt;&lt;&gt;</text:p>
      <text:p text:style-name="P5"/>
      <text:p text:style-name="P5">_8.33f </text:p>
      <text:p text:style-name="P5">&lt;&gt;&lt; &gt;_&lt; &gt;&lt;&gt;</text:p>
      <text:p text:style-name="P5">&lt;&gt;&lt; &lt;&gt;&lt;&gt; &gt;_&lt; &lt;&gt;&lt;&gt; &gt;&lt;&gt;</text:p>
      <text:p text:style-name="P5">&lt;&gt;&lt; &lt;&gt;&lt;&lt;&gt;&lt;&gt; &lt;&gt;&lt;&gt; &lt;&gt;&lt;&gt;&gt; &gt;_&lt; &lt;&lt;&gt;&lt;&gt; &lt;&gt;&lt;&gt; &lt;&gt;&lt;&gt;&gt;&lt;&gt; &gt;&lt;&gt;</text:p>
      <text:p text:style-name="P5"/>
      <text:p text:style-name="P5">_8.33g <text:line-break/>SB??? triad?</text:p>
      <text:p text:style-name="P5">&lt;&gt;&gt; &lt;_&gt; &lt;&lt;&gt;</text:p>
      <text:p text:style-name="P5">&lt;&gt;&gt; &lt;&gt;&gt;&lt; &lt;_&gt; &gt;&lt;&lt;&gt; &lt;&lt;&gt;</text:p>
      <text:p text:style-name="P5">&lt;&gt;&gt; &lt;&gt;&gt;&lt;&gt;&gt;&lt; &lt;&gt;&gt;&lt; &lt;&gt;&gt;&lt;&lt; &lt;_&gt; &gt;&gt;&lt;&lt;&gt; &gt;&lt;&lt;&gt; &gt;&lt;&lt;&gt;&lt;&lt;&gt; &lt;&lt;&gt;</text:p>
      <text:p text:style-name="P5"/>
      <text:p text:style-name="P5">_8.33h SB</text:p>
      <text:p text:style-name="P5">&lt;&gt;&gt; &gt;_&lt; &lt;&lt;&gt;</text:p>
      <text:p text:style-name="P5">&lt;&gt;&gt; &lt;&gt;&gt;&gt; &gt;_&lt; &lt;&lt;&lt;&gt; &lt;&lt;&gt;</text:p>
      <text:p text:style-name="P5">&lt;&gt;&gt; &lt;&gt;&gt;&lt;&gt;&gt;&gt; &lt;&gt;&gt;&gt; &lt;&gt;&gt;&gt;&gt; &gt;_&lt; &lt;&lt;&lt;&lt;&gt; &lt;&lt;&lt;&gt; &lt;&lt;&lt;&gt;&lt;&lt;&gt; &lt;&lt;&gt;</text:p>
      <text:p text:style-name="P5"/>
      <text:p text:style-name="P5">_8.33i </text:p>
      <text:p text:style-name="P5">&gt;&lt;&lt; &lt;_&gt; &gt;&gt;&lt;</text:p>
      <text:p text:style-name="P5">&gt;&lt;&lt; &gt;&lt;&lt;&lt; &lt;_&gt; &gt;&gt;&gt;&lt; &gt;&gt;&lt;</text:p>
      <text:p text:style-name="P5">&gt;&lt;&lt; &gt;&lt;&lt;&gt;&lt;&lt;&lt; &gt;&lt;&lt;&lt; &gt;&lt;&lt;&lt;&lt; &lt;_&gt; &gt;&gt;&gt;&gt;&lt; &gt;&gt;&gt;&lt; &gt;&gt;&gt;&lt;&gt;&gt;&lt; &gt;&gt;&lt;</text:p>
      <text:p text:style-name="P5"/>
      <text:p text:style-name="P5">_8.33j </text:p>
      <text:p text:style-name="P5">SB??? triad?</text:p>
      <text:p text:style-name="P5">&gt;&lt;&lt; &gt;_&lt; &gt;&gt;&lt;</text:p>
      <text:p text:style-name="P5">&gt;&lt;&lt; &gt;&lt;&lt;&gt; &gt;_&lt; &lt;&gt;&gt;&lt; &gt;&gt;&lt;</text:p>
      <text:p text:style-name="P5">&gt;&lt;&lt; &gt;&lt;&lt;&gt;&lt;&lt;&gt; &gt;&lt;&lt;&gt; &gt;&lt;&lt;&gt;&gt; &gt;_&lt; &lt;&lt;&gt;&gt;&lt; &lt;&gt;&gt;&lt; &lt;&gt;&gt;&lt;&gt;&gt;&lt; &gt;&gt;&lt;</text:p>
      <text:p text:style-name="P5"/>
      <text:p text:style-name="P5">_8.33k </text:p>
      <text:p text:style-name="P5">SB? triad</text:p>
      <text:p text:style-name="P5">&gt;&lt;&gt; &lt;_&gt; &lt;&gt;&lt;</text:p>
      <text:p text:style-name="P5">&gt;&lt;&gt; &gt;&lt;&gt;&lt; &lt;_&gt; &gt;&lt;&gt;&lt; &lt;&gt;&lt;</text:p>
      <text:p text:style-name="P5">&gt;&lt;&gt; &gt;&lt;&gt;&gt;&lt;&gt;&lt; &gt;&lt;&gt;&lt; &gt;&lt;&gt;&lt;&lt; &lt;_&gt; &gt;&gt;&lt;&gt;&lt; &gt;&lt;&gt;&lt; &gt;&lt;&gt;&lt;&lt;&gt;&lt; &lt;&gt;&lt;</text:p>
      <text:p text:style-name="P5"/>
      <text:p text:style-name="P5">_8.33l SB</text:p>
      <text:p text:style-name="P5">&gt;&lt;&gt; &gt;_&lt; &lt;&gt;&lt;</text:p>
      <text:p text:style-name="P5">&gt;&lt;&gt; &gt;&lt;&gt;&gt; &gt;_&lt; &lt;&lt;&gt;&lt; &lt;&gt;&lt;</text:p>
      <text:p text:style-name="P5">&gt;&lt;&gt; &gt;&lt;&gt;&gt;&lt;&gt;&gt; &gt;&lt;&gt;&gt; &gt;&lt;&gt;&gt;&gt; &gt;_&lt; &lt;&lt;&lt;&gt;&lt; &lt;&lt;&gt;&lt; &lt;&lt;&gt;&lt;&lt;&gt;&lt; &lt;&gt;&lt;</text:p>
      <text:p text:style-name="P5"/>
      <text:p text:style-name="P5">_8.33m </text:p>
      <text:p text:style-name="P5">&gt;&gt;&lt; &lt;_&gt; &gt;&lt;&lt;</text:p>
      <text:p text:style-name="P5">&gt;&gt;&lt; &gt;&gt;&lt;&lt; &lt;_&gt; &gt;&gt;&lt;&lt; &gt;&lt;&lt;</text:p>
      <text:p text:style-name="P5">&gt;&gt;&lt; &gt;&gt;&lt;&gt;&gt;&lt;&lt; &gt;&gt;&lt;&lt; &gt;&gt;&lt;&lt;&lt; &lt;_&gt; &gt;&gt;&gt;&lt;&lt; &gt;&gt;&lt;&lt; &gt;&gt;&lt;&lt;&gt;&lt;&lt; &gt;&lt;&lt;</text:p>
      <text:p text:style-name="P5"/>
      <text:p text:style-name="P5">_8.33n SB!!!</text:p>
      <text:p text:style-name="P5">&gt;&gt;&lt; &gt;_&lt; &gt;&lt;&lt;</text:p>
      <text:p text:style-name="P5">&gt;&gt;&lt; &gt;&gt;&lt;&gt; &gt;_&lt; &lt;&gt;&lt;&lt; &gt;&lt;&lt;</text:p>
      <text:p text:style-name="P5">&gt;&gt;&lt; &gt;&gt;&lt;&gt;&gt;&lt;&gt; &gt;&gt;&lt;&gt; &gt;&gt;&lt;&gt;&gt; &gt;_&lt; &lt;&lt;&gt;&lt;&lt; &lt;&gt;&lt;&lt; &lt;&gt;&lt;&lt;&gt;&lt;&lt; &gt;&lt;&lt;</text:p>
      <text:p text:style-name="P5">&gt;&gt;&lt; 2:1 &gt;_&lt; 1:2 &gt;&lt;&lt;<text:line-break/>&gt;&gt;&lt; 3:2 2:1 3:1 &gt;_&lt; 1:3 1:2 2:3 &gt;&lt;&lt;</text:p>
      <text:p text:style-name="P5"/>
      <text:p text:style-name="P5">_8.33o </text:p>
      <text:p text:style-name="P5">&gt;&gt;&gt; &lt;_&gt; &lt;&lt;&lt;</text:p>
      <text:p text:style-name="P5">&gt;&gt;&gt; &gt;&gt;&gt;&lt; &lt;_&gt; &gt;&lt;&lt;&lt; &lt;&lt;&lt;</text:p>
      <text:p text:style-name="P5">&gt;&gt;&gt; &gt;&gt;&gt;&gt;&gt;&gt;&lt; &gt;&gt;&gt;&lt; &gt;&gt;&gt;&lt;&lt; &lt;_&gt; &gt;&gt;&lt;&lt;&lt; &gt;&lt;&lt;&lt; &gt;&lt;&lt;&lt;&lt;&lt;&lt; &lt;&lt;&lt;</text:p>
      <text:p text:style-name="P5"/>
      <text:p text:style-name="P5">_8.33p </text:p>
      <text:p text:style-name="P5">&gt;&gt;&gt; &gt;_&lt; &lt;&lt;&lt;</text:p>
      <text:p text:style-name="P5">&gt;&gt;&gt; &gt;&gt;&gt;&gt; &gt;_&lt; &lt;&lt;&lt;&lt; &lt;&lt;&lt;</text:p>
      <text:p text:style-name="P5">&gt;&gt;&gt; &gt;&gt;&gt;&gt;&gt;&gt;&gt; &gt;&gt;&gt;&gt; &gt;&gt;&gt;&gt;&gt; &gt;_&lt; &lt;&lt;&lt;&lt;&lt; &lt;&lt;&lt;&lt; &lt;&lt;&lt;&lt;&lt;&lt;&lt; &lt;&lt;&lt;</text:p>
      <text:p text:style-name="P2"/>
      <text:p text:style-name="P2"/>
      <text:p text:style-name="P3">8.411</text:p>
      <text:p text:style-name="P2"/>
      <text:p text:style-name="P5">8.411a </text:p>
      <text:p text:style-name="P5">&lt; &lt; &lt;&lt;&gt;&gt; &gt; &gt;</text:p>
      <text:p text:style-name="P5">&lt; &lt;&lt; &lt; &lt;&lt;&lt;&gt;&gt; &lt;&lt;&gt;&gt; &lt;&lt;&gt;&gt;&gt; &gt; &gt;&gt; &gt;</text:p>
      <text:p text:style-name="P5">&lt; &lt;&lt;&lt; &lt;&lt; &lt;&lt;&lt; &lt; &lt;&lt;&lt;&lt;&gt;&gt; &lt;&lt;&lt;&gt;&gt; &lt;&lt;&lt;&gt;&gt;&lt;&lt;&gt;&gt; &lt;&lt;&gt;&gt; &lt;&lt;&gt;&gt;&lt;&lt;&gt;&gt;&gt; &lt;&lt;&gt;&gt;&gt; &lt;&lt;&gt;&gt;&gt;&gt; &gt; &gt;&gt;&gt; &gt;&gt; &gt;&gt;&gt; &gt;</text:p>
      <text:p text:style-name="P5"/>
      <text:p text:style-name="P5">8.411b </text:p>
      <text:p text:style-name="P5">&lt; &lt; &lt;&gt;&lt;&gt; &gt; &gt;</text:p>
      <text:p text:style-name="P5">&lt; &lt;&lt; &lt; &lt;&lt;&gt;&lt;&gt; &lt;&gt;&lt;&gt; &lt;&gt;&lt;&gt;&gt; &gt; &gt;&gt; &gt;</text:p>
      <text:p text:style-name="P5">&lt; &lt;&lt;&lt; &lt;&lt; &lt;&lt;&lt; &lt; &lt;&lt;&lt;&gt;&lt;&gt; &lt;&lt;&gt;&lt;&gt; &lt;&lt;&gt;&lt;&gt;&lt;&gt;&lt;&gt; &lt;&gt;&lt;&gt; &lt;&gt;&lt;&gt;&lt;&gt;&lt;&gt;&gt; &lt;&gt;&lt;&gt;&gt; &lt;&gt;&lt;&gt;&gt;&gt; &gt; &gt;&gt;&gt; &gt;&gt; &gt;&gt;&gt; &gt;</text:p>
      <text:p text:style-name="P5"/>
      <text:p text:style-name="P5">8.411c </text:p>
      <text:p text:style-name="P5">&lt; &lt; &gt;&lt;&gt;&lt; &gt; &gt;</text:p>
      <text:p text:style-name="P5">&lt; &lt;&lt; &lt; &lt;&gt;&lt;&gt;&lt; &gt;&lt;&gt;&lt; &gt;&lt;&gt;&lt;&gt; &gt; &gt;&gt; &gt;</text:p>
      <text:p text:style-name="P5">&lt; &lt;&lt;&lt; &lt;&lt; &lt;&lt;&lt; &lt; &lt;&lt;&gt;&lt;&gt;&lt; &lt;&gt;&lt;&gt;&lt; &lt;&gt;&lt;&gt;&lt;&gt;&lt;&gt;&lt; &gt;&lt;&gt;&lt; &gt;&lt;&gt;&lt;&gt;&lt;&gt;&lt;&gt; &gt;&lt;&gt;&lt;&gt; &gt;&lt;&gt;&lt;&gt;&gt; &gt; &gt;&gt;&gt; &gt;&gt; &gt;&gt;&gt; &gt;</text:p>
      <text:p text:style-name="P5"/>
      <text:p text:style-name="P5">8.411d </text:p>
      <text:p text:style-name="P5">&lt; &lt; &gt;&gt;&lt;&lt; &gt; &gt;</text:p>
      <text:p text:style-name="P5">&lt; &lt;&lt; &lt; &lt;&gt;&gt;&lt;&lt; &gt;&gt;&lt;&lt; &gt;&gt;&lt;&lt;&gt; &gt; &gt;&gt; &gt;</text:p>
      <text:p text:style-name="P5">&lt; &lt;&lt;&lt; &lt;&lt; &lt;&lt;&lt; &lt; &lt;&lt;&gt;&gt;&lt;&lt; &lt;&gt;&gt;&lt;&lt; &lt;&gt;&gt;&lt;&lt;&gt;&gt;&lt;&lt; &gt;&gt;&lt;&lt; &gt;&gt;&lt;&lt;&gt;&gt;&lt;&lt;&gt; &gt;&gt;&lt;&lt;&gt; &gt;&gt;&lt;&lt;&gt;&gt; &gt; &gt;&gt;&gt; &gt;&gt; &gt;&gt;&gt; &gt;</text:p>
      <text:p text:style-name="P5"/>
      <text:p text:style-name="P5">8.411e </text:p>
      <text:p text:style-name="P5">&lt; &gt; &lt;&lt;&gt;&gt; &lt; &gt;</text:p>
      <text:p text:style-name="P5">&lt; &lt;&gt; &gt; &gt;&lt;&lt;&gt;&gt; &lt;&lt;&gt;&gt; &lt;&lt;&gt;&gt;&lt; &lt; &lt;&gt; &gt;</text:p>
      <text:p text:style-name="P5">&lt; &lt;&lt;&gt; &lt;&gt; &lt;&gt;&gt; &gt; &gt;&gt;&lt;&lt;&gt;&gt; &gt;&lt;&lt;&gt;&gt; &gt;&lt;&lt;&gt;&gt;&lt;&lt;&gt;&gt; &lt;&lt;&gt;&gt; &lt;&lt;&gt;&gt;&lt;&lt;&gt;&gt;&lt; &lt;&lt;&gt;&gt;&lt; &lt;&lt;&gt;&gt;&lt;&lt; &lt; &lt;&lt;&gt; &lt;&gt; &lt;&gt;&gt; &gt;</text:p>
      <text:p text:style-name="P5"/>
      <text:p text:style-name="P5">8.411f </text:p>
      <text:p text:style-name="P5">&lt; &gt; &lt;&gt;&lt;&gt; &lt; &gt;</text:p>
      <text:p text:style-name="P5">&lt; &lt;&gt; &gt; &gt;&lt;&gt;&lt;&gt; &lt;&gt;&lt;&gt; &lt;&gt;&lt;&gt;&lt; &lt; &lt;&gt; &gt;</text:p>
      <text:p text:style-name="P5">&lt; &lt;&lt;&gt; &lt;&gt; &lt;&gt;&gt; &gt; &gt;&gt;&lt;&gt;&lt;&gt; &gt;&lt;&gt;&lt;&gt; &gt;&lt;&gt;&lt;&gt;&lt;&gt;&lt;&gt; &lt;&gt;&lt;&gt; &lt;&gt;&lt;&gt;&lt;&gt;&lt;&gt;&lt; &lt;&gt;&lt;&gt;&lt; &lt;&gt;&lt;&gt;&lt;&lt; &lt; &lt;&lt;&gt; &lt;&gt; &lt;&gt;&gt; &gt;</text:p>
      <text:p text:style-name="P5"/>
      <text:p text:style-name="P5">8.411g </text:p>
      <text:p text:style-name="P5">&lt; &gt; &gt;&lt;&gt;&lt; &lt; &gt;</text:p>
      <text:p text:style-name="P5">&lt; &lt;&gt; &gt; &gt;&gt;&lt;&gt;&lt; &gt;&lt;&gt;&lt; &gt;&lt;&gt;&lt;&lt; &lt; &lt;&gt; &gt;</text:p>
      <text:p text:style-name="P5">&lt; &lt;&lt;&gt; &lt;&gt; &lt;&gt;&gt; &gt; &gt;&gt;&gt;&lt;&gt;&lt; &gt;&gt;&lt;&gt;&lt; &gt;&gt;&lt;&gt;&lt;&gt;&lt;&gt;&lt; &gt;&lt;&gt;&lt; &gt;&lt;&gt;&lt;&gt;&lt;&gt;&lt;&lt; &gt;&lt;&gt;&lt;&lt; &gt;&lt;&gt;&lt;&lt;&lt; &lt; &lt;&lt;&gt; &lt;&gt; &lt;&gt;&gt; &gt;</text:p>
      <text:p text:style-name="P5"/>
      <text:p text:style-name="P5">8.411h </text:p>
      <text:p text:style-name="P5">&lt; &gt; &gt;&gt;&lt;&lt; &lt; &gt;</text:p>
      <text:p text:style-name="P5">&lt; &lt;&gt; &gt; &gt;&gt;&gt;&lt;&lt; &gt;&gt;&lt;&lt; &gt;&gt;&lt;&lt;&lt; &lt; &lt;&gt; &gt;</text:p>
      <text:p text:style-name="P5">&lt; &lt;&lt;&gt; &lt;&gt; &lt;&gt;&gt; &gt; &gt;&gt;&gt;&gt;&lt;&lt; &gt;&gt;&gt;&lt;&lt; &gt;&gt;&gt;&lt;&lt; &gt;&gt;&lt;&lt; &gt;&gt;&lt;&lt; &gt;&gt;&lt;&lt;&gt;&gt;&lt;&lt;&lt; &gt;&gt;&lt;&lt;&lt; &gt;&gt;&lt;&lt;&lt;&lt; &lt; &lt;&lt;&gt; &lt;&gt; &lt;&gt;&gt; &gt;</text:p>
      <text:p text:style-name="P5"/>
      <text:p text:style-name="P5">8.411i </text:p>
      <text:p text:style-name="P5">&gt; &lt; &lt;&lt;&gt;&gt; &gt; &lt;</text:p>
      <text:p text:style-name="P5">&gt; &gt;&lt; &lt; &lt;&lt;&lt;&gt;&gt; &lt;&lt;&gt;&gt; &lt;&lt;&gt;&gt;&gt; &gt; &gt;&lt; &lt;</text:p>
      <text:p text:style-name="P5">&gt; &gt;&gt;&lt; &gt;&lt; &gt;&lt;&lt; &lt; &lt;&lt;&lt;&lt;&gt;&gt; &lt;&lt;&lt;&gt;&gt; &lt;&lt;&lt;&gt;&gt;&lt;&lt;&gt;&gt; &lt;&lt;&gt;&gt; &lt;&lt;&gt;&gt;&lt;&lt;&gt;&gt;&gt; &lt;&lt;&gt;&gt;&gt; &lt;&lt;&gt;&gt;&gt;&gt; &gt; &gt;&gt;&lt; &gt;&lt; &gt;&lt;&lt; &lt;</text:p>
      <text:p text:style-name="P5"/>
      <text:p text:style-name="P5">8.411j </text:p>
      <text:p text:style-name="P5">&gt; &lt; &lt;&gt;&lt;&gt; &gt; &lt;</text:p>
      <text:p text:style-name="P5">&gt; &gt;&lt; &lt; &lt;&lt;&gt;&lt;&gt; &lt;&gt;&lt;&gt; &lt;&gt;&lt;&gt;&gt; &gt; &gt;&lt; &lt;</text:p>
      <text:p text:style-name="P5">&gt; &gt;&gt;&lt; &gt;&lt; &gt;&lt;&lt; &lt; &lt;&lt;&lt;&gt;&lt;&gt; &lt;&lt;&gt;&lt;&gt; &lt;&lt;&gt;&lt;&gt;&lt;&gt;&lt;&gt; &lt;&gt;&lt;&gt; &lt;&gt;&lt;&gt;&lt;&gt;&lt;&gt;&gt; &lt;&gt;&lt;&gt;&gt; &lt;&gt;&lt;&gt;&gt;&gt; &gt; &gt;&gt;&lt; &gt;&lt; &gt;&lt;&lt; &lt;</text:p>
      <text:p text:style-name="P5"/>
      <text:p text:style-name="P5">8.411k </text:p>
      <text:p text:style-name="P5">&gt; &lt; &gt;&lt;&gt;&lt; &gt; &lt;</text:p>
      <text:p text:style-name="P5">&gt; &gt;&lt; &lt; &lt;&gt;&lt;&gt;&lt; &gt;&lt;&gt;&lt; &gt;&lt;&gt;&lt;&gt; &gt; &gt;&lt; &lt;</text:p>
      <text:p text:style-name="P5">&gt; &gt;&gt;&lt; &gt;&lt; &gt;&lt;&lt; &lt; &lt;&lt;&gt;&lt;&gt;&lt; &lt;&gt;&lt;&gt;&lt; &lt;&gt;&lt;&gt;&lt;&gt;&lt;&gt;&lt; &gt;&lt;&gt;&lt; &gt;&lt;&gt;&lt;&gt;&lt;&gt;&lt;&gt; &gt;&lt;&gt;&lt;&gt; &gt;&lt;&gt;&lt;&gt;&gt; &gt; &gt;&gt;&lt; &gt;&lt; &gt;&lt;&lt; &lt;</text:p>
      <text:p text:style-name="P5"/>
      <text:p text:style-name="P5">8.411l </text:p>
      <text:p text:style-name="P5">&gt; &lt; &gt;&gt;&lt;&lt; &gt; &lt;</text:p>
      <text:p text:style-name="P5">&gt; &gt;&lt; &lt; &lt;&gt;&gt;&lt;&lt; &gt;&gt;&lt;&lt; &gt;&gt;&lt;&lt;&gt; &gt; &gt;&lt; &lt;</text:p>
      <text:p text:style-name="P5">&gt; &gt;&gt;&lt; &gt;&lt; &gt;&lt;&lt; &lt; &lt;&lt;&gt;&gt;&lt;&lt; &lt;&gt;&gt;&lt;&lt; &lt;&gt;&gt;&lt;&lt;&gt;&gt;&lt;&lt; &gt;&gt;&lt;&lt; &gt;&gt;&lt;&lt;&gt;&gt;&lt;&lt;&gt; &gt;&gt;&lt;&lt;&gt; &gt;&gt;&lt;&lt;&gt;&gt; &gt; &gt;&gt;&lt; &gt;&lt; &gt;&lt;&lt; &lt;</text:p>
      <text:p text:style-name="P5"/>
      <text:p text:style-name="P5">8.411m </text:p>
      <text:p text:style-name="P5">&gt; &gt; &lt;&lt;&gt;&gt; &lt; &lt;</text:p>
      <text:p text:style-name="P5">&gt; &gt;&gt; &gt; &gt;&lt;&lt;&gt;&gt; &lt;&lt;&gt;&gt; &lt;&lt;&gt;&gt;&lt; &lt; &lt;&lt; &lt;</text:p>
      <text:p text:style-name="P5">&gt; &gt;&gt;&gt; &gt;&gt; &gt;&gt;&gt; &gt; &gt;&gt;&lt;&lt;&gt;&gt; &gt;&lt;&lt;&gt;&gt; &gt;&lt;&lt;&gt;&gt;&lt;&lt;&gt;&gt; &lt;&lt;&gt;&gt; &lt;&lt;&gt;&gt;&lt;&lt;&gt;&gt;&lt; &lt;&lt;&gt;&gt;&lt; &lt;&lt;&gt;&gt;&lt;&lt; &lt; &lt;&lt;&lt; &lt;&lt; &lt;&lt;&lt; &lt;</text:p>
      <text:p text:style-name="P5"/>
      <text:p text:style-name="P5">8.411n </text:p>
      <text:p text:style-name="P5">&gt; &gt; &lt;&gt;&lt;&gt; &lt; &lt;</text:p>
      <text:p text:style-name="P5">&gt; &gt;&gt; &gt; &gt;&lt;&gt;&lt;&gt; &lt;&gt;&lt;&gt; &lt;&gt;&lt;&gt;&lt; &lt; &lt;&lt; &lt;</text:p>
      <text:p text:style-name="P5">&gt; &gt;&gt;&gt; &gt;&gt; &gt;&gt;&gt; &gt; &gt;&gt;&lt;&gt;&lt;&gt; &gt;&lt;&gt;&lt;&gt; &gt;&lt;&gt;&lt;&gt;&lt;&gt;&lt;&gt; &lt;&gt;&lt;&gt; &lt;&gt;&lt;&gt;&lt;&gt;&lt;&gt;&lt; &lt;&gt;&lt;&gt;&lt; &lt;&gt;&lt;&gt;&lt;&lt; &lt; &lt;&lt;&lt; &lt;&lt; &lt;&lt;&lt; &lt;</text:p>
      <text:p text:style-name="P5"/>
      <text:p text:style-name="P5">8.411o </text:p>
      <text:p text:style-name="P5">&gt; &gt; &gt;&lt;&gt;&lt; &lt; &lt;</text:p>
      <text:p text:style-name="P5">&gt; &gt;&gt; &gt; &gt;&gt;&lt;&gt;&lt; &gt;&lt;&gt;&lt; &gt;&lt;&gt;&lt;&lt; &lt; &lt;&lt; &lt;</text:p>
      <text:p text:style-name="P5">&gt; &gt;&gt;&gt; &gt;&gt; &gt;&gt;&gt; &gt; &gt;&gt;&gt;&lt;&gt;&lt; &gt;&gt;&lt;&gt;&lt; &gt;&gt;&lt;&gt;&lt;&gt;&lt;&gt;&lt; &gt;&lt;&gt;&lt; &gt;&lt;&gt;&lt;&gt;&lt;&gt;&lt;&lt; &gt;&lt;&gt;&lt;&lt; &gt;&lt;&gt;&lt;&lt;&lt; &lt; &lt;&lt;&lt; &lt;&lt; &lt;&lt;&lt; &lt;</text:p>
      <text:p text:style-name="P5"/>
      <text:p text:style-name="P5">8.411p </text:p>
      <text:p text:style-name="P5">&gt; &gt; &gt;&gt;&lt;&lt; &lt; &lt;</text:p>
      <text:p text:style-name="P5">&gt; &gt;&gt; &gt; &gt;&gt;&gt;&lt;&lt; &gt;&gt;&lt;&lt; &gt;&gt;&lt;&lt;&lt; &lt; &lt;&lt; &lt;</text:p>
      <text:p text:style-name="P5">&gt; &gt;&gt;&gt; &gt;&gt; &gt;&gt;&gt; &gt; &gt;&gt;&gt;&gt;&lt;&lt; &gt;&gt;&gt;&lt;&lt; &gt;&gt;&gt;&lt;&lt;&gt;&gt;&lt;&lt; &gt;&gt;&lt;&lt; &gt;&gt;&lt;&lt;&gt;&gt;&lt;&lt;&lt; &gt;&gt;&lt;&lt;&lt; &gt;&gt;&lt;&lt;&lt;&lt; &lt; &lt;&lt;&lt; &lt;&lt; &lt;&lt;&lt; &lt;</text:p>
      <text:p text:style-name="P5"/>
      <text:p text:style-name="P2"/>
      <text:p text:style-name="P3">8.412</text:p>
      <text:p text:style-name="P2"/>
      <text:p text:style-name="P5">8.412a </text:p>
      <text:p text:style-name="P5">&lt; &lt;&lt; &lt;&gt; &gt;&gt; &gt;</text:p>
      <text:p text:style-name="P5">&lt; &lt;&lt;&lt; &lt;&lt; &lt;&lt;&lt;&gt; &lt;&gt; &lt;&gt;&gt;&gt; &gt;&gt; &gt;&gt;&gt; &gt;</text:p>
      <text:p text:style-name="P5">&lt; &lt;&lt;&lt;&lt; &lt;&lt;&lt; &lt;&lt;&lt;&lt;&lt; &lt;&lt; &lt;&lt;&lt;&lt;&lt;&gt; &lt;&lt;&lt;&gt; &lt;&lt;&lt;&gt;&lt;&gt; &lt;&gt; &lt;&gt;&lt;&gt;&gt;&gt; &lt;&gt;&gt;&gt; &lt;&gt;&gt;&gt;&gt;&gt; &gt;&gt; &gt;&gt;&gt;&gt;&gt; &gt;&gt;&gt; &gt;&gt;&gt;&gt; &gt;</text:p>
      <text:p text:style-name="P5"/>
      <text:p text:style-name="P5">8.412b </text:p>
      <text:p text:style-name="P5">&lt; &lt;&lt; &gt;&lt; &gt;&gt; &gt;</text:p>
      <text:p text:style-name="P5">&lt; &lt;&lt;&lt; &lt;&lt; &lt;&lt;&gt;&lt; &gt;&lt; &gt;&lt;&gt;&gt; &gt;&gt; &gt;&gt;&gt; &gt;</text:p>
      <text:p text:style-name="P5">&lt; &lt;&lt;&lt;&lt; &lt;&lt;&lt; &lt;&lt;&lt;&lt;&lt; &lt;&lt; &lt;&lt;&lt;&lt;&gt;&lt; &lt;&lt;&gt;&lt; &lt;&lt;&gt;&lt;&gt;&lt; &gt;&lt; &gt;&lt;&gt;&lt;&gt;&gt; &gt;&lt;&gt;&gt; &gt;&lt;&gt;&gt;&gt;&gt; &gt;&gt; &gt;&gt;&gt;&gt;&gt; &gt;&gt;&gt; &gt;&gt;&gt;&gt; &gt;</text:p>
      <text:p text:style-name="P5"/>
      <text:p text:style-name="P5">8.412c </text:p>
      <text:p text:style-name="P5">&lt; &lt;&gt; &lt;&gt; &lt;&gt; &gt;</text:p>
      <text:p text:style-name="P5">&lt; &lt;&lt;&gt; &lt;&gt; &lt;&gt;&lt;&gt; &lt;&gt; &lt;&gt;&lt;&gt; &lt;&gt; &lt;&gt;&gt; &gt;</text:p>
      <text:p text:style-name="P5">&lt; &lt;&lt;&lt;&gt; &lt;&lt;&gt; &lt;&lt;&gt;&lt;&gt; &lt;&gt; &lt;&gt;&lt;&gt;&lt;&gt; &lt;&gt;&lt;&gt; &lt;&gt;&lt;&gt;&lt;&gt; &lt;&gt; &lt;&gt;&lt;&gt;&lt;&gt; &lt;&gt;&lt;&gt; &lt;&gt;&lt;&gt;&lt;&gt; &lt;&gt; &lt;&gt;&lt;&gt;&gt; &lt;&gt;&gt; &lt;&gt;&gt;&gt; &gt;</text:p>
      <text:p text:style-name="P5"/>
      <text:p text:style-name="P5">8.412d </text:p>
      <text:p text:style-name="P5">&lt; &lt;&gt; &gt;&lt; &lt;&gt; &gt;</text:p>
      <text:p text:style-name="P5">&lt; &lt;&lt;&gt; &lt;&gt; &lt;&gt;&gt;&lt; &gt;&lt; &gt;&lt;&lt;&gt; &lt;&gt; &lt;&gt;&gt; &gt;</text:p>
      <text:p text:style-name="P5">&lt; &lt;&lt;&lt;&gt; &lt;&lt;&gt; &lt;&lt;&gt;&lt;&gt; &lt;&gt; &lt;&gt;&lt;&gt;&gt;&lt; &lt;&gt;&gt;&lt; &lt;&gt;&gt;&lt;&gt;&lt; &gt;&lt; &gt;&lt;&gt;&lt;&lt;&gt; &gt;&lt;&lt;&gt; &gt;&lt;&lt;&gt;&lt;&gt; &lt;&gt; &lt;&gt;&lt;&gt;&gt; &lt;&gt;&gt; &lt;&gt;&gt;&gt; &gt;</text:p>
      <text:p text:style-name="P5"/>
      <text:p text:style-name="P5">8.412e </text:p>
      <text:p text:style-name="P5">&lt; &gt;&lt; &lt;&gt; &gt;&lt; &gt;</text:p>
      <text:p text:style-name="P5">&lt; &lt;&gt;&lt; &gt;&lt; &gt;&lt;&lt;&gt; &lt;&gt; &lt;&gt;&gt;&lt; &gt;&lt; &gt;&lt;&gt; &gt;</text:p>
      <text:p text:style-name="P5">&lt; &lt;&lt;&gt;&lt; &lt;&gt;&lt; &lt;&gt;&lt;&gt;&lt; &gt;&lt; &gt;&lt;&gt;&lt;&lt;&gt; &gt;&lt;&lt;&gt; &gt;&lt;&lt;&gt;&lt;&gt; &lt;&gt; &lt;&gt;&lt;&gt;&gt;&lt; &lt;&gt;&gt;&lt; &lt;&gt;&gt;&lt;&gt;&lt; &gt;&lt; &gt;&lt;&gt;&lt;&gt; &gt;&lt;&gt; &gt;&lt;&gt;&gt; &gt;</text:p>
      <text:p text:style-name="P5"/>
      <text:p text:style-name="P5">8.412f </text:p>
      <text:p text:style-name="P5">&lt; &gt;&lt; &gt;&lt; &gt;&lt; &gt;</text:p>
      <text:p text:style-name="P5">&lt; &lt;&gt;&lt; &gt;&lt; &gt;&lt;&gt;&lt; &gt;&lt; &gt;&lt;&gt;&lt; &gt;&lt; &gt;&lt;&gt; &gt;</text:p>
      <text:p text:style-name="P5">&lt; &lt;&lt;&gt;&lt; &lt;&gt;&lt; &lt;&gt;&lt;&gt;&lt; &gt;&lt; &gt;&lt;&gt;&lt;&gt;&lt; &gt;&lt;&gt;&lt; &gt;&lt;&gt;&lt;&gt;&lt; &gt;&lt; &gt;&lt;&gt;&lt;&gt;&lt; &gt;&lt;&gt;&lt; &gt;&lt;&gt;&lt;&gt;&lt; &gt;&lt; &gt;&lt;&gt;&lt;&gt; &gt;&lt;&gt; &gt;&lt;&gt;&gt; &gt;</text:p>
      <text:p text:style-name="P5"/>
      <text:p text:style-name="P5">8.412g </text:p>
      <text:p text:style-name="P5">&lt; &gt;&gt; &lt;&gt; &lt;&lt; &gt;</text:p>
      <text:p text:style-name="P5">&lt; &lt;&gt;&gt; &gt;&gt; &gt;&gt;&lt;&gt; &lt;&gt; &lt;&gt;&lt;&lt; &lt;&lt; &lt;&lt;&gt; &gt;</text:p>
      <text:p text:style-name="P5">&lt; &lt;&lt;&gt;&gt; &lt;&gt;&gt; &lt;&gt;&gt;&gt;&gt; &gt;&gt; &gt;&gt;&gt;&gt;&lt;&gt; &gt;&gt;&lt;&gt; &gt;&gt;&lt;&gt;&lt;&gt; &lt;&gt; &lt;&gt;&lt;&gt;&lt;&lt; &lt;&gt;&lt;&lt; &lt;&gt;&lt;&lt;&lt;&lt; &lt;&lt; &lt;&lt;&lt;&lt;&gt; &lt;&lt;&gt; &lt;&lt;&gt;&gt; &gt;</text:p>
      <text:p text:style-name="P5"/>
      <text:p text:style-name="P5">8.412h </text:p>
      <text:p text:style-name="P5">&lt; &gt;&gt; &gt;&lt; &lt;&lt; &gt;</text:p>
      <text:p text:style-name="P5">&lt; &lt;&gt;&gt; &gt;&gt; &gt;&gt;&gt;&lt; &gt;&lt; &gt;&lt;&lt;&lt; &lt;&lt; &lt;&lt;&gt; &gt;</text:p>
      <text:p text:style-name="P5">&lt; &lt;&lt;&gt;&gt; &lt;&gt;&gt; &lt;&gt;&gt;&gt;&gt; &gt;&gt; &gt;&gt;&gt;&gt;&gt;&lt; &gt;&gt;&gt;&lt; &gt;&gt;&gt;&lt;&gt;&lt; &gt;&lt; &gt;&lt;&gt;&lt;&lt;&lt; &gt;&lt;&lt;&lt; &gt;&lt;&lt;&lt;&lt;&lt; &lt;&lt; &lt;&lt;&lt;&lt;&gt; &lt;&lt;&gt; &lt;&lt;&gt;&gt; &gt;</text:p>
      <text:p text:style-name="P5"/>
      <text:p text:style-name="P5">8.412i </text:p>
      <text:p text:style-name="P5">&gt; &lt;&lt; &lt;&gt; &gt;&gt; &lt;</text:p>
      <text:p text:style-name="P5">&gt; &gt;&lt;&lt; &lt;&lt; &lt;&lt;&lt;&gt; &lt;&gt; &lt;&gt;&gt;&gt; &gt;&gt; &gt;&gt;&lt; &lt;</text:p>
      <text:p text:style-name="P5">&gt; &gt;&gt;&lt;&lt; &gt;&lt;&lt; &gt;&lt;&lt;&lt;&lt; &lt;&lt; &lt;&lt;&lt;&lt;&lt;&gt; &lt;&lt;&lt;&gt; &lt;&lt;&lt;&gt;&lt;&gt; &lt;&gt; &lt;&gt;&lt;&gt;&gt;&gt; &lt;&gt;&gt;&gt; &lt;&gt;&gt;&gt;&gt;&gt; &gt;&gt; &gt;&gt;&gt;&gt;&lt; &gt;&gt;&lt; &gt;&gt;&lt;&lt; &lt;</text:p>
      <text:p text:style-name="P5"/>
      <text:p text:style-name="P5">8.412j </text:p>
      <text:p text:style-name="P5">&gt; &lt;&lt; &gt;&lt; &gt;&gt; &lt;</text:p>
      <text:p text:style-name="P5">&gt; &gt;&lt;&lt; &lt;&lt; &lt;&lt;&gt;&lt; &gt;&lt; &gt;&lt;&gt;&gt; &gt;&gt; &gt;&gt;&lt; &lt;</text:p>
      <text:p text:style-name="P5">&gt; &gt;&gt;&lt;&lt; &gt;&lt;&lt; &gt;&lt;&lt;&lt;&lt; &lt;&lt; &lt;&lt;&lt;&lt;&gt;&lt; &lt;&lt;&gt;&lt; &lt;&lt;&gt;&lt;&gt;&lt; &gt;&lt; &gt;&lt;&gt;&lt;&gt;&gt; &gt;&lt;&gt;&gt; &gt;&lt;&gt;&gt;&gt;&gt; &gt;&gt; &gt;&gt;&gt;&gt;&lt; &gt;&gt;&lt; &gt;&gt;&lt;&lt; &lt;</text:p>
      <text:p text:style-name="P5"/>
      <text:p text:style-name="P5">8.412k </text:p>
      <text:p text:style-name="P5">&gt; &lt;&gt; &lt;&gt; &lt;&gt; &lt;</text:p>
      <text:p text:style-name="P5">&gt; &gt;&lt;&gt; &lt;&gt; &lt;&gt;&lt;&gt; &lt;&gt; &lt;&gt;&lt;&gt; &lt;&gt; &lt;&gt;&lt; &lt;</text:p>
      <text:p text:style-name="P5">&gt; &gt;&gt;&lt;&gt; &gt;&lt;&gt; &gt;&lt;&gt;&lt;&gt; &lt;&gt; &lt;&gt;&lt;&gt;&lt;&gt; &lt;&gt;&lt;&gt; &lt;&gt;&lt;&gt;&lt;&gt; &lt;&gt; &lt;&gt;&lt;&gt;&lt;&gt; &lt;&gt;&lt;&gt; &lt;&gt;&lt;&gt;&lt;&gt; &lt;&gt; &lt;&gt;&lt;&gt;&lt; &lt;&gt;&lt; &lt;&gt;&lt;&lt; &lt;</text:p>
      <text:p text:style-name="P5"/>
      <text:p text:style-name="P5">8.412l </text:p>
      <text:p text:style-name="P5">&gt; &lt;&gt; &gt;&lt; &lt;&gt; &lt;</text:p>
      <text:p text:style-name="P5">&gt; &gt;&lt;&gt; &lt;&gt; &lt;&gt;&gt;&lt; &gt;&lt; &gt;&lt;&lt;&gt; &lt;&gt; &lt;&gt;&lt; &lt;</text:p>
      <text:p text:style-name="P5">&gt; &gt;&gt;&lt;&gt; &gt;&lt;&gt; &gt;&lt;&gt;&lt;&gt; &lt;&gt; &lt;&gt;&lt;&gt;&gt;&lt; &lt;&gt;&gt;&lt; &lt;&gt;&gt;&lt;&gt;&lt; &gt;&lt; &gt;&lt;&gt;&lt;&lt;&gt; &gt;&lt;&lt;&gt; &gt;&lt;&lt;&gt;&lt;&gt; &lt;&gt; &lt;&gt;&lt;&gt;&lt; &lt;&gt;&lt; &lt;&gt;&lt;&lt; &lt;</text:p>
      <text:p text:style-name="P5"/>
      <text:p text:style-name="P5">8.412m </text:p>
      <text:p text:style-name="P5">&gt; &gt;&lt; &lt;&gt; &gt;&lt; &lt;</text:p>
      <text:p text:style-name="P5">&gt; &gt;&gt;&lt; &gt;&lt; &gt;&lt;&lt;&gt; &lt;&gt; &lt;&gt;&gt;&lt; &gt;&lt; &gt;&lt;&lt; &lt;</text:p>
      <text:p text:style-name="P5">&gt; &gt;&gt;&gt;&lt; &gt;&gt;&lt; &gt;&gt;&lt;&gt;&lt; &gt;&lt; &gt;&lt;&gt;&lt;&lt;&gt; &gt;&lt;&lt;&gt; &gt;&lt;&lt;&gt;&lt;&gt; &lt;&gt; &lt;&gt;&lt;&gt;&gt;&lt; &lt;&gt;&gt;&lt; &lt;&gt;&gt;&lt;&gt;&lt; &gt;&lt; &gt;&lt;&gt;&lt;&lt; &gt;&lt;&lt; &gt;&lt;&lt;&lt; &lt;</text:p>
      <text:p text:style-name="P5"/>
      <text:p text:style-name="P5">8.412n </text:p>
      <text:p text:style-name="P5">&gt; &gt;&lt; &gt;&lt; &gt;&lt; &lt;</text:p>
      <text:p text:style-name="P5">&gt; &gt;&gt;&lt; &gt;&lt; &gt;&lt;&gt;&lt; &gt;&lt; &gt;&lt;&gt;&lt; &gt;&lt; &gt;&lt;&lt; &lt;</text:p>
      <text:p text:style-name="P5">&gt; &gt;&gt;&gt;&lt; &gt;&gt;&lt; &gt;&gt;&lt;&gt;&lt; &gt;&lt; &gt;&lt;&gt;&lt;&gt;&lt; &gt;&lt;&gt;&lt; &gt;&lt;&gt;&lt;&gt;&lt; &gt;&lt; &gt;&lt;&gt;&lt;&gt;&lt; &gt;&lt;&gt;&lt; &gt;&lt;&gt;&lt;&gt;&lt; &gt;&lt; &gt;&lt;&gt;&lt;&lt; &gt;&lt;&lt; &gt;&lt;&lt;&lt; &lt;</text:p>
      <text:p text:style-name="P5"/>
      <text:p text:style-name="P5">8.412o </text:p>
      <text:p text:style-name="P5">&gt; &gt;&gt; &lt;&gt; &lt;&lt; &lt;</text:p>
      <text:p text:style-name="P5">&gt; &gt;&gt;&gt; &gt;&gt; &gt;&gt;&lt;&gt; &lt;&gt; &lt;&gt;&lt;&lt; &lt;&lt; &lt;&lt;&lt; &lt;</text:p>
      <text:p text:style-name="P5">&gt; &gt;&gt;&gt;&gt; &gt;&gt;&gt; &gt;&gt;&gt;&gt;&gt; &gt;&gt; &gt;&gt;&gt;&gt;&lt;&gt; &gt;&gt;&lt;&gt; &gt;&gt;&lt;&gt;&lt;&gt; &lt;&gt; &lt;&gt;&lt;&gt;&lt;&lt; &lt;&gt;&lt;&lt; &lt;&gt;&lt;&lt;&lt;&lt; &lt;&lt; &lt;&lt;&lt;&lt;&lt; &lt;&lt;&lt; &lt;&lt;&lt;&lt; &lt;</text:p>
      <text:p text:style-name="P5"/>
      <text:p text:style-name="P5">8.412p </text:p>
      <text:p text:style-name="P5">&gt; &gt;&gt; &gt;&lt; &lt;&lt; &lt;</text:p>
      <text:p text:style-name="P5">&gt; &gt;&gt;&gt; &gt;&gt; &gt;&gt;&gt;&lt; &gt;&lt; &gt;&lt;&lt;&lt; &lt;&lt; &lt;&lt;&lt; &lt;</text:p>
      <text:p text:style-name="P5">&gt; &gt;&gt;&gt;&gt; &gt;&gt;&gt; &gt;&gt;&gt;&gt;&gt; &gt;&gt; &gt;&gt;&gt;&gt;&gt;&lt; &gt;&gt;&gt;&lt; &gt;&gt;&gt;&lt;&gt;&lt; &gt;&lt; &gt;&lt;&gt;&lt;&lt;&lt; &gt;&lt;&lt;&lt; &gt;&lt;&lt;&lt;&lt;&lt; &lt;&lt; &lt;&lt;&lt;&lt;&lt; &lt;&lt;&lt; &lt;&lt;&lt;&lt; &lt;</text:p>
      <text:p text:style-name="P5"/>
      <text:p text:style-name="P2"/>
      <text:p text:style-name="P3">8.421</text:p>
      <text:p text:style-name="P2"/>
      <text:p text:style-name="P5">8.421a </text:p>
      <text:p text:style-name="P5">&lt;&lt; &lt; &lt;&gt; &gt; &gt;&gt;</text:p>
      <text:p text:style-name="P5">&lt;&lt; &lt;&lt;&lt; &lt; &lt;&lt;&gt; &lt;&gt; &lt;&gt;&gt; &gt; &gt;&gt;&gt; &gt;&gt;</text:p>
      <text:p text:style-name="P5">&lt;&lt; &lt;&lt;&lt;&lt;&lt; &lt;&lt;&lt; &lt;&lt;&lt;&lt; &lt; &lt;&lt;&lt;&gt; &lt;&lt;&gt; &lt;&lt;&gt;&lt;&gt; &lt;&gt; &lt;&gt;&lt;&gt;&gt; &lt;&gt;&gt; &lt;&gt;&gt;&gt; &gt; &gt;&gt;&gt;&gt; &gt;&gt;&gt; &gt;&gt;&gt;&gt;&gt; &gt;&gt;</text:p>
      <text:p text:style-name="P5"/>
      <text:p text:style-name="P5">8.421b </text:p>
      <text:p text:style-name="P5">&lt;&lt; &lt; &gt;&lt; &gt; &gt;&gt;</text:p>
      <text:p text:style-name="P5">&lt;&lt; &lt;&lt;&lt; &lt; &lt;&gt;&lt; &gt;&lt; &gt;&lt;&gt; &gt; &gt;&gt;&gt; &gt;&gt;</text:p>
      <text:p text:style-name="P5">&lt;&lt; &lt;&lt;&lt;&lt;&lt; &lt;&lt;&lt; &lt;&lt;&lt;&lt; &lt; &lt;&lt;&gt;&lt; &lt;&gt;&lt; &lt;&gt;&lt;&gt;&lt; &gt;&lt; &gt;&lt;&gt;&lt;&gt; &gt;&lt;&gt; &gt;&lt;&gt;&gt; &gt; &gt;&gt;&gt;&gt; &gt;&gt;&gt; &gt;&gt;&gt;&gt;&gt; &gt;&gt;</text:p>
      <text:p text:style-name="P5"/>
      <text:p text:style-name="P5">8.421c </text:p>
      <text:p text:style-name="P5">&lt;&lt; &gt; &lt;&gt; &lt; &gt;&gt;</text:p>
      <text:p text:style-name="P5">&lt;&lt; &lt;&lt;&gt; &gt; &gt;&lt;&gt; &lt;&gt; &lt;&gt;&lt; &lt; &lt;&gt;&gt; &gt;&gt;</text:p>
      <text:p text:style-name="P5">&lt;&lt; &lt;&lt;&lt;&lt;&gt; &lt;&lt;&gt; &lt;&lt;&gt;&gt; &gt; &gt;&gt;&lt;&gt; &gt;&lt;&gt; &gt;&lt;&gt;&lt;&gt; &lt;&gt; &lt;&gt;&lt;&gt;&lt; &lt;&gt;&lt; &lt;&gt;&lt;&lt; &lt; &lt;&lt;&gt;&gt; &lt;&gt;&gt; &lt;&gt;&gt;&gt;&gt; &gt;&gt;</text:p>
      <text:p text:style-name="P5"/>
      <text:p text:style-name="P5">8.421d </text:p>
      <text:p text:style-name="P5">&lt;&lt; &gt; &gt;&lt; &lt; &gt;&gt;</text:p>
      <text:p text:style-name="P5">&lt;&lt; &lt;&lt;&gt; &gt; &gt;&gt;&lt; &gt;&lt; &gt;&lt;&lt; &lt; &lt;&gt;&gt; &gt;&gt;</text:p>
      <text:p text:style-name="P5">&lt;&lt; &lt;&lt;&lt;&lt;&gt; &lt;&lt;&gt; &lt;&lt;&gt;&gt; &gt; &gt;&gt;&gt;&lt; &gt;&gt;&lt; &gt;&gt;&lt;&gt;&lt; &gt;&lt; &gt;&lt;&gt;&lt;&lt; &gt;&lt;&lt; &gt;&lt;&lt;&lt; &lt; &lt;&lt;&gt;&gt; &lt;&gt;&gt; &lt;&gt;&gt;&gt;&gt; &gt;&gt;</text:p>
      <text:p text:style-name="P5"/>
      <text:p text:style-name="P5">8.421e </text:p>
      <text:p text:style-name="P5">&lt;&gt; &lt; &lt;&gt; &gt; &lt;&gt;</text:p>
      <text:p text:style-name="P5">&lt;&gt; &lt;&gt;&lt; &lt; &lt;&lt;&gt; &lt;&gt; &lt;&gt;&gt; &gt; &gt;&lt;&gt; &lt;&gt;</text:p>
      <text:p text:style-name="P5">&lt;&gt; &lt;&gt;&lt;&gt;&lt; &lt;&gt;&lt; &lt;&gt;&lt;&lt; &lt; &lt;&lt;&lt;&gt; &lt;&lt;&gt; &lt;&lt;&gt;&lt;&gt; &lt;&gt; &lt;&gt;&lt;&gt;&gt; &lt;&gt;&gt; &lt;&gt;&gt;&gt; &gt; &gt;&gt;&lt;&gt; &gt;&lt;&gt; &gt;&lt;&gt;&lt;&gt; &lt;&gt;</text:p>
      <text:p text:style-name="P5"/>
      <text:p text:style-name="P5">8.421f </text:p>
      <text:p text:style-name="P5">&lt;&gt; &lt; &gt;&lt; &gt; &lt;&gt;</text:p>
      <text:p text:style-name="P5">&lt;&gt; &lt;&gt;&lt; &lt; &lt;&gt;&lt; &gt;&lt; &gt;&lt;&gt; &gt; &gt;&lt;&gt; &lt;&gt;</text:p>
      <text:p text:style-name="P5">&lt;&gt; &lt;&gt;&lt;&gt;&lt; &lt;&gt;&lt; &lt;&gt;&lt;&lt; &lt; &lt;&lt;&gt;&lt; &lt;&gt;&lt; &lt;&gt;&lt;&gt;&lt; &gt;&lt; &gt;&lt;&gt;&lt;&gt; &gt;&lt;&gt; &gt;&lt;&gt;&gt; &gt; &gt;&gt;&lt;&gt; &gt;&lt;&gt; &gt;&lt;&gt;&lt;&gt; &lt;&gt;</text:p>
      <text:p text:style-name="P5"/>
      <text:p text:style-name="P5">8.421g </text:p>
      <text:p text:style-name="P5">&lt;&gt; &gt; &lt;&gt; &lt; &lt;&gt;</text:p>
      <text:p text:style-name="P5">&lt;&gt; &lt;&gt;&gt; &gt; &gt;&lt;&gt; &lt;&gt; &lt;&gt;&lt; &lt; &lt;&lt;&gt; &lt;&gt;</text:p>
      <text:p text:style-name="P5">&lt;&gt; &lt;&gt;&lt;&gt;&gt; &lt;&gt;&gt; &lt;&gt;&gt;&gt; &gt; &gt;&gt;&lt;&gt; &gt;&lt;&gt; &gt;&lt;&gt;&lt;&gt; &lt;&gt; &lt;&gt;&lt;&gt;&lt; &lt;&gt;&lt; &lt;&gt;&lt;&lt; &lt; &lt;&lt;&lt;&gt; &lt;&lt;&gt; &lt;&lt;&gt;&lt;&gt; &lt;&gt;</text:p>
      <text:p text:style-name="P5"/>
      <text:p text:style-name="P5">8.421h </text:p>
      <text:p text:style-name="P5">&lt;&gt; &gt; &gt;&lt; &lt; &lt;&gt;</text:p>
      <text:p text:style-name="P5">&lt;&gt; &lt;&gt;&gt; &gt; &gt;&gt;&lt; &gt;&lt; &gt;&lt;&lt; &lt; &lt;&lt;&gt; &lt;&gt;</text:p>
      <text:p text:style-name="P5">&lt;&gt; &lt;&gt;&lt;&gt;&gt; &lt;&gt;&gt; &lt;&gt;&gt;&gt; &gt; &gt;&gt;&gt;&lt; &gt;&gt;&lt; &gt;&gt;&lt;&gt;&lt; &gt;&lt; &gt;&lt;&gt;&lt;&lt; &gt;&lt;&lt; &gt;&lt;&lt;&lt; &lt; &lt;&lt;&lt;&gt; &lt;&lt;&gt; &lt;&lt;&gt;&lt;&gt; &lt;&gt;</text:p>
      <text:p text:style-name="P5"/>
      <text:p text:style-name="P5">8.421i </text:p>
      <text:p text:style-name="P5">&gt;&lt; &lt; &lt;&gt; &gt; &gt;&lt;</text:p>
      <text:p text:style-name="P5">&gt;&lt; &gt;&lt;&lt; &lt; &lt;&lt;&gt; &lt;&gt; &lt;&gt;&gt; &gt; &gt;&gt;&lt; &gt;&lt;</text:p>
      <text:p text:style-name="P5">&gt;&lt; &gt;&lt;&gt;&lt;&lt; &gt;&lt;&lt; &gt;&lt;&lt;&lt; &lt; &lt;&lt;&lt;&gt; &lt;&lt;&gt; &lt;&lt;&gt;&lt;&gt; &lt;&gt; &lt;&gt;&lt;&gt;&gt; &lt;&gt;&gt; &lt;&gt;&gt;&gt; &gt; &gt;&gt;&gt;&lt; &gt;&gt;&lt; &gt;&gt;&lt;&gt;&lt; &gt;&lt;</text:p>
      <text:p text:style-name="P5"/>
      <text:p text:style-name="P5">8.421j </text:p>
      <text:p text:style-name="P5">&gt;&lt; &lt; &gt;&lt; &gt; &gt;&lt;</text:p>
      <text:p text:style-name="P5">&gt;&lt; &gt;&lt;&lt; &lt; &lt;&gt;&lt; &gt;&lt; &gt;&lt;&gt; &gt; &gt;&gt;&lt; &gt;&lt;</text:p>
      <text:p text:style-name="P5">&gt;&lt; &gt;&lt;&gt;&lt;&lt; &gt;&lt;&lt; &gt;&lt;&lt;&lt; &lt; &lt;&lt;&gt;&lt; &lt;&gt;&lt; &lt;&gt;&lt;&gt;&lt; &gt;&lt; &gt;&lt;&gt;&lt;&gt; &gt;&lt;&gt; &gt;&lt;&gt;&gt; &gt; &gt;&gt;&gt;&lt; &gt;&gt;&lt; &gt;&gt;&lt;&gt;&lt; &gt;&lt;</text:p>
      <text:p text:style-name="P5"/>
      <text:p text:style-name="P5">8.421k <text:line-break/>Fun!</text:p>
      <text:p text:style-name="P5">&gt;&lt; &gt; &lt;&gt; &lt; &gt;&lt;</text:p>
      <text:p text:style-name="P5">&gt;&lt; &gt;&lt;&gt; &gt; &gt;&lt;&gt; &lt;&gt; &lt;&gt;&lt; &lt; &lt;&gt;&lt; &gt;&lt;</text:p>
      <text:p text:style-name="P5">&gt;&lt; &gt;&lt;&gt;&lt;&gt; &gt;&lt;&gt; &gt;&lt;&gt;&gt; &gt; &gt;&gt;&lt;&gt; &gt;&lt;&gt; &gt;&lt;&gt;&lt;&gt; &lt;&gt; &lt;&gt;&lt;&gt;&lt; &lt;&gt;&lt; &lt;&gt;&lt;&lt; &lt; &lt;&lt;&gt;&lt; &lt;&gt;&lt; &lt;&gt;&lt;&gt;&lt; &gt;&lt;</text:p>
      <text:p text:style-name="P5"/>
      <text:p text:style-name="P5">8.421l </text:p>
      <text:p text:style-name="P5">&gt;&lt; &gt; &gt;&lt; &lt; &gt;&lt;</text:p>
      <text:p text:style-name="P5">&gt;&lt; &gt;&lt;&gt; &gt; &gt;&gt;&lt; &gt;&lt; &gt;&lt;&lt; &lt; &lt;&gt;&lt; &gt;&lt;</text:p>
      <text:p text:style-name="P5">&gt;&lt; &gt;&lt;&gt;&lt;&gt; &gt;&lt;&gt; &gt;&lt;&gt;&gt; &gt; &gt;&gt;&gt;&lt; &gt;&gt;&lt; &gt;&gt;&lt;&gt;&lt; &gt;&lt; &gt;&lt;&gt;&lt;&lt; &gt;&lt;&lt; &gt;&lt;&lt;&lt; &lt; &lt;&lt;&gt;&lt; &lt;&gt;&lt; &lt;&gt;&lt;&gt;&lt; &gt;&lt;</text:p>
      <text:p text:style-name="P5"/>
      <text:p text:style-name="P5">8.421m </text:p>
      <text:p text:style-name="P5">&gt;&gt; &lt; &lt;&gt; &gt; &lt;&lt;</text:p>
      <text:p text:style-name="P5">&gt;&gt; &gt;&gt;&lt; &lt; &lt;&lt;&gt; &lt;&gt; &lt;&gt;&gt; &gt; &gt;&lt;&lt; &lt;&lt;</text:p>
      <text:p text:style-name="P5">&gt;&gt; &gt;&gt;&gt;&gt;&lt; &gt;&gt;&lt; &gt;&gt;&lt;&lt; &lt; &lt;&lt;&lt;&gt; &lt;&lt;&gt; &lt;&lt;&gt;&lt;&gt; &lt;&gt; &lt;&gt;&lt;&gt;&gt; &lt;&gt;&gt; &lt;&gt;&gt;&gt; &gt; &gt;&gt;&lt;&lt; &gt;&lt;&lt; &gt;&lt;&lt;&lt;&lt; &lt;&lt;</text:p>
      <text:p text:style-name="P5"/>
      <text:p text:style-name="P5">8.421n </text:p>
      <text:p text:style-name="P5">&gt;&gt; &lt; &gt;&lt; &gt; &lt;&lt;</text:p>
      <text:p text:style-name="P5">&gt;&gt; &gt;&gt;&lt; &lt; &lt;&gt;&lt; &gt;&lt; &gt;&lt;&gt; &gt; &gt;&lt;&lt; &lt;&lt;</text:p>
      <text:p text:style-name="P5">&gt;&gt; &gt;&gt;&gt;&gt;&lt; &gt;&gt;&lt; &gt;&gt;&lt;&lt; &lt; &lt;&lt;&gt;&lt; &lt;&gt;&lt; &lt;&gt;&lt;&gt;&lt; &gt;&lt; &gt;&lt;&gt;&lt;&gt; &gt;&lt;&gt; &gt;&lt;&gt;&gt; &gt; &gt;&gt;&lt;&lt; &gt;&lt;&lt; &gt;&lt;&lt;&lt;&lt; &lt;&lt;</text:p>
      <text:p text:style-name="P5"/>
      <text:p text:style-name="P5">8.421o </text:p>
      <text:p text:style-name="P5">&gt;&gt; &gt; &lt;&gt; &lt; &lt;&lt;</text:p>
      <text:p text:style-name="P5">&gt;&gt; &gt;&gt;&gt; &gt; &gt;&lt;&gt; &lt;&gt; &lt;&gt;&lt; &lt; &lt;&lt;&lt; &lt;&lt;</text:p>
      <text:p text:style-name="P5">&gt;&gt; &gt;&gt;&gt;&gt;&gt; &gt;&gt;&gt; &gt;&gt;&gt;&gt; &gt; &gt;&gt;&lt;&gt; &gt;&lt;&gt; &gt;&lt;&gt;&lt;&gt; &lt;&gt; &lt;&gt;&lt;&gt;&lt; &lt;&gt;&lt; &lt;&gt;&lt;&lt; &lt; &lt;&lt;&lt;&lt; &lt;&lt;&lt; &lt;&lt;&lt;&lt;&lt; &lt;&lt;</text:p>
      <text:p text:style-name="P5"/>
      <text:p text:style-name="P5">8.421p </text:p>
      <text:p text:style-name="P5">&gt;&gt; &gt; &gt;&lt; &lt; &lt;&lt;</text:p>
      <text:p text:style-name="P5">&gt;&gt; &gt;&gt;&gt; &gt; &gt;&gt;&lt; &gt;&lt; &gt;&lt;&lt; &lt; &lt;&lt;&lt; &lt;&lt;</text:p>
      <text:p text:style-name="P5">&gt;&gt; &gt;&gt;&gt;&gt;&gt; &gt;&gt;&gt; &gt;&gt;&gt;&gt; &gt; &gt;&gt;&gt;&lt; &gt;&gt;&lt; &gt;&gt;&lt;&gt;&lt; &gt;&lt; &gt;&lt;&gt;&lt;&lt; &gt;&lt;&lt; &gt;&lt;&lt;&lt; &lt; &lt;&lt;&lt;&lt; &lt;&lt;&lt; &lt;&lt;&lt;&lt;&lt; &lt;&lt;</text:p>
      <text:p text:style-name="P5"/>
      <text:p text:style-name="P3">8.511</text:p>
      <text:p text:style-name="P2"/>
      <text:p text:style-name="P5">8.511a </text:p>
      <text:p text:style-name="P5">&lt; &lt; &lt;&lt; &gt;&gt; &gt; &gt;</text:p>
      <text:p text:style-name="P5">&lt; &lt;&lt; &lt; &lt;&lt;&lt; &lt;&lt; &lt;&lt;&gt;&gt; &gt;&gt; &gt;&gt;&gt; &gt; &gt;&gt; &gt;</text:p>
      <text:p text:style-name="P5">&lt; &lt;&lt;&lt; &lt;&lt; &lt;&lt;&lt; &lt; &lt;&lt;&lt;&lt; &lt;&lt;&lt; &lt;&lt;&lt;&lt;&lt; &lt;&lt; &lt;&lt;&lt;&lt;&gt;&gt; &lt;&lt;&gt;&gt; &lt;&lt;&gt;&gt;&gt;&gt; &gt;&gt; &gt;&gt;&gt;&gt;&gt; &gt;&gt;&gt; &gt;&gt;&gt;&gt; &gt; &gt;&gt;&gt; &gt;&gt; &gt;&gt;&gt; &gt;</text:p>
      <text:p text:style-name="P5"/>
      <text:p text:style-name="P5">8.511b </text:p>
      <text:p text:style-name="P5">&lt; &lt; &lt;&gt; &lt;&gt; &gt; &gt;</text:p>
      <text:p text:style-name="P5">&lt; &lt;&lt; &lt; &lt;&lt;&gt; &lt;&gt; &lt;&gt;&lt;&gt; &lt;&gt; &lt;&gt;&gt; &gt; &gt;&gt; &gt;</text:p>
      <text:p text:style-name="P5">&lt; &lt;&lt;&lt; &lt;&lt; &lt;&lt;&lt; &lt; &lt;&lt;&lt;&gt; &lt;&lt;&gt; &lt;&lt;&gt;&lt;&gt; &lt;&gt; &lt;&gt;&lt;&gt;&lt;&gt; &lt;&gt;&lt;&gt; &lt;&gt;&lt;&gt;&lt;&gt; &lt;&gt; &lt;&gt;&lt;&gt;&gt; &lt;&gt;&gt; &lt;&gt;&gt;&gt; &gt; &gt;&gt;&gt; &gt;&gt; &gt;&gt;&gt; &gt;</text:p>
      <text:p text:style-name="P5"/>
      <text:p text:style-name="P5">8.511c </text:p>
      <text:p text:style-name="P5">&lt; &lt; &gt;&lt; &gt;&lt; &gt; &gt;</text:p>
      <text:p text:style-name="P5">&lt; &lt;&lt; &lt; &lt;&gt;&lt; &gt;&lt; &gt;&lt;&gt;&lt; &gt;&lt; &gt;&lt;&gt; &gt; &gt;&gt; &gt;</text:p>
      <text:p text:style-name="P5">&lt; &lt;&lt;&lt; &lt;&lt; &lt;&lt;&lt; &lt; &lt;&lt;&gt;&lt; &lt;&gt;&lt; &lt;&gt;&lt;&gt;&lt; &gt;&lt; &gt;&lt;&gt;&lt;&gt;&lt; &gt;&lt;&gt;&lt; &gt;&lt;&gt;&lt;&gt;&lt; &gt;&lt; &gt;&lt;&gt;&lt;&gt; &gt;&lt;&gt; &gt;&lt;&gt;&gt; &gt; &gt;&gt;&gt; &gt;&gt; &gt;&gt;&gt; &gt;</text:p>
      <text:p text:style-name="P5"/>
      <text:p text:style-name="P5">8.511d </text:p>
      <text:p text:style-name="P5">&lt; &lt; &gt;&gt; &lt;&lt; &gt; &gt;</text:p>
      <text:p text:style-name="P5">&lt; &lt;&lt; &lt; &lt;&gt;&gt; &gt;&gt; &gt;&gt;&lt;&lt; &lt;&lt; &lt;&lt;&gt; &gt; &gt;&gt; &gt;</text:p>
      <text:p text:style-name="P5">&lt; &lt;&lt;&lt; &lt;&lt; &lt;&lt;&lt; &lt; &lt;&lt;&gt;&gt; &lt;&gt;&gt; &lt;&gt;&gt;&gt;&gt; &gt;&gt; &gt;&gt;&gt;&gt;&lt;&lt; &gt;&gt;&lt;&lt; &gt;&gt;&lt;&lt;&lt;&lt; &lt;&lt; &lt;&lt;&lt;&lt;&gt; &lt;&lt;&gt; &lt;&lt;&gt;&gt; &gt; &gt;&gt;&gt; &gt;&gt; &gt;&gt;&gt; &gt;</text:p>
      <text:p text:style-name="P5"/>
      <text:p text:style-name="P5">8.511e </text:p>
      <text:p text:style-name="P5">&lt; &gt; &lt;&lt; &gt;&gt; &lt; &gt;</text:p>
      <text:p text:style-name="P5">&lt; &lt;&gt; &gt; &gt;&lt;&lt; &lt;&lt; &lt;&lt;&gt;&gt; &gt;&gt; &gt;&gt;&lt; &lt; &lt;&gt; &gt;</text:p>
      <text:p text:style-name="P5">&lt; &lt;&lt;&gt; &lt;&gt; &lt;&gt;&gt; &gt; &gt;&gt;&lt;&lt; &gt;&lt;&lt; &gt;&lt;&lt;&lt;&lt; &lt;&lt; &lt;&lt;&lt;&lt;&gt;&gt; &lt;&lt;&gt;&gt; &lt;&lt;&gt;&gt;&gt;&gt; &gt;&gt; &gt;&gt;&gt;&gt;&lt; &gt;&gt;&lt; &gt;&gt;&lt;&lt; &lt; &lt;&lt;&gt; &lt;&gt; &lt;&gt;&gt; &gt;</text:p>
      <text:p text:style-name="P5"/>
      <text:p text:style-name="P5">8.511f </text:p>
      <text:p text:style-name="P5">&lt; &gt; &lt;&gt; &lt;&gt; &lt; &gt;</text:p>
      <text:p text:style-name="P5">&lt; &lt;&gt; &gt; &gt;&lt;&gt; &lt;&gt; &lt;&gt;&lt;&gt; &lt;&gt; &lt;&gt;&lt; &lt; &lt;&gt; &gt;</text:p>
      <text:p text:style-name="P5">&lt; &lt;&lt;&gt; &lt;&gt; &lt;&gt;&gt; &gt; &gt;&gt;&lt;&gt; &gt;&lt;&gt; &gt;&lt;&gt;&lt;&gt; &lt;&gt; &lt;&gt;&lt;&gt;&lt;&gt; &lt;&gt;&lt;&gt; &lt;&gt;&lt;&gt;&lt;&gt; &lt;&gt; &lt;&gt;&lt;&gt;&lt; &lt;&gt;&lt; &lt;&gt;&lt;&lt; &lt; &lt;&lt;&gt; &lt;&gt; &lt;&gt;&gt; &gt;</text:p>
      <text:p text:style-name="P5"/>
      <text:p text:style-name="P5">8.511g </text:p>
      <text:p text:style-name="P5">&lt; &gt; &gt;&lt; &gt;&lt; &lt; &gt;</text:p>
      <text:p text:style-name="P5">&lt; &lt;&gt; &gt; &gt;&gt;&lt; &gt;&lt; &gt;&lt;&gt;&lt; &gt;&lt; &gt;&lt;&lt; &lt; &lt;&gt; &gt;</text:p>
      <text:p text:style-name="P5">&lt; &lt;&lt;&gt; &lt;&gt; &lt;&gt;&gt; &gt; &gt;&gt;&gt;&lt; &gt;&gt;&lt; &gt;&gt;&lt;&gt;&lt; &gt;&lt; &gt;&lt;&gt;&lt;&gt;&lt; &gt;&lt;&gt;&lt; &gt;&lt;&gt;&lt;&gt;&lt; &gt;&lt; &gt;&lt;&gt;&lt;&lt; &gt;&lt;&lt; &gt;&lt;&lt;&lt; &lt; &lt;&lt;&gt; &lt;&gt; &lt;&gt;&gt; &gt;</text:p>
      <text:p text:style-name="P5"/>
      <text:p text:style-name="P5">8.511h </text:p>
      <text:p text:style-name="P5">&lt; &gt; &gt;&gt; &lt;&lt; &lt; &gt;</text:p>
      <text:p text:style-name="P5">&lt; &lt;&gt; &gt; &gt;&gt;&gt; &gt;&gt; &gt;&gt;&lt;&lt; &lt;&lt; &lt;&lt;&lt; &lt; &lt;&gt; &gt;</text:p>
      <text:p text:style-name="P5">&lt; &lt;&lt;&gt; &lt;&gt; &lt;&gt;&gt; &gt; &gt;&gt;&gt;&gt; &gt;&gt;&gt; &gt;&gt;&gt;&gt;&gt; &gt;&gt; &gt;&gt;&gt;&gt;&lt;&lt; &gt;&gt;&lt;&lt; &gt;&gt;&lt;&lt;&lt;&lt; &lt;&lt; &lt;&lt;&lt;&lt;&lt; &lt;&lt;&lt; &lt;&lt;&lt;&lt; &lt; &lt;&lt;&gt; &lt;&gt; &lt;&gt;&gt; &gt;</text:p>
      <text:p text:style-name="P5"/>
      <text:p text:style-name="P5">8.511i </text:p>
      <text:p text:style-name="P5">&gt; &lt; &lt;&lt; &gt;&gt; &gt; &lt;</text:p>
      <text:p text:style-name="P5">&gt; &gt;&lt; &lt; &lt;&lt;&lt; &lt;&lt; &lt;&lt;&gt;&gt; &gt;&gt; &gt;&gt;&gt; &gt; &gt;&lt; &lt;</text:p>
      <text:p text:style-name="P5">&gt; &gt;&gt;&lt; &gt;&lt; &gt;&lt;&lt; &lt; &lt;&lt;&lt;&lt; &lt;&lt;&lt; &lt;&lt;&lt;&lt;&lt; &lt;&lt; &lt;&lt;&lt;&lt;&gt;&gt; &lt;&lt;&gt;&gt; &lt;&lt;&gt;&gt;&gt;&gt; &gt;&gt; &gt;&gt;&gt;&gt;&gt; &gt;&gt;&gt; &gt;&gt;&gt;&gt; &gt; &gt;&gt;&lt; &gt;&lt; &gt;&lt;&lt; &lt;</text:p>
      <text:p text:style-name="P5"/>
      <text:p text:style-name="P5">8.511j </text:p>
      <text:p text:style-name="P5">&gt; &lt; &lt;&gt; &lt;&gt; &gt; &lt;</text:p>
      <text:p text:style-name="P5">&gt; &gt;&lt; &lt; &lt;&lt;&gt; &lt;&gt; &lt;&gt;&lt;&gt; &lt;&gt; &lt;&gt;&gt; &gt; &gt;&lt; &lt;</text:p>
      <text:p text:style-name="P5">&gt; &gt;&gt;&lt; &gt;&lt; &gt;&lt;&lt; &lt; &lt;&lt;&lt;&gt; &lt;&lt;&gt; &lt;&lt;&gt;&lt;&gt; &lt;&gt; &lt;&gt;&lt;&gt;&lt;&gt; &lt;&gt;&lt;&gt; &lt;&gt;&lt;&gt;&lt;&gt; &lt;&gt; &lt;&gt;&lt;&gt;&gt; &lt;&gt;&gt; &lt;&gt;&gt;&gt; &gt; &gt;&gt;&lt; &gt;&lt; &gt;&lt;&lt; &lt;</text:p>
      <text:p text:style-name="P5"/>
      <text:p text:style-name="P5">8.511k </text:p>
      <text:p text:style-name="P5">&gt; &lt; &gt;&lt; &gt;&lt; &gt; &lt;</text:p>
      <text:p text:style-name="P5">&gt; &gt;&lt; &lt; &lt;&gt;&lt; &gt;&lt; &gt;&lt;&gt;&lt; &gt;&lt; &gt;&lt;&gt; &gt; &gt;&lt; &lt;</text:p>
      <text:p text:style-name="P5">&gt; &gt;&gt;&lt; &gt;&lt; &gt;&lt;&lt; &lt; &lt;&lt;&gt;&lt; &lt;&gt;&lt; &lt;&gt;&lt;&gt;&lt; &gt;&lt; &gt;&lt;&gt;&lt;&gt;&lt; &gt;&lt;&gt;&lt; &gt;&lt;&gt;&lt;&gt;&lt; &gt;&lt; &gt;&lt;&gt;&lt;&gt; &gt;&lt;&gt; &gt;&lt;&gt;&gt; &gt; &gt;&gt;&lt; &gt;&lt; &gt;&lt;&lt; &lt;</text:p>
      <text:p text:style-name="P5"/>
      <text:p text:style-name="P5">8.511l </text:p>
      <text:p text:style-name="P5">&gt; &lt; &gt;&gt; &lt;&lt; &gt; &lt;</text:p>
      <text:p text:style-name="P5">&gt; &gt;&lt; &lt; &lt;&gt;&gt; &gt;&gt; &gt;&gt;&lt;&lt; &lt;&lt; &lt;&lt;&gt; &gt; &gt;&lt; &lt;</text:p>
      <text:p text:style-name="P5">&gt; &gt;&gt;&lt; &gt;&lt; &gt;&lt;&lt; &lt; &lt;&lt;&gt;&gt; &lt;&gt;&gt; &lt;&gt;&gt;&gt;&gt; &gt;&gt; &gt;&gt;&gt;&gt;&lt;&lt; &gt;&gt;&lt;&lt; &gt;&gt;&lt;&lt;&lt;&lt; &lt;&lt; &lt;&lt;&lt;&lt;&gt; &lt;&lt;&gt; &lt;&lt;&gt;&gt; &gt; &gt;&gt;&lt; &gt;&lt; &gt;&lt;&lt; &lt;</text:p>
      <text:p text:style-name="P5"/>
      <text:p text:style-name="P5">8.511m </text:p>
      <text:p text:style-name="P5">&gt; &gt; &lt;&lt; &gt;&gt; &lt; &lt;</text:p>
      <text:p text:style-name="P5">&gt; &gt;&gt; &gt; &gt;&lt;&lt; &lt;&lt; &lt;&lt;&gt;&gt; &gt;&gt; &gt;&gt;&lt; &lt; &lt;&lt; &lt;</text:p>
      <text:p text:style-name="P5">&gt; &gt;&gt;&gt; &gt;&gt; &gt;&gt;&gt; &gt; &gt;&gt;&lt;&lt; &gt;&lt;&lt; &gt;&lt;&lt;&lt;&lt; &lt;&lt; &lt;&lt;&lt;&lt;&gt;&gt; &lt;&lt;&gt;&gt; &lt;&lt;&gt;&gt;&gt;&gt; &gt;&gt; &gt;&gt;&gt;&gt;&lt; &gt;&gt;&lt; &gt;&gt;&lt;&lt; &lt; &lt;&lt;&lt; &lt;&lt; &lt;&lt;&lt; &lt;</text:p>
      <text:p text:style-name="P5"/>
      <text:p text:style-name="P5">8.511n </text:p>
      <text:p text:style-name="P5">&gt; &gt; &lt;&gt; &lt;&gt; &lt; &lt;</text:p>
      <text:p text:style-name="P5">&gt; &gt;&gt; &gt; &gt;&lt;&gt; &lt;&gt; &lt;&gt;&lt;&gt; &lt;&gt; &lt;&gt;&lt; &lt; &lt;&lt; &lt;</text:p>
      <text:p text:style-name="P5">&gt; &gt;&gt;&gt; &gt;&gt; &gt;&gt;&gt; &gt; &gt;&gt;&lt;&gt; &gt;&lt;&gt; &gt;&lt;&gt;&lt;&gt; &lt;&gt; &lt;&gt;&lt;&gt;&lt;&gt; &lt;&gt;&lt;&gt; &lt;&gt;&lt;&gt;&lt;&gt; &lt;&gt; &lt;&gt;&lt;&gt;&lt; &lt;&gt;&lt; &lt;&gt;&lt;&lt; &lt; &lt;&lt;&lt; &lt;&lt; &lt;&lt;&lt; &lt;</text:p>
      <text:p text:style-name="P5"/>
      <text:p text:style-name="P5">8.511o </text:p>
      <text:p text:style-name="P5">&gt; &gt; &gt;&lt; &gt;&lt; &lt; &lt;</text:p>
      <text:p text:style-name="P5">&gt; &gt;&gt; &gt; &gt;&gt;&lt; &gt;&lt; &gt;&lt;&gt;&lt; &gt;&lt; &gt;&lt;&lt; &lt; &lt;&lt; &lt;</text:p>
      <text:p text:style-name="P5">&gt; &gt;&gt;&gt; &gt;&gt; &gt;&gt;&gt; &gt; &gt;&gt;&gt;&lt; &gt;&gt;&lt; &gt;&gt;&lt;&gt;&lt; &gt;&lt; &gt;&lt;&gt;&lt;&gt;&lt; &gt;&lt;&gt;&lt; &gt;&lt;&gt;&lt;&gt;&lt; &gt;&lt; &gt;&lt;&gt;&lt;&lt; &gt;&lt;&lt; &gt;&lt;&lt;&lt; &lt; &lt;&lt;&lt; &lt;&lt; &lt;&lt;&lt; &lt;</text:p>
      <text:p text:style-name="P5"/>
      <text:p text:style-name="P5">8.511p </text:p>
      <text:p text:style-name="P5">&gt; &gt; &gt;&gt; &lt;&lt; &lt; &lt;</text:p>
      <text:p text:style-name="P5">&gt; &gt;&gt; &gt; &gt;&gt;&gt; &gt;&gt; &gt;&gt;&lt;&lt; &lt;&lt; &lt;&lt;&lt; &lt; &lt;&lt; &lt;</text:p>
      <text:p text:style-name="P5">&gt; &gt;&gt;&gt; &gt;&gt; &gt;&gt;&gt; &gt; &gt;&gt;&gt;&gt; &gt;&gt;&gt; &gt;&gt;&gt;&gt;&gt; &gt;&gt; &gt;&gt;&gt;&gt;&lt;&lt; &gt;&gt;&lt;&lt; &gt;&gt;&lt;&lt;&lt;&lt; &lt;&lt; &lt;&lt;&lt;&lt;&lt; &lt;&lt;&lt; &lt;&lt;&lt;&lt; &lt; &lt;&lt;&lt; &lt;&lt; &lt;&lt;&lt; &lt;</text:p>
      <text:p text:style-name="P5"/>
      <text:p text:style-name="P5"/>
      <text:p text:style-name="P3">8.512</text:p>
      <text:p text:style-name="P5"/>
      <text:p text:style-name="P5">8.512a </text:p>
      <text:p text:style-name="P5">&lt; &lt;&lt; &lt; &gt; &gt;&gt; &gt;</text:p>
      <text:p text:style-name="P5">&lt; &lt;&lt;&lt; &lt;&lt; &lt;&lt;&lt; &lt; &lt;&gt; &gt; &gt;&gt;&gt; &gt;&gt; &gt;&gt;&gt; &gt;</text:p>
      <text:p text:style-name="P5">&lt; &lt;&lt;&lt;&lt; &lt;&lt;&lt; &lt;&lt;&lt;&lt;&lt; &lt;&lt; &lt;&lt;&lt;&lt;&lt; &lt;&lt;&lt; &lt;&lt;&lt;&lt; &lt; &lt;&lt;&gt; &lt;&gt; &lt;&gt;&gt; &gt; &gt;&gt;&gt;&gt; &gt;&gt;&gt; &gt;&gt;&gt;&gt;&gt; &gt;&gt; &gt;&gt;&gt;&gt;&gt; &gt;&gt;&gt; &gt;&gt;&gt;&gt; &gt;</text:p>
      <text:p text:style-name="P5"/>
      <text:p text:style-name="P5">8.512b </text:p>
      <text:p text:style-name="P5">&lt; &lt;&lt; &gt; &lt; &gt;&gt; &gt;</text:p>
      <text:p text:style-name="P5">&lt; &lt;&lt;&lt; &lt;&lt; &lt;&lt;&gt; &gt; &gt;&lt; &lt; &lt;&gt;&gt; &gt;&gt; &gt;&gt;&gt; &gt;</text:p>
      <text:p text:style-name="P5">&lt; &lt;&lt;&lt;&lt; &lt;&lt;&lt; &lt;&lt;&lt;&lt;&lt; &lt;&lt; &lt;&lt;&lt;&lt;&gt; &lt;&lt;&gt; &lt;&lt;&gt;&gt; &gt; &gt;&gt;&lt; &gt;&lt; &gt;&lt;&lt; &lt; &lt;&lt;&gt;&gt; &lt;&gt;&gt; &lt;&gt;&gt;&gt;&gt; &gt;&gt; &gt;&gt;&gt;&gt;&gt; &gt;&gt;&gt; &gt;&gt;&gt;&gt; &gt;</text:p>
      <text:p text:style-name="P5"/>
      <text:p text:style-name="P5">8.512c </text:p>
      <text:p text:style-name="P5">&lt; &lt;&gt; &lt; &gt; &lt;&gt; &gt;</text:p>
      <text:p text:style-name="P5">&lt; &lt;&lt;&gt; &lt;&gt; &lt;&gt;&lt; &lt; &lt;&gt; &gt; &gt;&lt;&gt; &lt;&gt; &lt;&gt;&gt; &gt;</text:p>
      <text:p text:style-name="P5">&lt; &lt;&lt;&lt;&gt; &lt;&lt;&gt; &lt;&lt;&gt;&lt;&gt; &lt;&gt; &lt;&gt;&lt;&gt;&lt; &lt;&gt;&lt; &lt;&gt;&lt;&lt; &lt; &lt;&lt;&gt; &lt;&gt; &lt;&gt;&gt; &gt; &gt;&gt;&lt;&gt; &gt;&lt;&gt; &gt;&lt;&gt;&lt;&gt; &lt;&gt; &lt;&gt;&lt;&gt;&gt; &lt;&gt;&gt; &lt;&gt;&gt;&gt; &gt;</text:p>
      <text:p text:style-name="P5"/>
      <text:p text:style-name="P5">8.512d </text:p>
      <text:p text:style-name="P5">&lt; &lt;&gt; &gt; &lt; &lt;&gt; &gt;</text:p>
      <text:p text:style-name="P5">&lt; &lt;&lt;&gt; &lt;&gt; &lt;&gt;&gt; &gt; &gt;&lt; &lt; &lt;&lt;&gt; &lt;&gt; &lt;&gt;&gt; &gt;</text:p>
      <text:p text:style-name="P5">&lt; &lt;&lt;&lt;&gt; &lt;&lt;&gt; &lt;&lt;&gt;&lt;&gt; &lt;&gt; &lt;&gt;&lt;&gt;&gt; &lt;&gt;&gt; &lt;&gt;&gt;&gt; &gt; &gt;&gt;&lt; &gt;&lt; &gt;&lt;&lt; &lt; &lt;&lt;&lt;&gt; &lt;&lt;&gt; &lt;&lt;&gt;&lt;&gt; &lt;&gt; &lt;&gt;&lt;&gt;&gt; &lt;&gt;&gt; &lt;&gt;&gt;&gt; &gt;</text:p>
      <text:p text:style-name="P5"/>
      <text:p text:style-name="P5">8.512e </text:p>
      <text:p text:style-name="P5">&lt; &gt;&lt; &lt; &gt; &gt;&lt; &gt;</text:p>
      <text:p text:style-name="P5">&lt; &lt;&gt;&lt; &gt;&lt; &gt;&lt;&lt; &lt; &lt;&gt; &gt; &gt;&gt;&lt; &gt;&lt; &gt;&lt;&gt; &gt;</text:p>
      <text:p text:style-name="P5">&lt; &lt;&lt;&gt;&lt; &lt;&gt;&lt; &lt;&gt;&lt;&gt;&lt; &gt;&lt; &gt;&lt;&gt;&lt;&lt; &gt;&lt;&lt; &gt;&lt;&lt;&lt; &lt; &lt;&lt;&gt; &lt;&gt; &lt;&gt;&gt; &gt; &gt;&gt;&gt;&lt; &gt;&gt;&lt; &gt;&gt;&lt;&gt;&lt; &gt;&lt; &gt;&lt;&gt;&lt;&gt; &gt;&lt;&gt; &gt;&lt;&gt;&gt; &gt;</text:p>
      <text:p text:style-name="P5"/>
      <text:p text:style-name="P5">8.512f </text:p>
      <text:p text:style-name="P5">interesting!</text:p>
      <text:p text:style-name="P5">&lt; &gt;&lt; &gt; &lt; &gt;&lt; &gt;</text:p>
      <text:p text:style-name="P5">&lt; &lt;&gt;&lt; &gt;&lt; &gt;&lt;&gt; &gt; &gt;&lt; &lt; &lt;&gt;&lt; &gt;&lt; &gt;&lt;&gt; &gt;</text:p>
      <text:p text:style-name="P5">&lt; &lt;&lt;&gt;&lt; &lt;&gt;&lt; &lt;&gt;&lt;&gt;&lt; &gt;&lt; &gt;&lt;&gt;&lt;&gt; &gt;&lt;&gt; &gt;&lt;&gt;&gt; &gt; &gt;&gt;&lt; &gt;&lt; &gt;&lt;&lt; &lt; &lt;&lt;&gt;&lt; &lt;&gt;&lt; &lt;&gt;&lt;&gt;&lt; &gt;&lt; &gt;&lt;&gt;&lt;&gt; &gt;&lt;&gt; &gt;&lt;&gt;&gt; &gt;</text:p>
      <text:p text:style-name="P5"/>
      <text:p text:style-name="P5">8.512g </text:p>
      <text:p text:style-name="P5">&lt; &gt;&gt; &lt; &gt; &lt;&lt; &gt;</text:p>
      <text:p text:style-name="P5">&lt; &lt;&gt;&gt; &gt;&gt; &gt;&gt;&lt; &lt; &lt;&gt; &gt; &gt;&lt;&lt; &lt;&lt; &lt;&lt;&gt; &gt;</text:p>
      <text:p text:style-name="P5">&lt; &lt;&lt;&gt;&gt; &lt;&gt;&gt; &lt;&gt;&gt;&gt;&gt; &gt;&gt; &gt;&gt;&gt;&gt;&lt; &gt;&gt;&lt; &gt;&gt;&lt;&lt; &lt; &lt;&lt;&gt; &lt;&gt; &lt;&gt;&gt; &gt; &gt;&gt;&lt;&lt; &gt;&lt;&lt; &gt;&lt;&lt;&lt;&lt; &lt;&lt; &lt;&lt;&lt;&lt;&gt; &lt;&lt;&gt; &lt;&lt;&gt;&gt; &gt;</text:p>
      <text:p text:style-name="P5"/>
      <text:p text:style-name="P5">8.512h </text:p>
      <text:p text:style-name="P5">&lt; &gt;&gt; &gt; &lt; &lt;&lt; &gt;</text:p>
      <text:p text:style-name="P5">&lt; &lt;&gt;&gt; &gt;&gt; &gt;&gt;&gt; &gt; &gt;&lt; &lt; &lt;&lt;&lt; &lt;&lt; &lt;&lt;&gt; &gt;</text:p>
      <text:p text:style-name="P5">&lt; &lt;&lt;&gt;&gt; &lt;&gt;&gt; &lt;&gt;&gt;&gt;&gt; &gt;&gt; &gt;&gt;&gt;&gt;&gt; &gt;&gt;&gt; &gt;&gt;&gt;&gt; &gt; &gt;&gt;&lt; &gt;&lt; &gt;&lt;&lt; &lt; &lt;&lt;&lt;&lt; &lt;&lt;&lt; &lt;&lt;&lt;&lt;&lt; &lt;&lt; &lt;&lt;&lt;&lt;&gt; &lt;&lt;&gt; &lt;&lt;&gt;&gt; &gt;</text:p>
      <text:p text:style-name="P5"/>
      <text:p text:style-name="P5">8.512i </text:p>
      <text:p text:style-name="P5">&gt; &lt;&lt; &lt; &gt; &gt;&gt; &lt;</text:p>
      <text:p text:style-name="P5">&gt; &gt;&lt;&lt; &lt;&lt; &lt;&lt;&lt; &lt; &lt;&gt; &gt; &gt;&gt;&gt; &gt;&gt; &gt;&gt;&lt; &lt;</text:p>
      <text:p text:style-name="P5">&gt; &gt;&gt;&lt;&lt; &gt;&lt;&lt; &gt;&lt;&lt;&lt;&lt; &lt;&lt; &lt;&lt;&lt;&lt;&lt; &lt;&lt;&lt; &lt;&lt;&lt;&lt; &lt; &lt;&lt;&gt; &lt;&gt; &lt;&gt;&gt; &gt; &gt;&gt;&gt;&gt; &gt;&gt;&gt; &gt;&gt;&gt;&gt;&gt; &gt;&gt; &gt;&gt;&gt;&gt;&lt; &gt;&gt;&lt; &gt;&gt;&lt;&lt; &lt;</text:p>
      <text:p text:style-name="P5"/>
      <text:p text:style-name="P5">8.512j </text:p>
      <text:p text:style-name="P5">&gt; &lt;&lt; &gt; &lt; &gt;&gt; &lt;</text:p>
      <text:p text:style-name="P5">&gt; &gt;&lt;&lt; &lt;&lt; &lt;&lt;&gt; &gt; &gt;&lt; &lt; &lt;&gt;&gt; &gt;&gt; &gt;&gt;&lt; &lt;</text:p>
      <text:p text:style-name="P5">&gt; &gt;&gt;&lt;&lt; &gt;&lt;&lt; &gt;&lt;&lt;&lt;&lt; &lt;&lt; &lt;&lt;&lt;&lt;&gt; &lt;&lt;&gt; &lt;&lt;&gt;&gt; &gt; &gt;&gt;&lt; &gt;&lt; &gt;&lt;&lt; &lt; &lt;&lt;&gt;&gt; &lt;&gt;&gt; &lt;&gt;&gt;&gt;&gt; &gt;&gt; &gt;&gt;&gt;&gt;&lt; &gt;&gt;&lt; &gt;&gt;&lt;&lt; &lt;</text:p>
      <text:p text:style-name="P5"/>
      <text:p text:style-name="P5">8.512k </text:p>
      <text:p text:style-name="P5">&gt; &lt;&gt; &lt; &gt; &lt;&gt; &lt;</text:p>
      <text:p text:style-name="P5">&gt; &gt;&lt;&gt; &lt;&gt; &lt;&gt;&lt; &lt; &lt;&gt; &gt; &gt;&lt;&gt; &lt;&gt; &lt;&gt;&lt; &lt;</text:p>
      <text:p text:style-name="P5">&gt; &gt;&gt;&lt;&gt; &gt;&lt;&gt; &gt;&lt;&gt;&lt;&gt; &lt;&gt; &lt;&gt;&lt;&gt;&lt; &lt;&gt;&lt; &lt;&gt;&lt;&lt; &lt; &lt;&lt;&gt; &lt;&gt; &lt;&gt;&gt; &gt; &gt;&gt;&lt;&gt; &gt;&lt;&gt; &gt;&lt;&gt;&lt;&gt; &lt;&gt; &lt;&gt;&lt;&gt;&lt; &lt;&gt;&lt; &lt;&gt;&lt;&lt; &lt;</text:p>
      <text:p text:style-name="P5"/>
      <text:p text:style-name="P5">8.512l </text:p>
      <text:p text:style-name="P5">&gt; &lt;&gt; &gt; &lt; &lt;&gt; &lt;</text:p>
      <text:p text:style-name="P5">&gt; &gt;&lt;&gt; &lt;&gt; &lt;&gt;&gt; &gt; &gt;&lt; &lt; &lt;&lt;&gt; &lt;&gt; &lt;&gt;&lt; &lt;</text:p>
      <text:p text:style-name="P5">&gt; &gt;&gt;&lt;&gt; &gt;&lt;&gt; &gt;&lt;&gt;&lt;&gt; &lt;&gt; &lt;&gt;&lt;&gt;&gt; &lt;&gt;&gt; &lt;&gt;&gt;&gt; &gt; &gt;&gt;&lt; &gt;&lt; &gt;&lt;&lt; &lt; &lt;&lt;&lt;&gt; &lt;&lt;&gt; &lt;&lt;&gt;&lt;&gt; &lt;&gt; &lt;&gt;&lt;&gt;&lt; &lt;&gt;&lt; &lt;&gt;&lt;&lt; &lt;</text:p>
      <text:p text:style-name="P5"/>
      <text:p text:style-name="P5">8.512m </text:p>
      <text:p text:style-name="P5">&gt; &gt;&lt; &lt; &gt; &gt;&lt; &lt;</text:p>
      <text:p text:style-name="P5">&gt; &gt;&gt;&lt; &gt;&lt; &gt;&lt;&lt; &lt; &lt;&gt; &gt; &gt;&gt;&lt; &gt;&lt; &gt;&lt;&lt; &lt;</text:p>
      <text:p text:style-name="P5">&gt; &gt;&gt;&gt;&lt; &gt;&gt;&lt; &gt;&gt;&lt;&gt;&lt; &gt;&lt; &gt;&lt;&gt;&lt;&lt; &gt;&lt;&lt; &gt;&lt;&lt;&lt; &lt; &lt;&lt;&gt; &lt;&gt; &lt;&gt;&gt; &gt; &gt;&gt;&gt;&lt; &gt;&gt;&lt; &gt;&gt;&lt;&gt;&lt; &gt;&lt; &gt;&lt;&gt;&lt;&lt; &gt;&lt;&lt; &gt;&lt;&lt;&lt; &lt;</text:p>
      <text:p text:style-name="P5"/>
      <text:p text:style-name="P5">8.512n </text:p>
      <text:p text:style-name="P5">&gt; &gt;&lt; &gt; &lt; &gt;&lt; &lt;</text:p>
      <text:p text:style-name="P5">&gt; &gt;&gt;&lt; &gt;&lt; &gt;&lt;&gt; &gt; &gt;&lt; &lt; &lt;&gt;&lt; &gt;&lt; &gt;&lt;&lt; &lt;</text:p>
      <text:p text:style-name="P5">&gt; &gt;&gt;&gt;&lt; &gt;&gt;&lt; &gt;&gt;&lt;&gt;&lt; &gt;&lt; &gt;&lt;&gt;&lt;&gt; &gt;&lt;&gt; &gt;&lt;&gt;&gt; &gt; &gt;&gt;&lt; &gt;&lt; &gt;&lt;&lt; &lt; &lt;&lt;&gt;&lt; &lt;&gt;&lt; &lt;&gt;&lt;&gt;&lt; &gt;&lt; &gt;&lt;&gt;&lt;&lt; &gt;&lt;&lt; &gt;&lt;&lt;&lt; &lt;</text:p>
      <text:p text:style-name="P5"/>
      <text:p text:style-name="P5">8.512o </text:p>
      <text:p text:style-name="P5">&gt; &gt;&gt; &lt; &gt; &lt;&lt; &lt;</text:p>
      <text:p text:style-name="P5">&gt; &gt;&gt;&gt; &gt;&gt; &gt;&gt;&lt; &lt; &lt;&gt; &gt; &gt;&lt;&lt; &lt;&lt; &lt;&lt;&lt; &lt;</text:p>
      <text:p text:style-name="P5">&gt; &gt;&gt;&gt;&gt; &gt;&gt;&gt; &gt;&gt;&gt;&gt;&gt; &gt;&gt; &gt;&gt;&gt;&gt;&lt; &gt;&gt;&lt; &gt;&gt;&lt;&lt; &lt; &lt;&lt;&gt; &lt;&gt; &lt;&gt;&gt; &gt; &gt;&gt;&lt;&lt; &gt;&lt;&lt; &gt;&lt;&lt;&lt;&lt; &lt;&lt; &lt;&lt;&lt;&lt;&lt; &lt;&lt;&lt; &lt;&lt;&lt;&lt; &lt;</text:p>
      <text:p text:style-name="P5"/>
      <text:p text:style-name="P5">8.512p </text:p>
      <text:p text:style-name="P5">&gt; &gt;&gt; &gt; &lt; &lt;&lt; &lt;</text:p>
      <text:p text:style-name="P5">&gt; &gt;&gt;&gt; &gt;&gt; &gt;&gt;&gt; &gt; &gt;&lt; &lt; &lt;&lt;&lt; &lt;&lt; &lt;&lt;&lt; &lt;</text:p>
      <text:p text:style-name="P5">&gt; &gt;&gt;&gt;&gt; &gt;&gt;&gt; &gt;&gt;&gt;&gt;&gt; &gt;&gt; &gt;&gt;&gt;&gt;&gt; &gt;&gt;&gt; &gt;&gt;&gt;&gt; &gt; &gt;&gt;&lt; &gt;&lt; &gt;&lt;&lt; &lt; &lt;&lt;&lt;&lt; &lt;&lt;&lt; &lt;&lt;&lt;&lt;&lt; &lt;&lt; &lt;&lt;&lt;&lt;&lt; &lt;&lt;&lt; &lt;&lt;&lt;&lt; &lt;</text:p>
      <text:p text:style-name="P5"/>
      <text:p text:style-name="P5"/>
      <text:p text:style-name="P3">8.521</text:p>
      <text:p text:style-name="P5"/>
      <text:p text:style-name="P5">8.521a </text:p>
      <text:p text:style-name="P5">&lt;&lt; &lt; &lt; &gt; &gt; &gt;&gt;</text:p>
      <text:p text:style-name="P5">&lt;&lt; &lt;&lt;&lt; &lt; &lt;&lt; &lt; &lt;&gt; &gt; &gt;&gt; &gt; &gt;&gt;&gt; &gt;&gt;</text:p>
      <text:p text:style-name="P5">&lt;&lt; &lt;&lt;&lt;&lt;&lt; &lt;&lt;&lt; &lt;&lt;&lt;&lt; &lt; &lt;&lt;&lt; &lt;&lt; &lt;&lt;&lt; &lt; &lt;&lt;&gt; &lt;&gt; &lt;&gt;&gt; &gt; &gt;&gt;&gt; &gt;&gt; &gt;&gt;&gt; &gt; &gt;&gt;&gt;&gt; &gt;&gt;&gt; &gt;&gt;&gt;&gt;&gt; &gt;&gt;</text:p>
      <text:p text:style-name="P5"/>
      <text:p text:style-name="P5">8.521b </text:p>
      <text:p text:style-name="P5">&lt;&lt; &lt; &gt; &lt; &gt; &gt;&gt;</text:p>
      <text:p text:style-name="P5">&lt;&lt; &lt;&lt;&lt; &lt; &lt;&gt; &gt; &gt;&lt; &lt; &lt;&gt; &gt; &gt;&gt;&gt; &gt;&gt;</text:p>
      <text:p text:style-name="P5">&lt;&lt; &lt;&lt;&lt;&lt;&lt; &lt;&lt;&lt; &lt;&lt;&lt;&lt; &lt; &lt;&lt;&gt; &lt;&gt; &lt;&gt;&gt; &gt; &gt;&gt;&lt; &gt;&lt; &gt;&lt;&lt; &lt; &lt;&lt;&gt; &lt;&gt; &lt;&gt;&gt; &gt; &gt;&gt;&gt;&gt; &gt;&gt;&gt; &gt;&gt;&gt;&gt;&gt; &gt;&gt;</text:p>
      <text:p text:style-name="P5"/>
      <text:p text:style-name="P5">8.521c </text:p>
      <text:p text:style-name="P5">&lt;&lt; &gt; &lt; &gt; &lt; &gt;&gt;</text:p>
      <text:p text:style-name="P5">&lt;&lt; &lt;&lt;&gt; &gt; &gt;&lt; &lt; &lt;&gt; &gt; &gt;&lt; &lt; &lt;&gt;&gt; &gt;&gt;</text:p>
      <text:p text:style-name="P5">&lt;&lt; &lt;&lt;&lt; &lt;&lt;&gt; &lt;&lt;&gt;&gt; &gt; &gt;&gt;&lt; &gt;&lt; &gt;&lt;&lt; &lt; &lt;&lt;&gt; &lt;&gt; &lt;&gt;&gt; &gt; &gt;&gt;&lt; &gt;&lt; &gt;&lt;&lt; &lt; &lt;&lt;&gt;&gt; &lt;&gt;&gt; &lt;&gt;&gt;&gt;&gt; &gt;&gt;</text:p>
      <text:p text:style-name="P5"/>
      <text:p text:style-name="P5">8.521d </text:p>
      <text:p text:style-name="P5">&lt;&lt; &gt; &gt; &lt; &lt; &gt;&gt;</text:p>
      <text:p text:style-name="P5">&lt;&lt; &lt;&lt;&gt; &gt; &gt;&gt; &gt; &gt;&lt; &lt; &lt;&lt; &lt; &lt;&gt;&gt; &gt;&gt;</text:p>
      <text:p text:style-name="P5">&lt;&lt; &lt;&lt;&lt;&lt;&gt; &lt;&lt;&gt; &lt;&lt;&gt;&gt; &gt; &gt;&gt;&gt; &gt;&gt; &gt;&gt;&gt; &gt; &gt;&gt;&lt; &gt;&lt; &gt;&lt;&lt; &lt; &lt;&lt;&lt; &lt;&lt; &lt;&lt;&lt; &lt; &lt;&lt;&gt;&gt; &lt;&gt;&gt; &lt;&gt;&gt;&gt;&gt; &gt;&gt;</text:p>
      <text:p text:style-name="P5"/>
      <text:p text:style-name="P5">8.521e </text:p>
      <text:p text:style-name="P5">&lt;&gt; &lt; &lt; &gt; &gt; &lt;&gt;</text:p>
      <text:p text:style-name="P5">&lt;&gt; &lt;&gt;&lt; &lt; &lt;&lt; &lt; &lt;&gt; &gt; &gt;&gt; &gt; &gt;&lt;&gt; &lt;&gt;</text:p>
      <text:p text:style-name="P5">&lt;&gt; &lt;&gt;&lt;&gt;&lt; &lt;&gt;&lt; &lt;&gt;&lt;&lt; &lt; &lt;&lt;&lt; &lt;&lt; &lt;&lt;&lt; &lt; &lt;&lt;&gt; &lt;&gt; &lt;&gt;&gt; &gt; &gt;&gt;&gt; &gt;&gt; &gt;&gt;&gt; &gt; &gt;&gt;&lt;&gt; &gt;&lt;&gt; &gt;&lt;&gt;&lt;&gt; &lt;&gt;</text:p>
      <text:p text:style-name="P5"/>
      <text:p text:style-name="P5">8.521f </text:p>
      <text:p text:style-name="P5">&lt;&gt; &lt; &gt; &lt; &gt; &lt;&gt;</text:p>
      <text:p text:style-name="P5">&lt;&gt; &lt;&gt;&lt; &lt; &lt;&gt; &gt; &gt;&lt; &lt; &lt;&gt; &gt; &gt;&lt;&gt; &lt;&gt;</text:p>
      <text:p text:style-name="P5">&lt;&gt; &lt;&gt;&lt;&gt;&lt; &lt;&gt;&lt; &lt;&gt;&lt;&lt; &lt; &lt;&lt;&gt; &lt;&gt; &lt;&gt;&gt; &gt; &gt;&gt;&lt; &gt;&lt; &gt;&lt;&lt; &lt; &lt;&lt;&gt; &lt;&gt; &lt;&gt;&gt; &gt; &gt;&gt;&lt;&gt; &gt;&lt;&gt; &gt;&lt;&gt;&lt;&gt; &lt;&gt;</text:p>
      <text:p text:style-name="P5"/>
      <text:p text:style-name="P5">8.521g </text:p>
      <text:p text:style-name="P5">&lt;&gt; &gt; &lt; &gt; &lt; &lt;&gt;</text:p>
      <text:p text:style-name="P5">&lt;&gt; &lt;&gt;&gt; &gt; &gt;&lt; &lt; &lt;&gt; &gt; &gt;&lt; &lt; &lt;&lt;&gt; &lt;&gt;<text:line-break/>&lt;&gt; &lt;&gt;&lt;&gt;&gt; &lt;&gt;&gt; &lt;&gt;&gt;&gt; &gt; &gt;&gt;&lt; &gt;&lt; &gt;&lt;&lt; &lt; &lt;&lt;&gt; &lt;&gt; &lt;&gt;&gt; &gt; &gt;&gt;&lt; &gt;&lt; &gt;&lt;&lt; &lt; &lt;&lt;&lt;&gt; &lt;&lt;&gt; &lt;&lt;&gt;&lt;&gt; &lt;&gt;</text:p>
      <text:p text:style-name="P5"/>
      <text:p text:style-name="P5">8.521h </text:p>
      <text:p text:style-name="P5">&lt;&gt; &gt; &gt; &lt; &lt; &lt;&gt;</text:p>
      <text:p text:style-name="P5">&lt;&gt; &lt;&gt;&gt; &gt; &gt;&gt; &gt; &gt;&lt; &lt; &lt;&lt; &lt; &lt;&lt;&gt; &lt;&gt;</text:p>
      <text:p text:style-name="P5">&lt;&gt; &lt;&gt;&lt;&gt;&gt; &lt;&gt;&gt; &lt;&gt;&gt;&gt; &gt; &gt;&gt;&gt; &gt;&gt; &gt;&gt;&gt; &gt; &gt;&gt;&lt; &gt;&lt; &gt;&lt;&lt; &lt; &lt;&lt;&lt; &lt;&lt; &lt;&lt;&lt; &lt; &lt;&lt;&lt;&gt; &lt;&lt;&gt; &lt;&lt;&gt;&lt;&gt; &lt;&gt;</text:p>
      <text:p text:style-name="P5"/>
      <text:p text:style-name="P5">8.521i </text:p>
      <text:p text:style-name="P5">&gt;&lt; &lt; &lt; &gt; &gt; &gt;&lt;</text:p>
      <text:p text:style-name="P5">&gt;&lt; &gt;&lt;&lt; &lt; &lt;&lt; &lt; &lt;&gt; &gt; &gt;&gt; &gt; &gt;&gt;&lt; &gt;&lt;</text:p>
      <text:p text:style-name="P5">&gt;&lt; &gt;&lt;&gt;&lt;&lt; &gt;&lt;&lt; &gt;&lt;&lt;&lt; &lt; &lt;&lt;&lt; &lt;&lt; &lt;&lt;&lt; &lt; &lt;&lt;&gt; &lt;&gt; &lt;&gt;&gt; &gt; &gt;&gt;&gt; &gt;&gt; &gt;&gt;&gt; &gt; &gt;&gt;&gt;&lt; &gt;&gt;&lt; &gt;&gt;&lt;&gt;&lt; &gt;&lt;</text:p>
      <text:p text:style-name="P5"/>
      <text:p text:style-name="P5">8.521j </text:p>
      <text:p text:style-name="P5">&gt;&lt; &lt; &gt; &lt; &gt; &gt;&lt;</text:p>
      <text:p text:style-name="P5">&gt;&lt; &gt;&lt;&lt; &lt; &lt;&gt; &gt; &gt;&lt; &lt; &lt;&gt; &gt; &gt;&gt;&lt; &gt;&lt;</text:p>
      <text:p text:style-name="P5">&gt;&lt; &gt;&lt;&gt;&lt;&lt; &gt;&lt;&lt; &gt;&lt;&lt;&lt; &lt; &lt;&lt;&gt; &lt;&gt; &lt;&gt;&gt; &gt; &gt;&gt;&lt; &gt;&lt; &gt;&lt;&lt; &lt; &lt;&lt;&gt; &lt;&gt; &lt;&gt;&gt; &gt; &gt;&gt;&gt;&lt; &gt;&gt;&lt; &gt;&gt;&lt;&gt;&lt; &gt;&lt;</text:p>
      <text:p text:style-name="P5"/>
      <text:p text:style-name="P5">8.521k </text:p>
      <text:p text:style-name="P5">&gt;&lt; &gt; &lt; &gt; &lt; &gt;&lt;</text:p>
      <text:p text:style-name="P5">&gt;&lt; &gt;&lt;&gt; &gt; &gt;&lt; &lt; &lt;&gt; &gt; &gt;&lt; &lt; &lt;&gt;&lt; &gt;&lt;</text:p>
      <text:p text:style-name="P5">&gt;&lt; &gt;&lt;&gt;&lt;&gt; &gt;&lt;&gt; &gt;&lt;&gt;&gt; &gt; &gt;&gt;&lt; &gt;&lt; &gt;&lt;&lt; &lt; &lt;&lt;&gt; &lt;&gt; &lt;&gt;&gt; &gt; &gt;&gt;&lt; &gt;&lt; &gt;&lt;&lt; &lt; &lt;&lt;&gt;&lt; &lt;&gt;&lt; &lt;&gt;&lt;&gt;&lt; &gt;&lt;</text:p>
      <text:p text:style-name="P5"/>
      <text:p text:style-name="P5">8.521l </text:p>
      <text:p text:style-name="P5">&gt;&lt; &gt; &gt; &lt; &lt; &gt;&lt;</text:p>
      <text:p text:style-name="P5">&gt;&lt; &gt;&lt;&gt; &gt; &gt;&gt; &gt; &gt;&lt; &lt; &lt;&lt; &lt; &lt;&gt;&lt; &gt;&lt;</text:p>
      <text:p text:style-name="P5">&gt;&lt; &gt;&lt;&gt;&lt;&gt; &gt;&lt;&gt; &gt;&lt;&gt;&gt; &gt; &gt;&gt;&gt; &gt;&gt; &gt;&gt;&gt; &gt; &gt;&gt;&lt; &gt;&lt; &gt;&lt;&lt; &lt; &lt;&lt;&lt; &lt;&lt; &lt;&lt;&lt; &lt; &lt;&lt;&gt;&lt; &lt;&gt;&lt; &lt;&gt;&lt;&gt;&lt; &gt;&lt;</text:p>
      <text:p text:style-name="P5"/>
      <text:p text:style-name="P5">8.521m </text:p>
      <text:p text:style-name="P5">&gt;&gt; &lt; &lt; &gt; &gt; &lt;&lt;</text:p>
      <text:p text:style-name="P5">&gt;&gt; &gt;&gt;&lt; &lt; &lt;&lt; &lt; &lt;&gt; &gt; &gt;&gt; &gt; &gt;&lt;&lt; &lt;&lt;</text:p>
      <text:p text:style-name="P5">&gt;&gt; &gt;&gt;&gt;&gt;&lt; &gt;&gt;&lt; &gt;&gt;&lt;&lt; &lt; &lt;&lt;&lt; &lt;&lt; &lt;&lt;&lt; &lt; &lt;&lt;&gt; &lt;&gt; &lt;&gt;&gt; &gt; &gt;&gt;&gt; &gt;&gt; &gt;&gt;&gt; &gt; &gt;&gt;&lt;&lt; &gt;&lt;&lt; &gt;&lt;&lt;&lt;&lt; &lt;&lt;</text:p>
      <text:p text:style-name="P5"/>
      <text:p text:style-name="P5">8.521n </text:p>
      <text:p text:style-name="P5">&gt;&gt; &lt; &gt; &lt; &gt; &lt;&lt;</text:p>
      <text:p text:style-name="P5">&gt;&gt; &gt;&gt;&lt; &lt; &lt;&gt; &gt; &gt;&lt; &lt; &lt;&gt; &gt; &gt;&lt;&lt; &lt;&lt;</text:p>
      <text:p text:style-name="P5">&gt;&gt; &gt;&gt;&gt;&gt;&lt; &gt;&gt;&lt; &gt;&gt;&lt;&lt; &lt; &lt;&lt;&gt; &lt;&gt; &lt;&gt;&gt; &gt; &gt;&gt;&lt; &gt;&lt; &gt;&lt;&lt; &lt; &lt;&lt;&gt; &lt;&gt; &lt;&gt;&gt; &gt; &gt;&gt;&lt;&lt; &gt;&lt;&lt; &gt;&lt;&lt;&lt;&lt; &lt;&lt;</text:p>
      <text:p text:style-name="P5"/>
      <text:p text:style-name="P5">8.521o </text:p>
      <text:p text:style-name="P5">&gt;&gt; &gt; &lt; &gt; &lt; &lt;&lt;</text:p>
      <text:p text:style-name="P5">&gt;&gt; &gt;&gt;&gt; &gt; &gt;&lt; &lt; &lt;&gt; &gt; &gt;&lt; &lt; &lt;&lt;&lt; &lt;&lt;</text:p>
      <text:p text:style-name="P5">&gt;&gt; &gt;&gt;&gt;&gt;&gt; &gt;&gt;&gt; &gt;&gt;&gt;&gt; &gt; &gt;&gt;&lt; &gt;&lt; &gt;&lt;&lt; &lt; &lt;&lt;&gt; &lt;&gt; &lt;&gt;&gt; &gt; &gt;&gt;&lt; &gt;&lt; &gt;&lt;&lt; &lt; &lt;&lt;&lt;&lt; &lt;&lt;&lt; &lt;&lt;&lt;&lt;&lt; &lt;&lt;</text:p>
      <text:p text:style-name="P5"/>
      <text:p text:style-name="P5">8.521p </text:p>
      <text:p text:style-name="P5">&gt;&gt; &gt; &gt; &lt; &lt; &lt;&lt;</text:p>
      <text:p text:style-name="P5">&gt;&gt; &gt;&gt;&gt; &gt; &gt;&gt; &gt; &gt;&lt; &lt; &lt;&lt; &lt; &lt;&lt;&lt; &lt;&lt;</text:p>
      <text:p text:style-name="P5">&gt;&gt; &gt;&gt;&gt;&gt;&gt; &gt;&gt;&gt; &gt;&gt;&gt;&gt; &gt; &gt;&gt;&gt; &gt;&gt; &gt;&gt;&gt; &gt; &gt;&gt;&lt; &gt;&lt; &gt;&lt;&lt; &lt; &lt;&lt;&lt; &lt;&lt; &lt;&lt;&lt; &lt; &lt;&lt;&lt;&lt; &lt;&lt;&lt; &lt;&lt;&lt;&lt;&lt; &lt;&lt;</text:p>
      <text:p text:style-name="P5"/>
      <text:p text:style-name="P5"/>
      <text:p text:style-name="P3">_8.511</text:p>
      <text:p text:style-name="P2"/>
      <text:p text:style-name="P5">_8.511a </text:p>
      <text:p text:style-name="P5">&lt; &lt; &lt;&lt;_&gt;&gt; &gt; &gt;</text:p>
      <text:p text:style-name="P5">&lt; &lt;&lt; &lt; &lt;&lt;&lt; &lt;&lt;_&gt;&gt; &gt;&gt;&gt; &gt; &gt;&gt; &gt;<text:line-break/>&lt; &lt;&lt;&lt; &lt;&lt; &lt;&lt;&lt; &lt; &lt;&lt;&lt;&lt; &lt;&lt;&lt; &lt;&lt;&lt;&lt;&lt; &lt;&lt;_&gt;&gt; &gt;&gt;&gt;&gt;&gt; &gt;&gt;&gt; &gt;&gt;&gt;&gt; &gt; &gt;&gt;&gt; &gt;&gt; &gt;&gt;&gt; &gt;</text:p>
      <text:p text:style-name="P5"/>
      <text:p text:style-name="P5">_8.511b </text:p>
      <text:p text:style-name="P5">&lt; &lt; &lt;&gt;_&lt;&gt; &gt; &gt;</text:p>
      <text:p text:style-name="P5">&lt; &lt;&lt; &lt; &lt;&lt;&gt; &lt;&gt;_&lt;&gt; &lt;&gt;&gt; &gt; &gt;&gt; &gt;</text:p>
      <text:p text:style-name="P5">&lt; &lt;&lt;&lt; &lt;&lt; &lt;&lt;&lt; &lt; &lt;&lt;&lt;&gt; &lt;&lt;&gt; &lt;&lt;&gt;&lt;&gt; &lt;&gt;_&lt;&gt; &lt;&gt;&lt;&gt;&gt; &lt;&gt;&gt; &lt;&gt;&gt;&gt; &gt; &gt;&gt;&gt; &gt;&gt; &gt;&gt;&gt; &gt;</text:p>
      <text:p text:style-name="P5"/>
      <text:p text:style-name="P5">_8.511c </text:p>
      <text:p text:style-name="P5">&lt; &lt; &gt;&lt;_&gt;&lt; &gt; &gt;</text:p>
      <text:p text:style-name="P5">&lt; &lt;&lt; &lt; &lt;&gt;&lt; &gt;&lt;_&gt;&lt; &gt;&lt;&gt; &gt; &gt;&gt; &gt;</text:p>
      <text:p text:style-name="P5">&lt; &lt;&lt;&lt; &lt;&lt; &lt;&lt;&lt; &lt; &lt;&lt;&gt;&lt; &lt;&gt;&lt; &lt;&gt;&lt;&gt;&lt; &gt;&lt;_&gt;&lt; &gt;&lt;&gt;&lt;&gt; &gt;&lt;&gt; &gt;&lt;&gt;&gt; &gt; &gt;&gt;&gt; &gt;&gt; &gt;&gt;&gt; &gt;</text:p>
      <text:p text:style-name="P5"/>
      <text:p text:style-name="P5">_8.511d </text:p>
      <text:p text:style-name="P5">&lt; &lt; &gt;&gt;_&lt;&lt; &gt; &gt;</text:p>
      <text:p text:style-name="P5">&lt; &lt;&lt; &lt; &lt;&gt;&gt; &gt;&gt;_&lt;&lt; &lt;&lt;&gt; &gt; &gt;&gt; &gt;</text:p>
      <text:p text:style-name="P5">&lt; &lt;&lt;&lt; &lt;&lt; &lt;&lt;&lt; &lt; &lt;&lt;&gt;&gt; &lt;&gt;&gt; &lt;&gt;&gt;&gt;&gt; &gt;&gt;_&lt;&lt; &lt;&lt;&lt;&lt;&gt; &lt;&lt;&gt; &lt;&lt;&gt;&gt; &gt; &gt;&gt;&gt; &gt;&gt; &gt;&gt;&gt; &gt;</text:p>
      <text:p text:style-name="P5"/>
      <text:p text:style-name="P5">_8.511e </text:p>
      <text:p text:style-name="P5">&lt; &gt; &lt;&lt;_&gt;&gt; &lt; &gt;</text:p>
      <text:p text:style-name="P5">&lt; &lt;&gt; &gt; &gt;&lt;&lt; &lt;&lt;_&gt;&gt; &gt;&gt;&lt; &lt; &lt;&gt; &gt;</text:p>
      <text:p text:style-name="P5">&lt; &lt;&lt;&gt; &lt;&gt; &lt;&gt;&gt; &gt; &gt;&gt;&lt;&lt; &gt;&lt;&lt; &gt;&lt;&lt;&lt;&lt; &lt;&lt;_&gt;&gt; &gt;&gt;&gt;&gt;&lt; &gt;&gt;&lt; &gt;&gt;&lt;&lt; &lt; &lt;&lt;&gt; &lt;&gt; &lt;&gt;&gt; &gt;</text:p>
      <text:p text:style-name="P5"/>
      <text:p text:style-name="P5">_8.511f </text:p>
      <text:p text:style-name="P5">&lt; &gt; &lt;&gt;_&lt;&gt; &lt; &gt;</text:p>
      <text:p text:style-name="P5">&lt; &lt;&gt; &gt; &gt;&lt;&gt; &lt;&gt;_&lt;&gt; &lt;&gt;&lt; &lt; &lt;&gt; &gt;</text:p>
      <text:p text:style-name="P5">&lt; &lt;&lt;&gt; &lt;&gt; &lt;&gt;&gt; &gt; &gt;&gt;&lt;&gt; &gt;&lt;&gt; &gt;&lt;&gt;&lt;&gt; &lt;&gt;_&lt;&gt; &lt;&gt;&lt;&gt;&lt; &lt;&gt;&lt; &lt;&gt;&lt;&lt; &lt; &lt;&lt;&gt; &lt;&gt; &lt;&gt;&gt; &gt;</text:p>
      <text:p text:style-name="P5"/>
      <text:p text:style-name="P5">_8.511g </text:p>
      <text:p text:style-name="P5">&lt; &gt; &gt;&lt;_&gt;&lt; &lt; &gt;</text:p>
      <text:p text:style-name="P5">&lt; &lt;&gt; &gt; &gt;&gt;&lt; &gt;&lt;_&gt;&lt; &gt;&lt;&lt; &lt; &lt;&gt; &gt;</text:p>
      <text:p text:style-name="P5">&lt; &lt;&lt;&gt; &lt;&gt; &lt;&gt;&gt; &gt; &gt;&gt;&gt;&lt; &gt;&gt;&lt; &gt;&gt;&lt;&gt;&lt; &gt;&lt;_&gt;&lt; &gt;&lt;&gt;&lt;&lt; &gt;&lt;&lt; &gt;&lt;&lt;&lt; &lt; &lt;&lt;&gt; &lt;&gt; &lt;&gt;&gt; &gt;</text:p>
      <text:p text:style-name="P5"/>
      <text:p text:style-name="P5">_8.511h </text:p>
      <text:p text:style-name="P5">&lt; &gt; &gt;&gt;_&lt;&lt; &lt; &gt;</text:p>
      <text:p text:style-name="P5">&lt; &lt;&gt; &gt; &gt;&gt;&gt; &gt;&gt;_&lt;&lt; &lt;&lt;&lt; &lt; &lt;&gt; &gt;</text:p>
      <text:p text:style-name="P5">&lt; &lt;&lt;&gt; &lt;&gt; &lt;&gt;&gt; &gt; &gt;&gt;&gt;&gt; &gt;&gt;&gt; &gt;&gt;&gt;&gt;&gt; &gt;&gt;_&lt;&lt; &lt;&lt;&lt;&lt;&lt; &lt;&lt;&lt; &lt;&lt;&lt;&lt; &lt; &lt;&lt;&gt; &lt;&gt; &lt;&gt;&gt; &gt;</text:p>
      <text:p text:style-name="P5"/>
      <text:p text:style-name="P5">_8.511i </text:p>
      <text:p text:style-name="P5">&gt; &lt; &lt;&lt;_ &gt;&gt; &gt; &lt;</text:p>
      <text:p text:style-name="P5">&gt; &gt;&lt; &lt; &lt;&lt;&lt; &lt;&lt;_&gt;&gt; &gt;&gt;&gt; &gt; &gt;&lt; &lt;</text:p>
      <text:p text:style-name="P5">&gt; &gt;&gt;&lt; &gt;&lt; &gt;&lt;&lt; &lt; &lt;&lt;&lt;&lt; &lt;&lt;&lt; &lt;&lt;&lt;&lt;&lt; &lt;&lt;_&gt;&gt; &gt;&gt;&gt;&gt;&gt; &gt;&gt;&gt; &gt;&gt;&gt;&gt; &gt; &gt;&gt;&lt; &gt;&lt; &gt;&lt;&lt; &lt;</text:p>
      <text:p text:style-name="P5"/>
      <text:p text:style-name="P5">_8.511j </text:p>
      <text:p text:style-name="P5">&gt; &lt; &lt;&gt;_&lt;&gt; &gt; &lt;</text:p>
      <text:p text:style-name="P5">&gt; &gt;&lt; &lt; &lt;&lt;&gt; &lt;&gt;_&lt;&gt; &lt;&gt;&gt; &gt; &gt;&lt; &lt;</text:p>
      <text:p text:style-name="P5">&gt; &gt;&gt;&lt; &gt;&lt; &gt;&lt;&lt; &lt; &lt;&lt;&lt;&gt; &lt;&lt;&gt; &lt;&lt;&gt;&lt;&gt; &lt;&gt;_&lt;&gt; &lt;&gt;&lt;&gt;&gt; &lt;&gt;&gt; &lt;&gt;&gt;&gt; &gt; &gt;&gt;&lt; &gt;&lt; &gt;&lt;&lt; &lt;</text:p>
      <text:p text:style-name="P5"/>
      <text:p text:style-name="P5">_8.511k </text:p>
      <text:p text:style-name="P5">&gt; &lt; &gt;&lt;_&gt;&lt; &gt; &lt;</text:p>
      <text:p text:style-name="P5">&gt; &gt;&lt; &lt; &lt;&gt;&lt; &gt;&lt;_&gt;&lt; &gt;&lt;&gt; &gt; &gt;&lt; &lt;</text:p>
      <text:p text:style-name="P5">&gt; &gt;&gt;&lt; &gt;&lt; &gt;&lt;&lt; &lt; &lt;&lt;&gt;&lt; &lt;&gt;&lt; &lt;&gt;&lt;&gt;&lt; &gt;&lt;_&gt;&lt; &gt;&lt;&gt;&lt;&gt; &gt;&lt;&gt; &gt;&lt;&gt;&gt; &gt; &gt;&gt;&lt; &gt;&lt; &gt;&lt;&lt; &lt;</text:p>
      <text:p text:style-name="P5"/>
      <text:p text:style-name="P5">_8.511l </text:p>
      <text:p text:style-name="P5">&gt; &lt; &gt;&gt;_&lt;&lt; &gt; &lt;</text:p>
      <text:p text:style-name="P5">&gt; &gt;&lt; &lt; &lt;&gt;&gt; &gt;&gt;_&lt;&lt; &lt;&lt;&gt; &gt; &gt;&lt; &lt;</text:p>
      <text:p text:style-name="P5">&gt; &gt;&gt;&lt; &gt;&lt; &gt;&lt;&lt; &lt; &lt;&lt;&gt;&gt; &lt;&gt;&gt; &lt;&gt;&gt;&gt;&gt; &gt;&gt;_&lt;&lt; &lt;&lt;&lt;&lt;&gt; &lt;&lt;&gt; &lt;&lt;&gt;&gt; &gt; &gt;&gt;&lt; &gt;&lt; &gt;&lt;&lt; &lt;</text:p>
      <text:p text:style-name="P5"/>
      <text:p text:style-name="P5">_8.511m </text:p>
      <text:p text:style-name="P5">&gt; &gt; &lt;&lt;_&gt;&gt; &lt; &lt;</text:p>
      <text:p text:style-name="P5">&gt; &gt;&gt; &gt; &gt;&lt;&lt; &lt;&lt;_&gt;&gt; &gt;&gt;&lt; &lt; &lt;&lt; &lt;</text:p>
      <text:p text:style-name="P5">&gt; &gt;&gt;&gt; &gt;&gt; &gt;&gt;&gt; &gt; &gt;&gt;&lt;&lt; &gt;&lt;&lt; &gt;&lt;&lt;&lt;&lt; &lt;&lt;_&gt;&gt; &gt;&gt;&gt;&gt;&lt; &gt;&gt;&lt; &gt;&gt;&lt;&lt; &lt; &lt;&lt;&lt; &lt;&lt; &lt;&lt;&lt; &lt;</text:p>
      <text:p text:style-name="P5"/>
      <text:p text:style-name="P5">_8.511n </text:p>
      <text:p text:style-name="P5">&gt; &gt; &lt;&gt;_&lt;&gt; &lt; &lt;</text:p>
      <text:p text:style-name="P5">&gt; &gt;&gt; &gt; &gt;&lt;&gt; &lt;&gt;_&lt;&gt; &lt;&gt;&lt; &lt; &lt;&lt; &lt;</text:p>
      <text:p text:style-name="P5">&gt; &gt;&gt;&gt; &gt;&gt; &gt;&gt;&gt; &gt; &gt;&gt;&lt;&gt; &gt;&lt;&gt; &gt;&lt;&gt;&lt;&gt; &lt;&gt;_&lt;&gt; &lt;&gt;&lt;&gt;&lt; &lt;&gt;&lt; &lt;&gt;&lt;&lt; &lt; &lt;&lt;&lt; &lt;&lt; &lt;&lt;&lt; &lt;</text:p>
      <text:p text:style-name="P5"/>
      <text:p text:style-name="P5">_8.511o </text:p>
      <text:p text:style-name="P5">&gt; &gt; &gt;&lt;_&gt;&lt; &lt; &lt;</text:p>
      <text:p text:style-name="P5">&gt; &gt;&gt; &gt; &gt;&gt;&lt; &gt;&lt;_&gt;&lt; &gt;&lt;&lt; &lt; &lt;&lt; &lt;</text:p>
      <text:p text:style-name="P5">&gt; &gt;&gt;&gt; &gt;&gt; &gt;&gt;&gt; &gt; &gt;&gt;&gt;&lt; &gt;&gt;&lt; &gt;&gt;&lt;&gt;&lt; &gt;&lt;_&gt;&lt; &gt;&lt;&gt;&lt;&lt; &gt;&lt;&lt; &gt;&lt;&lt;&lt; &lt; &lt;&lt;&lt; &lt;&lt; &lt;&lt;&lt; &lt;</text:p>
      <text:p text:style-name="P5"/>
      <text:p text:style-name="P5">_8.511p </text:p>
      <text:p text:style-name="P5">&gt; &gt; &gt;&gt;_&lt;&lt; &lt; &lt;</text:p>
      <text:p text:style-name="P5">&gt; &gt;&gt; &gt; &gt;&gt;&gt; &gt;&gt;_&lt;&lt; &lt;&lt;&lt; &lt; &lt;&lt; &lt;</text:p>
      <text:p text:style-name="P5">&gt; &gt;&gt;&gt; &gt;&gt; &gt;&gt;&gt; &gt; &gt;&gt;&gt;&gt; &gt;&gt;&gt; &gt;&gt;&gt;&gt;&gt; &gt;&gt;_&lt;&lt; &lt;&lt;&lt;&lt;&lt; &lt;&lt;&lt; &lt;&lt;&lt;&lt; &lt; &lt;&lt;&lt; &lt;&lt; &lt;&lt;&lt; &lt;</text:p>
      <text:p text:style-name="P5"/>
      <text:p text:style-name="P5"/>
      <text:p text:style-name="P3">_8.512</text:p>
      <text:p text:style-name="P2"/>
      <text:p text:style-name="P5">_8.512a </text:p>
      <text:p text:style-name="P5">&lt; &lt;&lt; &lt;_&gt; &gt;&gt; &gt;</text:p>
      <text:p text:style-name="P5">&lt; &lt;&lt;&lt; &lt;&lt; &lt;&lt;&lt; &lt;_&gt; &gt;&gt;&gt; &gt;&gt; &gt;&gt;&gt; &gt;</text:p>
      <text:p text:style-name="P5">&lt; &lt;&lt;&lt;&lt; &lt;&lt;&lt; &lt;&lt;&lt;&lt;&lt; &lt;&lt; &lt;&lt;&lt;&lt;&lt; &lt;&lt;&lt; &lt;&lt;&lt;&lt; &lt;_&gt; &gt;&gt;&gt;&gt; &gt;&gt;&gt; &gt;&gt;&gt;&gt;&gt; &gt;&gt; &gt;&gt;&gt;&gt;&gt; &gt;&gt;&gt; &gt;&gt;&gt;&gt; &gt;</text:p>
      <text:p text:style-name="P5"/>
      <text:p text:style-name="P5">_8.512b </text:p>
      <text:p text:style-name="P5">&lt; &lt;&lt; &gt;_&lt; &gt;&gt; &gt;</text:p>
      <text:p text:style-name="P5">&lt; &lt;&lt;&lt; &lt;&lt; &lt;&lt;&gt; &gt;_&lt; &lt;&gt;&gt; &gt;&gt; &gt;&gt;&gt; &gt;</text:p>
      <text:p text:style-name="P5">&lt; &lt;&lt;&lt;&lt; &lt;&lt;&lt; &lt;&lt;&lt;&lt;&lt; &lt;&lt; &lt;&lt;&lt;&lt;&gt; &lt;&lt;&gt; &lt;&lt;&gt;&gt; &gt;_&lt; &lt;&lt;&gt;&gt; &lt;&gt;&gt; &lt;&gt;&gt;&gt;&gt; &gt;&gt; &gt;&gt;&gt;&gt;&gt; &gt;&gt;&gt; &gt;&gt;&gt;&gt; &gt;</text:p>
      <text:p text:style-name="P5"/>
      <text:p text:style-name="P5">_8.512c </text:p>
      <text:p text:style-name="P5">&lt; &lt;&gt; &lt;_&gt; &lt;&gt; &gt;</text:p>
      <text:p text:style-name="P5">&lt; &lt;&lt;&gt; &lt;&gt; &lt;&gt;&lt; &lt;_&gt; &gt;&lt;&gt; &lt;&gt; &lt;&gt;&gt; &gt;</text:p>
      <text:p text:style-name="P5">&lt; &lt;&lt;&lt;&gt; &lt;&lt;&gt; &lt;&lt;&gt;&lt;&gt; &lt;&gt; &lt;&gt;&lt;&gt;&lt; &lt;&gt;&lt; &lt;&gt;&lt;&lt; &lt;_&gt; &gt;&gt;&lt;&gt; &gt;&lt;&gt; &gt;&lt;&gt;&lt;&gt; &lt;&gt; &lt;&gt;&lt;&gt;&gt; &lt;&gt;&gt; &lt;&gt;&gt;&gt; &gt;</text:p>
      <text:p text:style-name="P5"/>
      <text:p text:style-name="P5">_8.512d </text:p>
      <text:p text:style-name="P5">&lt; &lt;&gt; &gt;_&lt; &lt;&gt; &gt;</text:p>
      <text:p text:style-name="P5">&lt; &lt;&lt;&gt; &lt;&gt; &lt;&gt;&gt; &gt;_&lt; &lt;&lt;&gt; &lt;&gt; &lt;&gt;&gt; &gt;</text:p>
      <text:p text:style-name="P5">&lt; &lt;&lt;&lt;&gt; &lt;&lt;&gt; &lt;&lt;&gt;&lt;&gt; &lt;&gt; &lt;&gt;&lt;&gt;&gt; &lt;&gt;&gt; &lt;&gt;&gt;&gt; &gt;_&lt; &lt;&lt;&lt;&gt; &lt;&lt;&gt; &lt;&lt;&gt;&lt;&gt; &lt;&gt; &lt;&gt;&lt;&gt;&gt; &lt;&gt;&gt; &lt;&gt;&gt;&gt; &gt;</text:p>
      <text:p text:style-name="P5"/>
      <text:p text:style-name="P5">_8.512e </text:p>
      <text:p text:style-name="P5">&lt; &gt;&lt; &lt;_&gt; &gt;&lt; &gt;</text:p>
      <text:p text:style-name="P5">&lt; &lt;&gt;&lt; &gt;&lt; &gt;&lt;&lt; &lt;_&gt; &gt;&gt;&lt; &gt;&lt; &gt;&lt;&gt; &gt;</text:p>
      <text:p text:style-name="P5">&lt; &lt;&lt;&gt;&lt; &lt;&gt;&lt; &lt;&gt;&lt;&gt;&lt; &gt;&lt; &gt;&lt;&gt;&lt;&lt; &gt;&lt;&lt; &gt;&lt;&lt;&lt; &lt;_&gt; &gt;&gt;&gt;&lt; &gt;&gt;&lt; &gt;&gt;&lt;&gt;&lt; &gt;&lt; &gt;&lt;&gt;&lt;&gt; &gt;&lt;&gt; &gt;&lt;&gt;&gt; &gt;</text:p>
      <text:p text:style-name="P5"/>
      <text:p text:style-name="P5">_8.512f </text:p>
      <text:p text:style-name="P5">&lt; &gt;&lt; &gt;_&lt; &gt;&lt; &gt;</text:p>
      <text:p text:style-name="P5">&lt; &lt;&gt;&lt; &gt;&lt; &gt;&lt;&gt; &gt;_&lt; &lt;&gt;&lt; &gt;&lt; &gt;&lt;&gt; &gt;</text:p>
      <text:p text:style-name="P5">&lt; &lt;&lt;&gt;&lt; &lt;&gt;&lt; &lt;&gt;&lt;&gt;&lt; &gt;&lt; &gt;&lt;&gt;&lt;&gt; &gt;&lt;&gt; &gt;&lt;&gt;&gt; &gt;_&lt; &lt;&lt;&gt;&lt; &lt;&gt;&lt; &lt;&gt;&lt;&gt;&lt; &gt;&lt; &gt;&lt;&gt;&lt;&gt; &gt;&lt;&gt; &gt;&lt;&gt;&gt; &gt;</text:p>
      <text:p text:style-name="P5"/>
      <text:p text:style-name="P5">_8.512g </text:p>
      <text:p text:style-name="P5">&lt; &gt;&gt; &lt;_&gt; &lt;&lt; &gt;</text:p>
      <text:p text:style-name="P5">&lt; &lt;&gt;&gt; &gt;&gt; &gt;&gt;&lt; &lt;_&gt; &gt;&lt;&lt; &lt;&lt; &lt;&lt;&gt; &gt;</text:p>
      <text:p text:style-name="P5">&lt; &lt;&lt;&gt;&gt; &lt;&gt;&gt; &lt;&gt;&gt;&gt;&gt; &gt;&gt; &gt;&gt;&gt;&gt;&lt; &gt;&gt;&lt; &gt;&gt;&lt;&lt; &lt;_&gt; &gt;&gt;&lt;&lt; &gt;&lt;&lt; &gt;&lt;&lt;&lt;&lt; &lt;&lt; &lt;&lt;&lt;&lt;&gt; &lt;&lt;&gt; &lt;&lt;&gt;&gt; &gt;</text:p>
      <text:p text:style-name="P5"/>
      <text:p text:style-name="P5">_8.512h </text:p>
      <text:p text:style-name="P5">&lt; &gt;&gt; &gt;_&lt; &lt;&lt; &gt;</text:p>
      <text:p text:style-name="P5">&lt; &lt;&gt;&gt; &gt;&gt; &gt;&gt;&gt; &gt;_&lt; &lt;&lt;&lt; &lt;&lt; &lt;&lt;&gt; &gt;</text:p>
      <text:p text:style-name="P5">&lt; &lt;&lt;&gt;&gt; &lt;&gt;&gt; &lt;&gt;&gt;&gt;&gt; &gt;&gt; &gt;&gt;&gt;&gt;&gt; &gt;&gt;&gt; &gt;&gt;&gt;&gt; &gt;_&lt; &lt;&lt;&lt;&lt; &lt;&lt;&lt; &lt;&lt;&lt;&lt;&lt; &lt;&lt; &lt;&lt;&lt;&lt;&gt; &lt;&lt;&gt; &lt;&lt;&gt;&gt; &gt;</text:p>
      <text:p text:style-name="P5"/>
      <text:p text:style-name="P5">_8.512i </text:p>
      <text:p text:style-name="P5">&gt; &lt;&lt; &lt;_&gt; &gt;&gt; &lt;</text:p>
      <text:p text:style-name="P5">&gt; &gt;&lt;&lt; &lt;&lt; &lt;&lt;&lt; &lt;_&gt; &gt;&gt;&gt; &gt;&gt; &gt;&gt;&lt; &lt;</text:p>
      <text:p text:style-name="P5">&gt; &gt;&gt;&lt;&lt; &gt;&lt;&lt; &gt;&lt;&lt;&lt;&lt; &lt;&lt; &lt;&lt;&lt;&lt;&lt; &lt;&lt;&lt; &lt;&lt;&lt;&lt; &lt;_&gt; &gt;&gt;&gt;&gt; &gt;&gt;&gt; &gt;&gt;&gt;&gt;&gt; &gt;&gt; &gt;&gt;&gt;&gt;&lt; &gt;&gt;&lt; &gt;&gt;&lt;&lt; &lt;</text:p>
      <text:p text:style-name="P5"/>
      <text:p text:style-name="P5">_8.512j </text:p>
      <text:p text:style-name="P5">&gt; &lt;&lt; &gt;_&lt; &gt;&gt; &lt;</text:p>
      <text:p text:style-name="P5">&gt; &gt;&lt;&lt; &lt;&lt; &lt;&lt;&gt; &gt;_&lt; &lt;&gt;&gt; &gt;&gt; &gt;&gt;&lt; &lt;</text:p>
      <text:p text:style-name="P5">&gt; &gt;&gt;&lt;&lt; &gt;&lt;&lt; &gt;&lt;&lt;&lt;&lt; &lt;&lt; &lt;&lt;&lt;&lt;&gt; &lt;&lt;&gt; &lt;&lt;&gt;&gt; &gt;_&lt; &lt;&lt;&gt;&gt; &lt;&gt;&gt; &lt;&gt;&gt;&gt;&gt; &gt;&gt; &gt;&gt;&gt;&gt;&lt; &gt;&gt;&lt; &gt;&gt;&lt;&lt; &lt;</text:p>
      <text:p text:style-name="P5"/>
      <text:p text:style-name="P5">_8.512k </text:p>
      <text:p text:style-name="P5">&gt; &lt;&gt; &lt;_&gt; &lt;&gt; &lt;</text:p>
      <text:p text:style-name="P5">&gt; &gt;&lt;&gt; &lt;&gt; &lt;&gt;&lt; &lt;_&gt; &gt;&lt;&gt; &lt;&gt; &lt;&gt;&lt; &lt;</text:p>
      <text:p text:style-name="P5">&gt; &gt;&gt;&lt;&gt; &gt;&lt;&gt; &gt;&lt;&gt;&lt;&gt; &lt;&gt; &lt;&gt;&lt;&gt;&lt; &lt;&gt;&lt; &lt;&gt;&lt;&lt; &lt;_&gt; &gt;&gt;&lt;&gt; &gt;&lt;&gt; &gt;&lt;&gt;&lt;&gt; &lt;&gt; &lt;&gt;&lt;&gt;&lt; &lt;&gt;&lt; &lt;&gt;&lt;&lt; &lt;</text:p>
      <text:p text:style-name="P5"/>
      <text:p text:style-name="P5">_8.512l SB!!!</text:p>
      <text:p text:style-name="P5">&gt; &lt;&gt; &gt;_&lt; &lt;&gt; &lt;</text:p>
      <text:p text:style-name="P5">&gt; &gt;&lt;&gt; &lt;&gt; &lt;&gt;&gt; &gt;_&lt; &lt;&lt;&gt; &lt;&gt; &lt;&gt;&lt; &lt;</text:p>
      <text:p text:style-name="P5">&gt; &gt;&gt;&lt;&gt; &gt;&lt;&gt; &gt;&lt;&gt;&lt;&gt; &lt;&gt; &lt;&gt;&lt;&gt;&gt; &lt;&gt;&gt; &lt;&gt;&gt;&gt; &gt;_&lt; &lt;&lt;&lt;&gt; &lt;&lt;&gt; &lt;&lt;&gt;&lt;&gt; &lt;&gt; &lt;&gt;&lt;&gt;&lt; &lt;&gt;&lt; &lt;&gt;&lt;&lt; &lt;</text:p>
      <text:p text:style-name="P5"/>
      <text:p text:style-name="P5">_8.512m </text:p>
      <text:p text:style-name="P5">&gt; &gt;&lt; &lt;_&gt; &gt;&lt; &lt;</text:p>
      <text:p text:style-name="P5">&gt; &gt;&gt;&lt; &gt;&lt; &gt;&lt;&lt; &lt;_&gt; &gt;&gt;&lt; &gt;&lt; &gt;&lt;&lt; &lt;</text:p>
      <text:p text:style-name="P5">&gt; &gt;&gt;&gt;&lt; &gt;&gt;&lt; &gt;&gt;&lt;&gt;&lt; &gt;&lt; &gt;&lt;&gt;&lt;&lt; &gt;&lt;&lt; &gt;&lt;&lt;&lt; &lt;_&gt; &gt;&gt;&gt;&lt; &gt;&gt;&lt; &gt;&gt;&lt;&gt;&lt; &gt;&lt; &gt;&lt;&gt;&lt;&lt; &gt;&lt;&lt; &gt;&lt;&lt;&lt; &lt;</text:p>
      <text:p text:style-name="P5"/>
      <text:p text:style-name="P5">_8.512n </text:p>
      <text:p text:style-name="P5">&gt; &gt;&lt; &gt;_&lt; &gt;&lt; &lt;</text:p>
      <text:p text:style-name="P5">&gt; &gt;&gt;&lt; &gt;&lt; &gt;&lt;&gt; &gt;_&lt; &lt;&gt;&lt; &gt;&lt; &gt;&lt;&lt; &lt;</text:p>
      <text:p text:style-name="P5">&gt; &gt;&gt;&gt;&lt; &gt;&gt;&lt; &gt;&gt;&lt;&gt;&lt; &gt;&lt; &gt;&lt;&gt;&lt;&gt; &gt;&lt;&gt; &gt;&lt;&gt;&gt; &gt;_&lt; &lt;&lt;&gt;&lt; &lt;&gt;&lt; &lt;&gt;&lt;&gt;&lt; &gt;&lt; &gt;&lt;&gt;&lt;&lt; &gt;&lt;&lt; &gt;&lt;&lt;&lt; &lt;</text:p>
      <text:p text:style-name="P5"/>
      <text:p text:style-name="P5">_8.512o </text:p>
      <text:p text:style-name="P5">&gt; &gt;&gt; &lt;_&gt; &lt;&lt; &lt;</text:p>
      <text:p text:style-name="P5">&gt; &gt;&gt;&gt; &gt;&gt; &gt;&gt;&lt; &lt;_&gt; &gt;&lt;&lt; &lt;&lt; &lt;&lt;&lt; &lt;</text:p>
      <text:p text:style-name="P5">&gt; &gt;&gt;&gt;&gt; &gt;&gt;&gt; &gt;&gt;&gt;&gt;&gt; &gt;&gt; &gt;&gt;&gt;&gt;&lt; &gt;&gt;&lt; &gt;&gt;&lt;&lt; &lt;_&gt; &gt;&gt;&lt;&lt; &gt;&lt;&lt; &gt;&lt;&lt;&lt;&lt; &lt;&lt; &lt;&lt;&lt;&lt;&lt; &lt;&lt;&lt; &lt;&lt;&lt;&lt; &lt;</text:p>
      <text:p text:style-name="P5"/>
      <text:p text:style-name="P5">_8.512p </text:p>
      <text:p text:style-name="P5">&gt; &gt;&gt; &gt;_&lt; &lt;&lt; &lt;</text:p>
      <text:p text:style-name="P5">&gt; &gt;&gt;&gt; &gt;&gt; &gt;&gt;&gt; &gt;_&lt; &lt;&lt;&lt; &lt;&lt; &lt;&lt;&lt; &lt;</text:p>
      <text:p text:style-name="P5">&gt; &gt;&gt;&gt;&gt; &gt;&gt;&gt; &gt;&gt;&gt;&gt;&gt; &gt;&gt; &gt;&gt;&gt;&gt;&gt; &gt;&gt;&gt; &gt;&gt;&gt;&gt; &gt;_&lt; &lt;&lt;&lt;&lt; &lt;&lt;&lt; &lt;&lt;&lt;&lt;&lt; &lt;&lt; &lt;&lt;&lt;&lt;&lt; &lt;&lt;&lt; &lt;&lt;&lt;&lt; &lt;</text:p>
      <text:p text:style-name="P5"/>
      <text:p text:style-name="P5"/>
      <text:p text:style-name="P3">_8.521</text:p>
      <text:p text:style-name="P2"/>
      <text:p text:style-name="P5">_8.521a </text:p>
      <text:p text:style-name="P5">&lt;&lt; &lt; &lt;_&gt; &gt; &gt;&gt;</text:p>
      <text:p text:style-name="P5">&lt;&lt; &lt;&lt;&lt; &lt; &lt;&lt; &lt;_&gt; &gt;&gt; &gt; &gt;&gt;&gt; &gt;&gt;</text:p>
      <text:p text:style-name="P5">&lt;&lt; &lt;&lt;&lt;&lt;&lt; &lt;&lt;&lt; &lt;&lt;&lt;&lt; &lt; &lt;&lt;&lt; &lt;&lt; &lt;&lt;&lt; &lt;_&gt; &gt;&gt;&gt; &gt;&gt; &gt;&gt;&gt; &gt; &gt;&gt;&gt;&gt; &gt;&gt;&gt; &gt;&gt;&gt;&gt;&gt; &gt;&gt;</text:p>
      <text:p text:style-name="P5"/>
      <text:p text:style-name="P5">_8.521b </text:p>
      <text:p text:style-name="P5">&lt;&lt; &lt; &gt;_&lt; &gt; &gt;&gt;</text:p>
      <text:p text:style-name="P5">&lt;&lt; &lt;&lt;&lt; &lt; &lt;&gt; &gt;_&lt; &lt;&gt; &gt; &gt;&gt;&gt; &gt;&gt;</text:p>
      <text:p text:style-name="P5">&lt;&lt; &lt;&lt;&lt;&lt;&lt; &lt;&lt;&lt; &lt;&lt;&lt;&lt; &lt; &lt;&lt;&gt; &lt;&gt; &lt;&gt;&gt; &gt;_&lt; &lt;&lt;&gt; &lt;&gt; &lt;&gt;&gt; &gt; &gt;&gt;&gt;&gt; &gt;&gt;&gt; &gt;&gt;&gt;&gt;&gt; &gt;&gt;</text:p>
      <text:p text:style-name="P5"/>
      <text:p text:style-name="P5">_8.521c </text:p>
      <text:p text:style-name="P5">&lt;&lt; &gt; &lt;_&gt; &lt; &gt;&gt;</text:p>
      <text:p text:style-name="P5">&lt;&lt; &lt;&lt;&gt; &gt; &gt;&lt; &lt;_&gt; &gt;&lt; &lt; &lt;&gt;&gt; &gt;&gt;</text:p>
      <text:p text:style-name="P5">&lt;&lt; &lt;&lt;&lt;&lt;&gt; &lt;&lt;&gt; &lt;&lt;&gt;&gt; &gt; &gt;&gt;&lt; &gt;&lt; &gt;&lt;&lt; &lt;_&gt; &gt;&gt;&lt; &gt;&lt; &gt;&lt;&lt; &lt; &lt;&lt;&gt;&gt; &lt;&gt;&gt; &lt;&gt;&gt;&gt;&gt; &gt;&gt;</text:p>
      <text:p text:style-name="P5"/>
      <text:p text:style-name="P5">_8.521d </text:p>
      <text:p text:style-name="P5">&lt;&lt; &gt; &gt;_&lt; &lt; &gt;&gt;</text:p>
      <text:p text:style-name="P5">&lt;&lt; &lt;&lt;&gt; &gt; &gt;&gt; &gt;_&lt; &lt;&lt; &lt; &lt;&gt;&gt; &gt;&gt;</text:p>
      <text:p text:style-name="P5">&lt;&lt; &lt;&lt;&lt;&lt;&gt; &lt;&lt;&gt; &lt;&lt;&gt;&gt; &gt; &gt;&gt;&gt; &gt;&gt; &gt;&gt;&gt; &gt;_&lt; &lt;&lt;&lt; &lt;&lt; &lt;&lt;&lt; &lt; &lt;&lt;&gt;&gt; &lt;&gt;&gt; &lt;&gt;&gt;&gt;&gt; &gt;&gt;</text:p>
      <text:p text:style-name="P5"/>
      <text:p text:style-name="P5">_8.521e </text:p>
      <text:p text:style-name="P5">&lt;&gt; &lt; &lt;_&gt; &gt; &lt;&gt;</text:p>
      <text:p text:style-name="P5">&lt;&gt; &lt;&gt;&lt; &lt; &lt;&lt; &lt;_&gt; &gt;&gt; &gt; &gt;&lt;&gt; &lt;&gt;</text:p>
      <text:p text:style-name="P5">&lt;&gt; &lt;&gt;&lt;&gt;&lt; &lt;&gt;&lt; &lt;&gt;&lt;&lt; &lt; &lt;&lt;&lt; &lt;&lt; &lt;&lt;&lt; &lt;_&gt; &gt;&gt;&gt; &gt;&gt; &gt;&gt;&gt; &gt; &gt;&gt;&lt;&gt; &gt;&lt;&gt; &gt;&lt;&gt;&lt;&gt; &lt;&gt;</text:p>
      <text:p text:style-name="P5"/>
      <text:p text:style-name="P5">_8.521f </text:p>
      <text:p text:style-name="P5">&lt;&gt; &lt; &gt;_&lt; &gt; &lt;&gt;</text:p>
      <text:p text:style-name="P5">&lt;&gt; &lt;&gt;&lt; &lt; &lt;&gt; &gt;_&lt; &lt;&gt; &gt; &gt;&lt;&gt; &lt;&gt;</text:p>
      <text:p text:style-name="P5">&lt;&gt; &lt;&gt;&lt;&gt;&lt; &lt;&gt;&lt; &lt;&gt;&lt;&lt; &lt; &lt;&lt;&gt; &lt;&gt; &lt;&gt;&gt; &gt;_&lt; &lt;&lt;&gt; &lt;&gt; &lt;&gt;&gt; &gt; &gt;&gt;&lt;&gt; &gt;&lt;&gt; &gt;&lt;&gt;&lt;&gt; &lt;&gt;</text:p>
      <text:p text:style-name="P5"/>
      <text:p text:style-name="P5">_8.521g </text:p>
      <text:p text:style-name="P5">&lt;&gt; &gt; &lt;_&gt; &lt; &lt;&gt;</text:p>
      <text:p text:style-name="P5">&lt;&gt; &lt;&gt;&gt; &gt; &gt;&lt; &lt;_&gt; &gt;&lt; &lt; &lt;&lt;&gt; &lt;&gt;</text:p>
      <text:p text:style-name="P5">&lt;&gt; &lt;&gt;&lt;&gt;&gt; &lt;&gt;&gt; &lt;&gt;&gt;&gt; &gt; &gt;&gt;&lt; &gt;&lt; &gt;&lt;&lt; &lt;_&gt; &gt;&gt;&lt; &gt;&lt; &gt;&lt;&lt; &lt; &lt;&lt;&lt;&gt; &lt;&lt;&gt; &lt;&lt;&gt;&lt;&gt; &lt;&gt;</text:p>
      <text:p text:style-name="P5"/>
      <text:p text:style-name="P5">_8.521h </text:p>
      <text:p text:style-name="P5">&lt;&gt; &gt; &gt;_&lt; &lt; &lt;&gt;</text:p>
      <text:p text:style-name="P5">&lt;&gt; &lt;&gt;&gt; &gt; &gt;&gt; &gt;_&lt; &lt;&lt; &lt; &lt;&lt;&gt; &lt;&gt;</text:p>
      <text:p text:style-name="P5">&lt;&gt; &lt;&gt;&lt;&gt;&gt; &lt;&gt;&gt; &lt;&gt;&gt;&gt; &gt; &gt;&gt;&gt; &gt;&gt; &gt;&gt;&gt; &gt;_&lt; &lt;&lt;&lt; &lt;&lt; &lt;&lt;&lt; &lt; &lt;&lt;&lt;&gt; &lt;&lt;&gt; &lt;&lt;&gt;&lt;&gt; &lt;&gt;</text:p>
      <text:p text:style-name="P5"/>
      <text:p text:style-name="P5">_8.521i </text:p>
      <text:p text:style-name="P5">&gt;&lt; &lt; &lt;_&gt; &gt; &gt;&lt;</text:p>
      <text:p text:style-name="P5">&gt;&lt; &gt;&lt;&lt; &lt; &lt;&lt; &lt;_&gt; &gt;&gt; &gt; &gt;&gt;&lt; &gt;&lt;</text:p>
      <text:p text:style-name="P5">&gt;&lt; &gt;&lt;&gt;&lt;&lt; &gt;&lt;&lt; &gt;&lt;&lt;&lt; &lt; &lt;&lt;&lt; &lt;&lt; &lt;&lt;&lt; &lt;_&gt; &gt;&gt;&gt; &gt;&gt; &gt;&gt;&gt; &gt; &gt;&gt;&gt;&lt; &gt;&gt;&lt; &gt;&gt;&lt;&gt;&lt; &gt;&lt;</text:p>
      <text:p text:style-name="P5"/>
      <text:p text:style-name="P5">_8.521j </text:p>
      <text:p text:style-name="P5">&gt;&lt; &lt; &gt;_&lt; &gt; &gt;&lt;</text:p>
      <text:p text:style-name="P5">&gt;&lt; &gt;&lt;&lt; &lt; &lt;&gt; &gt;_&lt; &lt;&gt; &gt; &gt;&gt;&lt; &gt;&lt;</text:p>
      <text:p text:style-name="P5">&gt;&lt; &gt;&lt;&gt;&lt;&lt; &gt;&lt;&lt; &gt;&lt;&lt;&lt; &lt; &lt;&lt;&gt; &lt;&gt; &lt;&gt;&gt; &gt;_&lt; &lt;&lt;&gt; &lt;&gt; &lt;&gt;&gt; &gt; &gt;&gt;&gt;&lt; &gt;&gt;&lt; &gt;&gt;&lt;&gt;&lt; &gt;&lt;</text:p>
      <text:p text:style-name="P5"/>
      <text:p text:style-name="P5">_8.521k </text:p>
      <text:p text:style-name="P5">&gt;&lt; &gt; &lt;_&gt; &lt; &gt;&lt;</text:p>
      <text:p text:style-name="P5">&gt;&lt; &gt;&lt;&gt; &gt; &gt;&lt; &lt;_&gt; &gt;&lt; &lt; &lt;&gt;&lt; &gt;&lt;</text:p>
      <text:p text:style-name="P5">&gt;&lt; &gt;&lt;&gt;&lt;&gt; &gt;&lt;&gt; &gt;&lt;&gt;&gt; &gt; &gt;&gt;&lt; &gt;&lt; &gt;&lt;&lt; &lt;_&gt; &gt;&gt;&lt; &gt;&lt; &gt;&lt;&lt; &lt; &lt;&lt;&gt;&lt; &lt;&gt;&lt; &lt;&gt;&lt;&gt;&lt; &gt;&lt;</text:p>
      <text:p text:style-name="P5"/>
      <text:p text:style-name="P5">_8.521l </text:p>
      <text:p text:style-name="P5">&gt;&lt; &gt; &gt;_&lt; &lt; &gt;&lt;</text:p>
      <text:p text:style-name="P5">&gt;&lt; &gt;&lt;&gt; &gt; &gt;&gt; &gt;_&lt; &lt;&lt; &lt; &lt;&gt;&lt; &gt;&lt;</text:p>
      <text:p text:style-name="P5">&gt;&lt; &gt;&lt;&gt;&lt;&gt; &gt;&lt;&gt; &gt;&lt;&gt;&gt; &gt; &gt;&gt;&gt; &gt;&gt; &gt;&gt;&gt; &gt;_&lt; &lt;&lt;&lt; &lt;&lt; &lt;&lt;&lt; &lt; &lt;&lt;&gt;&lt; &lt;&gt;&lt; &lt;&gt;&lt;&gt;&lt; &gt;&lt;</text:p>
      <text:p text:style-name="P5"/>
      <text:p text:style-name="P5">_8.521m </text:p>
      <text:p text:style-name="P5">&gt;&gt; &lt; &lt;_&gt; &gt; &lt;&lt;</text:p>
      <text:p text:style-name="P5">&gt;&gt; &gt;&gt;&lt; &lt; &lt;&lt; &lt;_&gt; &gt;&gt; &gt; &gt;&lt;&lt; &lt;&lt;</text:p>
      <text:p text:style-name="P5">&gt;&gt; &gt;&gt;&gt;&gt;&lt; &gt;&gt;&lt; &gt;&gt;&lt;&lt; &lt; &lt;&lt;&lt; &lt;&lt; &lt;&lt;&lt; &lt;_&gt; &gt;&gt;&gt; &gt;&gt; &gt;&gt;&gt; &gt; &gt;&gt;&lt;&lt; &gt;&lt;&lt; &gt;&lt;&lt;&lt;&lt; &lt;&lt;</text:p>
      <text:p text:style-name="P5"/>
      <text:p text:style-name="P5">_8.521n </text:p>
      <text:p text:style-name="P5">&gt;&gt; &lt; &gt;_&lt; &gt; &lt;&lt;</text:p>
      <text:p text:style-name="P5">&gt;&gt; &gt;&gt;&lt; &lt; &lt;&gt; &gt;_&lt; &lt;&gt; &gt; &gt;&lt;&lt; &lt;&lt;</text:p>
      <text:p text:style-name="P5">&gt;&gt; &gt;&gt;&gt;&gt;&lt; &gt;&gt;&lt; &gt;&gt;&lt;&lt; &lt; &lt;&lt;&gt; &lt;&gt; &lt;&gt;&gt; &gt;_&lt; &lt;&lt;&gt; &lt;&gt; &lt;&gt;&gt; &gt; &gt;&gt;&lt;&lt; &gt;&lt;&lt; &gt;&lt;&lt;&lt;&lt; &lt;&lt;</text:p>
      <text:p text:style-name="P5"/>
      <text:p text:style-name="P5">_8.521o </text:p>
      <text:p text:style-name="P5">&gt;&gt; &gt; &lt;_&gt; &lt; &lt;&lt;</text:p>
      <text:p text:style-name="P5">&gt;&gt; &gt;&gt;&gt; &gt; &gt;&lt; &lt;_&gt; &gt;&lt; &lt; &lt;&lt;&lt; &lt;&lt;</text:p>
      <text:p text:style-name="P5">&gt;&gt; &gt;&gt;&gt;&gt;&gt; &gt;&gt;&gt; &gt;&gt;&gt;&gt; &gt; &gt;&gt;&lt; &gt;&lt; &gt;&lt;&lt; &lt;_&gt; &gt;&gt;&lt; &gt;&lt; &gt;&lt;&lt; &lt; &lt;&lt;&lt;&lt; &lt;&lt;&lt; &lt;&lt;&lt;&lt;&lt; &lt;&lt;</text:p>
      <text:p text:style-name="P5"/>
      <text:p text:style-name="P5">_8.521p </text:p>
      <text:p text:style-name="P5">&gt;&gt; &gt; &gt;_&lt; &lt; &lt;&lt;</text:p>
      <text:p text:style-name="P5">&gt;&gt; &gt;&gt;&gt; &gt; &gt;&gt; &gt;_&lt; &lt;&lt; &lt; &lt;&lt;&lt; &lt;&lt;</text:p>
      <text:p text:style-name="P5">&gt;&gt; &gt;&gt;&gt;&gt;&gt; &gt;&gt;&gt; &gt;&gt;&gt;&gt; &gt; &gt;&gt;&gt; &gt;&gt; &gt;&gt;&gt; &gt;_&lt; &lt;&lt;&lt; &lt;&lt; &lt;&lt;&lt; &lt; &lt;&lt;&lt;&lt; &lt;&lt;&lt; &lt;&lt;&lt;&lt;&lt; &lt;&lt;</text:p>
      <text:p text:style-name="P5"/>
      <text:p text:style-name="P5"/>
      <text:p text:style-name="P3">8.6</text:p>
      <text:p text:style-name="P2"/>
      <text:p text:style-name="P5">8.6a </text:p>
      <text:p text:style-name="P5">&lt; &lt; &lt; &lt;&gt; &gt; &gt; &gt;</text:p>
      <text:p text:style-name="P5">&lt; &lt;&lt; &lt; &lt;&lt; &lt; &lt;&lt;&gt; &lt;&gt; &lt;&gt;&gt; &gt; &gt;&gt; &gt; &gt;&gt; &gt;</text:p>
      <text:p text:style-name="P5">&lt; &lt;&lt;&lt; &lt;&lt; &lt;&lt;&lt; &lt; &lt;&lt;&lt; &lt;&lt; &lt;&lt;&lt; &lt; &lt;&lt;&lt;&gt; &lt;&lt;&gt; &lt;&lt;&gt;&lt;&gt; &lt;&gt; &lt;&gt;&lt;&gt;&gt; &lt;&gt;&gt; &lt;&gt;&gt;&gt; &gt; &gt;&gt;&gt; &gt;&gt; &gt;&gt;&gt; &gt; &gt;&gt;&gt; &gt;&gt; &gt;&gt;&gt; &gt;</text:p>
      <text:p text:style-name="P5"/>
      <text:p text:style-name="P5">8.6b </text:p>
      <text:p text:style-name="P5">&lt; &lt; &lt; &gt;&lt; &gt; &gt; &gt;</text:p>
      <text:p text:style-name="P5">&lt; &lt;&lt; &lt; &lt;&lt; &lt; &lt;&gt;&lt; &gt;&lt; &gt;&lt;&gt; &gt; &gt;&gt; &gt; &gt;&gt; &gt;</text:p>
      <text:p text:style-name="P5">&lt; &lt;&lt;&lt; &lt;&lt; &lt;&lt;&lt; &lt; &lt;&lt;&lt; &lt;&lt; &lt;&lt;&lt; &lt; &lt;&lt;&gt;&lt; &lt;&gt;&lt; &lt;&gt;&lt;&gt;&lt; &gt;&lt; &gt;&lt;&gt;&lt;&gt; &gt;&lt;&gt; &gt;&lt;&gt;&gt; &gt; &gt;&gt;&gt; &gt;&gt; &gt;&gt;&gt; &gt; &gt;&gt;&gt; &gt;&gt; &gt;&gt;&gt; &gt;</text:p>
      <text:p text:style-name="P5"/>
      <text:p text:style-name="P5">8.6c </text:p>
      <text:p text:style-name="P5">&lt; &lt; &gt; &lt;&gt; &lt; &gt; &gt;</text:p>
      <text:p text:style-name="P5">&lt; &lt;&lt; &lt; &lt;&gt; &gt; &gt;&lt;&gt; &lt;&gt; &lt;&gt;&lt; &lt; &lt;&gt; &gt; &gt;&gt; &gt;</text:p>
      <text:p text:style-name="P5">&lt; &lt;&lt;&lt; &lt;&lt; &lt;&lt;&lt; &lt; &lt;&lt;&gt; &lt;&gt; &lt;&gt;&gt; &gt; &gt;&gt;&lt;&gt; &gt;&lt;&gt; &gt;&lt;&gt;&lt;&gt; &lt;&gt; &lt;&gt;&lt;&gt;&lt; &lt;&gt;&lt; &lt;&gt;&lt;&lt; &lt; &lt;&lt;&gt; &lt;&gt; &lt;&gt;&gt; &gt; &gt;&gt;&gt; &gt;&gt; &gt;&gt;&gt; &gt;</text:p>
      <text:p text:style-name="P5"/>
      <text:p text:style-name="P5">8.6d </text:p>
      <text:p text:style-name="P5">&lt; &lt; &gt; &gt;&lt; &lt; &gt; &gt;</text:p>
      <text:p text:style-name="P5">&lt; &lt;&lt; &lt; &lt;&gt; &gt; &gt;&gt;&lt; &gt;&lt; &gt;&lt;&lt; &lt; &lt;&gt; &gt; &gt;&gt; &gt;</text:p>
      <text:p text:style-name="P5">&lt; &lt;&lt;&lt; &lt;&lt; &lt;&lt;&lt; &lt; &lt;&lt;&gt; &lt;&gt; &lt;&gt;&gt; &gt; &gt;&gt;&gt;&lt; &gt;&gt;&lt; &gt;&gt;&lt;&gt;&lt; &gt;&lt; &gt;&lt;&gt;&lt;&lt; &gt;&lt;&lt; &gt;&lt;&lt;&lt; &lt; &lt;&lt;&gt; &lt;&gt; &lt;&gt;&gt; &gt; &gt;&gt;&gt; &gt;&gt; &gt;&gt;&gt; &gt;</text:p>
      <text:p text:style-name="P5"/>
      <text:p text:style-name="P5">8.6e </text:p>
      <text:p text:style-name="P5">&lt; &gt; &lt; &lt;&gt; &gt; &lt; &gt;</text:p>
      <text:p text:style-name="P5">&lt; &lt;&gt; &gt; &gt;&lt; &lt; &lt;&lt;&gt; &lt;&gt; &lt;&gt;&gt; &gt; &gt;&lt; &lt; &lt;&gt; &gt;</text:p>
      <text:p text:style-name="P5">&lt; &lt;&lt;&gt; &lt;&gt; &lt;&gt;&gt; &gt; &gt;&gt;&lt; &gt;&lt; &gt;&lt;&lt; &lt; &lt;&lt;&lt;&gt; &lt;&lt;&gt; &lt;&lt;&gt;&lt;&gt; &lt;&gt; &lt;&gt;&lt;&gt;&gt; &lt;&gt;&gt; &lt;&gt;&gt;&gt; &gt; &gt;&gt;&lt; &gt;&lt; &gt;&lt;&lt; &lt; &lt;&lt;&gt; &lt;&gt; &lt;&gt;&gt; &gt;</text:p>
      <text:p text:style-name="P5"/>
      <text:p text:style-name="P5">8.6f </text:p>
      <text:p text:style-name="P5">&lt; &gt; &lt; &gt;&lt; &gt; &lt; &gt;</text:p>
      <text:p text:style-name="P5">&lt; &lt;&gt; &gt; &gt;&lt; &lt; &lt;&gt;&lt; &gt;&lt; &gt;&lt;&gt; &gt; &gt;&lt; &lt; &lt;&gt; &gt;</text:p>
      <text:p text:style-name="P5">&lt; &lt;&lt;&gt; &lt;&gt; &lt;&gt;&gt; &gt; &gt;&gt;&lt; &gt;&lt; &gt;&lt;&lt; &lt; &lt;&lt;&gt;&lt; &lt;&gt;&lt; &lt;&gt;&lt;&gt;&lt; &gt;&lt; &gt;&lt;&gt;&lt;&gt; &gt;&lt;&gt; &gt;&lt;&gt;&gt; &gt; &gt;&gt;&lt; &gt;&lt; &gt;&lt;&lt; &lt; &lt;&lt;&gt; &lt;&gt; &lt;&gt;&gt; &gt;</text:p>
      <text:p text:style-name="P5"/>
      <text:p text:style-name="P5">8.6g </text:p>
      <text:p text:style-name="P5">&lt; &gt; &gt; &lt;&gt; &lt; &lt; &gt; </text:p>
      <text:p text:style-name="P5">&lt; &lt;&gt; &gt; &gt;&gt; &gt; &gt;&lt;&gt; &lt;&gt; &lt;&gt;&lt; &lt; &lt;&lt; &lt; &lt;&gt; &gt; </text:p>
      <text:p text:style-name="P5">&lt; &lt;&lt;&gt; &lt;&gt; &lt;&gt;&gt; &gt; &gt;&gt;&gt; &gt;&gt; &gt;&gt;&gt; &gt; &gt;&gt;&lt;&gt; &gt;&lt;&gt; &gt;&lt;&gt;&lt;&gt; &lt;&gt; &lt;&gt;&lt;&gt;&lt; &lt;&gt;&lt; &lt;&gt;&lt;&lt; &lt; &lt;&lt;&lt; &lt;&lt; &lt;&lt;&lt; &lt; &lt;&lt;&gt; &lt;&gt; &lt;&gt;&gt; &gt; </text:p>
      <text:p text:style-name="P5"/>
      <text:p text:style-name="P5">8.6h </text:p>
      <text:p text:style-name="P5">&lt; &gt; &gt; &gt;&lt; &lt; &lt; &gt;</text:p>
      <text:p text:style-name="P5">&lt; &lt;&gt; &gt; &gt;&gt; &gt; &gt;&gt;&lt; &gt;&lt; &gt;&lt;&lt; &lt; &lt;&lt; &lt; &lt;&gt; &gt;</text:p>
      <text:p text:style-name="P5">&lt; &lt;&lt;&gt; &lt;&gt; &lt;&gt;&gt; &gt; &gt;&gt;&gt; &gt;&gt; &gt;&gt;&gt; &gt; &gt;&gt;&gt;&lt; &gt;&gt;&lt; &gt;&gt;&lt;&gt;&lt; &gt;&lt; &gt;&lt;&gt;&lt;&lt; &gt;&lt;&lt; &gt;&lt;&lt;&lt; &lt; &lt;&lt;&lt; &lt;&lt; &lt;&lt;&lt; &lt; &lt;&lt;&gt; &lt;&gt; &lt;&gt;&gt; &gt;</text:p>
      <text:p text:style-name="P5"/>
      <text:p text:style-name="P5">8.6i </text:p>
      <text:p text:style-name="P5">&gt; &lt; &lt; &lt;&gt; &gt; &gt; &lt;</text:p>
      <text:p text:style-name="P5">&gt; &gt;&lt; &lt; &lt;&lt; &lt; &lt;&lt;&gt; &lt;&gt; &lt;&gt;&gt; &gt; &gt;&gt; &gt; &gt;&lt; &lt;</text:p>
      <text:p text:style-name="P5">&gt; &gt;&gt;&lt; &gt;&lt; &gt;&lt;&lt; &lt; &lt;&lt;&lt; &lt;&lt; &lt;&lt;&lt; &lt; &lt;&lt;&lt;&gt; &lt;&lt;&gt; &lt;&lt;&gt;&lt;&gt; &lt;&gt; &lt;&gt;&lt;&gt;&gt; &lt;&gt;&gt; &lt;&gt;&gt;&gt; &gt; &gt;&gt;&gt; &gt;&gt; &gt;&gt;&gt; &gt; &gt;&gt;&lt; &gt;&lt; &gt;&lt;&lt; &lt;</text:p>
      <text:p text:style-name="P5"/>
      <text:p text:style-name="P5">8.6j </text:p>
      <text:p text:style-name="P5">&gt; &lt; &lt; &gt;&lt; &gt; &gt; &lt;</text:p>
      <text:p text:style-name="P5">&gt; &gt;&lt; &lt; &lt;&lt; &lt; &lt;&gt;&lt; &gt;&lt; &gt;&lt;&gt; &gt; &gt;&gt; &gt; &gt;&lt; &lt;</text:p>
      <text:p text:style-name="P5">&gt; &gt;&gt;&lt; &gt;&lt; &gt;&lt;&lt; &lt; &lt;&lt;&lt; &lt;&lt; &lt;&lt;&lt; &lt; &lt;&lt;&gt;&lt; &lt;&gt;&lt; &lt;&gt;&lt;&gt;&lt; &gt;&lt; &gt;&lt;&gt;&lt;&gt; &gt;&lt;&gt; &gt;&lt;&gt;&gt; &gt; &gt;&gt;&gt; &gt;&gt; &gt;&gt;&gt; &gt; &gt;&gt;&lt; &gt;&lt; &gt;&lt;&lt; &lt;</text:p>
      <text:p text:style-name="P5"/>
      <text:p text:style-name="P5">8.6k </text:p>
      <text:p text:style-name="P5">&gt; &lt; &gt; &lt;&gt; &lt; &gt; &lt;</text:p>
      <text:p text:style-name="P5">&gt; &gt;&lt; &lt; &lt;&gt; &gt; &gt;&lt;&gt; &lt;&gt; &lt;&gt;&lt; &lt; &lt;&gt; &gt; &gt;&lt; &lt;</text:p>
      <text:p text:style-name="P5">&gt; &gt;&gt;&lt; &gt;&lt; &gt;&lt;&lt; &lt; &lt;&lt;&gt; &lt;&gt; &lt;&gt;&gt; &gt; &gt;&gt;&lt;&gt; &gt;&lt;&gt; &gt;&lt;&gt;&lt;&gt; &lt;&gt; &lt;&gt;&lt;&gt;&lt; &lt;&gt;&lt; &lt;&gt;&lt;&lt; &lt; &lt;&lt;&gt; &lt;&gt; &lt;&gt;&gt; &gt; &gt;&gt;&lt; &gt;&lt; &gt;&lt;&lt; &lt;</text:p>
      <text:p text:style-name="P5"/>
      <text:p text:style-name="P5">8.6l </text:p>
      <text:p text:style-name="P5">&gt; &lt; &gt; &gt;&lt; &lt; &gt; &lt;</text:p>
      <text:p text:style-name="P5">&gt; &gt;&lt; &lt; &lt;&gt; &gt; &gt;&gt;&lt; &gt;&lt; &gt;&lt;&lt; &lt; &lt;&gt; &gt; &gt;&lt; &lt;</text:p>
      <text:p text:style-name="P5">&gt; &gt;&gt;&lt; &gt;&lt; &gt;&lt;&lt; &lt; &lt;&lt;&gt; &lt;&gt; &lt;&gt;&gt; &gt; &gt;&gt;&gt;&lt; &gt;&gt;&lt; &gt;&gt;&lt;&gt;&lt; &gt;&lt; &gt;&lt;&gt;&lt;&lt; &gt;&lt;&lt; &gt;&lt;&lt;&lt; &lt; &lt;&lt;&gt; &lt;&gt; &lt;&gt;&gt; &gt; &gt;&gt;&lt; &gt;&lt; &gt;&lt;&lt; &lt;</text:p>
      <text:p text:style-name="P5"/>
      <text:p text:style-name="P5">8.6m </text:p>
      <text:p text:style-name="P5">&gt; &gt; &lt; &lt;&gt; &gt; &lt; &lt;</text:p>
      <text:p text:style-name="P5">&gt; &gt;&gt; &gt; &gt;&lt; &lt; &lt;&lt;&gt; &lt;&gt; &lt;&gt;&gt; &gt; &gt;&lt; &lt; &lt;&lt; &lt;</text:p>
      <text:p text:style-name="P5">&gt; &gt;&gt;&gt; &gt;&gt; &gt;&gt;&gt; &gt; &gt;&gt;&lt; &gt;&lt; &gt;&lt;&lt; &lt; &lt;&lt;&lt;&gt; &lt;&lt;&gt; &lt;&lt;&gt;&lt;&gt; &lt;&gt; &lt;&gt;&lt;&gt;&gt; &lt;&gt;&gt; &lt;&gt;&gt;&gt; &gt; &gt;&gt;&lt; &gt;&lt; &gt;&lt;&lt; &lt; &lt;&lt;&lt; &lt;&lt; &lt;&lt;&lt; &lt;</text:p>
      <text:p text:style-name="P5"/>
      <text:p text:style-name="P5">8.6n </text:p>
      <text:p text:style-name="P5">&gt; &gt; &lt; &gt;&lt; &gt; &lt; &lt;</text:p>
      <text:p text:style-name="P5">&gt; &gt;&gt; &gt; &gt;&lt; &lt; &lt;&gt;&lt; &gt;&lt; &gt;&lt;&gt; &gt; &gt;&lt; &lt; &lt;&lt; &lt;</text:p>
      <text:p text:style-name="P5">&gt; &gt;&gt;&gt; &gt;&gt; &gt;&gt;&gt; &gt; &gt;&gt;&lt; &gt;&lt; &gt;&lt;&lt; &lt; &lt;&lt;&gt;&lt; &lt;&gt;&lt; &lt;&gt;&lt;&gt;&lt; &gt;&lt; &gt;&lt;&gt;&lt;&gt; &gt;&lt;&gt; &gt;&lt;&gt;&gt; &gt; &gt;&gt;&lt; &gt;&lt; &gt;&lt;&lt; &lt; &lt;&lt;&lt; &lt;&lt; &lt;&lt;&lt; &lt;</text:p>
      <text:p text:style-name="P5"/>
      <text:p text:style-name="P5">8.6o </text:p>
      <text:p text:style-name="P5">&gt; &gt; &gt; &lt;&gt; &lt; &lt; &lt;</text:p>
      <text:p text:style-name="P5">&gt; &gt;&gt; &gt; &gt;&gt; &gt; &gt;&lt;&gt; &lt;&gt; &lt;&gt;&lt; &lt; &lt;&lt; &lt; &lt;&lt; &lt;</text:p>
      <text:p text:style-name="P5">&gt; &gt;&gt;&gt; &gt;&gt; &gt;&gt;&gt; &gt; &gt;&gt;&gt; &gt;&gt; &gt;&gt;&gt; &gt; &gt;&gt;&lt;&gt; &gt;&lt;&gt; &gt;&lt;&gt;&lt;&gt; &lt;&gt; &lt;&gt;&lt;&gt;&lt; &lt;&gt;&lt; &lt;&gt;&lt;&lt; &lt; &lt;&lt;&lt; &lt;&lt; &lt;&lt;&lt; &lt; &lt;&lt;&lt; &lt;&lt; &lt;&lt;&lt; &lt;</text:p>
      <text:p text:style-name="P5"/>
      <text:p text:style-name="P5">8.6p </text:p>
      <text:p text:style-name="P5">&gt; &gt; &gt; &gt;&lt; &lt; &lt; &lt;</text:p>
      <text:p text:style-name="P5">&gt; &gt;&gt; &gt; &gt;&gt; &gt; &gt;&gt;&lt; &gt;&lt; &gt;&lt;&lt; &lt; &lt;&lt; &lt; &lt;&lt; &lt;</text:p>
      <text:p text:style-name="P5">&gt; &gt;&gt;&gt; &gt;&gt; &gt;&gt;&gt; &gt; &gt;&gt;&gt; &gt;&gt; &gt;&gt;&gt; &gt; &gt;&gt;&gt;&lt; &gt;&gt;&lt; &gt;&gt;&lt;&gt;&lt; &gt;&lt; &gt;&lt;&gt;&lt;&lt; &gt;&lt;&lt; &gt;&lt;&lt;&lt; &lt; &lt;&lt;&lt; &lt;&lt; &lt;&lt;&lt; &lt; &lt;&lt;&lt; &lt;&lt; &lt;&lt;&lt; &lt;</text:p>
      <text:p text:style-name="P5"/>
      <text:p text:style-name="P5"/>
      <text:p text:style-name="P3">8.7</text:p>
      <text:p text:style-name="P2"/>
      <text:p text:style-name="P5">8.7a </text:p>
      <text:p text:style-name="P5">&lt; &lt; &lt; &lt; &gt; &gt; &gt; &gt;</text:p>
      <text:p text:style-name="P5">&lt; &lt;&lt; &lt; &lt;&lt; &lt; &lt;&lt; &lt; &lt;&gt; &gt; &gt;&gt; &gt; &gt;&gt; &gt; &gt;&gt; &gt;</text:p>
      <text:p text:style-name="P5">&lt; &lt;&lt;&lt; &lt;&lt; &lt;&lt;&lt; &lt; &lt;&lt;&lt; &lt;&lt; &lt;&lt;&lt; &lt; &lt;&lt;&lt; &lt;&lt; &lt;&lt;&lt; &lt; &lt;&lt;&gt; &lt;&gt; &lt;&gt;&gt; &gt; &gt;&gt;&gt; &gt;&gt; &gt;&gt;&gt; &gt; &gt;&gt;&gt; &gt;&gt; &gt;&gt;&gt; &gt; &gt;&gt;&gt; &gt;&gt; &gt;&gt;&gt; &gt;</text:p>
      <text:p text:style-name="P5"/>
      <text:p text:style-name="P5">8.7b </text:p>
      <text:p text:style-name="P5">&lt; &lt; &lt; &gt; &lt; &gt; &gt; &gt;</text:p>
      <text:p text:style-name="P5">&lt; &lt;&lt; &lt; &lt;&lt; &lt; &lt;&gt; &gt; &gt;&lt; &lt; &lt;&gt; &gt; &gt;&gt; &gt; &gt;&gt; &gt;</text:p>
      <text:p text:style-name="P5">&lt; &lt;&lt;&lt; &lt;&lt; &lt;&lt;&lt; &lt; &lt;&lt;&lt; &lt;&lt; &lt;&lt;&lt; &lt; &lt;&lt;&gt; &lt;&gt; &lt;&gt;&gt; &gt; &gt;&gt;&lt; &gt;&lt; &gt;&lt;&lt; &lt; &lt;&lt;&gt; &lt;&gt; &lt;&gt;&gt; &gt; &gt;&gt;&gt; &gt;&gt; &gt;&gt;&gt; &gt; &gt;&gt;&gt; &gt;&gt; &gt;&gt;&gt; &gt;</text:p>
      <text:p text:style-name="P5"/>
      <text:p text:style-name="P5">8.7c </text:p>
      <text:p text:style-name="P5">&lt; &lt; &gt; &lt; &gt; &lt; &gt; &gt;</text:p>
      <text:p text:style-name="P5">&lt; &lt;&lt; &lt; &lt;&gt; &gt; &gt;&lt; &lt; &lt;&gt; &gt; &gt;&lt; &lt; &lt;&gt; &gt; &gt;&gt; &gt;</text:p>
      <text:p text:style-name="P5">&lt; &lt;&lt;&lt; &lt;&lt; &lt;&lt;&lt; &lt; &lt;&lt;&gt; &lt;&gt; &lt;&gt;&gt; &gt; &gt;&gt;&lt; &gt;&lt; &gt;&lt;&lt; &lt; &lt;&lt;&gt; &lt;&gt; &lt;&gt;&gt; &gt; &gt;&gt;&lt; &gt;&lt; &gt;&lt;&lt; &lt; &lt;&lt;&gt; &lt;&gt; &lt;&gt;&gt; &gt; &gt;&gt;&gt; &gt;&gt; &gt;&gt;&gt; &gt;</text:p>
      <text:p text:style-name="P5"/>
      <text:p text:style-name="P5">8.7d </text:p>
      <text:p text:style-name="P5">&lt; &lt; &gt; &gt; &lt; &lt; &gt; &gt;</text:p>
      <text:p text:style-name="P5">&lt; &lt;&lt; &lt; &lt;&gt; &gt; &gt;&gt; &gt; &gt;&lt; &lt; &lt;&lt; &lt; &lt;&gt; &gt; &gt;&gt; &gt;</text:p>
      <text:p text:style-name="P5">&lt; &lt;&lt;&lt; &lt;&lt; &lt;&lt;&lt; &lt; &lt;&lt;&gt; &lt;&gt; &lt;&gt;&gt; &gt; &gt;&gt;&gt; &gt;&gt; &gt;&gt;&gt; &gt; &gt;&gt;&lt; &gt;&lt; &gt;&lt;&lt; &lt; &lt;&lt;&lt; &lt;&lt; &lt;&lt;&lt; &lt; &lt;&lt;&gt; &lt;&gt; &lt;&gt;&gt; &gt; &gt;&gt;&gt; &gt;&gt; &gt;&gt;&gt; &gt;</text:p>
      <text:p text:style-name="P5"/>
      <text:p text:style-name="P5">8.7e </text:p>
      <text:p text:style-name="P5">&lt; &gt; &lt; &lt; &gt; &gt; &lt; &gt;</text:p>
      <text:p text:style-name="P5">&lt; &lt;&gt; &gt; &gt;&lt; &lt; &lt;&lt; &lt; &lt;&gt; &gt; &gt;&gt; &gt; &gt;&lt; &lt; &lt;&gt; &gt;</text:p>
      <text:p text:style-name="P5">&lt; &lt;&lt;&gt; &lt;&gt; &lt;&gt;&gt; &gt; &gt;&gt;&lt; &gt;&lt; &gt;&lt;&lt; &lt; &lt;&lt;&lt; &lt;&lt; &lt;&lt;&lt; &lt; &lt;&lt;&gt; &lt;&gt; &lt;&gt;&gt; &gt; &gt;&gt;&gt; &gt;&gt; &gt;&gt;&gt; &gt; &gt;&gt;&lt; &gt;&lt; &gt;&lt;&lt; &lt; &lt;&lt;&gt; &lt;&gt; &lt;&gt;&gt; &gt;</text:p>
      <text:p text:style-name="P5"/>
      <text:p text:style-name="P5">8.7f </text:p>
      <text:p text:style-name="P5">&lt; &gt; &lt; &gt; &lt; &gt; &lt; &gt;</text:p>
      <text:p text:style-name="P5">&lt; &lt;&gt; &gt; &gt;&lt; &lt; &lt;&gt; &gt; &gt;&lt; &lt; &lt;&gt; &gt; &gt;&lt; &lt; &lt;&gt; &gt;</text:p>
      <text:p text:style-name="P5">&lt; &lt;&lt;&gt; &lt;&gt; &lt;&gt;&gt; &gt; &gt;&gt;&lt; &gt;&lt; &gt;&lt;&lt; &lt; &lt;&lt;&gt; &lt;&gt; &lt;&gt;&gt; &gt; &gt;&gt;&lt; &gt;&lt; &gt;&lt;&lt; &lt; &lt;&lt;&gt; &lt;&gt; &lt;&gt;&gt; &gt; &gt;&gt;&lt; &gt;&lt; &gt;&lt;&lt; &lt; &lt;&lt;&gt; &lt;&gt; &lt;&gt;&gt; &gt;</text:p>
      <text:p text:style-name="P5"/>
      <text:p text:style-name="P5">8.7g </text:p>
      <text:p text:style-name="P5">&lt; &gt; &gt; &lt; &gt; &lt; &lt; &gt; </text:p>
      <text:p text:style-name="P5">&lt; &lt;&gt; &gt; &gt;&gt; &gt; &gt;&lt; &lt; &lt;&gt; &gt; &gt;&lt; &lt; &lt;&lt; &lt; &lt;&gt; &gt; </text:p>
      <text:p text:style-name="P5">&lt; &lt;&lt;&gt; &lt;&gt; &lt;&gt;&gt; &gt; &gt;&gt;&gt; &gt;&gt; &gt;&gt;&gt; &gt; &gt;&gt;&lt; &gt;&lt; &gt;&lt;&lt; &lt; &lt;&lt;&gt; &lt;&gt; &lt;&gt;&gt; &gt; &gt;&gt;&lt; &gt;&lt; &gt;&lt;&lt; &lt; &lt;&lt;&lt; &lt;&lt; &lt;&lt;&lt; &lt; &lt;&lt;&gt; &lt;&gt; &lt;&gt;&gt; &gt; </text:p>
      <text:p text:style-name="P5"/>
      <text:p text:style-name="P5">8.7h </text:p>
      <text:p text:style-name="P5">&lt; &gt; &gt; &gt; &lt; &lt; &lt; &gt;</text:p>
      <text:p text:style-name="P5">&lt; &lt;&gt; &gt; &gt;&gt; &gt; &gt;&gt; &gt; &gt;&lt; &lt; &lt;&lt; &lt; &lt;&lt; &lt; &lt;&gt; &gt;</text:p>
      <text:p text:style-name="P5">&lt; &lt;&gt; &lt;&gt; &lt;&gt;&gt; &gt; &gt;&gt;&gt; &gt;&gt; &gt;&gt;&gt; &gt; &gt;&gt;&gt; &gt;&gt; &gt;&gt;&gt; &gt; &gt;&gt;&lt; &gt;&lt; &gt;&lt;&lt; &lt; &lt;&lt;&lt; &lt;&lt; &lt;&lt;&lt; &lt; &lt;&lt;&lt; &lt;&lt; &lt;&lt;&lt; &lt; &lt;&lt;&gt; &lt;&gt; &lt;&gt;&gt; &gt;</text:p>
      <text:p text:style-name="P5"/>
      <text:p text:style-name="P5">8.7i </text:p>
      <text:p text:style-name="P5">&gt; &lt; &lt; &lt; &gt; &gt; &gt; &lt;</text:p>
      <text:p text:style-name="P5">&gt; &gt;&lt; &lt; &lt;&lt; &lt; &lt;&lt; &lt; &lt;&gt; &gt; &gt;&gt; &gt; &gt;&gt; &gt; &gt;&lt; &lt;</text:p>
      <text:p text:style-name="P5">&gt; &gt;&gt;&lt; &gt;&lt; &gt;&lt;&lt; &lt; &lt;&lt;&lt; &lt;&lt; &lt;&lt;&lt; &lt; &lt;&lt;&lt; &lt;&lt; &lt;&lt;&lt; &lt; &lt;&lt;&gt; &lt;&gt; &lt;&gt;&gt; &gt; &gt;&gt;&gt; &gt;&gt; &gt;&gt;&gt; &gt; &gt;&gt;&gt; &gt;&gt; &gt;&gt;&gt; &gt; &gt;&gt;&lt; &gt;&lt; &gt;&lt;&lt; &lt;</text:p>
      <text:p text:style-name="P5"/>
      <text:p text:style-name="P5">8.7j </text:p>
      <text:p text:style-name="P5">&gt; &lt; &lt; &gt; &lt; &gt; &gt; &lt;</text:p>
      <text:p text:style-name="P5">&gt; &gt;&lt; &lt; &lt;&lt; &lt; &lt;&gt; &gt; &gt;&lt; &lt; &lt;&gt; &gt; &gt;&gt; &gt; &gt;&lt; &lt;</text:p>
      <text:p text:style-name="P5">&gt; &gt;&gt;&lt; &gt;&lt; &gt;&lt;&lt; &lt; &lt;&lt;&lt; &lt;&lt; &lt;&lt;&lt; &lt; &lt;&lt;&gt; &lt;&gt; &lt;&gt;&gt; &gt; &gt;&gt;&lt; &gt;&lt; &gt;&lt;&lt; &lt; &lt;&lt;&gt; &lt;&gt; &lt;&gt;&gt; &gt; &gt;&gt;&gt; &gt;&gt; &gt;&gt;&gt; &gt; &gt;&gt;&lt; &gt;&lt; &gt;&lt;&lt; &lt;</text:p>
      <text:p text:style-name="P5"/>
      <text:p text:style-name="P5">8.7k </text:p>
      <text:p text:style-name="P5">&gt; &lt; &gt; &lt; &gt; &lt; &gt; &lt;</text:p>
      <text:p text:style-name="P5">&gt; &gt;&lt; &lt; &lt;&gt; &gt; &gt;&lt; &lt; &lt;&gt; &gt; &gt;&lt; &lt; &lt;&gt; &gt; &gt;&lt; &lt;</text:p>
      <text:p text:style-name="P5">&gt; &gt;&gt;&lt; &gt;&lt; &gt;&lt;&lt; &lt; &lt;&lt;&gt; &lt;&gt; &lt;&gt;&gt; &gt; &gt;&gt;&lt; &gt;&lt; &gt;&lt;&lt; &lt; &lt;&lt;&gt; &lt;&gt; &lt;&gt;&gt; &gt; &gt;&gt;&lt; &gt;&lt; &gt;&lt;&lt; &lt; &lt;&lt;&gt; &lt;&gt; &lt;&gt;&gt; &gt; &gt;&gt;&lt; &gt;&lt; &gt;&lt;&lt; &lt;</text:p>
      <text:p text:style-name="P5"/>
      <text:p text:style-name="P5">8.7l </text:p>
      <text:p text:style-name="P5">&gt; &lt; &gt; &gt; &lt; &lt; &gt; &lt;</text:p>
      <text:p text:style-name="P5">&gt; &gt;&lt; &lt; &lt;&gt; &gt; &gt;&gt; &gt; &gt;&lt; &lt; &lt;&lt; &lt; &lt;&gt; &gt; &gt;&lt; &lt;</text:p>
      <text:p text:style-name="P5">&gt; &gt;&gt;&lt; &gt;&lt; &gt;&lt;&lt; &lt; &lt;&lt;&gt; &lt;&gt; &lt;&gt;&gt; &gt; &gt;&gt;&gt; &gt;&gt; &gt;&gt;&gt; &gt; &gt;&gt;&lt; &gt;&lt; &gt;&lt;&lt; &lt; &lt;&lt;&lt; &lt;&lt; &lt;&lt;&lt; &lt; &lt;&lt;&gt; &lt;&gt; &lt;&gt;&gt; &gt; &gt;&gt;&lt; &gt;&lt; &gt;&lt;&lt; &lt;</text:p>
      <text:p text:style-name="P5"/>
      <text:p text:style-name="P5">8.7m </text:p>
      <text:p text:style-name="P5">&gt; &gt; &lt; &lt; &gt; &gt; &lt; &lt;</text:p>
      <text:p text:style-name="P5">&gt; &gt;&gt; &gt; &gt;&lt; &lt; &lt;&lt; &lt; &lt;&gt; &gt; &gt;&gt; &gt; &gt;&lt; &lt; &lt;&lt; &lt;</text:p>
      <text:p text:style-name="P5">&gt; &gt;&gt;&gt; &gt;&gt; &gt;&gt;&gt; &gt; &gt;&gt;&lt; &gt;&lt; &gt;&lt;&lt; &lt; &lt;&lt;&lt; &lt;&lt; &lt;&lt;&lt; &lt; &lt;&lt;&gt; &lt;&gt; &lt;&gt;&gt; &gt; &gt;&gt;&gt; &gt;&gt; &gt;&gt;&gt; &gt; &gt;&gt;&lt; &gt;&lt; &gt;&lt;&lt; &lt; &lt;&lt;&lt; &lt;&lt; &lt;&lt;&lt; &lt;</text:p>
      <text:p text:style-name="P5"/>
      <text:p text:style-name="P5">8.7n </text:p>
      <text:p text:style-name="P5">&gt; &gt; &lt; &gt; &lt; &gt; &lt; &lt;</text:p>
      <text:p text:style-name="P5">&gt; &gt;&gt; &gt; &gt;&lt; &lt; &lt;&gt; &gt; &gt;&lt; &lt; &lt;&gt; &gt; &gt;&lt; &lt; &lt;&lt; &lt;</text:p>
      <text:p text:style-name="P5">&gt; &gt;&gt;&gt; &gt;&gt; &gt;&gt;&gt; &gt; &gt;&gt;&lt; &gt;&lt; &gt;&lt;&lt; &lt; &lt;&lt;&gt; &lt;&gt; &lt;&gt;&gt; &gt; &gt;&gt;&lt; &gt;&lt; &gt;&lt;&lt; &lt; &lt;&lt;&gt; &lt;&gt; &lt;&gt;&gt; &gt; &gt;&gt;&lt; &gt;&lt; &gt;&lt;&lt; &lt; &lt;&lt;&lt; &lt;&lt; &lt;&lt;&lt; &lt;</text:p>
      <text:p text:style-name="P5"/>
      <text:p text:style-name="P5">8.7o </text:p>
      <text:p text:style-name="P5">&gt; &gt; &gt; &lt; &gt; &lt; &lt; &lt;</text:p>
      <text:p text:style-name="P5">&gt; &gt;&gt; &gt; &gt;&gt; &gt; &gt;&lt; &lt; &lt;&gt; &gt; &gt;&lt; &lt; &lt;&lt; &lt; &lt;&lt; &lt;</text:p>
      <text:p text:style-name="P5">&gt; &gt;&gt;&gt; &gt;&gt; &gt;&gt;&gt; &gt; &gt;&gt;&gt; &gt;&gt; &gt;&gt;&gt; &gt; &gt;&gt;&lt; &gt;&lt; &gt;&lt;&lt; &lt; &lt;&lt;&gt; &lt;&gt; &lt;&gt;&gt; &gt; &gt;&gt;&lt; &gt;&lt; &gt;&lt;&lt; &lt; &lt;&lt;&lt; &lt;&lt; &lt;&lt;&lt; &lt; &lt;&lt;&lt; &lt;&lt; &lt;&lt;&lt; &lt;</text:p>
      <text:p text:style-name="P5"/>
      <text:p text:style-name="P5">8.7p </text:p>
      <text:p text:style-name="P5">&gt; &gt; &gt; &gt; &lt; &lt; &lt; &lt;</text:p>
      <text:p text:style-name="P5">&gt; &gt;&gt; &gt; &gt;&gt; &gt; &gt;&gt; &gt; &gt;&lt; &lt; &lt;&lt; &lt; &lt;&lt; &lt; &lt;&lt; &lt;</text:p>
      <text:p text:style-name="P5">&gt; &gt;&gt;&gt; &gt;&gt; &gt;&gt;&gt; &gt; &gt;&gt;&gt; &gt;&gt; &gt;&gt;&gt; &gt; &gt;&gt;&gt; &gt;&gt; &gt;&gt;&gt; &gt; &gt;&gt;&lt; &gt;&lt; &gt;&lt;&lt; &lt; &lt;&lt;&lt; &lt;&lt; &lt;&lt;&lt; &lt; &lt;&lt;&lt; &lt;&lt; &lt;&lt;&lt; &lt; &lt;&lt;&lt; &lt;&lt; &lt;&lt;&lt; &lt;</text:p>
      <text:p text:style-name="P2"/>
      <text:p text:style-name="P2"/>
      <text:p text:style-name="P3">_8.7</text:p>
      <text:p text:style-name="P2"/>
      <text:p text:style-name="P5">_8.7a </text:p>
      <text:p text:style-name="P5">&lt; &lt; &lt; &lt;_&gt; &gt; &gt; &gt;</text:p>
      <text:p text:style-name="P5">&lt; &lt;&lt; &lt; &lt;&lt; &lt; &lt;&lt; &lt;_&gt; &gt;&gt; &gt; &gt;&gt; &gt; &gt;&gt; &gt;</text:p>
      <text:p text:style-name="P5">&lt; &lt;&lt;&lt; &lt;&lt; &lt;&lt;&lt; &lt; &lt;&lt;&lt; &lt;&lt; &lt;&lt;&lt; &lt; &lt;&lt;&lt; &lt;&lt; &lt;&lt;&lt; &lt;_&gt; &gt;&gt;&gt; &gt;&gt; &gt;&gt;&gt; &gt; &gt;&gt;&gt; &gt;&gt; &gt;&gt;&gt; &gt; &gt;&gt;&gt; &gt;&gt; &gt;&gt;&gt; &gt;</text:p>
      <text:p text:style-name="P5"/>
      <text:p text:style-name="P5">_8.7b </text:p>
      <text:p text:style-name="P5">&lt; &lt; &lt; &gt;_&lt; &gt; &gt; &gt;</text:p>
      <text:p text:style-name="P5">&lt; &lt;&lt; &lt; &lt;&lt; &lt; &lt;&gt; &gt;_&lt; &lt;&gt; &gt; &gt;&gt; &gt; &gt;&gt; &gt;</text:p>
      <text:p text:style-name="P5">&lt; &lt;&lt;&lt; &lt;&lt; &lt;&lt;&lt; &lt; &lt;&lt;&lt; &lt;&lt; &lt;&lt;&lt; &lt; &lt;&lt;&gt; &lt;&gt; &lt;&gt;&gt; &gt;_&lt; &lt;&lt;&gt; &lt;&gt; &lt;&gt;&gt; &gt; &gt;&gt;&gt; &gt;&gt; &gt;&gt;&gt; &gt; &gt;&gt;&gt; &gt;&gt; &gt;&gt;&gt; &gt;</text:p>
      <text:p text:style-name="P5"/>
      <text:p text:style-name="P5">_8.7c </text:p>
      <text:p text:style-name="P5">&lt; &lt; &gt; &lt;_&gt; &lt; &gt; &gt;</text:p>
      <text:p text:style-name="P5">&lt; &lt;&lt; &lt; &lt;&gt; &gt; &gt;&lt; &lt;_&gt; &gt;&lt; &lt; &lt;&gt; &gt; &gt;&gt; &gt;</text:p>
      <text:p text:style-name="P5">&lt; &lt;&lt;&lt; &lt;&lt; &lt;&lt;&lt; &lt; &lt;&lt;&gt; &lt;&gt; &lt;&gt;&gt; &gt; &gt;&gt;&lt; &gt;&lt; &gt;&lt;&lt; &lt;_&gt; &gt;&gt;&lt; &gt;&lt; &gt;&lt;&lt; &lt; &lt;&lt;&gt; &lt;&gt; &lt;&gt;&gt; &gt; &gt;&gt;&gt; &gt;&gt; &gt;&gt;&gt; &gt;</text:p>
      <text:p text:style-name="P5"/>
      <text:p text:style-name="P5">_8.7d </text:p>
      <text:p text:style-name="P5">&lt; &lt; &gt; &gt;_&lt; &lt; &gt; &gt;</text:p>
      <text:p text:style-name="P5">&lt; &lt;&lt; &lt; &lt;&gt; &gt; &gt;&gt; &gt;_&lt; &lt;&lt; &lt; &lt;&gt; &gt; &gt;&gt; &gt;</text:p>
      <text:p text:style-name="P5">&lt; &lt;&lt;&lt; &lt;&lt; &lt;&lt;&lt; &lt; &lt;&lt;&gt; &lt;&gt; &lt;&gt;&gt; &gt; &gt;&gt;&gt; &gt;&gt; &gt;&gt;&gt; &gt;_&lt; &lt;&lt;&lt; &lt;&lt; &lt;&lt;&lt; &lt; &lt;&lt;&gt; &lt;&gt; &lt;&gt;&gt; &gt; &gt;&gt;&gt; &gt;&gt; &gt;&gt;&gt; &gt;</text:p>
      <text:p text:style-name="P5"/>
      <text:p text:style-name="P5">_8.7e </text:p>
      <text:p text:style-name="P5">&lt; &gt; &lt; &lt;_&gt; &gt; &lt; &gt;</text:p>
      <text:p text:style-name="P5">&lt; &lt;&gt; &gt; &gt;&lt; &lt; &lt;&lt; &lt;_&gt; &gt;&gt; &gt; &gt;&lt; &lt; &lt;&gt; &gt;</text:p>
      <text:p text:style-name="P5">&lt; &lt;&lt;&gt; &lt;&gt; &lt;&gt;&gt; &gt; &gt;&gt;&lt; &gt;&lt; &gt;&lt;&lt; &lt; &lt;&lt;&lt; &lt;&lt; &lt;&lt;&lt; &lt;_&gt; &gt;&gt;&gt; &gt;&gt; &gt;&gt;&gt; &gt; &gt;&gt;&lt; &gt;&lt; &gt;&lt;&lt; &lt; &lt;&lt;&gt; &lt;&gt; &lt;&gt;&gt; &gt;</text:p>
      <text:p text:style-name="P5"/>
      <text:p text:style-name="P5">_8.7f </text:p>
      <text:p text:style-name="P5">&lt; &gt; &lt; &gt;_&lt; &gt; &lt; &gt;</text:p>
      <text:p text:style-name="P5">&lt; &lt;&gt; &gt; &gt;&lt; &lt; &lt;&gt; &gt;_&lt; &lt;&gt; &gt; &gt;&lt; &lt; &lt;&gt; &gt;</text:p>
      <text:p text:style-name="P5">&lt; &lt;&lt;&gt; &lt;&gt; &lt;&gt;&gt; &gt; &gt;&gt;&lt; &gt;&lt; &gt;&lt;&lt; &lt; &lt;&lt;&gt; &lt;&gt; &lt;&gt;&gt; &gt;_&lt; &lt;&lt;&gt; &lt;&gt; &lt;&gt;&gt; &gt; &gt;&gt;&lt; &gt;&lt; &gt;&lt;&lt; &lt; &lt;&lt;&gt; &lt;&gt; &lt;&gt;&gt; &gt;</text:p>
      <text:p text:style-name="P5"/>
      <text:p text:style-name="P5">_8.7g </text:p>
      <text:p text:style-name="P5">&lt; &gt; &gt; &lt;_&gt; &lt; &lt; &gt; </text:p>
      <text:p text:style-name="P5">&lt; &lt;&gt; &gt; &gt;&gt; &gt; &gt;&lt; &lt;_&gt; &gt;&lt; &lt; &lt;&lt; &lt; &lt;&gt; &gt; </text:p>
      <text:p text:style-name="P5">&lt; &lt;&lt;&gt; &lt;&gt; &lt;&gt;&gt; &gt; &gt;&gt;&gt; &gt;&gt; &gt;&gt;&gt; &gt; &gt;&gt;&lt; &gt;&lt; &gt;&lt;&lt; &lt;_&gt; &gt;&gt;&lt; &gt;&lt; &gt;&lt;&lt; &lt; &lt;&lt;&lt; &lt;&lt; &lt;&lt;&lt; &lt; &lt;&lt;&gt; &lt;&gt; &lt;&gt;&gt; &gt; </text:p>
      <text:p text:style-name="P5"/>
      <text:p text:style-name="P5">_8.7h </text:p>
      <text:p text:style-name="P5">&lt; &gt; &gt; &gt;_&lt; &lt; &lt; &gt;</text:p>
      <text:p text:style-name="P5">&lt; &lt;&gt; &gt; &gt;&gt; &gt; &gt;&gt; &gt;_&lt; &lt;&lt; &lt; &lt;&lt; &lt; &lt;&gt; &gt;</text:p>
      <text:p text:style-name="P5">&lt; &lt;&lt;&gt; &lt;&gt; &lt;&gt;&gt; &gt; &gt;&gt;&gt; &gt;&gt; &gt;&gt;&gt; &gt; &gt;&gt;&gt; &gt;&gt; &gt;&gt;&gt; &gt;_&lt; &lt;&lt;&lt; &lt;&lt; &lt;&lt;&lt; &lt; &lt;&lt;&lt; &lt;&lt; &lt;&lt;&lt; &lt; &lt;&lt;&gt; &lt;&gt; &lt;&gt;&gt; &gt;</text:p>
      <text:p text:style-name="P5"/>
      <text:p text:style-name="P5">_8.7i </text:p>
      <text:p text:style-name="P5">&gt; &lt; &lt; &lt;_&gt; &gt; &gt; &lt;</text:p>
      <text:p text:style-name="P5">&gt; &gt;&lt; &lt; &lt;&lt; &lt; &lt;&lt; &lt;_&gt; &gt;&gt; &gt; &gt;&gt; &gt; &gt;&lt; &lt;</text:p>
      <text:p text:style-name="P5">&gt; &gt;&gt;&lt; &gt;&lt; &gt;&lt;&lt; &lt; &lt;&lt;&lt; &lt;&lt; &lt;&lt;&lt; &lt; &lt;&lt;&lt; &lt;&lt; &lt;&lt;&lt; &lt;_&gt; &gt;&gt;&gt; &gt;&gt; &gt;&gt;&gt; &gt; &gt;&gt;&gt; &gt;&gt; &gt;&gt;&gt; &gt; &gt;&gt;&lt; &gt;&lt; &gt;&lt;&lt; &lt;</text:p>
      <text:p text:style-name="P5"/>
      <text:p text:style-name="P5">_8.7j </text:p>
      <text:p text:style-name="P5">&gt; &lt; &lt; &gt;_&lt; &gt; &gt; &lt;</text:p>
      <text:p text:style-name="P5">&gt; &gt;&lt; &lt; &lt;&lt; &lt; &lt;&gt; &gt;_&lt; &lt;&gt; &gt; &gt;&gt; &gt; &gt;&lt; &lt;</text:p>
      <text:p text:style-name="P5">&gt; &gt;&gt;&lt; &gt;&lt; &gt;&lt;&lt; &lt; &lt;&lt;&lt; &lt;&lt; &lt;&lt;&lt; &lt; &lt;&lt;&gt; &lt;&gt; &lt;&gt;&gt; &gt;_&lt; &lt;&lt;&gt; &lt;&gt; &lt;&gt;&gt; &gt; &gt;&gt;&gt; &gt;&gt; &gt;&gt;&gt; &gt; &gt;&gt;&lt; &gt;&lt; &gt;&lt;&lt; &lt;</text:p>
      <text:p text:style-name="P5"/>
      <text:p text:style-name="P5">_8.7k </text:p>
      <text:p text:style-name="P5">&gt; &lt; &gt; &lt;_&gt; &lt; &gt; &lt;</text:p>
      <text:p text:style-name="P5">&gt; &gt;&lt; &lt; &lt;&gt; &gt; &gt;&lt; &lt;_&gt; &gt;&lt; &lt; &lt;&gt; &gt; &gt;&lt; &lt;</text:p>
      <text:p text:style-name="P5">&gt; &gt;&gt;&lt; &gt;&lt; &gt;&lt;&lt; &lt; &lt;&lt;&gt; &lt;&gt; &lt;&gt;&gt; &gt; &gt;&gt;&lt; &gt;&lt; &gt;&lt;&lt; &lt;_&gt; &gt;&gt;&lt; &gt;&lt; &gt;&lt;&lt; &lt; &lt;&lt;&gt; &lt;&gt; &lt;&gt;&gt; &gt; &gt;&gt;&lt; &gt;&lt; &gt;&lt;&lt; &lt;</text:p>
      <text:p text:style-name="P5"/>
      <text:p text:style-name="P5">_8.7l </text:p>
      <text:p text:style-name="P5">&gt; &lt; &gt; &gt;_&lt; &lt; &gt; &lt;</text:p>
      <text:p text:style-name="P5">&gt; &gt;&lt; &lt; &lt;&gt; &gt; &gt;&gt; &gt;_&lt; &lt;&lt; &lt; &lt;&gt; &gt; &gt;&lt; &lt;</text:p>
      <text:p text:style-name="P5">&gt; &gt;&gt;&lt; &gt;&lt; &gt;&lt;&lt; &lt; &lt;&lt;&gt; &lt;&gt; &lt;&gt;&gt; &gt; &gt;&gt;&gt; &gt;&gt; &gt;&gt;&gt; &gt;_&lt; &lt;&lt;&lt; &lt;&lt; &lt;&lt;&lt; &lt; &lt;&lt;&gt; &lt;&gt; &lt;&gt;&gt; &gt; &gt;&gt;&lt; &gt;&lt; &gt;&lt;&lt; &lt;</text:p>
      <text:p text:style-name="P5"/>
      <text:p text:style-name="P5">_8.7m </text:p>
      <text:p text:style-name="P5">&gt; &gt; &lt; &lt;_&gt; &gt; &lt; &lt;</text:p>
      <text:p text:style-name="P5">&gt; &gt;&gt; &gt; &gt;&lt; &lt; &lt;&lt; &lt;_&gt; &gt;&gt; &gt; &gt;&lt; &lt; &lt;&lt; &lt;</text:p>
      <text:p text:style-name="P5">&gt; &gt;&gt;&gt; &gt;&gt; &gt;&gt;&gt; &gt; &gt;&gt;&lt; &gt;&lt; &gt;&lt;&lt; &lt; &lt;&lt;&lt; &lt;&lt; &lt;&lt;&lt; &lt;_&gt; &gt;&gt;&gt; &gt;&gt; &gt;&gt;&gt; &gt; &gt;&gt;&lt; &gt;&lt; &gt;&lt;&lt; &lt; &lt;&lt;&lt; &lt;&lt; &lt;&lt;&lt; &lt;</text:p>
      <text:p text:style-name="P5"/>
      <text:p text:style-name="P5">_8.7n </text:p>
      <text:p text:style-name="P5">&gt; &gt; &lt; &gt;_&lt; &gt; &lt; &lt;</text:p>
      <text:p text:style-name="P5">&gt; &gt;&gt; &gt; &gt;&lt; &lt; &lt;&gt; &gt;_&lt; &lt;&gt; &gt; &gt;&lt; &lt; &lt;&lt; &lt;</text:p>
      <text:p text:style-name="P5">&gt; &gt;&gt;&gt; &gt;&gt; &gt;&gt;&gt; &gt; &gt;&gt;&lt; &gt;&lt; &gt;&lt;&lt; &lt; &lt;&lt;&gt; &lt;&gt; &lt;&gt;&gt; &gt;_&lt; &lt;&lt;&gt; &lt;&gt; &lt;&gt;&gt; &gt; &gt;&gt;&lt; &gt;&lt; &gt;&lt;&lt; &lt; &lt;&lt;&lt; &lt;&lt; &lt;&lt;&lt; &lt;</text:p>
      <text:p text:style-name="P5"/>
      <text:p text:style-name="P5">_8.7o </text:p>
      <text:p text:style-name="P5">&gt; &gt; &gt; &lt;_&gt; &lt; &lt; &lt;</text:p>
      <text:p text:style-name="P5">&gt; &gt;&gt; &gt; &gt;&gt; &gt; &gt;&lt; &lt;_&gt; &gt;&lt; &lt; &lt;&lt; &lt; &lt;&lt; &lt;</text:p>
      <text:p text:style-name="P5">&gt; &gt;&gt;&gt; &gt;&gt; &gt;&gt;&gt; &gt; &gt;&gt;&gt; &gt;&gt; &gt;&gt;&gt; &gt; &gt;&gt;&lt; &gt;&lt; &gt;&lt;&lt; &lt;_&gt; &gt;&gt;&lt; &gt;&lt; &gt;&lt;&lt; &lt; &lt;&lt;&lt; &lt;&lt; &lt;&lt;&lt; &lt; &lt;&lt;&lt; &lt;&lt; &lt;&lt;&lt; &lt;</text:p>
      <text:p text:style-name="P5"/>
      <text:p text:style-name="P5">_8.7p </text:p>
      <text:p text:style-name="P5">&gt; &gt; &gt; &gt;_&lt; &lt; &lt; &lt;</text:p>
      <text:p text:style-name="P5">&gt; &gt;&gt; &gt; &gt;&gt; &gt; &gt;&gt; &gt;_&lt; &lt;&lt; &lt; &lt;&lt; &lt; &lt;&lt; &lt;</text:p>
      <text:p text:style-name="P5">&gt; &gt;&gt;&gt; &gt;&gt; &gt;&gt;&gt; &gt; &gt;&gt;&gt; &gt;&gt; &gt;&gt;&gt; &gt; &gt;&gt;&gt; &gt;&gt; &gt;&gt;&gt; &gt;_&lt; &lt;&lt;&lt; &lt;&lt; &lt;&lt;&lt; &lt; &lt;&lt;&lt; &lt;&lt; &lt;&lt;&lt; &lt; &lt;&lt;&lt; &lt;&lt; &lt;&lt;&lt; &lt;</text:p>
      <text:p text:style-name="P5"/>
      <text:p text:style-name="P5"/>
      <text:p text:style-name="P5"/>
      <text:p text:style-name="P5"/>
      <text:p text:style-name="P5"/>
      <text:p text:style-name="P6"/>
      <text:p text:style-name="P11"/>
      <text:p text:style-name="P11">GENERATING PROGRAM BY phi ARCHITECT:</text:p>
      <text:p text:style-name="P6"/>
      <text:p text:style-name="P11">var rows = []</text:p>
      <text:p text:style-name="P6"/>
      <text:p text:style-name="P6">main()</text:p>
      <text:p text:style-name="P6"/>
      <text:p text:style-name="P6">function main() {</text:p>
      <text:p text:style-name="P6"><text:s text:c="2"/>for (var i = 0; i &lt; 10; i++) {</text:p>
      <text:p text:style-name="P6"><text:s text:c="4"/>addRow()</text:p>
      <text:p text:style-name="P6"><text:s text:c="2"/>}</text:p>
      <text:p text:style-name="P6"><text:s text:c="2"/>console.log(rows)</text:p>
      <text:p text:style-name="P6"><text:s text:c="2"/>let container = document.querySelector('#rows')</text:p>
      <text:p text:style-name="P6"><text:s text:c="2"/>for (var i = 0; i &lt; rows.length; i++) {</text:p>
      <text:p text:style-name="P6"><text:s text:c="4"/>let newRow = document.createElement('div')</text:p>
      <text:p text:style-name="P6"><text:s text:c="4"/>newRow.innerHTML = rows[i].join(' ')</text:p>
      <text:p text:style-name="P6"><text:s text:c="4"/>container.appendChild(newRow)</text:p>
      <text:p text:style-name="P6"><text:s text:c="2"/>}</text:p>
      <text:p text:style-name="P6">}</text:p>
      <text:p text:style-name="P6"/>
      <text:p text:style-name="P6">function addRow() {</text:p>
      <text:p text:style-name="P6"><text:s text:c="2"/>if (rows.length) {</text:p>
      <text:p text:style-name="P6"><text:s text:c="4"/>let lastRow = rows[rows.length-1]</text:p>
      <text:p text:style-name="P6"><text:s text:c="4"/>let newRow = []</text:p>
      <text:p text:style-name="P6"><text:s text:c="4"/>for (var i = 0; i &lt; lastRow.length; i++) {</text:p>
      <text:p text:style-name="P6"><text:s text:c="6"/>newRow.push(lastRow[i])</text:p>
      <text:p text:style-name="P6"><text:s text:c="6"/>if (lastRow[i+1]) {</text:p>
      <text:p text:style-name="P6"><text:s text:c="8"/>newRow.push(lastRow[i]+lastRow[i+1])</text:p>
      <text:p text:style-name="P6"><text:s text:c="6"/>}</text:p>
      <text:p text:style-name="P6"><text:s text:c="4"/>}</text:p>
      <text:p text:style-name="P6"><text:s text:c="4"/>rows.push(newRow)</text:p>
      <text:p text:style-name="P6"><text:s text:c="2"/>} else {</text:p>
      <text:p text:style-name="P6"><text:s text:c="4"/>rows.push([ '&lt;', '&gt;' ])</text:p>
      <text:p text:style-name="P6"><text:s text:c="2"/>}</text:p>
      <text:p text:style-name="P6">}</text:p>
      <text:p text:style-name="P6"/>
      <text:p text:style-name="P6"/>
      <text:h text:style-name="P13" text:outline-level="1"><text:a xlink:type="simple" xlink:href="https://github.com/geometor/relop.git" office:target-frame-name="_blank" xlink:show="new" text:style-name="Internet_20_link" text:visited-style-name="Visited_20_Internet_20_Link">RELOP</text:a></text:h>
      <text:section text:style-name="Sect1" text:name="rows">
        <text:p text:style-name="P12">&lt; &gt;</text:p>
        <text:p text:style-name="P12">&lt; &lt;&gt; &gt;</text:p>
        <text:p text:style-name="P12">&lt; &lt;&lt;&gt; &lt;&gt; &lt;&gt;&gt; &gt;</text:p>
        <text:p text:style-name="P12">&lt; &lt;&lt;&lt;&gt; &lt;&lt;&gt; &lt;&lt;&gt;&lt;&gt; &lt;&gt; &lt;&gt;&lt;&gt;&gt; &lt;&gt;&gt; &lt;&gt;&gt;&gt; &gt;</text:p>
        <text:p text:style-name="P12">&lt; &lt;&lt;&lt;&lt;&gt; &lt;&lt;&lt;&gt; &lt;&lt;&lt;&gt;&lt;&lt;&gt; &lt;&lt;&gt; &lt;&lt;&gt;&lt;&lt;&gt;&lt;&gt; &lt;&lt;&gt;&lt;&gt; &lt;&lt;&gt;&lt;&gt;&lt;&gt; &lt;&gt; &lt;&gt;&lt;&gt;&lt;&gt;&gt; &lt;&gt;&lt;&gt;&gt; &lt;&gt;&lt;&gt;&gt;&lt;&gt;&gt; &lt;&gt;&gt; &lt;&gt;&gt;&lt;&gt;&gt;&gt; &lt;&gt;&gt;&gt; &lt;&gt;&gt;&gt;&gt; &gt;</text:p>
        <text:p text:style-name="P12">&lt; &lt;&lt;&lt;&lt;&lt;&gt; &lt;&lt;&lt;&lt;&gt; &lt;&lt;&lt;&lt;&gt;&lt;&lt;&lt;&gt; &lt;&lt;&lt;&gt; &lt;&lt;&lt;&gt;&lt;&lt;&lt;&gt;&lt;&lt;&gt; &lt;&lt;&lt;&gt;&lt;&lt;&gt; &lt;&lt;&lt;&gt;&lt;&lt;&gt;&lt;&lt;&gt; &lt;&lt;&gt; &lt;&lt;&gt;&lt;&lt;&gt;&lt;&lt;&gt;&lt;&gt; &lt;&lt;&gt;&lt;&lt;&gt;&lt;&gt; &lt;&lt;&gt;&lt;&lt;&gt;&lt;&gt;&lt;&lt;&gt;&lt;&gt; &lt;&lt;&gt;&lt;&gt; &lt;&lt;&gt;&lt;&gt;&lt;&lt;&gt;&lt;&gt;&lt;&gt; &lt;&lt;&gt;&lt;&gt;&lt;&gt; &lt;&lt;&gt;&lt;&gt;&lt;&gt;&lt;&gt; &lt;&gt; &lt;&gt;&lt;&gt;&lt;&gt;&lt;&gt;&gt; &lt;&gt;&lt;&gt;&lt;&gt;&gt; &lt;&gt;&lt;&gt;&lt;&gt;&gt;&lt;&gt;&lt;&gt;&gt; &lt;&gt;&lt;&gt;&gt; &lt;&gt;&lt;&gt;&gt;&lt;&gt;&lt;&gt;&gt;&lt;&gt;&gt; &lt;&gt;&lt;&gt;&gt;&lt;&gt;&gt; &lt;&gt;&lt;&gt;&gt;&lt;&gt;&gt;&lt;&gt;&gt; &lt;&gt;&gt; &lt;&gt;&gt;&lt;&gt;&gt;&lt;&gt;&gt;&gt; &lt;&gt;&gt;&lt;&gt;&gt;&gt; &lt;&gt;&gt;&lt;&gt;&gt;&gt;&lt;&gt;&gt;&gt; &lt;&gt;&gt;&gt; &lt;&gt;&gt;&gt;&lt;&gt;&gt;&gt;&gt; &lt;&gt;&gt;&gt;&gt; &lt;&gt;&gt;&gt;&gt;&gt; &gt;</text:p>
        <text:p text:style-name="P12">&lt; &lt;&lt;&lt;&lt;&lt;&lt;&gt; &lt;&lt;&lt;&lt;&lt;&gt; &lt;&lt;&lt;&lt;&lt;&gt;&lt;&lt;&lt;&lt;&gt; &lt;&lt;&lt;&lt;&gt; &lt;&lt;&lt;&lt;&gt;&lt;&lt;&lt;&lt;&gt;&lt;&lt;&lt;&gt; &lt;&lt;&lt;&lt;&gt;&lt;&lt;&lt;&gt; &lt;&lt;&lt;&lt;&gt;&lt;&lt;&lt;&gt;&lt;&lt;&lt;&gt; &lt;&lt;&lt;&gt; &lt;&lt;&lt;&gt;&lt;&lt;&lt;&gt;&lt;&lt;&lt;&gt;&lt;&lt;&gt; &lt;&lt;&lt;&gt;&lt;&lt;&lt;&gt;&lt;&lt;&gt; &lt;&lt;&lt;&gt;&lt;&lt;&lt;&gt;&lt;&lt;&gt;&lt;&lt;&lt;&gt;&lt;&lt;&gt; &lt;&lt;&lt;&gt;&lt;&lt;&gt; &lt;&lt;&lt;&gt;&lt;&lt;&gt;&lt;&lt;&lt;&gt;&lt;&lt;&gt;&lt;&lt;&gt; &lt;&lt;&lt;&gt;&lt;&lt;&gt;&lt;&lt;&gt; &lt;&lt;&lt;&gt;&lt;&lt;&gt;&lt;&lt;&gt;&lt;&lt;&gt; &lt;&lt;&gt; &lt;&lt;&gt;&lt;&lt;&gt;&lt;&lt;&gt;&lt;&lt;&gt;&lt;&gt; &lt;&lt;&gt;&lt;&lt;&gt;&lt;&lt;&gt;&lt;&gt; &lt;&lt;&gt;&lt;&lt;&gt;&lt;&lt;&gt;&lt;&gt;&lt;&lt;&gt;&lt;&lt;&gt;&lt;&gt; &lt;&lt;&gt;&lt;&lt;&gt;&lt;&gt; &lt;&lt;&gt;&lt;&lt;&gt;&lt;&gt;&lt;&lt;&gt;&lt;&lt;&gt;&lt;&gt;&lt;&lt;&gt;&lt;&gt; &lt;&lt;&gt;&lt;&lt;&gt;&lt;&gt;&lt;&lt;&gt;&lt;&gt; &lt;&lt;&gt;&lt;&lt;&gt;&lt;&gt;&lt;&lt;&gt;&lt;&gt;&lt;&lt;&gt;&lt;&gt; &lt;&lt;&gt;&lt;&gt; &lt;&lt;&gt;&lt;&gt;&lt;&lt;&gt;&lt;&gt;&lt;&lt;&gt;&lt;&gt;&lt;&gt; &lt;&lt;&gt;&lt;&gt;&lt;&lt;&gt;&lt;&gt;&lt;&gt; &lt;&lt;&gt;&lt;&gt;&lt;&lt;&gt;&lt;&gt;&lt;&gt;&lt;&lt;&gt;&lt;&gt;&lt;&gt; &lt;&lt;&gt;&lt;&gt;&lt;&gt; &lt;&lt;&gt;&lt;&gt;&lt;&gt;&lt;&lt;&gt;&lt;&gt;&lt;&gt;&lt;&gt; &lt;&lt;&gt;&lt;&gt;&lt;&gt;&lt;&gt; &lt;&lt;&gt;&lt;&gt;&lt;&gt;&lt;&gt;&lt;&gt; &lt;&gt; &lt;&gt;&lt;&gt;&lt;&gt;&lt;&gt;&lt;&gt;&gt; &lt;&gt;&lt;&gt;&lt;&gt;&lt;&gt;&gt; &lt;&gt;&lt;&gt;&lt;&gt;&lt;&gt;&gt;&lt;&gt;&lt;&gt;&lt;&gt;&gt; &lt;&gt;&lt;&gt;&lt;&gt;&gt; &lt;&gt;&lt;&gt;&lt;&gt;&gt;&lt;&gt;&lt;&gt;&lt;&gt;&gt;&lt;&gt;&lt;&gt;&gt; &lt;&gt;&lt;&gt;&lt;&gt;&gt;&lt;&gt;&lt;&gt;&gt; &lt;&gt;&lt;&gt;&lt;&gt;&gt;&lt;&gt;&lt;&gt;&gt;&lt;&gt;&lt;&gt;&gt; &lt;&gt;&lt;&gt;&gt; &lt;&gt;&lt;&gt;&gt;&lt;&gt;&lt;&gt;&gt;&lt;&gt;&lt;&gt;&gt;&lt;&gt;&gt; &lt;&gt;&lt;&gt;&gt;&lt;&gt;&lt;&gt;&gt;&lt;&gt;&gt; &lt;&gt;&lt;&gt;&gt;&lt;&gt;&lt;&gt;&gt;&lt;&gt;&gt;&lt;&gt;&lt;&gt;&gt;&lt;&gt;&gt; &lt;&gt;&lt;&gt;&gt;&lt;&gt;&gt; &lt;&gt;&lt;&gt;&gt;&lt;&gt;&gt;&lt;&gt;&lt;&gt;&gt;&lt;&gt;&gt;&lt;&gt;&gt; &lt;&gt;&lt;&gt;&gt;&lt;&gt;&gt;&lt;&gt;&gt; &lt;&gt;&lt;&gt;&gt;&lt;&gt;&gt;&lt;&gt;&gt;&lt;&gt;&gt; &lt;&gt;&gt; &lt;&gt;&gt;&lt;&gt;&gt;&lt;&gt;&gt;&lt;&gt;&gt;&gt; &lt;&gt;&gt;&lt;&gt;&gt;&lt;&gt;&gt;&gt; &lt;&gt;&gt;&lt;&gt;&gt;&lt;&gt;&gt;&gt;&lt;&gt;&gt;&lt;&gt;&gt;&gt; &lt;&gt;&gt;&lt;&gt;&gt;&gt; &lt;&gt;&gt;&lt;&gt;&gt;&gt;&lt;&gt;&gt;&lt;&gt;&gt;&gt;&lt;&gt;&gt;&gt; &lt;&gt;&gt;&lt;&gt;&gt;&gt;&lt;&gt;&gt;&gt; &lt;&gt;&gt;&lt;&gt;&gt;&gt;&lt;&gt;&gt;&gt;&lt;&gt;&gt;&gt; &lt;&gt;&gt;&gt; &lt;&gt;&gt;&gt;&lt;&gt;&gt;&gt;&lt;&gt;&gt;&gt;&gt; &lt;&gt;&gt;&gt;&lt;&gt;&gt;&gt;&gt; &lt;&gt;&gt;&gt;&lt;&gt;&gt;&gt;&gt;&lt;&gt;&gt;&gt;&gt; &lt;&gt;&gt;&gt;&gt; &lt;&gt;&gt;&gt;&gt;&lt;&gt;&gt;&gt;&gt;&gt; &lt;&gt;&gt;&gt;&gt;&gt; &lt;&gt;&gt;&gt;&gt;&gt;&gt; &gt;</text:p>
        <text:p text:style-name="P12">&lt; &lt;&lt;&lt;&lt;&lt;&lt;&lt;&gt; &lt;&lt;&lt;&lt;&lt;&lt;&gt; &lt;&lt;&lt;&lt;&lt;&lt;&gt;&lt;&lt;&lt;&lt;&lt;&gt; &lt;&lt;&lt;&lt;&lt;&gt; &lt;&lt;&lt;&lt;&lt;&gt;&lt;&lt;&lt;&lt;&lt;&gt;&lt;&lt;&lt;&lt;&gt; &lt;&lt;&lt;&lt;&lt;&gt;&lt;&lt;&lt;&lt;&gt; &lt;&lt;&lt;&lt;&lt;&gt;&lt;&lt;&lt;&lt;&gt;&lt;&lt;&lt;&lt;&gt; &lt;&lt;&lt;&lt;&gt; &lt;&lt;&lt;&lt;&gt;&lt;&lt;&lt;&lt;&gt;&lt;&lt;&lt;&lt;&gt;&lt;&lt;&lt;&gt; &lt;&lt;&lt;&lt;&gt;&lt;&lt;&lt;&lt;&gt;&lt;&lt;&lt;&gt; &lt;&lt;&lt;&lt;&gt;&lt;&lt;&lt;&lt;&gt;&lt;&lt;&lt;&gt;&lt;&lt;&lt;&lt;&gt;&lt;&lt;&lt;&gt; &lt;&lt;&lt;&lt;&gt;&lt;&lt;&lt;&gt; &lt;&lt;&lt;&lt;&gt;&lt;&lt;&lt;&gt;&lt;&lt;&lt;&lt;&gt;&lt;&lt;&lt;&gt;&lt;&lt;&lt;&gt; &lt;&lt;&lt;&lt;&gt;&lt;&lt;&lt;&gt;&lt;&lt;&lt;&gt; &lt;&lt;&lt;&lt;&gt;&lt;&lt;&lt;&gt;&lt;&lt;&lt;&gt;&lt;&lt;&lt;&gt; &lt;&lt;&lt;&gt; &lt;&lt;&lt;&gt;&lt;&lt;&lt;&gt;&lt;&lt;&lt;&gt;&lt;&lt;&lt;&gt;&lt;&lt;&gt; &lt;&lt;&lt;&gt;&lt;&lt;&lt;&gt;&lt;&lt;&lt;&gt;&lt;&lt;&gt; &lt;&lt;&lt;&gt;&lt;&lt;&lt;&gt;&lt;&lt;&lt;&gt;&lt;&lt;&gt;&lt;&lt;&lt;&gt;&lt;&lt;&lt;&gt;&lt;&lt;&gt; &lt;&lt;&lt;&gt;&lt;&lt;&lt;&gt;&lt;&lt;&gt; &lt;&lt;&lt;&gt;&lt;&lt;&lt;&gt;&lt;&lt;&gt;&lt;&lt;&lt;&gt;&lt;&lt;&lt;&gt;&lt;&lt;&gt;&lt;&lt;&lt;&gt;&lt;&lt;&gt; &lt;&lt;&lt;&gt;&lt;&lt;&lt;&gt;&lt;&lt;&gt;&lt;&lt;&lt;&gt;&lt;&lt;&gt; &lt;&lt;&lt;&gt;&lt;&lt;&lt;&gt;&lt;&lt;&gt;&lt;&lt;&lt;&gt;&lt;&lt;&gt;&lt;&lt;&lt;&gt;&lt;&lt;&gt; &lt;&lt;&lt;&gt;&lt;&lt;&gt; &lt;&lt;&lt;&gt;&lt;&lt;&gt;&lt;&lt;&lt;&gt;&lt;&lt;&gt;&lt;&lt;&lt;&gt;&lt;&lt;&gt;&lt;&lt;&gt; &lt;&lt;&lt;&gt;&lt;&lt;&gt;&lt;&lt;&lt;&gt;&lt;&lt;&gt;&lt;&lt;&gt; &lt;&lt;&lt;&gt;&lt;&lt;&gt;&lt;&lt;&lt;&gt;&lt;&lt;&gt;&lt;&lt;&gt;&lt;&lt;&lt;&gt;&lt;&lt;&gt;&lt;&lt;&gt; &lt;&lt;&lt;&gt;&lt;&lt;&gt;&lt;&lt;&gt; &lt;&lt;&lt;&gt;&lt;&lt;&gt;&lt;&lt;&gt;&lt;&lt;&lt;&gt;&lt;&lt;&gt;&lt;&lt;&gt;&lt;&lt;&gt; &lt;&lt;&lt;&gt;&lt;&lt;&gt;&lt;&lt;&gt;&lt;&lt;&gt; &lt;&lt;&lt;&gt;&lt;&lt;&gt;&lt;&lt;&gt;&lt;&lt;&gt;&lt;&lt;&gt; &lt;&lt;&gt; &lt;&lt;&gt;&lt;&lt;&gt;&lt;&lt;&gt;&lt;&lt;&gt;&lt;&lt;&gt;&lt;&gt; &lt;&lt;&gt;&lt;&lt;&gt;&lt;&lt;&gt;&lt;&lt;&gt;&lt;&gt; &lt;&lt;&gt;&lt;&lt;&gt;&lt;&lt;&gt;&lt;&lt;&gt;&lt;&gt;&lt;&lt;&gt;&lt;&lt;&gt;&lt;&lt;&gt;&lt;&gt; &lt;&lt;&gt;&lt;&lt;&gt;&lt;&lt;&gt;&lt;&gt; &lt;&lt;&gt;&lt;&lt;&gt;&lt;&lt;&gt;&lt;&gt;&lt;&lt;&gt;&lt;&lt;&gt;&lt;&lt;&gt;&lt;&gt;&lt;&lt;&gt;&lt;&lt;&gt;&lt;&gt; &lt;&lt;&gt;&lt;&lt;&gt;&lt;&lt;&gt;&lt;&gt;&lt;&lt;&gt;&lt;&lt;&gt;&lt;&gt; &lt;&lt;&gt;&lt;&lt;&gt;&lt;&lt;&gt;&lt;&gt;&lt;&lt;&gt;&lt;&lt;&gt;&lt;&gt;&lt;&lt;&gt;&lt;&lt;&gt;&lt;&gt; &lt;&lt;&gt;&lt;&lt;&gt;&lt;&gt; &lt;&lt;&gt;&lt;&lt;&gt;&lt;&gt;&lt;&lt;&gt;&lt;&lt;&gt;&lt;&gt;&lt;&lt;&gt;&lt;&lt;&gt;&lt;&gt;&lt;&lt;&gt;&lt;&gt; &lt;&lt;&gt;&lt;&lt;&gt;&lt;&gt;&lt;&lt;&gt;&lt;&lt;&gt;&lt;&gt;&lt;&lt;&gt;&lt;&gt; &lt;&lt;&gt;&lt;&lt;&gt;&lt;&gt;&lt;&lt;&gt;&lt;&lt;&gt;&lt;&gt;&lt;&lt;&gt;&lt;&gt;&lt;&lt;&gt;&lt;&lt;&gt;&lt;&gt;&lt;&lt;&gt;&lt;&gt; &lt;&lt;&gt;&lt;&lt;&gt;&lt;&gt;&lt;&lt;&gt;&lt;&gt; &lt;&lt;&gt;&lt;&lt;&gt;&lt;&gt;&lt;&lt;&gt;&lt;&gt;&lt;&lt;&gt;&lt;&lt;&gt;&lt;&gt;&lt;&lt;&gt;&lt;&gt;&lt;&lt;&gt;&lt;&gt; &lt;&lt;&gt;&lt;&lt;&gt;&lt;&gt;&lt;&lt;&gt;&lt;&gt;&lt;&lt;&gt;&lt;&gt; &lt;&lt;&gt;&lt;&lt;&gt;&lt;&gt;&lt;&lt;&gt;&lt;&gt;&lt;&lt;&gt;&lt;&gt;&lt;&lt;&gt;&lt;&gt; &lt;&lt;&gt;&lt;&gt; &lt;&lt;&gt;&lt;&gt;&lt;&lt;&gt;&lt;&gt;&lt;&lt;&gt;&lt;&gt;&lt;&lt;&gt;&lt;&gt;&lt;&gt; &lt;&lt;&gt;&lt;&gt;&lt;&lt;&gt;&lt;&gt;&lt;&lt;&gt;&lt;&gt;&lt;&gt; &lt;&lt;&gt;&lt;&gt;&lt;&lt;&gt;&lt;&gt;&lt;&lt;&gt;&lt;&gt;&lt;&gt;&lt;&lt;&gt;&lt;&gt;&lt;&lt;&gt;&lt;&gt;&lt;&gt; &lt;&lt;&gt;&lt;&gt;&lt;&lt;&gt;&lt;&gt;&lt;&gt; &lt;&lt;&gt;&lt;&gt;&lt;&lt;&gt;&lt;&gt;&lt;&gt;&lt;&lt;&gt;&lt;&gt;&lt;&lt;&gt;&lt;&gt;&lt;&gt;&lt;&lt;&gt;&lt;&gt;&lt;&gt; &lt;&lt;&gt;&lt;&gt;&lt;&lt;&gt;&lt;&gt;&lt;&gt;&lt;&lt;&gt;&lt;&gt;&lt;&gt; &lt;&lt;&gt;&lt;&gt;&lt;&lt;&gt;&lt;&gt;&lt;&gt;&lt;&lt;&gt;&lt;&gt;&lt;&gt;&lt;&lt;&gt;&lt;&gt;&lt;&gt; &lt;&lt;&gt;&lt;&gt;&lt;&gt; &lt;&lt;&gt;&lt;&gt;&lt;&gt;&lt;&lt;&gt;&lt;&gt;&lt;&gt;&lt;&lt;&gt;&lt;&gt;&lt;&gt;&lt;&gt; &lt;&lt;&gt;&lt;&gt;&lt;&gt;&lt;&lt;&gt;&lt;&gt;&lt;&gt;&lt;&gt; &lt;&lt;&gt;&lt;&gt;&lt;&gt;&lt;&lt;&gt;&lt;&gt;&lt;&gt;&lt;&gt;&lt;&lt;&gt;&lt;&gt;&lt;&gt;&lt;&gt; &lt;&lt;&gt;&lt;&gt;&lt;&gt;&lt;&gt; &lt;&lt;&gt;&lt;&gt;&lt;&gt;&lt;&gt;&lt;&lt;&gt;&lt;&gt;&lt;&gt;&lt;&gt;&lt;&gt; &lt;&lt;&gt;&lt;&gt;&lt;&gt;&lt;&gt;&lt;&gt; &lt;&lt;&gt;&lt;&gt;&lt;&gt;&lt;&gt;&lt;&gt;&lt;&gt; &lt;&gt; &lt;&gt;&lt;&gt;&lt;&gt;&lt;&gt;&lt;&gt;&lt;&gt;&gt; &lt;&gt;&lt;&gt;&lt;&gt;&lt;&gt;&lt;&gt;&gt; &lt;&gt;&lt;&gt;&lt;&gt;&lt;&gt;&lt;&gt;&gt;&lt;&gt;&lt;&gt;&lt;&gt;&lt;&gt;&gt; &lt;&gt;&lt;&gt;&lt;&gt;&lt;&gt;&gt; &lt;&gt;&lt;&gt;&lt;&gt;&lt;&gt;&gt;&lt;&gt;&lt;&gt;&lt;&gt;&lt;&gt;&gt;&lt;&gt;&lt;&gt;&lt;&gt;&gt; &lt;&gt;&lt;&gt;&lt;&gt;&lt;&gt;&gt;&lt;&gt;&lt;&gt;&lt;&gt;&gt; &lt;&gt;&lt;&gt;&lt;&gt;&lt;&gt;&gt;&lt;&gt;&lt;&gt;&lt;&gt;&gt;&lt;&gt;&lt;&gt;&lt;&gt;&gt; &lt;&gt;&lt;&gt;&lt;&gt;&gt; &lt;&gt;&lt;&gt;&lt;&gt;&gt;&lt;&gt;&lt;&gt;&lt;&gt;&gt;&lt;&gt;&lt;&gt;&lt;&gt;&gt;&lt;&gt;&lt;&gt;&gt; &lt;&gt;&lt;&gt;&lt;&gt;&gt;&lt;&gt;&lt;&gt;&lt;&gt;&gt;&lt;&gt;&lt;&gt;&gt; &lt;&gt;&lt;&gt;&lt;&gt;&gt;&lt;&gt;&lt;&gt;&lt;&gt;&gt;&lt;&gt;&lt;&gt;&gt;&lt;&gt;&lt;&gt;&lt;&gt;&gt;&lt;&gt;&lt;&gt;&gt; &lt;&gt;&lt;&gt;&lt;&gt;&gt;&lt;&gt;&lt;&gt;&gt; &lt;&gt;&lt;&gt;&lt;&gt;&gt;&lt;&gt;&lt;&gt;&gt;&lt;&gt;&lt;&gt;&lt;&gt;&gt;&lt;&gt;&lt;&gt;&gt;&lt;&gt;&lt;&gt;&gt; &lt;&gt;&lt;&gt;&lt;&gt;&gt;&lt;&gt;&lt;&gt;&gt;&lt;&gt;&lt;&gt;&gt; &lt;&gt;&lt;&gt;&lt;&gt;&gt;&lt;&gt;&lt;&gt;&gt;&lt;&gt;&lt;&gt;&gt;&lt;&gt;&lt;&gt;&gt; &lt;&gt;&lt;&gt;&gt; &lt;&gt;&lt;&gt;&gt;&lt;&gt;&lt;&gt;&gt;&lt;&gt;&lt;&gt;&gt;&lt;&gt;&lt;&gt;&gt;&lt;&gt;&gt; &lt;&gt;&lt;&gt;&gt;&lt;&gt;&lt;&gt;&gt;&lt;&gt;&lt;&gt;&gt;&lt;&gt;&gt; &lt;&gt;&lt;&gt;&gt;&lt;&gt;&lt;&gt;&gt;&lt;&gt;&lt;&gt;&gt;&lt;&gt;&gt;&lt;&gt;&lt;&gt;&gt;&lt;&gt;&lt;&gt;&gt;&lt;&gt;&gt; &lt;&gt;&lt;&gt;&gt;&lt;&gt;&lt;&gt;&gt;&lt;&gt;&gt; &lt;&gt;&lt;&gt;&gt;&lt;&gt;&lt;&gt;&gt;&lt;&gt;&gt;&lt;&gt;&lt;&gt;&gt;&lt;&gt;&lt;&gt;&gt;&lt;&gt;&gt;&lt;&gt;&lt;&gt;&gt;&lt;&gt;&gt; &lt;&gt;&lt;&gt;&gt;&lt;&gt;&lt;&gt;&gt;&lt;&gt;&gt;&lt;&gt;&lt;&gt;&gt;&lt;&gt;&gt; &lt;&gt;&lt;&gt;&gt;&lt;&gt;&lt;&gt;&gt;&lt;&gt;&gt;&lt;&gt;&lt;&gt;&gt;&lt;&gt;&gt;&lt;&gt;&lt;&gt;&gt;&lt;&gt;&gt; &lt;&gt;&lt;&gt;&gt;&lt;&gt;&gt; &lt;&gt;&lt;&gt;&gt;&lt;&gt;&gt;&lt;&gt;&lt;&gt;&gt;&lt;&gt;&gt;&lt;&gt;&lt;&gt;&gt;&lt;&gt;&gt;&lt;&gt;&gt; &lt;&gt;&lt;&gt;&gt;&lt;&gt;&gt;&lt;&gt;&lt;&gt;&gt;&lt;&gt;&gt;&lt;&gt;&gt; &lt;&gt;&lt;&gt;&gt;&lt;&gt;&gt;&lt;&gt;&lt;&gt;&gt;&lt;&gt;&gt;&lt;&gt;&gt;&lt;&gt;&lt;&gt;&gt;&lt;&gt;&gt;&lt;&gt;&gt; &lt;&gt;&lt;&gt;&gt;&lt;&gt;&gt;&lt;&gt;&gt; &lt;&gt;&lt;&gt;&gt;&lt;&gt;&gt;&lt;&gt;&gt;&lt;&gt;&lt;&gt;&gt;&lt;&gt;&gt;&lt;&gt;&gt;&lt;&gt;&gt; &lt;&gt;&lt;&gt;&gt;&lt;&gt;&gt;&lt;&gt;&gt;&lt;&gt;&gt; &lt;&gt;&lt;&gt;&gt;&lt;&gt;&gt;&lt;&gt;&gt;&lt;&gt;&gt;&lt;&gt;&gt; &lt;&gt;&gt; &lt;&gt;&gt;&lt;&gt;&gt;&lt;&gt;&gt;&lt;&gt;&gt;&lt;&gt;&gt;&gt; &lt;&gt;&gt;&lt;&gt;&gt;&lt;&gt;&gt;&lt;&gt;&gt;&gt; &lt;&gt;&gt;&lt;&gt;&gt;&lt;&gt;&gt;&lt;&gt;&gt;&gt;&lt;&gt;&gt;&lt;&gt;&gt;&lt;&gt;&gt;&gt; &lt;&gt;&gt;&lt;&gt;&gt;&lt;&gt;&gt;&gt; &lt;&gt;&gt;&lt;&gt;&gt;&lt;&gt;&gt;&gt;&lt;&gt;&gt;&lt;&gt;&gt;&lt;&gt;&gt;&gt;&lt;&gt;&gt;&lt;&gt;&gt;&gt; &lt;&gt;&gt;&lt;&gt;&gt;&lt;&gt;&gt;&gt;&lt;&gt;&gt;&lt;&gt;&gt;&gt; &lt;&gt;&gt;&lt;&gt;&gt;&lt;&gt;&gt;&gt;&lt;&gt;&gt;&lt;&gt;&gt;&gt;&lt;&gt;&gt;&lt;&gt;&gt;&gt; &lt;&gt;&gt;&lt;&gt;&gt;&gt; &lt;&gt;&gt;&lt;&gt;&gt;&gt;&lt;&gt;&gt;&lt;&gt;&gt;&gt;&lt;&gt;&gt;&lt;&gt;&gt;&gt;&lt;&gt;&gt;&gt; &lt;&gt;&gt;&lt;&gt;&gt;&gt;&lt;&gt;&gt;&lt;&gt;&gt;&gt;&lt;&gt;&gt;&gt; &lt;&gt;&gt;&lt;&gt;&gt;&gt;&lt;&gt;&gt;&lt;&gt;&gt;&gt;&lt;&gt;&gt;&gt;&lt;&gt;&gt;&lt;&gt;&gt;&gt;&lt;&gt;&gt;&gt; &lt;&gt;&gt;&lt;&gt;&gt;&gt;&lt;&gt;&gt;&gt; &lt;&gt;&gt;&lt;&gt;&gt;&gt;&lt;&gt;&gt;&gt;&lt;&gt;&gt;&lt;&gt;&gt;&gt;&lt;&gt;&gt;&gt;&lt;&gt;&gt;&gt; &lt;&gt;&gt;&lt;&gt;&gt;&gt;&lt;&gt;&gt;&gt;&lt;&gt;&gt;&gt; &lt;&gt;&gt;&lt;&gt;&gt;&gt;&lt;&gt;&gt;&gt;&lt;&gt;&gt;&gt;&lt;&gt;&gt;&gt; &lt;&gt;&gt;&gt; &lt;&gt;&gt;&gt;&lt;&gt;&gt;&gt;&lt;&gt;&gt;&gt;&lt;&gt;&gt;&gt;&gt; &lt;&gt;&gt;&gt;&lt;&gt;&gt;&gt;&lt;&gt;&gt;&gt;&gt; &lt;&gt;&gt;&gt;&lt;&gt;&gt;&gt;&lt;&gt;&gt;&gt;&gt;&lt;&gt;&gt;&gt;&lt;&gt;&gt;&gt;&gt; &lt;&gt;&gt;&gt;&lt;&gt;&gt;&gt;&gt; &lt;&gt;&gt;&gt;&lt;&gt;&gt;&gt;&gt;&lt;&gt;&gt;&gt;&lt;&gt;&gt;&gt;&gt;&lt;&gt;&gt;&gt;&gt; &lt;&gt;&gt;&gt;&lt;&gt;&gt;&gt;&gt;&lt;&gt;&gt;&gt;&gt; &lt;&gt;&gt;&gt;&lt;&gt;&gt;&gt;&gt;&lt;&gt;&gt;&gt;&gt;&lt;&gt;&gt;&gt;&gt; &lt;&gt;&gt;&gt;&gt; &lt;&gt;&gt;&gt;&gt;&lt;&gt;&gt;&gt;&gt;&lt;&gt;&gt;&gt;&gt;&gt; &lt;&gt;&gt;&gt;&gt;&lt;&gt;&gt;&gt;&gt;&gt; &lt;&gt;&gt;&gt;&gt;&lt;&gt;&gt;&gt;&gt;&gt;&lt;&gt;&gt;&gt;&gt;&gt; &lt;&gt;&gt;&gt;&gt;&gt; &lt;&gt;&gt;&gt;&gt;&gt;&lt;&gt;&gt;&gt;&gt;&gt;&gt; &lt;&gt;&gt;&gt;&gt;&gt;&gt; &lt;&gt;&gt;&gt;&gt;&gt;&gt;&gt; &gt;</text:p>
        <text:p text:style-name="P12">&lt; &lt;&lt;&lt;&lt;&lt;&lt;&lt;&lt;&gt; &lt;&lt;&lt;&lt;&lt;&lt;&lt;&gt; &lt;&lt;&lt;&lt;&lt;&lt;&lt;&gt;&lt;&lt;&lt;&lt;&lt;&lt;&gt; &lt;&lt;&lt;&lt;&lt;&lt;&gt; &lt;&lt;&lt;&lt;&lt;&lt;&gt;&lt;&lt;&lt;&lt;&lt;&lt;&gt;&lt;&lt;&lt;&lt;&lt;&gt; &lt;&lt;&lt;&lt;&lt;&lt;&gt;&lt;&lt;&lt;&lt;&lt;&gt; &lt;&lt;&lt;&lt;&lt;&lt;&gt;&lt;&lt;&lt;&lt;&lt;&gt;&lt;&lt;&lt;&lt;&lt;&gt; &lt;&lt;&lt;&lt;&lt;&gt; &lt;&lt;&lt;&lt;&lt;&gt;&lt;&lt;&lt;&lt;&lt;&gt;&lt;&lt;&lt;&lt;&lt;&gt;&lt;&lt;&lt;&lt;&gt; &lt;&lt;&lt;&lt;&lt;&gt;&lt;&lt;&lt;&lt;&lt;&gt;&lt;&lt;&lt;&lt;&gt; &lt;&lt;&lt;&lt;&lt;&gt;&lt;&lt;&lt;&lt;&lt;&gt;&lt;&lt;&lt;&lt;&gt;&lt;&lt;&lt;&lt;&lt;&gt;&lt;&lt;&lt;&lt;&gt; &lt;&lt;&lt;&lt;&lt;&gt;&lt;&lt;&lt;&lt;&gt; &lt;&lt;&lt;&lt;&lt;&gt;&lt;&lt;&lt;&lt;&gt;&lt;&lt;&lt;&lt;&lt;&gt;&lt;&lt;&lt;&lt;&gt;&lt;&lt;&lt;&lt;&gt; &lt;&lt;&lt;&lt;&lt;&gt;&lt;&lt;&lt;&lt;&gt;&lt;&lt;&lt;&lt;&gt; &lt;&lt;&lt;&lt;&lt;&gt;&lt;&lt;&lt;&lt;&gt;&lt;&lt;&lt;&lt;&gt;&lt;&lt;&lt;&lt;&gt; &lt;&lt;&lt;&lt;&gt; &lt;&lt;&lt;&lt;&gt;&lt;&lt;&lt;&lt;&gt;&lt;&lt;&lt;&lt;&gt;&lt;&lt;&lt;&lt;&gt;&lt;&lt;&lt;&gt; &lt;&lt;&lt;&lt;&gt;&lt;&lt;&lt;&lt;&gt;&lt;&lt;&lt;&lt;&gt;&lt;&lt;&lt;&gt; &lt;&lt;&lt;&lt;&gt;&lt;&lt;&lt;&lt;&gt;&lt;&lt;&lt;&lt;&gt;&lt;&lt;&lt;&gt;&lt;&lt;&lt;&lt;&gt;&lt;&lt;&lt;&lt;&gt;&lt;&lt;&lt;&gt; &lt;&lt;&lt;&lt;&gt;&lt;&lt;&lt;&lt;&gt;&lt;&lt;&lt;&gt; &lt;&lt;&lt;&lt;&gt;&lt;&lt;&lt;&lt;&gt;&lt;&lt;&lt;&gt;&lt;&lt;&lt;&lt;&gt;&lt;&lt;&lt;&lt;&gt;&lt;&lt;&lt;&gt;&lt;&lt;&lt;&lt;&gt;&lt;&lt;&lt;&gt; &lt;&lt;&lt;&lt;&gt;&lt;&lt;&lt;&lt;&gt;&lt;&lt;&lt;&gt;&lt;&lt;&lt;&lt;&gt;&lt;&lt;&lt;&gt; &lt;&lt;&lt;&lt;&gt;&lt;&lt;&lt;&lt;&gt;&lt;&lt;&lt;&gt;&lt;&lt;&lt;&lt;&gt;&lt;&lt;&lt;&gt;&lt;&lt;&lt;&lt;&gt;&lt;&lt;&lt;&gt; &lt;&lt;&lt;&lt;&gt;&lt;&lt;&lt;&gt; &lt;&lt;&lt;&lt;&gt;&lt;&lt;&lt;&gt;&lt;&lt;&lt;&lt;&gt;&lt;&lt;&lt;&gt;&lt;&lt;&lt;&lt;&gt;&lt;&lt;&lt;&gt;&lt;&lt;&lt;&gt; &lt;&lt;&lt;&lt;&gt;&lt;&lt;&lt;&gt;&lt;&lt;&lt;&lt;&gt;&lt;&lt;&lt;&gt;&lt;&lt;&lt;&gt; &lt;&lt;&lt;&lt;&gt;&lt;&lt;&lt;&gt;&lt;&lt;&lt;&lt;&gt;&lt;&lt;&lt;&gt;&lt;&lt;&lt;&gt;&lt;&lt;&lt;&lt;&gt;&lt;&lt;&lt;&gt;&lt;&lt;&lt;&gt; &lt;&lt;&lt;&lt;&gt;&lt;&lt;&lt;&gt;&lt;&lt;&lt;&gt; &lt;&lt;&lt;&lt;&gt;&lt;&lt;&lt;&gt;&lt;&lt;&lt;&gt;&lt;&lt;&lt;&lt;&gt;&lt;&lt;&lt;&gt;&lt;&lt;&lt;&gt;&lt;&lt;&lt;&gt; &lt;&lt;&lt;&lt;&gt;&lt;&lt;&lt;&gt;&lt;&lt;&lt;&gt;&lt;&lt;&lt;&gt; &lt;&lt;&lt;&lt;&gt;&lt;&lt;&lt;&gt;&lt;&lt;&lt;&gt;&lt;&lt;&lt;&gt;&lt;&lt;&lt;&gt; &lt;&lt;&lt;&gt; &lt;&lt;&lt;&gt;&lt;&lt;&lt;&gt;&lt;&lt;&lt;&gt;&lt;&lt;&lt;&gt;&lt;&lt;&lt;&gt;&lt;&lt;&gt; &lt;&lt;&lt;&gt;&lt;&lt;&lt;&gt;&lt;&lt;&lt;&gt;&lt;&lt;&lt;&gt;&lt;&lt;&gt; &lt;&lt;&lt;&gt;&lt;&lt;&lt;&gt;&lt;&lt;&lt;&gt;&lt;&lt;&lt;&gt;&lt;&lt;&gt;&lt;&lt;&lt;&gt;&lt;&lt;&lt;&gt;&lt;&lt;&lt;&gt;&lt;&lt;&gt; &lt;&lt;&lt;&gt;&lt;&lt;&lt;&gt;&lt;&lt;&lt;&gt;&lt;&lt;&gt; &lt;&lt;&lt;&gt;&lt;&lt;&lt;&gt;&lt;&lt;&lt;&gt;&lt;&lt;&gt;&lt;&lt;&lt;&gt;&lt;&lt;&lt;&gt;&lt;&lt;&lt;&gt;&lt;&lt;&gt;&lt;&lt;&lt;&gt;&lt;&lt;&lt;&gt;&lt;&lt;&gt; &lt;&lt;&lt;&gt;&lt;&lt;&lt;&gt;&lt;&lt;&lt;&gt;&lt;&lt;&gt;&lt;&lt;&lt;&gt;&lt;&lt;&lt;&gt;&lt;&lt;&gt; &lt;&lt;&lt;&gt;&lt;&lt;&lt;&gt;&lt;&lt;&lt;&gt;&lt;&lt;&gt;&lt;&lt;&lt;&gt;&lt;&lt;&lt;&gt;&lt;&lt;&gt;&lt;&lt;&lt;&gt;&lt;&lt;&lt;&gt;&lt;&lt;&gt; &lt;&lt;&lt;&gt;&lt;&lt;&lt;&gt;&lt;&lt;&gt; &lt;&lt;&lt;&gt;&lt;&lt;&lt;&gt;&lt;&lt;&gt;&lt;&lt;&lt;&gt;&lt;&lt;&lt;&gt;&lt;&lt;&gt;&lt;&lt;&lt;&gt;&lt;&lt;&lt;&gt;&lt;&lt;&gt;&lt;&lt;&lt;&gt;&lt;&lt;&gt; &lt;&lt;&lt;&gt;&lt;&lt;&lt;&gt;&lt;&lt;&gt;&lt;&lt;&lt;&gt;&lt;&lt;&lt;&gt;&lt;&lt;&gt;&lt;&lt;&lt;&gt;&lt;&lt;&gt; &lt;&lt;&lt;&gt;&lt;&lt;&lt;&gt;&lt;&lt;&gt;&lt;&lt;&lt;&gt;&lt;&lt;&lt;&gt;&lt;&lt;&gt;&lt;&lt;&lt;&gt;&lt;&lt;&gt;&lt;&lt;&lt;&gt;&lt;&lt;&lt;&gt;&lt;&lt;&gt;&lt;&lt;&lt;&gt;&lt;&lt;&gt; &lt;&lt;&lt;&gt;&lt;&lt;&lt;&gt;&lt;&lt;&gt;&lt;&lt;&lt;&gt;&lt;&lt;&gt; &lt;&lt;&lt;&gt;&lt;&lt;&lt;&gt;&lt;&lt;&gt;&lt;&lt;&lt;&gt;&lt;&lt;&gt;&lt;&lt;&lt;&gt;&lt;&lt;&lt;&gt;&lt;&lt;&gt;&lt;&lt;&lt;&gt;&lt;&lt;&gt;&lt;&lt;&lt;&gt;&lt;&lt;&gt; &lt;&lt;&lt;&gt;&lt;&lt;&lt;&gt;&lt;&lt;&gt;&lt;&lt;&lt;&gt;&lt;&lt;&gt;&lt;&lt;&lt;&gt;&lt;&lt;&gt; &lt;&lt;&lt;&gt;&lt;&lt;&lt;&gt;&lt;&lt;&gt;&lt;&lt;&lt;&gt;&lt;&lt;&gt;&lt;&lt;&lt;&gt;&lt;&lt;&gt;&lt;&lt;&lt;&gt;&lt;&lt;&gt; &lt;&lt;&lt;&gt;&lt;&lt;&gt; &lt;&lt;&lt;&gt;&lt;&lt;&gt;&lt;&lt;&lt;&gt;&lt;&lt;&gt;&lt;&lt;&lt;&gt;&lt;&lt;&gt;&lt;&lt;&lt;&gt;&lt;&lt;&gt;&lt;&lt;&gt; &lt;&lt;&lt;&gt;&lt;&lt;&gt;&lt;&lt;&lt;&gt;&lt;&lt;&gt;&lt;&lt;&lt;&gt;&lt;&lt;&gt;&lt;&lt;&gt; &lt;&lt;&lt;&gt;&lt;&lt;&gt;&lt;&lt;&lt;&gt;&lt;&lt;&gt;&lt;&lt;&lt;&gt;&lt;&lt;&gt;&lt;&lt;&gt;&lt;&lt;&lt;&gt;&lt;&lt;&gt;&lt;&lt;&lt;&gt;&lt;&lt;&gt;&lt;&lt;&gt; &lt;&lt;&lt;&gt;&lt;&lt;&gt;&lt;&lt;&lt;&gt;&lt;&lt;&gt;&lt;&lt;&gt; &lt;&lt;&lt;&gt;&lt;&lt;&gt;&lt;&lt;&lt;&gt;&lt;&lt;&gt;&lt;&lt;&gt;&lt;&lt;&lt;&gt;&lt;&lt;&gt;&lt;&lt;&lt;&gt;&lt;&lt;&gt;&lt;&lt;&gt;&lt;&lt;&lt;&gt;&lt;&lt;&gt;&lt;&lt;&gt; &lt;&lt;&lt;&gt;&lt;&lt;&gt;&lt;&lt;&lt;&gt;&lt;&lt;&gt;&lt;&lt;&gt;&lt;&lt;&lt;&gt;&lt;&lt;&gt;&lt;&lt;&gt; &lt;&lt;&lt;&gt;&lt;&lt;&gt;&lt;&lt;&lt;&gt;&lt;&lt;&gt;&lt;&lt;&gt;&lt;&lt;&lt;&gt;&lt;&lt;&gt;&lt;&lt;&gt;&lt;&lt;&lt;&gt;&lt;&lt;&gt;&lt;&lt;&gt; &lt;&lt;&lt;&gt;&lt;&lt;&gt;&lt;&lt;&gt; &lt;&lt;&lt;&gt;&lt;&lt;&gt;&lt;&lt;&gt;&lt;&lt;&lt;&gt;&lt;&lt;&gt;&lt;&lt;&gt;&lt;&lt;&lt;&gt;&lt;&lt;&gt;&lt;&lt;&gt;&lt;&lt;&gt; &lt;&lt;&lt;&gt;&lt;&lt;&gt;&lt;&lt;&gt;&lt;&lt;&lt;&gt;&lt;&lt;&gt;&lt;&lt;&gt;&lt;&lt;&gt; &lt;&lt;&lt;&gt;&lt;&lt;&gt;&lt;&lt;&gt;&lt;&lt;&lt;&gt;&lt;&lt;&gt;&lt;&lt;&gt;&lt;&lt;&gt;&lt;&lt;&lt;&gt;&lt;&lt;&gt;&lt;&lt;&gt;&lt;&lt;&gt; &lt;&lt;&lt;&gt;&lt;&lt;&gt;&lt;&lt;&gt;&lt;&lt;&gt; &lt;&lt;&lt;&gt;&lt;&lt;&gt;&lt;&lt;&gt;&lt;&lt;&gt;&lt;&lt;&lt;&gt;&lt;&lt;&gt;&lt;&lt;&gt;&lt;&lt;&gt;&lt;&lt;&gt; &lt;&lt;&lt;&gt;&lt;&lt;&gt;&lt;&lt;&gt;&lt;&lt;&gt;&lt;&lt;&gt; &lt;&lt;&lt;&gt;&lt;&lt;&gt;&lt;&lt;&gt;&lt;&lt;&gt;&lt;&lt;&gt;&lt;&lt;&gt; &lt;&lt;&gt; &lt;&lt;&gt;&lt;&lt;&gt;&lt;&lt;&gt;&lt;&lt;&gt;&lt;&lt;&gt;&lt;&lt;&gt;&lt;&gt; &lt;&lt;&gt;&lt;&lt;&gt;&lt;&lt;&gt;&lt;&lt;&gt;&lt;&lt;&gt;&lt;&gt; &lt;&lt;&gt;&lt;&lt;&gt;&lt;&lt;&gt;&lt;&lt;&gt;&lt;&lt;&gt;&lt;&gt;&lt;&lt;&gt;&lt;&lt;&gt;&lt;&lt;&gt;&lt;&lt;&gt;&lt;&gt; &lt;&lt;&gt;&lt;&lt;&gt;&lt;&lt;&gt;&lt;&lt;&gt;&lt;&gt; &lt;&lt;&gt;&lt;&lt;&gt;&lt;&lt;&gt;&lt;&lt;&gt;&lt;&gt;&lt;&lt;&gt;&lt;&lt;&gt;&lt;&lt;&gt;&lt;&lt;&gt;&lt;&gt;&lt;&lt;&gt;&lt;&lt;&gt;&lt;&lt;&gt;&lt;&gt; &lt;&lt;&gt;&lt;&lt;&gt;&lt;&lt;&gt;&lt;&lt;&gt;&lt;&gt;&lt;&lt;&gt;&lt;&lt;&gt;&lt;&lt;&gt;&lt;&gt; &lt;&lt;&gt;&lt;&lt;&gt;&lt;&lt;&gt;&lt;&lt;&gt;&lt;&gt;&lt;&lt;&gt;&lt;&lt;&gt;&lt;&lt;&gt;&lt;&gt;&lt;&lt;&gt;&lt;&lt;&gt;&lt;&lt;&gt;&lt;&gt; &lt;&lt;&gt;&lt;&lt;&gt;&lt;&lt;&gt;&lt;&gt; &lt;&lt;&gt;&lt;&lt;&gt;&lt;&lt;&gt;&lt;&gt;&lt;&lt;&gt;&lt;&lt;&gt;&lt;&lt;&gt;&lt;&gt;&lt;&lt;&gt;&lt;&lt;&gt;&lt;&lt;&gt;&lt;&gt;&lt;&lt;&gt;&lt;&lt;&gt;&lt;&gt; &lt;&lt;&gt;&lt;&lt;&gt;&lt;&lt;&gt;&lt;&gt;&lt;&lt;&gt;&lt;&lt;&gt;&lt;&lt;&gt;&lt;&gt;&lt;&lt;&gt;&lt;&lt;&gt;&lt;&gt; &lt;&lt;&gt;&lt;&lt;&gt;&lt;&lt;&gt;&lt;&gt;&lt;&lt;&gt;&lt;&lt;&gt;&lt;&lt;&gt;&lt;&gt;&lt;&lt;&gt;&lt;&lt;&gt;&lt;&gt;&lt;&lt;&gt;&lt;&lt;&gt;&lt;&lt;&gt;&lt;&gt;&lt;&lt;&gt;&lt;&lt;&gt;&lt;&gt; &lt;&lt;&gt;&lt;&lt;&gt;&lt;&lt;&gt;&lt;&gt;&lt;&lt;&gt;&lt;&lt;&gt;&lt;&gt; &lt;&lt;&gt;&lt;&lt;&gt;&lt;&lt;&gt;&lt;&gt;&lt;&lt;&gt;&lt;&lt;&gt;&lt;&gt;&lt;&lt;&gt;&lt;&lt;&gt;&lt;&lt;&gt;&lt;&gt;&lt;&lt;&gt;&lt;&lt;&gt;&lt;&gt;&lt;&lt;&gt;&lt;&lt;&gt;&lt;&gt; &lt;&lt;&gt;&lt;&lt;&gt;&lt;&lt;&gt;&lt;&gt;&lt;&lt;&gt;&lt;&lt;&gt;&lt;&gt;&lt;&lt;&gt;&lt;&lt;&gt;&lt;&gt; &lt;&lt;&gt;&lt;&lt;&gt;&lt;&lt;&gt;&lt;&gt;&lt;&lt;&gt;&lt;&lt;&gt;&lt;&gt;&lt;&lt;&gt;&lt;&lt;&gt;&lt;&gt;&lt;&lt;&gt;&lt;&lt;&gt;&lt;&gt; &lt;&lt;&gt;&lt;&lt;&gt;&lt;&gt; &lt;&lt;&gt;&lt;&lt;&gt;&lt;&gt;&lt;&lt;&gt;&lt;&lt;&gt;&lt;&gt;&lt;&lt;&gt;&lt;&lt;&gt;&lt;&gt;&lt;&lt;&gt;&lt;&lt;&gt;&lt;&gt;&lt;&lt;&gt;&lt;&gt; &lt;&lt;&gt;&lt;&lt;&gt;&lt;&gt;&lt;&lt;&gt;&lt;&lt;&gt;&lt;&gt;&lt;&lt;&gt;&lt;&lt;&gt;&lt;&gt;&lt;&lt;&gt;&lt;&gt; &lt;&lt;&gt;&lt;&lt;&gt;&lt;&gt;&lt;&lt;&gt;&lt;&lt;&gt;&lt;&gt;&lt;&lt;&gt;&lt;&lt;&gt;&lt;&gt;&lt;&lt;&gt;&lt;&gt;&lt;&lt;&gt;&lt;&lt;&gt;&lt;&gt;&lt;&lt;&gt;&lt;&lt;&gt;&lt;&gt;&lt;&lt;&gt;&lt;&gt; &lt;&lt;&gt;&lt;&lt;&gt;&lt;&gt;&lt;&lt;&gt;&lt;&lt;&gt;&lt;&gt;&lt;&lt;&gt;&lt;&gt; &lt;&lt;&gt;&lt;&lt;&gt;&lt;&gt;&lt;&lt;&gt;&lt;&lt;&gt;&lt;&gt;&lt;&lt;&gt;&lt;&gt;&lt;&lt;&gt;&lt;&lt;&gt;&lt;&gt;&lt;&lt;&gt;&lt;&lt;&gt;&lt;&gt;&lt;&lt;&gt;&lt;&gt;&lt;&lt;&gt;&lt;&lt;&gt;&lt;&gt;&lt;&lt;&gt;&lt;&gt; &lt;&lt;&gt;&lt;&lt;&gt;&lt;&gt;&lt;&lt;&gt;&lt;&lt;&gt;&lt;&gt;&lt;&lt;&gt;&lt;&gt;&lt;&lt;&gt;&lt;&lt;&gt;&lt;&gt;&lt;&lt;&gt;&lt;&gt; &lt;&lt;&gt;&lt;&lt;&gt;&lt;&gt;&lt;&lt;&gt;&lt;&lt;&gt;&lt;&gt;&lt;&lt;&gt;&lt;&gt;&lt;&lt;&gt;&lt;&lt;&gt;&lt;&gt;&lt;&lt;&gt;&lt;&gt;&lt;&lt;&gt;&lt;&lt;&gt;&lt;&gt;&lt;&lt;&gt;&lt;&gt; &lt;&lt;&gt;&lt;&lt;&gt;&lt;&gt;&lt;&lt;&gt;&lt;&gt; &lt;&lt;&gt;&lt;&lt;&gt;&lt;&gt;&lt;&lt;&gt;&lt;&gt;&lt;&lt;&gt;&lt;&lt;&gt;&lt;&gt;&lt;&lt;&gt;&lt;&gt;&lt;&lt;&gt;&lt;&lt;&gt;&lt;&gt;&lt;&lt;&gt;&lt;&gt;&lt;&lt;&gt;&lt;&gt; &lt;&lt;&gt;&lt;&lt;&gt;&lt;&gt;&lt;&lt;&gt;&lt;&gt;&lt;&lt;&gt;&lt;&lt;&gt;&lt;&gt;&lt;&lt;&gt;&lt;&gt;&lt;&lt;&gt;&lt;&gt; &lt;&lt;&gt;&lt;&lt;&gt;&lt;&gt;&lt;&lt;&gt;&lt;&gt;&lt;&lt;&gt;&lt;&lt;&gt;&lt;&gt;&lt;&lt;&gt;&lt;&gt;&lt;&lt;&gt;&lt;&gt;&lt;&lt;&gt;&lt;&lt;&gt;&lt;&gt;&lt;&lt;&gt;&lt;&gt;&lt;&lt;&gt;&lt;&gt; &lt;&lt;&gt;&lt;&lt;&gt;&lt;&gt;&lt;&lt;&gt;&lt;&gt;&lt;&lt;&gt;&lt;&gt; &lt;&lt;&gt;&lt;&lt;&gt;&lt;&gt;&lt;&lt;&gt;&lt;&gt;&lt;&lt;&gt;&lt;&gt;&lt;&lt;&gt;&lt;&lt;&gt;&lt;&gt;&lt;&lt;&gt;&lt;&gt;&lt;&lt;&gt;&lt;&gt;&lt;&lt;&gt;&lt;&gt; &lt;&lt;&gt;&lt;&lt;&gt;&lt;&gt;&lt;&lt;&gt;&lt;&gt;&lt;&lt;&gt;&lt;&gt;&lt;&lt;&gt;&lt;&gt; &lt;&lt;&gt;&lt;&lt;&gt;&lt;&gt;&lt;&lt;&gt;&lt;&gt;&lt;&lt;&gt;&lt;&gt;&lt;&lt;&gt;&lt;&gt;&lt;&lt;&gt;&lt;&gt; &lt;&lt;&gt;&lt;&gt; &lt;&lt;&gt;&lt;&gt;&lt;&lt;&gt;&lt;&gt;&lt;&lt;&gt;&lt;&gt;&lt;&lt;&gt;&lt;&gt;&lt;&lt;&gt;&lt;&gt;&lt;&gt; &lt;&lt;&gt;&lt;&gt;&lt;&lt;&gt;&lt;&gt;&lt;&lt;&gt;&lt;&gt;&lt;&lt;&gt;&lt;&gt;&lt;&gt; &lt;&lt;&gt;&lt;&gt;&lt;&lt;&gt;&lt;&gt;&lt;&lt;&gt;&lt;&gt;&lt;&lt;&gt;&lt;&gt;&lt;&gt;&lt;&lt;&gt;&lt;&gt;&lt;&lt;&gt;&lt;&gt;&lt;&lt;&gt;&lt;&gt;&lt;&gt; &lt;&lt;&gt;&lt;&gt;&lt;&lt;&gt;&lt;&gt;&lt;&lt;&gt;&lt;&gt;&lt;&gt; &lt;&lt;&gt;&lt;&gt;&lt;&lt;&gt;&lt;&gt;&lt;&lt;&gt;&lt;&gt;&lt;&gt;&lt;&lt;&gt;&lt;&gt;&lt;&lt;&gt;&lt;&gt;&lt;&lt;&gt;&lt;&gt;&lt;&gt;&lt;&lt;&gt;&lt;&gt;&lt;&lt;&gt;&lt;&gt;&lt;&gt; &lt;&lt;&gt;&lt;&gt;&lt;&lt;&gt;&lt;&gt;&lt;&lt;&gt;&lt;&gt;&lt;&gt;&lt;&lt;&gt;&lt;&gt;&lt;&lt;&gt;&lt;&gt;&lt;&gt; &lt;&lt;&gt;&lt;&gt;&lt;&lt;&gt;&lt;&gt;&lt;&lt;&gt;&lt;&gt;&lt;&gt;&lt;&lt;&gt;&lt;&gt;&lt;&lt;&gt;&lt;&gt;&lt;&gt;&lt;&lt;&gt;&lt;&gt;&lt;&lt;&gt;&lt;&gt;&lt;&gt; &lt;&lt;&gt;&lt;&gt;&lt;&lt;&gt;&lt;&gt;&lt;&gt; &lt;&lt;&gt;&lt;&gt;&lt;&lt;&gt;&lt;&gt;&lt;&gt;&lt;&lt;&gt;&lt;&gt;&lt;&lt;&gt;&lt;&gt;&lt;&gt;&lt;&lt;&gt;&lt;&gt;&lt;&lt;&gt;&lt;&gt;&lt;&gt;&lt;&lt;&gt;&lt;&gt;&lt;&gt; &lt;&lt;&gt;&lt;&gt;&lt;&lt;&gt;&lt;&gt;&lt;&gt;&lt;&lt;&gt;&lt;&gt;&lt;&lt;&gt;&lt;&gt;&lt;&gt;&lt;&lt;&gt;&lt;&gt;&lt;&gt; &lt;&lt;&gt;&lt;&gt;&lt;&lt;&gt;&lt;&gt;&lt;&gt;&lt;&lt;&gt;&lt;&gt;&lt;&lt;&gt;&lt;&gt;&lt;&gt;&lt;&lt;&gt;&lt;&gt;&lt;&gt;&lt;&lt;&gt;&lt;&gt;&lt;&lt;&gt;&lt;&gt;&lt;&gt;&lt;&lt;&gt;&lt;&gt;&lt;&gt; &lt;&lt;&gt;&lt;&gt;&lt;&lt;&gt;&lt;&gt;&lt;&gt;&lt;&lt;&gt;&lt;&gt;&lt;&gt; &lt;&lt;&gt;&lt;&gt;&lt;&lt;&gt;&lt;&gt;&lt;&gt;&lt;&lt;&gt;&lt;&gt;&lt;&gt;&lt;&lt;&gt;&lt;&gt;&lt;&lt;&gt;&lt;&gt;&lt;&gt;&lt;&lt;&gt;&lt;&gt;&lt;&gt;&lt;&lt;&gt;&lt;&gt;&lt;&gt; &lt;&lt;&gt;&lt;&gt;&lt;&lt;&gt;&lt;&gt;&lt;&gt;&lt;&lt;&gt;&lt;&gt;&lt;&gt;&lt;&lt;&gt;&lt;&gt;&lt;&gt; &lt;&lt;&gt;&lt;&gt;&lt;&lt;&gt;&lt;&gt;&lt;&gt;&lt;&lt;&gt;&lt;&gt;&lt;&gt;&lt;&lt;&gt;&lt;&gt;&lt;&gt;&lt;&lt;&gt;&lt;&gt;&lt;&gt; &lt;&lt;&gt;&lt;&gt;&lt;&gt; &lt;&lt;&gt;&lt;&gt;&lt;&gt;&lt;&lt;&gt;&lt;&gt;&lt;&gt;&lt;&lt;&gt;&lt;&gt;&lt;&gt;&lt;&lt;&gt;&lt;&gt;&lt;&gt;&lt;&gt; &lt;&lt;&gt;&lt;&gt;&lt;&gt;&lt;&lt;&gt;&lt;&gt;&lt;&gt;&lt;&lt;&gt;&lt;&gt;&lt;&gt;&lt;&gt; &lt;&lt;&gt;&lt;&gt;&lt;&gt;&lt;&lt;&gt;&lt;&gt;&lt;&gt;&lt;&lt;&gt;&lt;&gt;&lt;&gt;&lt;&gt;&lt;&lt;&gt;&lt;&gt;&lt;&gt;&lt;&lt;&gt;&lt;&gt;&lt;&gt;&lt;&gt; &lt;&lt;&gt;&lt;&gt;&lt;&gt;&lt;&lt;&gt;&lt;&gt;&lt;&gt;&lt;&gt; &lt;&lt;&gt;&lt;&gt;&lt;&gt;&lt;&lt;&gt;&lt;&gt;&lt;&gt;&lt;&gt;&lt;&lt;&gt;&lt;&gt;&lt;&gt;&lt;&lt;&gt;&lt;&gt;&lt;&gt;&lt;&gt;&lt;&lt;&gt;&lt;&gt;&lt;&gt;&lt;&gt; &lt;&lt;&gt;&lt;&gt;&lt;&gt;&lt;&lt;&gt;&lt;&gt;&lt;&gt;&lt;&gt;&lt;&lt;&gt;&lt;&gt;&lt;&gt;&lt;&gt; &lt;&lt;&gt;&lt;&gt;&lt;&gt;&lt;&lt;&gt;&lt;&gt;&lt;&gt;&lt;&gt;&lt;&lt;&gt;&lt;&gt;&lt;&gt;&lt;&gt;&lt;&lt;&gt;&lt;&gt;&lt;&gt;&lt;&gt; &lt;&lt;&gt;&lt;&gt;&lt;&gt;&lt;&gt; &lt;&lt;&gt;&lt;&gt;&lt;&gt;&lt;&gt;&lt;&lt;&gt;&lt;&gt;&lt;&gt;&lt;&gt;&lt;&lt;&gt;&lt;&gt;&lt;&gt;&lt;&gt;&lt;&gt; &lt;&lt;&gt;&lt;&gt;&lt;&gt;&lt;&gt;&lt;&lt;&gt;&lt;&gt;&lt;&gt;&lt;&gt;&lt;&gt; &lt;&lt;&gt;&lt;&gt;&lt;&gt;&lt;&gt;&lt;&lt;&gt;&lt;&gt;&lt;&gt;&lt;&gt;&lt;&gt;&lt;&lt;&gt;&lt;&gt;&lt;&gt;&lt;&gt;&lt;&gt; &lt;&lt;&gt;&lt;&gt;&lt;&gt;&lt;&gt;&lt;&gt; &lt;&lt;&gt;&lt;&gt;&lt;&gt;&lt;&gt;&lt;&gt;&lt;&lt;&gt;&lt;&gt;&lt;&gt;&lt;&gt;&lt;&gt;&lt;&gt; &lt;&lt;&gt;&lt;&gt;&lt;&gt;&lt;&gt;&lt;&gt;&lt;&gt; &lt;&lt;&gt;&lt;&gt;&lt;&gt;&lt;&gt;&lt;&gt;&lt;&gt;&lt;&gt; &lt;&gt; &lt;&gt;&lt;&gt;&lt;&gt;&lt;&gt;&lt;&gt;&lt;&gt;&lt;&gt;&gt; &lt;&gt;&lt;&gt;&lt;&gt;&lt;&gt;&lt;&gt;&lt;&gt;&gt; &lt;&gt;&lt;&gt;&lt;&gt;&lt;&gt;&lt;&gt;&lt;&gt;&gt;&lt;&gt;&lt;&gt;&lt;&gt;&lt;&gt;&lt;&gt;&gt; &lt;&gt;&lt;&gt;&lt;&gt;&lt;&gt;&lt;&gt;&gt; &lt;&gt;&lt;&gt;&lt;&gt;&lt;&gt;&lt;&gt;&gt;&lt;&gt;&lt;&gt;&lt;&gt;&lt;&gt;&lt;&gt;&gt;&lt;&gt;&lt;&gt;&lt;&gt;&lt;&gt;&gt; &lt;&gt;&lt;&gt;&lt;&gt;&lt;&gt;&lt;&gt;&gt;&lt;&gt;&lt;&gt;&lt;&gt;&lt;&gt;&gt; &lt;&gt;&lt;&gt;&lt;&gt;&lt;&gt;&lt;&gt;&gt;&lt;&gt;&lt;&gt;&lt;&gt;&lt;&gt;&gt;&lt;&gt;&lt;&gt;&lt;&gt;&lt;&gt;&gt; &lt;&gt;&lt;&gt;&lt;&gt;&lt;&gt;&gt; &lt;&gt;&lt;&gt;&lt;&gt;&lt;&gt;&gt;&lt;&gt;&lt;&gt;&lt;&gt;&lt;&gt;&gt;&lt;&gt;&lt;&gt;&lt;&gt;&lt;&gt;&gt;&lt;&gt;&lt;&gt;&lt;&gt;&gt; &lt;&gt;&lt;&gt;&lt;&gt;&lt;&gt;&gt;&lt;&gt;&lt;&gt;&lt;&gt;&lt;&gt;&gt;&lt;&gt;&lt;&gt;&lt;&gt;&gt; &lt;&gt;&lt;&gt;&lt;&gt;&lt;&gt;&gt;&lt;&gt;&lt;&gt;&lt;&gt;&lt;&gt;&gt;&lt;&gt;&lt;&gt;&lt;&gt;&gt;&lt;&gt;&lt;&gt;&lt;&gt;&lt;&gt;&gt;&lt;&gt;&lt;&gt;&lt;&gt;&gt; &lt;&gt;&lt;&gt;&lt;&gt;&lt;&gt;&gt;&lt;&gt;&lt;&gt;&lt;&gt;&gt; &lt;&gt;&lt;&gt;&lt;&gt;&lt;&gt;&gt;&lt;&gt;&lt;&gt;&lt;&gt;&gt;&lt;&gt;&lt;&gt;&lt;&gt;&lt;&gt;&gt;&lt;&gt;&lt;&gt;&lt;&gt;&gt;&lt;&gt;&lt;&gt;&lt;&gt;&gt; &lt;&gt;&lt;&gt;&lt;&gt;&lt;&gt;&gt;&lt;&gt;&lt;&gt;&lt;&gt;&gt;&lt;&gt;&lt;&gt;&lt;&gt;&gt; &lt;&gt;&lt;&gt;&lt;&gt;&lt;&gt;&gt;&lt;&gt;&lt;&gt;&lt;&gt;&gt;&lt;&gt;&lt;&gt;&lt;&gt;&gt;&lt;&gt;&lt;&gt;&lt;&gt;&gt; &lt;&gt;&lt;&gt;&lt;&gt;&gt; &lt;&gt;&lt;&gt;&lt;&gt;&gt;&lt;&gt;&lt;&gt;&lt;&gt;&gt;&lt;&gt;&lt;&gt;&lt;&gt;&gt;&lt;&gt;&lt;&gt;&lt;&gt;&gt;&lt;&gt;&lt;&gt;&gt; &lt;&gt;&lt;&gt;&lt;&gt;&gt;&lt;&gt;&lt;&gt;&lt;&gt;&gt;&lt;&gt;&lt;&gt;&lt;&gt;&gt;&lt;&gt;&lt;&gt;&gt; &lt;&gt;&lt;&gt;&lt;&gt;&gt;&lt;&gt;&lt;&gt;&lt;&gt;&gt;&lt;&gt;&lt;&gt;&lt;&gt;&gt;&lt;&gt;&lt;&gt;&gt;&lt;&gt;&lt;&gt;&lt;&gt;&gt;&lt;&gt;&lt;&gt;&lt;&gt;&gt;&lt;&gt;&lt;&gt;&gt; &lt;&gt;&lt;&gt;&lt;&gt;&gt;&lt;&gt;&lt;&gt;&lt;&gt;&gt;&lt;&gt;&lt;&gt;&gt; &lt;&gt;&lt;&gt;&lt;&gt;&gt;&lt;&gt;&lt;&gt;&lt;&gt;&gt;&lt;&gt;&lt;&gt;&gt;&lt;&gt;&lt;&gt;&lt;&gt;&gt;&lt;&gt;&lt;&gt;&lt;&gt;&gt;&lt;&gt;&lt;&gt;&gt;&lt;&gt;&lt;&gt;&lt;&gt;&gt;&lt;&gt;&lt;&gt;&gt; &lt;&gt;&lt;&gt;&lt;&gt;&gt;&lt;&gt;&lt;&gt;&lt;&gt;&gt;&lt;&gt;&lt;&gt;&gt;&lt;&gt;&lt;&gt;&lt;&gt;&gt;&lt;&gt;&lt;&gt;&gt; &lt;&gt;&lt;&gt;&lt;&gt;&gt;&lt;&gt;&lt;&gt;&lt;&gt;&gt;&lt;&gt;&lt;&gt;&gt;&lt;&gt;&lt;&gt;&lt;&gt;&gt;&lt;&gt;&lt;&gt;&gt;&lt;&gt;&lt;&gt;&lt;&gt;&gt;&lt;&gt;&lt;&gt;&gt; &lt;&gt;&lt;&gt;&lt;&gt;&gt;&lt;&gt;&lt;&gt;&gt; &lt;&gt;&lt;&gt;&lt;&gt;&gt;&lt;&gt;&lt;&gt;&gt;&lt;&gt;&lt;&gt;&lt;&gt;&gt;&lt;&gt;&lt;&gt;&gt;&lt;&gt;&lt;&gt;&lt;&gt;&gt;&lt;&gt;&lt;&gt;&gt;&lt;&gt;&lt;&gt;&gt; &lt;&gt;&lt;&gt;&lt;&gt;&gt;&lt;&gt;&lt;&gt;&gt;&lt;&gt;&lt;&gt;&lt;&gt;&gt;&lt;&gt;&lt;&gt;&gt;&lt;&gt;&lt;&gt;&gt; &lt;&gt;&lt;&gt;&lt;&gt;&gt;&lt;&gt;&lt;&gt;&gt;&lt;&gt;&lt;&gt;&lt;&gt;&gt;&lt;&gt;&lt;&gt;&gt;&lt;&gt;&lt;&gt;&gt;&lt;&gt;&lt;&gt;&lt;&gt;&gt;&lt;&gt;&lt;&gt;&gt;&lt;&gt;&lt;&gt;&gt; &lt;&gt;&lt;&gt;&lt;&gt;&gt;&lt;&gt;&lt;&gt;&gt;&lt;&gt;&lt;&gt;&gt; &lt;&gt;&lt;&gt;&lt;&gt;&gt;&lt;&gt;&lt;&gt;&gt;&lt;&gt;&lt;&gt;&gt;&lt;&gt;&lt;&gt;&lt;&gt;&gt;&lt;&gt;&lt;&gt;&gt;&lt;&gt;&lt;&gt;&gt;&lt;&gt;&lt;&gt;&gt; &lt;&gt;&lt;&gt;&lt;&gt;&gt;&lt;&gt;&lt;&gt;&gt;&lt;&gt;&lt;&gt;&gt;&lt;&gt;&lt;&gt;&gt; &lt;&gt;&lt;&gt;&lt;&gt;&gt;&lt;&gt;&lt;&gt;&gt;&lt;&gt;&lt;&gt;&gt;&lt;&gt;&lt;&gt;&gt;&lt;&gt;&lt;&gt;&gt; &lt;&gt;&lt;&gt;&gt; &lt;&gt;&lt;&gt;&gt;&lt;&gt;&lt;&gt;&gt;&lt;&gt;&lt;&gt;&gt;&lt;&gt;&lt;&gt;&gt;&lt;&gt;&lt;&gt;&gt;&lt;&gt;&gt; &lt;&gt;&lt;&gt;&gt;&lt;&gt;&lt;&gt;&gt;&lt;&gt;&lt;&gt;&gt;&lt;&gt;&lt;&gt;&gt;&lt;&gt;&gt; &lt;&gt;&lt;&gt;&gt;&lt;&gt;&lt;&gt;&gt;&lt;&gt;&lt;&gt;&gt;&lt;&gt;&lt;&gt;&gt;&lt;&gt;&gt;&lt;&gt;&lt;&gt;&gt;&lt;&gt;&lt;&gt;&gt;&lt;&gt;&lt;&gt;&gt;&lt;&gt;&gt; &lt;&gt;&lt;&gt;&gt;&lt;&gt;&lt;&gt;&gt;&lt;&gt;&lt;&gt;&gt;&lt;&gt;&gt; &lt;&gt;&lt;&gt;&gt;&lt;&gt;&lt;&gt;&gt;&lt;&gt;&lt;&gt;&gt;&lt;&gt;&gt;&lt;&gt;&lt;&gt;&gt;&lt;&gt;&lt;&gt;&gt;&lt;&gt;&lt;&gt;&gt;&lt;&gt;&gt;&lt;&gt;&lt;&gt;&gt;&lt;&gt;&lt;&gt;&gt;&lt;&gt;&gt; &lt;&gt;&lt;&gt;&gt;&lt;&gt;&lt;&gt;&gt;&lt;&gt;&lt;&gt;&gt;&lt;&gt;&gt;&lt;&gt;&lt;&gt;&gt;&lt;&gt;&lt;&gt;&gt;&lt;&gt;&gt; &lt;&gt;&lt;&gt;&gt;&lt;&gt;&lt;&gt;&gt;&lt;&gt;&lt;&gt;&gt;&lt;&gt;&gt;&lt;&gt;&lt;&gt;&gt;&lt;&gt;&lt;&gt;&gt;&lt;&gt;&gt;&lt;&gt;&lt;&gt;&gt;&lt;&gt;&lt;&gt;&gt;&lt;&gt;&gt; &lt;&gt;&lt;&gt;&gt;&lt;&gt;&lt;&gt;&gt;&lt;&gt;&gt; &lt;&gt;&lt;&gt;&gt;&lt;&gt;&lt;&gt;&gt;&lt;&gt;&gt;&lt;&gt;&lt;&gt;&gt;&lt;&gt;&lt;&gt;&gt;&lt;&gt;&gt;&lt;&gt;&lt;&gt;&gt;&lt;&gt;&lt;&gt;&gt;&lt;&gt;&gt;&lt;&gt;&lt;&gt;&gt;&lt;&gt;&gt; &lt;&gt;&lt;&gt;&gt;&lt;&gt;&lt;&gt;&gt;&lt;&gt;&gt;&lt;&gt;&lt;&gt;&gt;&lt;&gt;&lt;&gt;&gt;&lt;&gt;&gt;&lt;&gt;&lt;&gt;&gt;&lt;&gt;&gt; &lt;&gt;&lt;&gt;&gt;&lt;&gt;&lt;&gt;&gt;&lt;&gt;&gt;&lt;&gt;&lt;&gt;&gt;&lt;&gt;&lt;&gt;&gt;&lt;&gt;&gt;&lt;&gt;&lt;&gt;&gt;&lt;&gt;&gt;&lt;&gt;&lt;&gt;&gt;&lt;&gt;&lt;&gt;&gt;&lt;&gt;&gt;&lt;&gt;&lt;&gt;&gt;&lt;&gt;&gt; &lt;&gt;&lt;&gt;&gt;&lt;&gt;&lt;&gt;&gt;&lt;&gt;&gt;&lt;&gt;&lt;&gt;&gt;&lt;&gt;&gt; &lt;&gt;&lt;&gt;&gt;&lt;&gt;&lt;&gt;&gt;&lt;&gt;&gt;&lt;&gt;&lt;&gt;&gt;&lt;&gt;&gt;&lt;&gt;&lt;&gt;&gt;&lt;&gt;&lt;&gt;&gt;&lt;&gt;&gt;&lt;&gt;&lt;&gt;&gt;&lt;&gt;&gt;&lt;&gt;&lt;&gt;&gt;&lt;&gt;&gt; &lt;&gt;&lt;&gt;&gt;&lt;&gt;&lt;&gt;&gt;&lt;&gt;&gt;&lt;&gt;&lt;&gt;&gt;&lt;&gt;&gt;&lt;&gt;&lt;&gt;&gt;&lt;&gt;&gt; &lt;&gt;&lt;&gt;&gt;&lt;&gt;&lt;&gt;&gt;&lt;&gt;&gt;&lt;&gt;&lt;&gt;&gt;&lt;&gt;&gt;&lt;&gt;&lt;&gt;&gt;&lt;&gt;&gt;&lt;&gt;&lt;&gt;&gt;&lt;&gt;&gt; &lt;&gt;&lt;&gt;&gt;&lt;&gt;&gt; &lt;&gt;&lt;&gt;&gt;&lt;&gt;&gt;&lt;&gt;&lt;&gt;&gt;&lt;&gt;&gt;&lt;&gt;&lt;&gt;&gt;&lt;&gt;&gt;&lt;&gt;&lt;&gt;&gt;&lt;&gt;&gt;&lt;&gt;&gt; &lt;&gt;&lt;&gt;&gt;&lt;&gt;&gt;&lt;&gt;&lt;&gt;&gt;&lt;&gt;&gt;&lt;&gt;&lt;&gt;&gt;&lt;&gt;&gt;&lt;&gt;&gt; &lt;&gt;&lt;&gt;&gt;&lt;&gt;&gt;&lt;&gt;&lt;&gt;&gt;&lt;&gt;&gt;&lt;&gt;&lt;&gt;&gt;&lt;&gt;&gt;&lt;&gt;&gt;&lt;&gt;&lt;&gt;&gt;&lt;&gt;&gt;&lt;&gt;&lt;&gt;&gt;&lt;&gt;&gt;&lt;&gt;&gt; &lt;&gt;&lt;&gt;&gt;&lt;&gt;&gt;&lt;&gt;&lt;&gt;&gt;&lt;&gt;&gt;&lt;&gt;&gt; &lt;&gt;&lt;&gt;&gt;&lt;&gt;&gt;&lt;&gt;&lt;&gt;&gt;&lt;&gt;&gt;&lt;&gt;&gt;&lt;&gt;&lt;&gt;&gt;&lt;&gt;&gt;&lt;&gt;&lt;&gt;&gt;&lt;&gt;&gt;&lt;&gt;&gt;&lt;&gt;&lt;&gt;&gt;&lt;&gt;&gt;&lt;&gt;&gt; &lt;&gt;&lt;&gt;&gt;&lt;&gt;&gt;&lt;&gt;&lt;&gt;&gt;&lt;&gt;&gt;&lt;&gt;&gt;&lt;&gt;&lt;&gt;&gt;&lt;&gt;&gt;&lt;&gt;&gt; &lt;&gt;&lt;&gt;&gt;&lt;&gt;&gt;&lt;&gt;&lt;&gt;&gt;&lt;&gt;&gt;&lt;&gt;&gt;&lt;&gt;&lt;&gt;&gt;&lt;&gt;&gt;&lt;&gt;&gt;&lt;&gt;&lt;&gt;&gt;&lt;&gt;&gt;&lt;&gt;&gt; &lt;&gt;&lt;&gt;&gt;&lt;&gt;&gt;&lt;&gt;&gt; &lt;&gt;&lt;&gt;&gt;&lt;&gt;&gt;&lt;&gt;&gt;&lt;&gt;&lt;&gt;&gt;&lt;&gt;&gt;&lt;&gt;&gt;&lt;&gt;&lt;&gt;&gt;&lt;&gt;&gt;&lt;&gt;&gt;&lt;&gt;&gt; &lt;&gt;&lt;&gt;&gt;&lt;&gt;&gt;&lt;&gt;&gt;&lt;&gt;&lt;&gt;&gt;&lt;&gt;&gt;&lt;&gt;&gt;&lt;&gt;&gt; &lt;&gt;&lt;&gt;&gt;&lt;&gt;&gt;&lt;&gt;&gt;&lt;&gt;&lt;&gt;&gt;&lt;&gt;&gt;&lt;&gt;&gt;&lt;&gt;&gt;&lt;&gt;&lt;&gt;&gt;&lt;&gt;&gt;&lt;&gt;&gt;&lt;&gt;&gt; &lt;&gt;&lt;&gt;&gt;&lt;&gt;&gt;&lt;&gt;&gt;&lt;&gt;&gt; &lt;&gt;&lt;&gt;&gt;&lt;&gt;&gt;&lt;&gt;&gt;&lt;&gt;&gt;&lt;&gt;&lt;&gt;&gt;&lt;&gt;&gt;&lt;&gt;&gt;&lt;&gt;&gt;&lt;&gt;&gt; &lt;&gt;&lt;&gt;&gt;&lt;&gt;&gt;&lt;&gt;&gt;&lt;&gt;&gt;&lt;&gt;&gt; &lt;&gt;&lt;&gt;&gt;&lt;&gt;&gt;&lt;&gt;&gt;&lt;&gt;&gt;&lt;&gt;&gt;&lt;&gt;&gt; &lt;&gt;&gt; &lt;&gt;&gt;&lt;&gt;&gt;&lt;&gt;&gt;&lt;&gt;&gt;&lt;&gt;&gt;&lt;&gt;&gt;&gt; &lt;&gt;&gt;&lt;&gt;&gt;&lt;&gt;&gt;&lt;&gt;&gt;&lt;&gt;&gt;&gt; &lt;&gt;&gt;&lt;&gt;&gt;&lt;&gt;&gt;&lt;&gt;&gt;&lt;&gt;&gt;&gt;&lt;&gt;&gt;&lt;&gt;&gt;&lt;&gt;&gt;&lt;&gt;&gt;&gt; &lt;&gt;&gt;&lt;&gt;&gt;&lt;&gt;&gt;&lt;&gt;&gt;&gt; &lt;&gt;&gt;&lt;&gt;&gt;&lt;&gt;&gt;&lt;&gt;&gt;&gt;&lt;&gt;&gt;&lt;&gt;&gt;&lt;&gt;&gt;&lt;&gt;&gt;&gt;&lt;&gt;&gt;&lt;&gt;&gt;&lt;&gt;&gt;&gt; &lt;&gt;&gt;&lt;&gt;&gt;&lt;&gt;&gt;&lt;&gt;&gt;&gt;&lt;&gt;&gt;&lt;&gt;&gt;&lt;&gt;&gt;&gt; &lt;&gt;&gt;&lt;&gt;&gt;&lt;&gt;&gt;&lt;&gt;&gt;&gt;&lt;&gt;&gt;&lt;&gt;&gt;&lt;&gt;&gt;&gt;&lt;&gt;&gt;&lt;&gt;&gt;&lt;&gt;&gt;&gt; &lt;&gt;&gt;&lt;&gt;&gt;&lt;&gt;&gt;&gt; &lt;&gt;&gt;&lt;&gt;&gt;&lt;&gt;&gt;&gt;&lt;&gt;&gt;&lt;&gt;&gt;&lt;&gt;&gt;&gt;&lt;&gt;&gt;&lt;&gt;&gt;&lt;&gt;&gt;&gt;&lt;&gt;&gt;&lt;&gt;&gt;&gt; &lt;&gt;&gt;&lt;&gt;&gt;&lt;&gt;&gt;&gt;&lt;&gt;&gt;&lt;&gt;&gt;&lt;&gt;&gt;&gt;&lt;&gt;&gt;&lt;&gt;&gt;&gt; &lt;&gt;&gt;&lt;&gt;&gt;&lt;&gt;&gt;&gt;&lt;&gt;&gt;&lt;&gt;&gt;&lt;&gt;&gt;&gt;&lt;&gt;&gt;&lt;&gt;&gt;&gt;&lt;&gt;&gt;&lt;&gt;&gt;&lt;&gt;&gt;&gt;&lt;&gt;&gt;&lt;&gt;&gt;&gt; &lt;&gt;&gt;&lt;&gt;&gt;&lt;&gt;&gt;&gt;&lt;&gt;&gt;&lt;&gt;&gt;&gt; &lt;&gt;&gt;&lt;&gt;&gt;&lt;&gt;&gt;&gt;&lt;&gt;&gt;&lt;&gt;&gt;&gt;&lt;&gt;&gt;&lt;&gt;&gt;&lt;&gt;&gt;&gt;&lt;&gt;&gt;&lt;&gt;&gt;&gt;&lt;&gt;&gt;&lt;&gt;&gt;&gt; &lt;&gt;&gt;&lt;&gt;&gt;&lt;&gt;&gt;&gt;&lt;&gt;&gt;&lt;&gt;&gt;&gt;&lt;&gt;&gt;&lt;&gt;&gt;&gt; &lt;&gt;&gt;&lt;&gt;&gt;&lt;&gt;&gt;&gt;&lt;&gt;&gt;&lt;&gt;&gt;&gt;&lt;&gt;&gt;&lt;&gt;&gt;&gt;&lt;&gt;&gt;&lt;&gt;&gt;&gt; &lt;&gt;&gt;&lt;&gt;&gt;&gt; &lt;&gt;&gt;&lt;&gt;&gt;&gt;&lt;&gt;&gt;&lt;&gt;&gt;&gt;&lt;&gt;&gt;&lt;&gt;&gt;&gt;&lt;&gt;&gt;&lt;&gt;&gt;&gt;&lt;&gt;&gt;&gt; &lt;&gt;&gt;&lt;&gt;&gt;&gt;&lt;&gt;&gt;&lt;&gt;&gt;&gt;&lt;&gt;&gt;&lt;&gt;&gt;&gt;&lt;&gt;&gt;&gt; &lt;&gt;&gt;&lt;&gt;&gt;&gt;&lt;&gt;&gt;&lt;&gt;&gt;&gt;&lt;&gt;&gt;&lt;&gt;&gt;&gt;&lt;&gt;&gt;&gt;&lt;&gt;&gt;&lt;&gt;&gt;&gt;&lt;&gt;&gt;&lt;&gt;&gt;&gt;&lt;&gt;&gt;&gt; &lt;&gt;&gt;&lt;&gt;&gt;&gt;&lt;&gt;&gt;&lt;&gt;&gt;&gt;&lt;&gt;&gt;&gt; &lt;&gt;&gt;&lt;&gt;&gt;&gt;&lt;&gt;&gt;&lt;&gt;&gt;&gt;&lt;&gt;&gt;&gt;&lt;&gt;&gt;&lt;&gt;&gt;&gt;&lt;&gt;&gt;&lt;&gt;&gt;&gt;&lt;&gt;&gt;&gt;&lt;&gt;&gt;&lt;&gt;&gt;&gt;&lt;&gt;&gt;&gt; &lt;&gt;&gt;&lt;&gt;&gt;&gt;&lt;&gt;&gt;&lt;&gt;&gt;&gt;&lt;&gt;&gt;&gt;&lt;&gt;&gt;&lt;&gt;&gt;&gt;&lt;&gt;&gt;&gt; &lt;&gt;&gt;&lt;&gt;&gt;&gt;&lt;&gt;&gt;&lt;&gt;&gt;&gt;&lt;&gt;&gt;&gt;&lt;&gt;&gt;&lt;&gt;&gt;&gt;&lt;&gt;&gt;&gt;&lt;&gt;&gt;&lt;&gt;&gt;&gt;&lt;&gt;&gt;&gt; &lt;&gt;&gt;&lt;&gt;&gt;&gt;&lt;&gt;&gt;&gt; &lt;&gt;&gt;&lt;&gt;&gt;&gt;&lt;&gt;&gt;&gt;&lt;&gt;&gt;&lt;&gt;&gt;&gt;&lt;&gt;&gt;&gt;&lt;&gt;&gt;&lt;&gt;&gt;&gt;&lt;&gt;&gt;&gt;&lt;&gt;&gt;&gt; &lt;&gt;&gt;&lt;&gt;&gt;&gt;&lt;&gt;&gt;&gt;&lt;&gt;&gt;&lt;&gt;&gt;&gt;&lt;&gt;&gt;&gt;&lt;&gt;&gt;&gt; &lt;&gt;&gt;&lt;&gt;&gt;&gt;&lt;&gt;&gt;&gt;&lt;&gt;&gt;&lt;&gt;&gt;&gt;&lt;&gt;&gt;&gt;&lt;&gt;&gt;&gt;&lt;&gt;&gt;&lt;&gt;&gt;&gt;&lt;&gt;&gt;&gt;&lt;&gt;&gt;&gt; &lt;&gt;&gt;&lt;&gt;&gt;&gt;&lt;&gt;&gt;&gt;&lt;&gt;&gt;&gt; &lt;&gt;&gt;&lt;&gt;&gt;&gt;&lt;&gt;&gt;&gt;&lt;&gt;&gt;&gt;&lt;&gt;&gt;&lt;&gt;&gt;&gt;&lt;&gt;&gt;&gt;&lt;&gt;&gt;&gt;&lt;&gt;&gt;&gt; &lt;&gt;&gt;&lt;&gt;&gt;&gt;&lt;&gt;&gt;&gt;&lt;&gt;&gt;&gt;&lt;&gt;&gt;&gt; &lt;&gt;&gt;&lt;&gt;&gt;&gt;&lt;&gt;&gt;&gt;&lt;&gt;&gt;&gt;&lt;&gt;&gt;&gt;&lt;&gt;&gt;&gt; &lt;&gt;&gt;&gt; &lt;&gt;&gt;&gt;&lt;&gt;&gt;&gt;&lt;&gt;&gt;&gt;&lt;&gt;&gt;&gt;&lt;&gt;&gt;&gt;&gt; &lt;&gt;&gt;&gt;&lt;&gt;&gt;&gt;&lt;&gt;&gt;&gt;&lt;&gt;&gt;&gt;&gt; &lt;&gt;&gt;&gt;&lt;&gt;&gt;&gt;&lt;&gt;&gt;&gt;&lt;&gt;&gt;&gt;&gt;&lt;&gt;&gt;&gt;&lt;&gt;&gt;&gt;&lt;&gt;&gt;&gt;&gt; &lt;&gt;&gt;&gt;&lt;&gt;&gt;&gt;&lt;&gt;&gt;&gt;&gt; &lt;&gt;&gt;&gt;&lt;&gt;&gt;&gt;&lt;&gt;&gt;&gt;&gt;&lt;&gt;&gt;&gt;&lt;&gt;&gt;&gt;&lt;&gt;&gt;&gt;&gt;&lt;&gt;&gt;&gt;&lt;&gt;&gt;&gt;&gt; &lt;&gt;&gt;&gt;&lt;&gt;&gt;&gt;&lt;&gt;&gt;&gt;&gt;&lt;&gt;&gt;&gt;&lt;&gt;&gt;&gt;&gt; &lt;&gt;&gt;&gt;&lt;&gt;&gt;&gt;&lt;&gt;&gt;&gt;&gt;&lt;&gt;&gt;&gt;&lt;&gt;&gt;&gt;&gt;&lt;&gt;&gt;&gt;&lt;&gt;&gt;&gt;&gt; &lt;&gt;&gt;&gt;&lt;&gt;&gt;&gt;&gt; &lt;&gt;&gt;&gt;&lt;&gt;&gt;&gt;&gt;&lt;&gt;&gt;&gt;&lt;&gt;&gt;&gt;&gt;&lt;&gt;&gt;&gt;&lt;&gt;&gt;&gt;&gt;&lt;&gt;&gt;&gt;&gt; &lt;&gt;&gt;&gt;&lt;&gt;&gt;&gt;&gt;&lt;&gt;&gt;&gt;&lt;&gt;&gt;&gt;&gt;&lt;&gt;&gt;&gt;&gt; &lt;&gt;&gt;&gt;&lt;&gt;&gt;&gt;&gt;&lt;&gt;&gt;&gt;&lt;&gt;&gt;&gt;&gt;&lt;&gt;&gt;&gt;&gt;&lt;&gt;&gt;&gt;&lt;&gt;&gt;&gt;&gt;&lt;&gt;&gt;&gt;&gt; &lt;&gt;&gt;&gt;&lt;&gt;&gt;&gt;&gt;&lt;&gt;&gt;&gt;&gt; &lt;&gt;&gt;&gt;&lt;&gt;&gt;&gt;&gt;&lt;&gt;&gt;&gt;&gt;&lt;&gt;&gt;&gt;&lt;&gt;&gt;&gt;&gt;&lt;&gt;&gt;&gt;&gt;&lt;&gt;&gt;&gt;&gt; &lt;&gt;&gt;&gt;&lt;&gt;&gt;&gt;&gt;&lt;&gt;&gt;&gt;&gt;&lt;&gt;&gt;&gt;&gt; &lt;&gt;&gt;&gt;&lt;&gt;&gt;&gt;&gt;&lt;&gt;&gt;&gt;&gt;&lt;&gt;&gt;&gt;&gt;&lt;&gt;&gt;&gt;&gt; &lt;&gt;&gt;&gt;&gt; &lt;&gt;&gt;&gt;&gt;&lt;&gt;&gt;&gt;&gt;&lt;&gt;&gt;&gt;&gt;&lt;&gt;&gt;&gt;&gt;&gt; &lt;&gt;&gt;&gt;&gt;&lt;&gt;&gt;&gt;&gt;&lt;&gt;&gt;&gt;&gt;&gt; &lt;&gt;&gt;&gt;&gt;&lt;&gt;&gt;&gt;&gt;&lt;&gt;&gt;&gt;&gt;&gt;&lt;&gt;&gt;&gt;&gt;&lt;&gt;&gt;&gt;&gt;&gt; &lt;&gt;&gt;&gt;&gt;&lt;&gt;&gt;&gt;&gt;&gt; &lt;&gt;&gt;&gt;&gt;&lt;&gt;&gt;&gt;&gt;&gt;&lt;&gt;&gt;&gt;&gt;&lt;&gt;&gt;&gt;&gt;&gt;&lt;&gt;&gt;&gt;&gt;&gt; &lt;&gt;&gt;&gt;&gt;&lt;&gt;&gt;&gt;&gt;&gt;&lt;&gt;&gt;&gt;&gt;&gt; &lt;&gt;&gt;&gt;&gt;&lt;&gt;&gt;&gt;&gt;&gt;&lt;&gt;&gt;&gt;&gt;&gt;&lt;&gt;&gt;&gt;&gt;&gt; &lt;&gt;&gt;&gt;&gt;&gt; &lt;&gt;&gt;&gt;&gt;&gt;&lt;&gt;&gt;&gt;&gt;&gt;&lt;&gt;&gt;&gt;&gt;&gt;&gt; &lt;&gt;&gt;&gt;&gt;&gt;&lt;&gt;&gt;&gt;&gt;&gt;&gt; &lt;&gt;&gt;&gt;&gt;&gt;&lt;&gt;&gt;&gt;&gt;&gt;&gt;&lt;&gt;&gt;&gt;&gt;&gt;&gt; &lt;&gt;&gt;&gt;&gt;&gt;&gt; &lt;&gt;&gt;&gt;&gt;&gt;&gt;&lt;&gt;&gt;&gt;&gt;&gt;&gt;&gt; &lt;&gt;&gt;&gt;&gt;&gt;&gt;&gt; &lt;&gt;&gt;&gt;&gt;&gt;&gt;&gt;&gt; &gt;</text:p>
        <text:p text:style-name="P12">&lt; &lt;&lt;&lt;&lt;&lt;&lt;&lt;&lt;&lt;&gt; &lt;&lt;&lt;&lt;&lt;&lt;&lt;&lt;&gt; &lt;&lt;&lt;&lt;&lt;&lt;&lt;&lt;&gt;&lt;&lt;&lt;&lt;&lt;&lt;&lt;&gt; &lt;&lt;&lt;&lt;&lt;&lt;&lt;&gt; &lt;&lt;&lt;&lt;&lt;&lt;&lt;&gt;&lt;&lt;&lt;&lt;&lt;&lt;&lt;&gt;&lt;&lt;&lt;&lt;&lt;&lt;&gt; &lt;&lt;&lt;&lt;&lt;&lt;&lt;&gt;&lt;&lt;&lt;&lt;&lt;&lt;&gt; &lt;&lt;&lt;&lt;&lt;&lt;&lt;&gt;&lt;&lt;&lt;&lt;&lt;&lt;&gt;&lt;&lt;&lt;&lt;&lt;&lt;&gt; &lt;&lt;&lt;&lt;&lt;&lt;&gt; &lt;&lt;&lt;&lt;&lt;&lt;&gt;&lt;&lt;&lt;&lt;&lt;&lt;&gt;&lt;&lt;&lt;&lt;&lt;&lt;&gt;&lt;&lt;&lt;&lt;&lt;&gt; &lt;&lt;&lt;&lt;&lt;&lt;&gt;&lt;&lt;&lt;&lt;&lt;&lt;&gt;&lt;&lt;&lt;&lt;&lt;&gt; &lt;&lt;&lt;&lt;&lt;&lt;&gt;&lt;&lt;&lt;&lt;&lt;&lt;&gt;&lt;&lt;&lt;&lt;&lt;&gt;&lt;&lt;&lt;&lt;&lt;&lt;&gt;&lt;&lt;&lt;&lt;&lt;&gt; &lt;&lt;&lt;&lt;&lt;&lt;&gt;&lt;&lt;&lt;&lt;&lt;&gt; &lt;&lt;&lt;&lt;&lt;&lt;&gt;&lt;&lt;&lt;&lt;&lt;&gt;&lt;&lt;&lt;&lt;&lt;&lt;&gt;&lt;&lt;&lt;&lt;&lt;&gt;&lt;&lt;&lt;&lt;&lt;&gt; &lt;&lt;&lt;&lt;&lt;&lt;&gt;&lt;&lt;&lt;&lt;&lt;&gt;&lt;&lt;&lt;&lt;&lt;&gt; &lt;&lt;&lt;&lt;&lt;&lt;&gt;&lt;&lt;&lt;&lt;&lt;&gt;&lt;&lt;&lt;&lt;&lt;&gt;&lt;&lt;&lt;&lt;&lt;&gt; &lt;&lt;&lt;&lt;&lt;&gt; &lt;&lt;&lt;&lt;&lt;&gt;&lt;&lt;&lt;&lt;&lt;&gt;&lt;&lt;&lt;&lt;&lt;&gt;&lt;&lt;&lt;&lt;&lt;&gt;&lt;&lt;&lt;&lt;&gt; &lt;&lt;&lt;&lt;&lt;&gt;&lt;&lt;&lt;&lt;&lt;&gt;&lt;&lt;&lt;&lt;&lt;&gt;&lt;&lt;&lt;&lt;&gt; &lt;&lt;&lt;&lt;&lt;&gt;&lt;&lt;&lt;&lt;&lt;&gt;&lt;&lt;&lt;&lt;&lt;&gt;&lt;&lt;&lt;&lt;&gt;&lt;&lt;&lt;&lt;&lt;&gt;&lt;&lt;&lt;&lt;&lt;&gt;&lt;&lt;&lt;&lt;&gt; &lt;&lt;&lt;&lt;&lt;&gt;&lt;&lt;&lt;&lt;&lt;&gt;&lt;&lt;&lt;&lt;&gt; &lt;&lt;&lt;&lt;&lt;&gt;&lt;&lt;&lt;&lt;&lt;&gt;&lt;&lt;&lt;&lt;&gt;&lt;&lt;&lt;&lt;&lt;&gt;&lt;&lt;&lt;&lt;&lt;&gt;&lt;&lt;&lt;&lt;&gt;&lt;&lt;&lt;&lt;&lt;&gt;&lt;&lt;&lt;&lt;&gt; &lt;&lt;&lt;&lt;&lt;&gt;&lt;&lt;&lt;&lt;&lt;&gt;&lt;&lt;&lt;&lt;&gt;&lt;&lt;&lt;&lt;&lt;&gt;&lt;&lt;&lt;&lt;&gt; &lt;&lt;&lt;&lt;&lt;&gt;&lt;&lt;&lt;&lt;&lt;&gt;&lt;&lt;&lt;&lt;&gt;&lt;&lt;&lt;&lt;&lt;&gt;&lt;&lt;&lt;&lt;&gt;&lt;&lt;&lt;&lt;&lt;&gt;&lt;&lt;&lt;&lt;&gt; &lt;&lt;&lt;&lt;&lt;&gt;&lt;&lt;&lt;&lt;&gt; &lt;&lt;&lt;&lt;&lt;&gt;&lt;&lt;&lt;&lt;&gt;&lt;&lt;&lt;&lt;&lt;&gt;&lt;&lt;&lt;&lt;&gt;&lt;&lt;&lt;&lt;&lt;&gt;&lt;&lt;&lt;&lt;&gt;&lt;&lt;&lt;&lt;&gt; &lt;&lt;&lt;&lt;&lt;&gt;&lt;&lt;&lt;&lt;&gt;&lt;&lt;&lt;&lt;&lt;&gt;&lt;&lt;&lt;&lt;&gt;&lt;&lt;&lt;&lt;&gt; &lt;&lt;&lt;&lt;&lt;&gt;&lt;&lt;&lt;&lt;&gt;&lt;&lt;&lt;&lt;&lt;&gt;&lt;&lt;&lt;&lt;&gt;&lt;&lt;&lt;&lt;&gt;&lt;&lt;&lt;&lt;&lt;&gt;&lt;&lt;&lt;&lt;&gt;&lt;&lt;&lt;&lt;&gt; &lt;&lt;&lt;&lt;&lt;&gt;&lt;&lt;&lt;&lt;&gt;&lt;&lt;&lt;&lt;&gt; &lt;&lt;&lt;&lt;&lt;&gt;&lt;&lt;&lt;&lt;&gt;&lt;&lt;&lt;&lt;&gt;&lt;&lt;&lt;&lt;&lt;&gt;&lt;&lt;&lt;&lt;&gt;&lt;&lt;&lt;&lt;&gt;&lt;&lt;&lt;&lt;&gt; &lt;&lt;&lt;&lt;&lt;&gt;&lt;&lt;&lt;&lt;&gt;&lt;&lt;&lt;&lt;&gt;&lt;&lt;&lt;&lt;&gt; &lt;&lt;&lt;&lt;&lt;&gt;&lt;&lt;&lt;&lt;&gt;&lt;&lt;&lt;&lt;&gt;&lt;&lt;&lt;&lt;&gt;&lt;&lt;&lt;&lt;&gt; &lt;&lt;&lt;&lt;&gt; &lt;&lt;&lt;&lt;&gt;&lt;&lt;&lt;&lt;&gt;&lt;&lt;&lt;&lt;&gt;&lt;&lt;&lt;&lt;&gt;&lt;&lt;&lt;&lt;&gt;&lt;&lt;&lt;&gt; &lt;&lt;&lt;&lt;&gt;&lt;&lt;&lt;&lt;&gt;&lt;&lt;&lt;&lt;&gt;&lt;&lt;&lt;&lt;&gt;&lt;&lt;&lt;&gt; &lt;&lt;&lt;&lt;&gt;&lt;&lt;&lt;&lt;&gt;&lt;&lt;&lt;&lt;&gt;&lt;&lt;&lt;&lt;&gt;&lt;&lt;&lt;&gt;&lt;&lt;&lt;&lt;&gt;&lt;&lt;&lt;&lt;&gt;&lt;&lt;&lt;&lt;&gt;&lt;&lt;&lt;&gt; &lt;&lt;&lt;&lt;&gt;&lt;&lt;&lt;&lt;&gt;&lt;&lt;&lt;&lt;&gt;&lt;&lt;&lt;&gt; &lt;&lt;&lt;&lt;&gt;&lt;&lt;&lt;&lt;&gt;&lt;&lt;&lt;&lt;&gt;&lt;&lt;&lt;&gt;&lt;&lt;&lt;&lt;&gt;&lt;&lt;&lt;&lt;&gt;&lt;&lt;&lt;&lt;&gt;&lt;&lt;&lt;&gt;&lt;&lt;&lt;&lt;&gt;&lt;&lt;&lt;&lt;&gt;&lt;&lt;&lt;&gt; &lt;&lt;&lt;&lt;&gt;&lt;&lt;&lt;&lt;&gt;&lt;&lt;&lt;&lt;&gt;&lt;&lt;&lt;&gt;&lt;&lt;&lt;&lt;&gt;&lt;&lt;&lt;&lt;&gt;&lt;&lt;&lt;&gt; &lt;&lt;&lt;&lt;&gt;&lt;&lt;&lt;&lt;&gt;&lt;&lt;&lt;&lt;&gt;&lt;&lt;&lt;&gt;&lt;&lt;&lt;&lt;&gt;&lt;&lt;&lt;&lt;&gt;&lt;&lt;&lt;&gt;&lt;&lt;&lt;&lt;&gt;&lt;&lt;&lt;&lt;&gt;&lt;&lt;&lt;&gt; &lt;&lt;&lt;&lt;&gt;&lt;&lt;&lt;&lt;&gt;&lt;&lt;&lt;&gt; &lt;&lt;&lt;&lt;&gt;&lt;&lt;&lt;&lt;&gt;&lt;&lt;&lt;&gt;&lt;&lt;&lt;&lt;&gt;&lt;&lt;&lt;&lt;&gt;&lt;&lt;&lt;&gt;&lt;&lt;&lt;&lt;&gt;&lt;&lt;&lt;&lt;&gt;&lt;&lt;&lt;&gt;&lt;&lt;&lt;&lt;&gt;&lt;&lt;&lt;&gt; &lt;&lt;&lt;&lt;&gt;&lt;&lt;&lt;&lt;&gt;&lt;&lt;&lt;&gt;&lt;&lt;&lt;&lt;&gt;&lt;&lt;&lt;&lt;&gt;&lt;&lt;&lt;&gt;&lt;&lt;&lt;&lt;&gt;&lt;&lt;&lt;&gt; &lt;&lt;&lt;&lt;&gt;&lt;&lt;&lt;&lt;&gt;&lt;&lt;&lt;&gt;&lt;&lt;&lt;&lt;&gt;&lt;&lt;&lt;&lt;&gt;&lt;&lt;&lt;&gt;&lt;&lt;&lt;&lt;&gt;&lt;&lt;&lt;&gt;&lt;&lt;&lt;&lt;&gt;&lt;&lt;&lt;&lt;&gt;&lt;&lt;&lt;&gt;&lt;&lt;&lt;&lt;&gt;&lt;&lt;&lt;&gt; &lt;&lt;&lt;&lt;&gt;&lt;&lt;&lt;&lt;&gt;&lt;&lt;&lt;&gt;&lt;&lt;&lt;&lt;&gt;&lt;&lt;&lt;&gt; &lt;&lt;&lt;&lt;&gt;&lt;&lt;&lt;&lt;&gt;&lt;&lt;&lt;&gt;&lt;&lt;&lt;&lt;&gt;&lt;&lt;&lt;&gt;&lt;&lt;&lt;&lt;&gt;&lt;&lt;&lt;&lt;&gt;&lt;&lt;&lt;&gt;&lt;&lt;&lt;&lt;&gt;&lt;&lt;&lt;&gt;&lt;&lt;&lt;&lt;&gt;&lt;&lt;&lt;&gt; &lt;&lt;&lt;&lt;&gt;&lt;&lt;&lt;&lt;&gt;&lt;&lt;&lt;&gt;&lt;&lt;&lt;&lt;&gt;&lt;&lt;&lt;&gt;&lt;&lt;&lt;&lt;&gt;&lt;&lt;&lt;&gt; &lt;&lt;&lt;&lt;&gt;&lt;&lt;&lt;&lt;&gt;&lt;&lt;&lt;&gt;&lt;&lt;&lt;&lt;&gt;&lt;&lt;&lt;&gt;&lt;&lt;&lt;&lt;&gt;&lt;&lt;&lt;&gt;&lt;&lt;&lt;&lt;&gt;&lt;&lt;&lt;&gt; &lt;&lt;&lt;&lt;&gt;&lt;&lt;&lt;&gt; &lt;&lt;&lt;&lt;&gt;&lt;&lt;&lt;&gt;&lt;&lt;&lt;&lt;&gt;&lt;&lt;&lt;&gt;&lt;&lt;&lt;&lt;&gt;&lt;&lt;&lt;&gt;&lt;&lt;&lt;&lt;&gt;&lt;&lt;&lt;&gt;&lt;&lt;&lt;&gt; &lt;&lt;&lt;&lt;&gt;&lt;&lt;&lt;&gt;&lt;&lt;&lt;&lt;&gt;&lt;&lt;&lt;&gt;&lt;&lt;&lt;&lt;&gt;&lt;&lt;&lt;&gt;&lt;&lt;&lt;&gt; &lt;&lt;&lt;&lt;&gt;&lt;&lt;&lt;&gt;&lt;&lt;&lt;&lt;&gt;&lt;&lt;&lt;&gt;&lt;&lt;&lt;&lt;&gt;&lt;&lt;&lt;&gt;&lt;&lt;&lt;&gt;&lt;&lt;&lt;&lt;&gt;&lt;&lt;&lt;&gt;&lt;&lt;&lt;&lt;&gt;&lt;&lt;&lt;&gt;&lt;&lt;&lt;&gt; &lt;&lt;&lt;&lt;&gt;&lt;&lt;&lt;&gt;&lt;&lt;&lt;&lt;&gt;&lt;&lt;&lt;&gt;&lt;&lt;&lt;&gt; &lt;&lt;&lt;&lt;&gt;&lt;&lt;&lt;&gt;&lt;&lt;&lt;&lt;&gt;&lt;&lt;&lt;&gt;&lt;&lt;&lt;&gt;&lt;&lt;&lt;&lt;&gt;&lt;&lt;&lt;&gt;&lt;&lt;&lt;&lt;&gt;&lt;&lt;&lt;&gt;&lt;&lt;&lt;&gt;&lt;&lt;&lt;&lt;&gt;&lt;&lt;&lt;&gt;&lt;&lt;&lt;&gt; &lt;&lt;&lt;&lt;&gt;&lt;&lt;&lt;&gt;&lt;&lt;&lt;&lt;&gt;&lt;&lt;&lt;&gt;&lt;&lt;&lt;&gt;&lt;&lt;&lt;&lt;&gt;&lt;&lt;&lt;&gt;&lt;&lt;&lt;&gt; &lt;&lt;&lt;&lt;&gt;&lt;&lt;&lt;&gt;&lt;&lt;&lt;&lt;&gt;&lt;&lt;&lt;&gt;&lt;&lt;&lt;&gt;&lt;&lt;&lt;&lt;&gt;&lt;&lt;&lt;&gt;&lt;&lt;&lt;&gt;&lt;&lt;&lt;&lt;&gt;&lt;&lt;&lt;&gt;&lt;&lt;&lt;&gt; &lt;&lt;&lt;&lt;&gt;&lt;&lt;&lt;&gt;&lt;&lt;&lt;&gt; &lt;&lt;&lt;&lt;&gt;&lt;&lt;&lt;&gt;&lt;&lt;&lt;&gt;&lt;&lt;&lt;&lt;&gt;&lt;&lt;&lt;&gt;&lt;&lt;&lt;&gt;&lt;&lt;&lt;&lt;&gt;&lt;&lt;&lt;&gt;&lt;&lt;&lt;&gt;&lt;&lt;&lt;&gt; &lt;&lt;&lt;&lt;&gt;&lt;&lt;&lt;&gt;&lt;&lt;&lt;&gt;&lt;&lt;&lt;&lt;&gt;&lt;&lt;&lt;&gt;&lt;&lt;&lt;&gt;&lt;&lt;&lt;&gt; &lt;&lt;&lt;&lt;&gt;&lt;&lt;&lt;&gt;&lt;&lt;&lt;&gt;&lt;&lt;&lt;&lt;&gt;&lt;&lt;&lt;&gt;&lt;&lt;&lt;&gt;&lt;&lt;&lt;&gt;&lt;&lt;&lt;&lt;&gt;&lt;&lt;&lt;&gt;&lt;&lt;&lt;&gt;&lt;&lt;&lt;&gt; &lt;&lt;&lt;&lt;&gt;&lt;&lt;&lt;&gt;&lt;&lt;&lt;&gt;&lt;&lt;&lt;&gt; &lt;&lt;&lt;&lt;&gt;&lt;&lt;&lt;&gt;&lt;&lt;&lt;&gt;&lt;&lt;&lt;&gt;&lt;&lt;&lt;&lt;&gt;&lt;&lt;&lt;&gt;&lt;&lt;&lt;&gt;&lt;&lt;&lt;&gt;&lt;&lt;&lt;&gt; &lt;&lt;&lt;&lt;&gt;&lt;&lt;&lt;&gt;&lt;&lt;&lt;&gt;&lt;&lt;&lt;&gt;&lt;&lt;&lt;&gt; &lt;&lt;&lt;&lt;&gt;&lt;&lt;&lt;&gt;&lt;&lt;&lt;&gt;&lt;&lt;&lt;&gt;&lt;&lt;&lt;&gt;&lt;&lt;&lt;&gt; &lt;&lt;&lt;&gt; &lt;&lt;&lt;&gt;&lt;&lt;&lt;&gt;&lt;&lt;&lt;&gt;&lt;&lt;&lt;&gt;&lt;&lt;&lt;&gt;&lt;&lt;&lt;&gt;&lt;&lt;&gt; &lt;&lt;&lt;&gt;&lt;&lt;&lt;&gt;&lt;&lt;&lt;&gt;&lt;&lt;&lt;&gt;&lt;&lt;&lt;&gt;&lt;&lt;&gt; &lt;&lt;&lt;&gt;&lt;&lt;&lt;&gt;&lt;&lt;&lt;&gt;&lt;&lt;&lt;&gt;&lt;&lt;&lt;&gt;&lt;&lt;&gt;&lt;&lt;&lt;&gt;&lt;&lt;&lt;&gt;&lt;&lt;&lt;&gt;&lt;&lt;&lt;&gt;&lt;&lt;&gt; &lt;&lt;&lt;&gt;&lt;&lt;&lt;&gt;&lt;&lt;&lt;&gt;&lt;&lt;&lt;&gt;&lt;&lt;&gt; &lt;&lt;&lt;&gt;&lt;&lt;&lt;&gt;&lt;&lt;&lt;&gt;&lt;&lt;&lt;&gt;&lt;&lt;&gt;&lt;&lt;&lt;&gt;&lt;&lt;&lt;&gt;&lt;&lt;&lt;&gt;&lt;&lt;&lt;&gt;&lt;&lt;&gt;&lt;&lt;&lt;&gt;&lt;&lt;&lt;&gt;&lt;&lt;&lt;&gt;&lt;&lt;&gt; &lt;&lt;&lt;&gt;&lt;&lt;&lt;&gt;&lt;&lt;&lt;&gt;&lt;&lt;&lt;&gt;&lt;&lt;&gt;&lt;&lt;&lt;&gt;&lt;&lt;&lt;&gt;&lt;&lt;&lt;&gt;&lt;&lt;&gt; &lt;&lt;&lt;&gt;&lt;&lt;&lt;&gt;&lt;&lt;&lt;&gt;&lt;&lt;&lt;&gt;&lt;&lt;&gt;&lt;&lt;&lt;&gt;&lt;&lt;&lt;&gt;&lt;&lt;&lt;&gt;&lt;&lt;&gt;&lt;&lt;&lt;&gt;&lt;&lt;&lt;&gt;&lt;&lt;&lt;&gt;&lt;&lt;&gt; &lt;&lt;&lt;&gt;&lt;&lt;&lt;&gt;&lt;&lt;&lt;&gt;&lt;&lt;&gt; &lt;&lt;&lt;&gt;&lt;&lt;&lt;&gt;&lt;&lt;&lt;&gt;&lt;&lt;&gt;&lt;&lt;&lt;&gt;&lt;&lt;&lt;&gt;&lt;&lt;&lt;&gt;&lt;&lt;&gt;&lt;&lt;&lt;&gt;&lt;&lt;&lt;&gt;&lt;&lt;&lt;&gt;&lt;&lt;&gt;&lt;&lt;&lt;&gt;&lt;&lt;&lt;&gt;&lt;&lt;&gt; &lt;&lt;&lt;&gt;&lt;&lt;&lt;&gt;&lt;&lt;&lt;&gt;&lt;&lt;&gt;&lt;&lt;&lt;&gt;&lt;&lt;&lt;&gt;&lt;&lt;&lt;&gt;&lt;&lt;&gt;&lt;&lt;&lt;&gt;&lt;&lt;&lt;&gt;&lt;&lt;&gt; &lt;&lt;&lt;&gt;&lt;&lt;&lt;&gt;&lt;&lt;&lt;&gt;&lt;&lt;&gt;&lt;&lt;&lt;&gt;&lt;&lt;&lt;&gt;&lt;&lt;&lt;&gt;&lt;&lt;&gt;&lt;&lt;&lt;&gt;&lt;&lt;&lt;&gt;&lt;&lt;&gt;&lt;&lt;&lt;&gt;&lt;&lt;&lt;&gt;&lt;&lt;&lt;&gt;&lt;&lt;&gt;&lt;&lt;&lt;&gt;&lt;&lt;&lt;&gt;&lt;&lt;&gt; &lt;&lt;&lt;&gt;&lt;&lt;&lt;&gt;&lt;&lt;&lt;&gt;&lt;&lt;&gt;&lt;&lt;&lt;&gt;&lt;&lt;&lt;&gt;&lt;&lt;&gt; &lt;&lt;&lt;&gt;&lt;&lt;&lt;&gt;&lt;&lt;&lt;&gt;&lt;&lt;&gt;&lt;&lt;&lt;&gt;&lt;&lt;&lt;&gt;&lt;&lt;&gt;&lt;&lt;&lt;&gt;&lt;&lt;&lt;&gt;&lt;&lt;&lt;&gt;&lt;&lt;&gt;&lt;&lt;&lt;&gt;&lt;&lt;&lt;&gt;&lt;&lt;&gt;&lt;&lt;&lt;&gt;&lt;&lt;&lt;&gt;&lt;&lt;&gt; &lt;&lt;&lt;&gt;&lt;&lt;&lt;&gt;&lt;&lt;&lt;&gt;&lt;&lt;&gt;&lt;&lt;&lt;&gt;&lt;&lt;&lt;&gt;&lt;&lt;&gt;&lt;&lt;&lt;&gt;&lt;&lt;&lt;&gt;&lt;&lt;&gt; &lt;&lt;&lt;&gt;&lt;&lt;&lt;&gt;&lt;&lt;&lt;&gt;&lt;&lt;&gt;&lt;&lt;&lt;&gt;&lt;&lt;&lt;&gt;&lt;&lt;&gt;&lt;&lt;&lt;&gt;&lt;&lt;&lt;&gt;&lt;&lt;&gt;&lt;&lt;&lt;&gt;&lt;&lt;&lt;&gt;&lt;&lt;&gt; &lt;&lt;&lt;&gt;&lt;&lt;&lt;&gt;&lt;&lt;&gt; &lt;&lt;&lt;&gt;&lt;&lt;&lt;&gt;&lt;&lt;&gt;&lt;&lt;&lt;&gt;&lt;&lt;&lt;&gt;&lt;&lt;&gt;&lt;&lt;&lt;&gt;&lt;&lt;&lt;&gt;&lt;&lt;&gt;&lt;&lt;&lt;&gt;&lt;&lt;&lt;&gt;&lt;&lt;&gt;&lt;&lt;&lt;&gt;&lt;&lt;&gt; &lt;&lt;&lt;&gt;&lt;&lt;&lt;&gt;&lt;&lt;&gt;&lt;&lt;&lt;&gt;&lt;&lt;&lt;&gt;&lt;&lt;&gt;&lt;&lt;&lt;&gt;&lt;&lt;&lt;&gt;&lt;&lt;&gt;&lt;&lt;&lt;&gt;&lt;&lt;&gt; &lt;&lt;&lt;&gt;&lt;&lt;&lt;&gt;&lt;&lt;&gt;&lt;&lt;&lt;&gt;&lt;&lt;&lt;&gt;&lt;&lt;&gt;&lt;&lt;&lt;&gt;&lt;&lt;&lt;&gt;&lt;&lt;&gt;&lt;&lt;&lt;&gt;&lt;&lt;&gt;&lt;&lt;&lt;&gt;&lt;&lt;&lt;&gt;&lt;&lt;&gt;&lt;&lt;&lt;&gt;&lt;&lt;&lt;&gt;&lt;&lt;&gt;&lt;&lt;&lt;&gt;&lt;&lt;&gt; &lt;&lt;&lt;&gt;&lt;&lt;&lt;&gt;&lt;&lt;&gt;&lt;&lt;&lt;&gt;&lt;&lt;&lt;&gt;&lt;&lt;&gt;&lt;&lt;&lt;&gt;&lt;&lt;&gt; &lt;&lt;&lt;&gt;&lt;&lt;&lt;&gt;&lt;&lt;&gt;&lt;&lt;&lt;&gt;&lt;&lt;&lt;&gt;&lt;&lt;&gt;&lt;&lt;&lt;&gt;&lt;&lt;&gt;&lt;&lt;&lt;&gt;&lt;&lt;&lt;&gt;&lt;&lt;&gt;&lt;&lt;&lt;&gt;&lt;&lt;&lt;&gt;&lt;&lt;&gt;&lt;&lt;&lt;&gt;&lt;&lt;&gt;&lt;&lt;&lt;&gt;&lt;&lt;&lt;&gt;&lt;&lt;&gt;&lt;&lt;&lt;&gt;&lt;&lt;&gt; &lt;&lt;&lt;&gt;&lt;&lt;&lt;&gt;&lt;&lt;&gt;&lt;&lt;&lt;&gt;&lt;&lt;&lt;&gt;&lt;&lt;&gt;&lt;&lt;&lt;&gt;&lt;&lt;&gt;&lt;&lt;&lt;&gt;&lt;&lt;&lt;&gt;&lt;&lt;&gt;&lt;&lt;&lt;&gt;&lt;&lt;&gt; &lt;&lt;&lt;&gt;&lt;&lt;&lt;&gt;&lt;&lt;&gt;&lt;&lt;&lt;&gt;&lt;&lt;&lt;&gt;&lt;&lt;&gt;&lt;&lt;&lt;&gt;&lt;&lt;&gt;&lt;&lt;&lt;&gt;&lt;&lt;&lt;&gt;&lt;&lt;&gt;&lt;&lt;&lt;&gt;&lt;&lt;&gt;&lt;&lt;&lt;&gt;&lt;&lt;&lt;&gt;&lt;&lt;&gt;&lt;&lt;&lt;&gt;&lt;&lt;&gt; &lt;&lt;&lt;&gt;&lt;&lt;&lt;&gt;&lt;&lt;&gt;&lt;&lt;&lt;&gt;&lt;&lt;&gt; &lt;&lt;&lt;&gt;&lt;&lt;&lt;&gt;&lt;&lt;&gt;&lt;&lt;&lt;&gt;&lt;&lt;&gt;&lt;&lt;&lt;&gt;&lt;&lt;&lt;&gt;&lt;&lt;&gt;&lt;&lt;&lt;&gt;&lt;&lt;&gt;&lt;&lt;&lt;&gt;&lt;&lt;&lt;&gt;&lt;&lt;&gt;&lt;&lt;&lt;&gt;&lt;&lt;&gt;&lt;&lt;&lt;&gt;&lt;&lt;&gt; &lt;&lt;&lt;&gt;&lt;&lt;&lt;&gt;&lt;&lt;&gt;&lt;&lt;&lt;&gt;&lt;&lt;&gt;&lt;&lt;&lt;&gt;&lt;&lt;&lt;&gt;&lt;&lt;&gt;&lt;&lt;&lt;&gt;&lt;&lt;&gt;&lt;&lt;&lt;&gt;&lt;&lt;&gt; &lt;&lt;&lt;&gt;&lt;&lt;&lt;&gt;&lt;&lt;&gt;&lt;&lt;&lt;&gt;&lt;&lt;&gt;&lt;&lt;&lt;&gt;&lt;&lt;&lt;&gt;&lt;&lt;&gt;&lt;&lt;&lt;&gt;&lt;&lt;&gt;&lt;&lt;&lt;&gt;&lt;&lt;&gt;&lt;&lt;&lt;&gt;&lt;&lt;&lt;&gt;&lt;&lt;&gt;&lt;&lt;&lt;&gt;&lt;&lt;&gt;&lt;&lt;&lt;&gt;&lt;&lt;&gt; &lt;&lt;&lt;&gt;&lt;&lt;&lt;&gt;&lt;&lt;&gt;&lt;&lt;&lt;&gt;&lt;&lt;&gt;&lt;&lt;&lt;&gt;&lt;&lt;&gt; &lt;&lt;&lt;&gt;&lt;&lt;&lt;&gt;&lt;&lt;&gt;&lt;&lt;&lt;&gt;&lt;&lt;&gt;&lt;&lt;&lt;&gt;&lt;&lt;&gt;&lt;&lt;&lt;&gt;&lt;&lt;&lt;&gt;&lt;&lt;&gt;&lt;&lt;&lt;&gt;&lt;&lt;&gt;&lt;&lt;&lt;&gt;&lt;&lt;&gt;&lt;&lt;&lt;&gt;&lt;&lt;&gt; &lt;&lt;&lt;&gt;&lt;&lt;&lt;&gt;&lt;&lt;&gt;&lt;&lt;&lt;&gt;&lt;&lt;&gt;&lt;&lt;&lt;&gt;&lt;&lt;&gt;&lt;&lt;&lt;&gt;&lt;&lt;&gt; &lt;&lt;&lt;&gt;&lt;&lt;&lt;&gt;&lt;&lt;&gt;&lt;&lt;&lt;&gt;&lt;&lt;&gt;&lt;&lt;&lt;&gt;&lt;&lt;&gt;&lt;&lt;&lt;&gt;&lt;&lt;&gt;&lt;&lt;&lt;&gt;&lt;&lt;&gt; &lt;&lt;&lt;&gt;&lt;&lt;&gt; &lt;&lt;&lt;&gt;&lt;&lt;&gt;&lt;&lt;&lt;&gt;&lt;&lt;&gt;&lt;&lt;&lt;&gt;&lt;&lt;&gt;&lt;&lt;&lt;&gt;&lt;&lt;&gt;&lt;&lt;&lt;&gt;&lt;&lt;&gt;&lt;&lt;&gt; &lt;&lt;&lt;&gt;&lt;&lt;&gt;&lt;&lt;&lt;&gt;&lt;&lt;&gt;&lt;&lt;&lt;&gt;&lt;&lt;&gt;&lt;&lt;&lt;&gt;&lt;&lt;&gt;&lt;&lt;&gt; &lt;&lt;&lt;&gt;&lt;&lt;&gt;&lt;&lt;&lt;&gt;&lt;&lt;&gt;&lt;&lt;&lt;&gt;&lt;&lt;&gt;&lt;&lt;&lt;&gt;&lt;&lt;&gt;&lt;&lt;&gt;&lt;&lt;&lt;&gt;&lt;&lt;&gt;&lt;&lt;&lt;&gt;&lt;&lt;&gt;&lt;&lt;&lt;&gt;&lt;&lt;&gt;&lt;&lt;&gt; &lt;&lt;&lt;&gt;&lt;&lt;&gt;&lt;&lt;&lt;&gt;&lt;&lt;&gt;&lt;&lt;&lt;&gt;&lt;&lt;&gt;&lt;&lt;&gt; &lt;&lt;&lt;&gt;&lt;&lt;&gt;&lt;&lt;&lt;&gt;&lt;&lt;&gt;&lt;&lt;&lt;&gt;&lt;&lt;&gt;&lt;&lt;&gt;&lt;&lt;&lt;&gt;&lt;&lt;&gt;&lt;&lt;&lt;&gt;&lt;&lt;&gt;&lt;&lt;&lt;&gt;&lt;&lt;&gt;&lt;&lt;&gt;&lt;&lt;&lt;&gt;&lt;&lt;&gt;&lt;&lt;&lt;&gt;&lt;&lt;&gt;&lt;&lt;&gt; &lt;&lt;&lt;&gt;&lt;&lt;&gt;&lt;&lt;&lt;&gt;&lt;&lt;&gt;&lt;&lt;&lt;&gt;&lt;&lt;&gt;&lt;&lt;&gt;&lt;&lt;&lt;&gt;&lt;&lt;&gt;&lt;&lt;&lt;&gt;&lt;&lt;&gt;&lt;&lt;&gt; &lt;&lt;&lt;&gt;&lt;&lt;&gt;&lt;&lt;&lt;&gt;&lt;&lt;&gt;&lt;&lt;&lt;&gt;&lt;&lt;&gt;&lt;&lt;&gt;&lt;&lt;&lt;&gt;&lt;&lt;&gt;&lt;&lt;&lt;&gt;&lt;&lt;&gt;&lt;&lt;&gt;&lt;&lt;&lt;&gt;&lt;&lt;&gt;&lt;&lt;&lt;&gt;&lt;&lt;&gt;&lt;&lt;&gt; &lt;&lt;&lt;&gt;&lt;&lt;&gt;&lt;&lt;&lt;&gt;&lt;&lt;&gt;&lt;&lt;&gt; &lt;&lt;&lt;&gt;&lt;&lt;&gt;&lt;&lt;&lt;&gt;&lt;&lt;&gt;&lt;&lt;&gt;&lt;&lt;&lt;&gt;&lt;&lt;&gt;&lt;&lt;&lt;&gt;&lt;&lt;&gt;&lt;&lt;&gt;&lt;&lt;&lt;&gt;&lt;&lt;&gt;&lt;&lt;&lt;&gt;&lt;&lt;&gt;&lt;&lt;&gt;&lt;&lt;&lt;&gt;&lt;&lt;&gt;&lt;&lt;&gt; &lt;&lt;&lt;&gt;&lt;&lt;&gt;&lt;&lt;&lt;&gt;&lt;&lt;&gt;&lt;&lt;&gt;&lt;&lt;&lt;&gt;&lt;&lt;&gt;&lt;&lt;&lt;&gt;&lt;&lt;&gt;&lt;&lt;&gt;&lt;&lt;&lt;&gt;&lt;&lt;&gt;&lt;&lt;&gt; &lt;&lt;&lt;&gt;&lt;&lt;&gt;&lt;&lt;&lt;&gt;&lt;&lt;&gt;&lt;&lt;&gt;&lt;&lt;&lt;&gt;&lt;&lt;&gt;&lt;&lt;&lt;&gt;&lt;&lt;&gt;&lt;&lt;&gt;&lt;&lt;&lt;&gt;&lt;&lt;&gt;&lt;&lt;&gt;&lt;&lt;&lt;&gt;&lt;&lt;&gt;&lt;&lt;&lt;&gt;&lt;&lt;&gt;&lt;&lt;&gt;&lt;&lt;&lt;&gt;&lt;&lt;&gt;&lt;&lt;&gt; &lt;&lt;&lt;&gt;&lt;&lt;&gt;&lt;&lt;&lt;&gt;&lt;&lt;&gt;&lt;&lt;&gt;&lt;&lt;&lt;&gt;&lt;&lt;&gt;&lt;&lt;&gt; &lt;&lt;&lt;&gt;&lt;&lt;&gt;&lt;&lt;&lt;&gt;&lt;&lt;&gt;&lt;&lt;&gt;&lt;&lt;&lt;&gt;&lt;&lt;&gt;&lt;&lt;&gt;&lt;&lt;&lt;&gt;&lt;&lt;&gt;&lt;&lt;&lt;&gt;&lt;&lt;&gt;&lt;&lt;&gt;&lt;&lt;&lt;&gt;&lt;&lt;&gt;&lt;&lt;&gt;&lt;&lt;&lt;&gt;&lt;&lt;&gt;&lt;&lt;&gt; &lt;&lt;&lt;&gt;&lt;&lt;&gt;&lt;&lt;&lt;&gt;&lt;&lt;&gt;&lt;&lt;&gt;&lt;&lt;&lt;&gt;&lt;&lt;&gt;&lt;&lt;&gt;&lt;&lt;&lt;&gt;&lt;&lt;&gt;&lt;&lt;&gt; &lt;&lt;&lt;&gt;&lt;&lt;&gt;&lt;&lt;&lt;&gt;&lt;&lt;&gt;&lt;&lt;&gt;&lt;&lt;&lt;&gt;&lt;&lt;&gt;&lt;&lt;&gt;&lt;&lt;&lt;&gt;&lt;&lt;&gt;&lt;&lt;&gt;&lt;&lt;&lt;&gt;&lt;&lt;&gt;&lt;&lt;&gt; &lt;&lt;&lt;&gt;&lt;&lt;&gt;&lt;&lt;&gt; &lt;&lt;&lt;&gt;&lt;&lt;&gt;&lt;&lt;&gt;&lt;&lt;&lt;&gt;&lt;&lt;&gt;&lt;&lt;&gt;&lt;&lt;&lt;&gt;&lt;&lt;&gt;&lt;&lt;&gt;&lt;&lt;&lt;&gt;&lt;&lt;&gt;&lt;&lt;&gt;&lt;&lt;&gt; &lt;&lt;&lt;&gt;&lt;&lt;&gt;&lt;&lt;&gt;&lt;&lt;&lt;&gt;&lt;&lt;&gt;&lt;&lt;&gt;&lt;&lt;&lt;&gt;&lt;&lt;&gt;&lt;&lt;&gt;&lt;&lt;&gt; &lt;&lt;&lt;&gt;&lt;&lt;&gt;&lt;&lt;&gt;&lt;&lt;&lt;&gt;&lt;&lt;&gt;&lt;&lt;&gt;&lt;&lt;&lt;&gt;&lt;&lt;&gt;&lt;&lt;&gt;&lt;&lt;&gt;&lt;&lt;&lt;&gt;&lt;&lt;&gt;&lt;&lt;&gt;&lt;&lt;&lt;&gt;&lt;&lt;&gt;&lt;&lt;&gt;&lt;&lt;&gt; &lt;&lt;&lt;&gt;&lt;&lt;&gt;&lt;&lt;&gt;&lt;&lt;&lt;&gt;&lt;&lt;&gt;&lt;&lt;&gt;&lt;&lt;&gt; &lt;&lt;&lt;&gt;&lt;&lt;&gt;&lt;&lt;&gt;&lt;&lt;&lt;&gt;&lt;&lt;&gt;&lt;&lt;&gt;&lt;&lt;&gt;&lt;&lt;&lt;&gt;&lt;&lt;&gt;&lt;&lt;&gt;&lt;&lt;&lt;&gt;&lt;&lt;&gt;&lt;&lt;&gt;&lt;&lt;&gt;&lt;&lt;&lt;&gt;&lt;&lt;&gt;&lt;&lt;&gt;&lt;&lt;&gt; &lt;&lt;&lt;&gt;&lt;&lt;&gt;&lt;&lt;&gt;&lt;&lt;&lt;&gt;&lt;&lt;&gt;&lt;&lt;&gt;&lt;&lt;&gt;&lt;&lt;&lt;&gt;&lt;&lt;&gt;&lt;&lt;&gt;&lt;&lt;&gt; &lt;&lt;&lt;&gt;&lt;&lt;&gt;&lt;&lt;&gt;&lt;&lt;&lt;&gt;&lt;&lt;&gt;&lt;&lt;&gt;&lt;&lt;&gt;&lt;&lt;&lt;&gt;&lt;&lt;&gt;&lt;&lt;&gt;&lt;&lt;&gt;&lt;&lt;&lt;&gt;&lt;&lt;&gt;&lt;&lt;&gt;&lt;&lt;&gt; &lt;&lt;&lt;&gt;&lt;&lt;&gt;&lt;&lt;&gt;&lt;&lt;&gt; &lt;&lt;&lt;&gt;&lt;&lt;&gt;&lt;&lt;&gt;&lt;&lt;&gt;&lt;&lt;&lt;&gt;&lt;&lt;&gt;&lt;&lt;&gt;&lt;&lt;&gt;&lt;&lt;&lt;&gt;&lt;&lt;&gt;&lt;&lt;&gt;&lt;&lt;&gt;&lt;&lt;&gt; &lt;&lt;&lt;&gt;&lt;&lt;&gt;&lt;&lt;&gt;&lt;&lt;&gt;&lt;&lt;&lt;&gt;&lt;&lt;&gt;&lt;&lt;&gt;&lt;&lt;&gt;&lt;&lt;&gt; &lt;&lt;&lt;&gt;&lt;&lt;&gt;&lt;&lt;&gt;&lt;&lt;&gt;&lt;&lt;&lt;&gt;&lt;&lt;&gt;&lt;&lt;&gt;&lt;&lt;&gt;&lt;&lt;&gt;&lt;&lt;&lt;&gt;&lt;&lt;&gt;&lt;&lt;&gt;&lt;&lt;&gt;&lt;&lt;&gt; &lt;&lt;&lt;&gt;&lt;&lt;&gt;&lt;&lt;&gt;&lt;&lt;&gt;&lt;&lt;&gt; &lt;&lt;&lt;&gt;&lt;&lt;&gt;&lt;&lt;&gt;&lt;&lt;&gt;&lt;&lt;&gt;&lt;&lt;&lt;&gt;&lt;&lt;&gt;&lt;&lt;&gt;&lt;&lt;&gt;&lt;&lt;&gt;&lt;&lt;&gt; &lt;&lt;&lt;&gt;&lt;&lt;&gt;&lt;&lt;&gt;&lt;&lt;&gt;&lt;&lt;&gt;&lt;&lt;&gt; &lt;&lt;&lt;&gt;&lt;&lt;&gt;&lt;&lt;&gt;&lt;&lt;&gt;&lt;&lt;&gt;&lt;&lt;&gt;&lt;&lt;&gt; &lt;&lt;&gt; &lt;&lt;&gt;&lt;&lt;&gt;&lt;&lt;&gt;&lt;&lt;&gt;&lt;&lt;&gt;&lt;&lt;&gt;&lt;&lt;&gt;&lt;&gt; &lt;&lt;&gt;&lt;&lt;&gt;&lt;&lt;&gt;&lt;&lt;&gt;&lt;&lt;&gt;&lt;&lt;&gt;&lt;&gt; &lt;&lt;&gt;&lt;&lt;&gt;&lt;&lt;&gt;&lt;&lt;&gt;&lt;&lt;&gt;&lt;&lt;&gt;&lt;&gt;&lt;&lt;&gt;&lt;&lt;&gt;&lt;&lt;&gt;&lt;&lt;&gt;&lt;&lt;&gt;&lt;&gt; &lt;&lt;&gt;&lt;&lt;&gt;&lt;&lt;&gt;&lt;&lt;&gt;&lt;&lt;&gt;&lt;&gt; &lt;&lt;&gt;&lt;&lt;&gt;&lt;&lt;&gt;&lt;&lt;&gt;&lt;&lt;&gt;&lt;&gt;&lt;&lt;&gt;&lt;&lt;&gt;&lt;&lt;&gt;&lt;&lt;&gt;&lt;&lt;&gt;&lt;&gt;&lt;&lt;&gt;&lt;&lt;&gt;&lt;&lt;&gt;&lt;&lt;&gt;&lt;&gt; &lt;&lt;&gt;&lt;&lt;&gt;&lt;&lt;&gt;&lt;&lt;&gt;&lt;&lt;&gt;&lt;&gt;&lt;&lt;&gt;&lt;&lt;&gt;&lt;&lt;&gt;&lt;&lt;&gt;&lt;&gt; &lt;&lt;&gt;&lt;&lt;&gt;&lt;&lt;&gt;&lt;&lt;&gt;&lt;&lt;&gt;&lt;&gt;&lt;&lt;&gt;&lt;&lt;&gt;&lt;&lt;&gt;&lt;&lt;&gt;&lt;&gt;&lt;&lt;&gt;&lt;&lt;&gt;&lt;&lt;&gt;&lt;&lt;&gt;&lt;&gt; &lt;&lt;&gt;&lt;&lt;&gt;&lt;&lt;&gt;&lt;&lt;&gt;&lt;&gt; &lt;&lt;&gt;&lt;&lt;&gt;&lt;&lt;&gt;&lt;&lt;&gt;&lt;&gt;&lt;&lt;&gt;&lt;&lt;&gt;&lt;&lt;&gt;&lt;&lt;&gt;&lt;&gt;&lt;&lt;&gt;&lt;&lt;&gt;&lt;&lt;&gt;&lt;&lt;&gt;&lt;&gt;&lt;&lt;&gt;&lt;&lt;&gt;&lt;&lt;&gt;&lt;&gt; &lt;&lt;&gt;&lt;&lt;&gt;&lt;&lt;&gt;&lt;&lt;&gt;&lt;&gt;&lt;&lt;&gt;&lt;&lt;&gt;&lt;&lt;&gt;&lt;&lt;&gt;&lt;&gt;&lt;&lt;&gt;&lt;&lt;&gt;&lt;&lt;&gt;&lt;&gt; &lt;&lt;&gt;&lt;&lt;&gt;&lt;&lt;&gt;&lt;&lt;&gt;&lt;&gt;&lt;&lt;&gt;&lt;&lt;&gt;&lt;&lt;&gt;&lt;&lt;&gt;&lt;&gt;&lt;&lt;&gt;&lt;&lt;&gt;&lt;&lt;&gt;&lt;&gt;&lt;&lt;&gt;&lt;&lt;&gt;&lt;&lt;&gt;&lt;&lt;&gt;&lt;&gt;&lt;&lt;&gt;&lt;&lt;&gt;&lt;&lt;&gt;&lt;&gt; &lt;&lt;&gt;&lt;&lt;&gt;&lt;&lt;&gt;&lt;&lt;&gt;&lt;&gt;&lt;&lt;&gt;&lt;&lt;&gt;&lt;&lt;&gt;&lt;&gt; &lt;&lt;&gt;&lt;&lt;&gt;&lt;&lt;&gt;&lt;&lt;&gt;&lt;&gt;&lt;&lt;&gt;&lt;&lt;&gt;&lt;&lt;&gt;&lt;&gt;&lt;&lt;&gt;&lt;&lt;&gt;&lt;&lt;&gt;&lt;&lt;&gt;&lt;&gt;&lt;&lt;&gt;&lt;&lt;&gt;&lt;&lt;&gt;&lt;&gt;&lt;&lt;&gt;&lt;&lt;&gt;&lt;&lt;&gt;&lt;&gt; &lt;&lt;&gt;&lt;&lt;&gt;&lt;&lt;&gt;&lt;&lt;&gt;&lt;&gt;&lt;&lt;&gt;&lt;&lt;&gt;&lt;&lt;&gt;&lt;&gt;&lt;&lt;&gt;&lt;&lt;&gt;&lt;&lt;&gt;&lt;&gt; &lt;&lt;&gt;&lt;&lt;&gt;&lt;&lt;&gt;&lt;&lt;&gt;&lt;&gt;&lt;&lt;&gt;&lt;&lt;&gt;&lt;&lt;&gt;&lt;&gt;&lt;&lt;&gt;&lt;&lt;&gt;&lt;&lt;&gt;&lt;&gt;&lt;&lt;&gt;&lt;&lt;&gt;&lt;&lt;&gt;&lt;&gt; &lt;&lt;&gt;&lt;&lt;&gt;&lt;&lt;&gt;&lt;&gt; &lt;&lt;&gt;&lt;&lt;&gt;&lt;&lt;&gt;&lt;&gt;&lt;&lt;&gt;&lt;&lt;&gt;&lt;&lt;&gt;&lt;&gt;&lt;&lt;&gt;&lt;&lt;&gt;&lt;&lt;&gt;&lt;&gt;&lt;&lt;&gt;&lt;&lt;&gt;&lt;&lt;&gt;&lt;&gt;&lt;&lt;&gt;&lt;&lt;&gt;&lt;&gt; &lt;&lt;&gt;&lt;&lt;&gt;&lt;&lt;&gt;&lt;&gt;&lt;&lt;&gt;&lt;&lt;&gt;&lt;&lt;&gt;&lt;&gt;&lt;&lt;&gt;&lt;&lt;&gt;&lt;&lt;&gt;&lt;&gt;&lt;&lt;&gt;&lt;&lt;&gt;&lt;&gt; &lt;&lt;&gt;&lt;&lt;&gt;&lt;&lt;&gt;&lt;&gt;&lt;&lt;&gt;&lt;&lt;&gt;&lt;&lt;&gt;&lt;&gt;&lt;&lt;&gt;&lt;&lt;&gt;&lt;&lt;&gt;&lt;&gt;&lt;&lt;&gt;&lt;&lt;&gt;&lt;&gt;&lt;&lt;&gt;&lt;&lt;&gt;&lt;&lt;&gt;&lt;&gt;&lt;&lt;&gt;&lt;&lt;&gt;&lt;&lt;&gt;&lt;&gt;&lt;&lt;&gt;&lt;&lt;&gt;&lt;&gt; &lt;&lt;&gt;&lt;&lt;&gt;&lt;&lt;&gt;&lt;&gt;&lt;&lt;&gt;&lt;&lt;&gt;&lt;&lt;&gt;&lt;&gt;&lt;&lt;&gt;&lt;&lt;&gt;&lt;&gt; &lt;&lt;&gt;&lt;&lt;&gt;&lt;&lt;&gt;&lt;&gt;&lt;&lt;&gt;&lt;&lt;&gt;&lt;&lt;&gt;&lt;&gt;&lt;&lt;&gt;&lt;&lt;&gt;&lt;&gt;&lt;&lt;&gt;&lt;&lt;&gt;&lt;&lt;&gt;&lt;&gt;&lt;&lt;&gt;&lt;&lt;&gt;&lt;&lt;&gt;&lt;&gt;&lt;&lt;&gt;&lt;&lt;&gt;&lt;&gt;&lt;&lt;&gt;&lt;&lt;&gt;&lt;&lt;&gt;&lt;&gt;&lt;&lt;&gt;&lt;&lt;&gt;&lt;&gt; &lt;&lt;&gt;&lt;&lt;&gt;&lt;&lt;&gt;&lt;&gt;&lt;&lt;&gt;&lt;&lt;&gt;&lt;&lt;&gt;&lt;&gt;&lt;&lt;&gt;&lt;&lt;&gt;&lt;&gt;&lt;&lt;&gt;&lt;&lt;&gt;&lt;&lt;&gt;&lt;&gt;&lt;&lt;&gt;&lt;&lt;&gt;&lt;&gt; &lt;&lt;&gt;&lt;&lt;&gt;&lt;&lt;&gt;&lt;&gt;&lt;&lt;&gt;&lt;&lt;&gt;&lt;&lt;&gt;&lt;&gt;&lt;&lt;&gt;&lt;&lt;&gt;&lt;&gt;&lt;&lt;&gt;&lt;&lt;&gt;&lt;&lt;&gt;&lt;&gt;&lt;&lt;&gt;&lt;&lt;&gt;&lt;&gt;&lt;&lt;&gt;&lt;&lt;&gt;&lt;&lt;&gt;&lt;&gt;&lt;&lt;&gt;&lt;&lt;&gt;&lt;&gt; &lt;&lt;&gt;&lt;&lt;&gt;&lt;&lt;&gt;&lt;&gt;&lt;&lt;&gt;&lt;&lt;&gt;&lt;&gt; &lt;&lt;&gt;&lt;&lt;&gt;&lt;&lt;&gt;&lt;&gt;&lt;&lt;&gt;&lt;&lt;&gt;&lt;&gt;&lt;&lt;&gt;&lt;&lt;&gt;&lt;&lt;&gt;&lt;&gt;&lt;&lt;&gt;&lt;&lt;&gt;&lt;&gt;&lt;&lt;&gt;&lt;&lt;&gt;&lt;&lt;&gt;&lt;&gt;&lt;&lt;&gt;&lt;&lt;&gt;&lt;&gt;&lt;&lt;&gt;&lt;&lt;&gt;&lt;&gt; &lt;&lt;&gt;&lt;&lt;&gt;&lt;&lt;&gt;&lt;&gt;&lt;&lt;&gt;&lt;&lt;&gt;&lt;&gt;&lt;&lt;&gt;&lt;&lt;&gt;&lt;&lt;&gt;&lt;&gt;&lt;&lt;&gt;&lt;&lt;&gt;&lt;&gt;&lt;&lt;&gt;&lt;&lt;&gt;&lt;&gt; &lt;&lt;&gt;&lt;&lt;&gt;&lt;&lt;&gt;&lt;&gt;&lt;&lt;&gt;&lt;&lt;&gt;&lt;&gt;&lt;&lt;&gt;&lt;&lt;&gt;&lt;&lt;&gt;&lt;&gt;&lt;&lt;&gt;&lt;&lt;&gt;&lt;&gt;&lt;&lt;&gt;&lt;&lt;&gt;&lt;&gt;&lt;&lt;&gt;&lt;&lt;&gt;&lt;&lt;&gt;&lt;&gt;&lt;&lt;&gt;&lt;&lt;&gt;&lt;&gt;&lt;&lt;&gt;&lt;&lt;&gt;&lt;&gt; &lt;&lt;&gt;&lt;&lt;&gt;&lt;&lt;&gt;&lt;&gt;&lt;&lt;&gt;&lt;&lt;&gt;&lt;&gt;&lt;&lt;&gt;&lt;&lt;&gt;&lt;&gt; &lt;&lt;&gt;&lt;&lt;&gt;&lt;&lt;&gt;&lt;&gt;&lt;&lt;&gt;&lt;&lt;&gt;&lt;&gt;&lt;&lt;&gt;&lt;&lt;&gt;&lt;&gt;&lt;&lt;&gt;&lt;&lt;&gt;&lt;&lt;&gt;&lt;&gt;&lt;&lt;&gt;&lt;&lt;&gt;&lt;&gt;&lt;&lt;&gt;&lt;&lt;&gt;&lt;&gt;&lt;&lt;&gt;&lt;&lt;&gt;&lt;&gt; &lt;&lt;&gt;&lt;&lt;&gt;&lt;&lt;&gt;&lt;&gt;&lt;&lt;&gt;&lt;&lt;&gt;&lt;&gt;&lt;&lt;&gt;&lt;&lt;&gt;&lt;&gt;&lt;&lt;&gt;&lt;&lt;&gt;&lt;&gt; &lt;&lt;&gt;&lt;&lt;&gt;&lt;&lt;&gt;&lt;&gt;&lt;&lt;&gt;&lt;&lt;&gt;&lt;&gt;&lt;&lt;&gt;&lt;&lt;&gt;&lt;&gt;&lt;&lt;&gt;&lt;&lt;&gt;&lt;&gt;&lt;&lt;&gt;&lt;&lt;&gt;&lt;&gt; &lt;&lt;&gt;&lt;&lt;&gt;&lt;&gt; &lt;&lt;&gt;&lt;&lt;&gt;&lt;&gt;&lt;&lt;&gt;&lt;&lt;&gt;&lt;&gt;&lt;&lt;&gt;&lt;&lt;&gt;&lt;&gt;&lt;&lt;&gt;&lt;&lt;&gt;&lt;&gt;&lt;&lt;&gt;&lt;&lt;&gt;&lt;&gt;&lt;&lt;&gt;&lt;&gt; &lt;&lt;&gt;&lt;&lt;&gt;&lt;&gt;&lt;&lt;&gt;&lt;&lt;&gt;&lt;&gt;&lt;&lt;&gt;&lt;&lt;&gt;&lt;&gt;&lt;&lt;&gt;&lt;&lt;&gt;&lt;&gt;&lt;&lt;&gt;&lt;&gt; &lt;&lt;&gt;&lt;&lt;&gt;&lt;&gt;&lt;&lt;&gt;&lt;&lt;&gt;&lt;&gt;&lt;&lt;&gt;&lt;&lt;&gt;&lt;&gt;&lt;&lt;&gt;&lt;&lt;&gt;&lt;&gt;&lt;&lt;&gt;&lt;&gt;&lt;&lt;&gt;&lt;&lt;&gt;&lt;&gt;&lt;&lt;&gt;&lt;&lt;&gt;&lt;&gt;&lt;&lt;&gt;&lt;&lt;&gt;&lt;&gt;&lt;&lt;&gt;&lt;&gt; &lt;&lt;&gt;&lt;&lt;&gt;&lt;&gt;&lt;&lt;&gt;&lt;&lt;&gt;&lt;&gt;&lt;&lt;&gt;&lt;&lt;&gt;&lt;&gt;&lt;&lt;&gt;&lt;&gt; &lt;&lt;&gt;&lt;&lt;&gt;&lt;&gt;&lt;&lt;&gt;&lt;&lt;&gt;&lt;&gt;&lt;&lt;&gt;&lt;&lt;&gt;&lt;&gt;&lt;&lt;&gt;&lt;&gt;&lt;&lt;&gt;&lt;&lt;&gt;&lt;&gt;&lt;&lt;&gt;&lt;&lt;&gt;&lt;&gt;&lt;&lt;&gt;&lt;&lt;&gt;&lt;&gt;&lt;&lt;&gt;&lt;&gt;&lt;&lt;&gt;&lt;&lt;&gt;&lt;&gt;&lt;&lt;&gt;&lt;&lt;&gt;&lt;&gt;&lt;&lt;&gt;&lt;&gt; &lt;&lt;&gt;&lt;&lt;&gt;&lt;&gt;&lt;&lt;&gt;&lt;&lt;&gt;&lt;&gt;&lt;&lt;&gt;&lt;&lt;&gt;&lt;&gt;&lt;&lt;&gt;&lt;&gt;&lt;&lt;&gt;&lt;&lt;&gt;&lt;&gt;&lt;&lt;&gt;&lt;&lt;&gt;&lt;&gt;&lt;&lt;&gt;&lt;&gt; &lt;&lt;&gt;&lt;&lt;&gt;&lt;&gt;&lt;&lt;&gt;&lt;&lt;&gt;&lt;&gt;&lt;&lt;&gt;&lt;&lt;&gt;&lt;&gt;&lt;&lt;&gt;&lt;&gt;&lt;&lt;&gt;&lt;&lt;&gt;&lt;&gt;&lt;&lt;&gt;&lt;&lt;&gt;&lt;&gt;&lt;&lt;&gt;&lt;&gt;&lt;&lt;&gt;&lt;&lt;&gt;&lt;&gt;&lt;&lt;&gt;&lt;&lt;&gt;&lt;&gt;&lt;&lt;&gt;&lt;&gt; &lt;&lt;&gt;&lt;&lt;&gt;&lt;&gt;&lt;&lt;&gt;&lt;&lt;&gt;&lt;&gt;&lt;&lt;&gt;&lt;&gt; &lt;&lt;&gt;&lt;&lt;&gt;&lt;&gt;&lt;&lt;&gt;&lt;&lt;&gt;&lt;&gt;&lt;&lt;&gt;&lt;&gt;&lt;&lt;&gt;&lt;&lt;&gt;&lt;&gt;&lt;&lt;&gt;&lt;&lt;&gt;&lt;&gt;&lt;&lt;&gt;&lt;&gt;&lt;&lt;&gt;&lt;&lt;&gt;&lt;&gt;&lt;&lt;&gt;&lt;&lt;&gt;&lt;&gt;&lt;&lt;&gt;&lt;&gt;&lt;&lt;&gt;&lt;&lt;&gt;&lt;&gt;&lt;&lt;&gt;&lt;&gt; &lt;&lt;&gt;&lt;&lt;&gt;&lt;&gt;&lt;&lt;&gt;&lt;&lt;&gt;&lt;&gt;&lt;&lt;&gt;&lt;&gt;&lt;&lt;&gt;&lt;&lt;&gt;&lt;&gt;&lt;&lt;&gt;&lt;&lt;&gt;&lt;&gt;&lt;&lt;&gt;&lt;&gt;&lt;&lt;&gt;&lt;&lt;&gt;&lt;&gt;&lt;&lt;&gt;&lt;&gt; &lt;&lt;&gt;&lt;&lt;&gt;&lt;&gt;&lt;&lt;&gt;&lt;&lt;&gt;&lt;&gt;&lt;&lt;&gt;&lt;&gt;&lt;&lt;&gt;&lt;&lt;&gt;&lt;&gt;&lt;&lt;&gt;&lt;&lt;&gt;&lt;&gt;&lt;&lt;&gt;&lt;&gt;&lt;&lt;&gt;&lt;&lt;&gt;&lt;&gt;&lt;&lt;&gt;&lt;&gt;&lt;&lt;&gt;&lt;&lt;&gt;&lt;&gt;&lt;&lt;&gt;&lt;&lt;&gt;&lt;&gt;&lt;&lt;&gt;&lt;&gt;&lt;&lt;&gt;&lt;&lt;&gt;&lt;&gt;&lt;&lt;&gt;&lt;&gt; &lt;&lt;&gt;&lt;&lt;&gt;&lt;&gt;&lt;&lt;&gt;&lt;&lt;&gt;&lt;&gt;&lt;&lt;&gt;&lt;&gt;&lt;&lt;&gt;&lt;&lt;&gt;&lt;&gt;&lt;&lt;&gt;&lt;&gt; &lt;&lt;&gt;&lt;&lt;&gt;&lt;&gt;&lt;&lt;&gt;&lt;&lt;&gt;&lt;&gt;&lt;&lt;&gt;&lt;&gt;&lt;&lt;&gt;&lt;&lt;&gt;&lt;&gt;&lt;&lt;&gt;&lt;&gt;&lt;&lt;&gt;&lt;&lt;&gt;&lt;&gt;&lt;&lt;&gt;&lt;&lt;&gt;&lt;&gt;&lt;&lt;&gt;&lt;&gt;&lt;&lt;&gt;&lt;&lt;&gt;&lt;&gt;&lt;&lt;&gt;&lt;&gt;&lt;&lt;&gt;&lt;&lt;&gt;&lt;&gt;&lt;&lt;&gt;&lt;&gt; &lt;&lt;&gt;&lt;&lt;&gt;&lt;&gt;&lt;&lt;&gt;&lt;&lt;&gt;&lt;&gt;&lt;&lt;&gt;&lt;&gt;&lt;&lt;&gt;&lt;&lt;&gt;&lt;&gt;&lt;&lt;&gt;&lt;&gt;&lt;&lt;&gt;&lt;&lt;&gt;&lt;&gt;&lt;&lt;&gt;&lt;&gt; &lt;&lt;&gt;&lt;&lt;&gt;&lt;&gt;&lt;&lt;&gt;&lt;&lt;&gt;&lt;&gt;&lt;&lt;&gt;&lt;&gt;&lt;&lt;&gt;&lt;&lt;&gt;&lt;&gt;&lt;&lt;&gt;&lt;&gt;&lt;&lt;&gt;&lt;&lt;&gt;&lt;&gt;&lt;&lt;&gt;&lt;&gt;&lt;&lt;&gt;&lt;&lt;&gt;&lt;&gt;&lt;&lt;&gt;&lt;&gt; &lt;&lt;&gt;&lt;&lt;&gt;&lt;&gt;&lt;&lt;&gt;&lt;&gt; &lt;&lt;&gt;&lt;&lt;&gt;&lt;&gt;&lt;&lt;&gt;&lt;&gt;&lt;&lt;&gt;&lt;&lt;&gt;&lt;&gt;&lt;&lt;&gt;&lt;&gt;&lt;&lt;&gt;&lt;&lt;&gt;&lt;&gt;&lt;&lt;&gt;&lt;&gt;&lt;&lt;&gt;&lt;&lt;&gt;&lt;&gt;&lt;&lt;&gt;&lt;&gt;&lt;&lt;&gt;&lt;&gt; &lt;&lt;&gt;&lt;&lt;&gt;&lt;&gt;&lt;&lt;&gt;&lt;&gt;&lt;&lt;&gt;&lt;&lt;&gt;&lt;&gt;&lt;&lt;&gt;&lt;&gt;&lt;&lt;&gt;&lt;&lt;&gt;&lt;&gt;&lt;&lt;&gt;&lt;&gt;&lt;&lt;&gt;&lt;&gt; &lt;&lt;&gt;&lt;&lt;&gt;&lt;&gt;&lt;&lt;&gt;&lt;&gt;&lt;&lt;&gt;&lt;&lt;&gt;&lt;&gt;&lt;&lt;&gt;&lt;&gt;&lt;&lt;&gt;&lt;&lt;&gt;&lt;&gt;&lt;&lt;&gt;&lt;&gt;&lt;&lt;&gt;&lt;&gt;&lt;&lt;&gt;&lt;&lt;&gt;&lt;&gt;&lt;&lt;&gt;&lt;&gt;&lt;&lt;&gt;&lt;&lt;&gt;&lt;&gt;&lt;&lt;&gt;&lt;&gt;&lt;&lt;&gt;&lt;&gt; &lt;&lt;&gt;&lt;&lt;&gt;&lt;&gt;&lt;&lt;&gt;&lt;&gt;&lt;&lt;&gt;&lt;&lt;&gt;&lt;&gt;&lt;&lt;&gt;&lt;&gt;&lt;&lt;&gt;&lt;&gt; &lt;&lt;&gt;&lt;&lt;&gt;&lt;&gt;&lt;&lt;&gt;&lt;&gt;&lt;&lt;&gt;&lt;&lt;&gt;&lt;&gt;&lt;&lt;&gt;&lt;&gt;&lt;&lt;&gt;&lt;&gt;&lt;&lt;&gt;&lt;&lt;&gt;&lt;&gt;&lt;&lt;&gt;&lt;&gt;&lt;&lt;&gt;&lt;&lt;&gt;&lt;&gt;&lt;&lt;&gt;&lt;&gt;&lt;&lt;&gt;&lt;&gt;&lt;&lt;&gt;&lt;&lt;&gt;&lt;&gt;&lt;&lt;&gt;&lt;&gt;&lt;&lt;&gt;&lt;&gt; &lt;&lt;&gt;&lt;&lt;&gt;&lt;&gt;&lt;&lt;&gt;&lt;&gt;&lt;&lt;&gt;&lt;&lt;&gt;&lt;&gt;&lt;&lt;&gt;&lt;&gt;&lt;&lt;&gt;&lt;&gt;&lt;&lt;&gt;&lt;&lt;&gt;&lt;&gt;&lt;&lt;&gt;&lt;&gt;&lt;&lt;&gt;&lt;&gt; &lt;&lt;&gt;&lt;&lt;&gt;&lt;&gt;&lt;&lt;&gt;&lt;&gt;&lt;&lt;&gt;&lt;&lt;&gt;&lt;&gt;&lt;&lt;&gt;&lt;&gt;&lt;&lt;&gt;&lt;&gt;&lt;&lt;&gt;&lt;&lt;&gt;&lt;&gt;&lt;&lt;&gt;&lt;&gt;&lt;&lt;&gt;&lt;&gt;&lt;&lt;&gt;&lt;&lt;&gt;&lt;&gt;&lt;&lt;&gt;&lt;&gt;&lt;&lt;&gt;&lt;&gt; &lt;&lt;&gt;&lt;&lt;&gt;&lt;&gt;&lt;&lt;&gt;&lt;&gt;&lt;&lt;&gt;&lt;&gt; &lt;&lt;&gt;&lt;&lt;&gt;&lt;&gt;&lt;&lt;&gt;&lt;&gt;&lt;&lt;&gt;&lt;&gt;&lt;&lt;&gt;&lt;&lt;&gt;&lt;&gt;&lt;&lt;&gt;&lt;&gt;&lt;&lt;&gt;&lt;&gt;&lt;&lt;&gt;&lt;&lt;&gt;&lt;&gt;&lt;&lt;&gt;&lt;&gt;&lt;&lt;&gt;&lt;&gt;&lt;&lt;&gt;&lt;&gt; &lt;&lt;&gt;&lt;&lt;&gt;&lt;&gt;&lt;&lt;&gt;&lt;&gt;&lt;&lt;&gt;&lt;&gt;&lt;&lt;&gt;&lt;&lt;&gt;&lt;&gt;&lt;&lt;&gt;&lt;&gt;&lt;&lt;&gt;&lt;&gt;&lt;&lt;&gt;&lt;&gt; &lt;&lt;&gt;&lt;&lt;&gt;&lt;&gt;&lt;&lt;&gt;&lt;&gt;&lt;&lt;&gt;&lt;&gt;&lt;&lt;&gt;&lt;&lt;&gt;&lt;&gt;&lt;&lt;&gt;&lt;&gt;&lt;&lt;&gt;&lt;&gt;&lt;&lt;&gt;&lt;&gt;&lt;&lt;&gt;&lt;&lt;&gt;&lt;&gt;&lt;&lt;&gt;&lt;&gt;&lt;&lt;&gt;&lt;&gt;&lt;&lt;&gt;&lt;&gt; &lt;&lt;&gt;&lt;&lt;&gt;&lt;&gt;&lt;&lt;&gt;&lt;&gt;&lt;&lt;&gt;&lt;&gt;&lt;&lt;&gt;&lt;&gt; &lt;&lt;&gt;&lt;&lt;&gt;&lt;&gt;&lt;&lt;&gt;&lt;&gt;&lt;&lt;&gt;&lt;&gt;&lt;&lt;&gt;&lt;&gt;&lt;&lt;&gt;&lt;&lt;&gt;&lt;&gt;&lt;&lt;&gt;&lt;&gt;&lt;&lt;&gt;&lt;&gt;&lt;&lt;&gt;&lt;&gt;&lt;&lt;&gt;&lt;&gt; &lt;&lt;&gt;&lt;&lt;&gt;&lt;&gt;&lt;&lt;&gt;&lt;&gt;&lt;&lt;&gt;&lt;&gt;&lt;&lt;&gt;&lt;&gt;&lt;&lt;&gt;&lt;&gt; &lt;&lt;&gt;&lt;&lt;&gt;&lt;&gt;&lt;&lt;&gt;&lt;&gt;&lt;&lt;&gt;&lt;&gt;&lt;&lt;&gt;&lt;&gt;&lt;&lt;&gt;&lt;&gt;&lt;&lt;&gt;&lt;&gt; &lt;&lt;&gt;&lt;&gt; &lt;&lt;&gt;&lt;&gt;&lt;&lt;&gt;&lt;&gt;&lt;&lt;&gt;&lt;&gt;&lt;&lt;&gt;&lt;&gt;&lt;&lt;&gt;&lt;&gt;&lt;&lt;&gt;&lt;&gt;&lt;&gt; &lt;&lt;&gt;&lt;&gt;&lt;&lt;&gt;&lt;&gt;&lt;&lt;&gt;&lt;&gt;&lt;&lt;&gt;&lt;&gt;&lt;&lt;&gt;&lt;&gt;&lt;&gt; &lt;&lt;&gt;&lt;&gt;&lt;&lt;&gt;&lt;&gt;&lt;&lt;&gt;&lt;&gt;&lt;&lt;&gt;&lt;&gt;&lt;&lt;&gt;&lt;&gt;&lt;&gt;&lt;&lt;&gt;&lt;&gt;&lt;&lt;&gt;&lt;&gt;&lt;&lt;&gt;&lt;&gt;&lt;&lt;&gt;&lt;&gt;&lt;&gt; &lt;&lt;&gt;&lt;&gt;&lt;&lt;&gt;&lt;&gt;&lt;&lt;&gt;&lt;&gt;&lt;&lt;&gt;&lt;&gt;&lt;&gt; &lt;&lt;&gt;&lt;&gt;&lt;&lt;&gt;&lt;&gt;&lt;&lt;&gt;&lt;&gt;&lt;&lt;&gt;&lt;&gt;&lt;&gt;&lt;&lt;&gt;&lt;&gt;&lt;&lt;&gt;&lt;&gt;&lt;&lt;&gt;&lt;&gt;&lt;&lt;&gt;&lt;&gt;&lt;&gt;&lt;&lt;&gt;&lt;&gt;&lt;&lt;&gt;&lt;&gt;&lt;&lt;&gt;&lt;&gt;&lt;&gt; &lt;&lt;&gt;&lt;&gt;&lt;&lt;&gt;&lt;&gt;&lt;&lt;&gt;&lt;&gt;&lt;&lt;&gt;&lt;&gt;&lt;&gt;&lt;&lt;&gt;&lt;&gt;&lt;&lt;&gt;&lt;&gt;&lt;&lt;&gt;&lt;&gt;&lt;&gt; &lt;&lt;&gt;&lt;&gt;&lt;&lt;&gt;&lt;&gt;&lt;&lt;&gt;&lt;&gt;&lt;&lt;&gt;&lt;&gt;&lt;&gt;&lt;&lt;&gt;&lt;&gt;&lt;&lt;&gt;&lt;&gt;&lt;&lt;&gt;&lt;&gt;&lt;&gt;&lt;&lt;&gt;&lt;&gt;&lt;&lt;&gt;&lt;&gt;&lt;&lt;&gt;&lt;&gt;&lt;&gt; &lt;&lt;&gt;&lt;&gt;&lt;&lt;&gt;&lt;&gt;&lt;&lt;&gt;&lt;&gt;&lt;&gt; &lt;&lt;&gt;&lt;&gt;&lt;&lt;&gt;&lt;&gt;&lt;&lt;&gt;&lt;&gt;&lt;&gt;&lt;&lt;&gt;&lt;&gt;&lt;&lt;&gt;&lt;&gt;&lt;&lt;&gt;&lt;&gt;&lt;&gt;&lt;&lt;&gt;&lt;&gt;&lt;&lt;&gt;&lt;&gt;&lt;&lt;&gt;&lt;&gt;&lt;&gt;&lt;&lt;&gt;&lt;&gt;&lt;&lt;&gt;&lt;&gt;&lt;&gt; &lt;&lt;&gt;&lt;&gt;&lt;&lt;&gt;&lt;&gt;&lt;&lt;&gt;&lt;&gt;&lt;&gt;&lt;&lt;&gt;&lt;&gt;&lt;&lt;&gt;&lt;&gt;&lt;&lt;&gt;&lt;&gt;&lt;&gt;&lt;&lt;&gt;&lt;&gt;&lt;&lt;&gt;&lt;&gt;&lt;&gt; &lt;&lt;&gt;&lt;&gt;&lt;&lt;&gt;&lt;&gt;&lt;&lt;&gt;&lt;&gt;&lt;&gt;&lt;&lt;&gt;&lt;&gt;&lt;&lt;&gt;&lt;&gt;&lt;&lt;&gt;&lt;&gt;&lt;&gt;&lt;&lt;&gt;&lt;&gt;&lt;&lt;&gt;&lt;&gt;&lt;&gt;&lt;&lt;&gt;&lt;&gt;&lt;&lt;&gt;&lt;&gt;&lt;&lt;&gt;&lt;&gt;&lt;&gt;&lt;&lt;&gt;&lt;&gt;&lt;&lt;&gt;&lt;&gt;&lt;&gt; &lt;&lt;&gt;&lt;&gt;&lt;&lt;&gt;&lt;&gt;&lt;&lt;&gt;&lt;&gt;&lt;&gt;&lt;&lt;&gt;&lt;&gt;&lt;&lt;&gt;&lt;&gt;&lt;&gt; &lt;&lt;&gt;&lt;&gt;&lt;&lt;&gt;&lt;&gt;&lt;&lt;&gt;&lt;&gt;&lt;&gt;&lt;&lt;&gt;&lt;&gt;&lt;&lt;&gt;&lt;&gt;&lt;&gt;&lt;&lt;&gt;&lt;&gt;&lt;&lt;&gt;&lt;&gt;&lt;&lt;&gt;&lt;&gt;&lt;&gt;&lt;&lt;&gt;&lt;&gt;&lt;&lt;&gt;&lt;&gt;&lt;&gt;&lt;&lt;&gt;&lt;&gt;&lt;&lt;&gt;&lt;&gt;&lt;&gt; &lt;&lt;&gt;&lt;&gt;&lt;&lt;&gt;&lt;&gt;&lt;&lt;&gt;&lt;&gt;&lt;&gt;&lt;&lt;&gt;&lt;&gt;&lt;&lt;&gt;&lt;&gt;&lt;&gt;&lt;&lt;&gt;&lt;&gt;&lt;&lt;&gt;&lt;&gt;&lt;&gt; &lt;&lt;&gt;&lt;&gt;&lt;&lt;&gt;&lt;&gt;&lt;&lt;&gt;&lt;&gt;&lt;&gt;&lt;&lt;&gt;&lt;&gt;&lt;&lt;&gt;&lt;&gt;&lt;&gt;&lt;&lt;&gt;&lt;&gt;&lt;&lt;&gt;&lt;&gt;&lt;&gt;&lt;&lt;&gt;&lt;&gt;&lt;&lt;&gt;&lt;&gt;&lt;&gt; &lt;&lt;&gt;&lt;&gt;&lt;&lt;&gt;&lt;&gt;&lt;&gt; &lt;&lt;&gt;&lt;&gt;&lt;&lt;&gt;&lt;&gt;&lt;&gt;&lt;&lt;&gt;&lt;&gt;&lt;&lt;&gt;&lt;&gt;&lt;&gt;&lt;&lt;&gt;&lt;&gt;&lt;&lt;&gt;&lt;&gt;&lt;&gt;&lt;&lt;&gt;&lt;&gt;&lt;&lt;&gt;&lt;&gt;&lt;&gt;&lt;&lt;&gt;&lt;&gt;&lt;&gt; &lt;&lt;&gt;&lt;&gt;&lt;&lt;&gt;&lt;&gt;&lt;&gt;&lt;&lt;&gt;&lt;&gt;&lt;&lt;&gt;&lt;&gt;&lt;&gt;&lt;&lt;&gt;&lt;&gt;&lt;&lt;&gt;&lt;&gt;&lt;&gt;&lt;&lt;&gt;&lt;&gt;&lt;&gt; &lt;&lt;&gt;&lt;&gt;&lt;&lt;&gt;&lt;&gt;&lt;&gt;&lt;&lt;&gt;&lt;&gt;&lt;&lt;&gt;&lt;&gt;&lt;&gt;&lt;&lt;&gt;&lt;&gt;&lt;&lt;&gt;&lt;&gt;&lt;&gt;&lt;&lt;&gt;&lt;&gt;&lt;&gt;&lt;&lt;&gt;&lt;&gt;&lt;&lt;&gt;&lt;&gt;&lt;&gt;&lt;&lt;&gt;&lt;&gt;&lt;&lt;&gt;&lt;&gt;&lt;&gt;&lt;&lt;&gt;&lt;&gt;&lt;&gt; &lt;&lt;&gt;&lt;&gt;&lt;&lt;&gt;&lt;&gt;&lt;&gt;&lt;&lt;&gt;&lt;&gt;&lt;&lt;&gt;&lt;&gt;&lt;&gt;&lt;&lt;&gt;&lt;&gt;&lt;&gt; &lt;&lt;&gt;&lt;&gt;&lt;&lt;&gt;&lt;&gt;&lt;&gt;&lt;&lt;&gt;&lt;&gt;&lt;&lt;&gt;&lt;&gt;&lt;&gt;&lt;&lt;&gt;&lt;&gt;&lt;&gt;&lt;&lt;&gt;&lt;&gt;&lt;&lt;&gt;&lt;&gt;&lt;&gt;&lt;&lt;&gt;&lt;&gt;&lt;&lt;&gt;&lt;&gt;&lt;&gt;&lt;&lt;&gt;&lt;&gt;&lt;&gt;&lt;&lt;&gt;&lt;&gt;&lt;&lt;&gt;&lt;&gt;&lt;&gt;&lt;&lt;&gt;&lt;&gt;&lt;&gt; &lt;&lt;&gt;&lt;&gt;&lt;&lt;&gt;&lt;&gt;&lt;&gt;&lt;&lt;&gt;&lt;&gt;&lt;&lt;&gt;&lt;&gt;&lt;&gt;&lt;&lt;&gt;&lt;&gt;&lt;&gt;&lt;&lt;&gt;&lt;&gt;&lt;&lt;&gt;&lt;&gt;&lt;&gt;&lt;&lt;&gt;&lt;&gt;&lt;&gt; &lt;&lt;&gt;&lt;&gt;&lt;&lt;&gt;&lt;&gt;&lt;&gt;&lt;&lt;&gt;&lt;&gt;&lt;&lt;&gt;&lt;&gt;&lt;&gt;&lt;&lt;&gt;&lt;&gt;&lt;&gt;&lt;&lt;&gt;&lt;&gt;&lt;&lt;&gt;&lt;&gt;&lt;&gt;&lt;&lt;&gt;&lt;&gt;&lt;&gt;&lt;&lt;&gt;&lt;&gt;&lt;&lt;&gt;&lt;&gt;&lt;&gt;&lt;&lt;&gt;&lt;&gt;&lt;&gt; &lt;&lt;&gt;&lt;&gt;&lt;&lt;&gt;&lt;&gt;&lt;&gt;&lt;&lt;&gt;&lt;&gt;&lt;&gt; &lt;&lt;&gt;&lt;&gt;&lt;&lt;&gt;&lt;&gt;&lt;&gt;&lt;&lt;&gt;&lt;&gt;&lt;&gt;&lt;&lt;&gt;&lt;&gt;&lt;&lt;&gt;&lt;&gt;&lt;&gt;&lt;&lt;&gt;&lt;&gt;&lt;&gt;&lt;&lt;&gt;&lt;&gt;&lt;&lt;&gt;&lt;&gt;&lt;&gt;&lt;&lt;&gt;&lt;&gt;&lt;&gt;&lt;&lt;&gt;&lt;&gt;&lt;&gt; &lt;&lt;&gt;&lt;&gt;&lt;&lt;&gt;&lt;&gt;&lt;&gt;&lt;&lt;&gt;&lt;&gt;&lt;&gt;&lt;&lt;&gt;&lt;&gt;&lt;&lt;&gt;&lt;&gt;&lt;&gt;&lt;&lt;&gt;&lt;&gt;&lt;&gt;&lt;&lt;&gt;&lt;&gt;&lt;&gt; &lt;&lt;&gt;&lt;&gt;&lt;&lt;&gt;&lt;&gt;&lt;&gt;&lt;&lt;&gt;&lt;&gt;&lt;&gt;&lt;&lt;&gt;&lt;&gt;&lt;&lt;&gt;&lt;&gt;&lt;&gt;&lt;&lt;&gt;&lt;&gt;&lt;&gt;&lt;&lt;&gt;&lt;&gt;&lt;&gt;&lt;&lt;&gt;&lt;&gt;&lt;&lt;&gt;&lt;&gt;&lt;&gt;&lt;&lt;&gt;&lt;&gt;&lt;&gt;&lt;&lt;&gt;&lt;&gt;&lt;&gt; &lt;&lt;&gt;&lt;&gt;&lt;&lt;&gt;&lt;&gt;&lt;&gt;&lt;&lt;&gt;&lt;&gt;&lt;&gt;&lt;&lt;&gt;&lt;&gt;&lt;&gt; &lt;&lt;&gt;&lt;&gt;&lt;&lt;&gt;&lt;&gt;&lt;&gt;&lt;&lt;&gt;&lt;&gt;&lt;&gt;&lt;&lt;&gt;&lt;&gt;&lt;&gt;&lt;&lt;&gt;&lt;&gt;&lt;&lt;&gt;&lt;&gt;&lt;&gt;&lt;&lt;&gt;&lt;&gt;&lt;&gt;&lt;&lt;&gt;&lt;&gt;&lt;&gt;&lt;&lt;&gt;&lt;&gt;&lt;&gt; &lt;&lt;&gt;&lt;&gt;&lt;&lt;&gt;&lt;&gt;&lt;&gt;&lt;&lt;&gt;&lt;&gt;&lt;&gt;&lt;&lt;&gt;&lt;&gt;&lt;&gt;&lt;&lt;&gt;&lt;&gt;&lt;&gt; &lt;&lt;&gt;&lt;&gt;&lt;&lt;&gt;&lt;&gt;&lt;&gt;&lt;&lt;&gt;&lt;&gt;&lt;&gt;&lt;&lt;&gt;&lt;&gt;&lt;&gt;&lt;&lt;&gt;&lt;&gt;&lt;&gt;&lt;&lt;&gt;&lt;&gt;&lt;&gt; &lt;&lt;&gt;&lt;&gt;&lt;&gt; &lt;&lt;&gt;&lt;&gt;&lt;&gt;&lt;&lt;&gt;&lt;&gt;&lt;&gt;&lt;&lt;&gt;&lt;&gt;&lt;&gt;&lt;&lt;&gt;&lt;&gt;&lt;&gt;&lt;&lt;&gt;&lt;&gt;&lt;&gt;&lt;&gt; &lt;&lt;&gt;&lt;&gt;&lt;&gt;&lt;&lt;&gt;&lt;&gt;&lt;&gt;&lt;&lt;&gt;&lt;&gt;&lt;&gt;&lt;&lt;&gt;&lt;&gt;&lt;&gt;&lt;&gt; &lt;&lt;&gt;&lt;&gt;&lt;&gt;&lt;&lt;&gt;&lt;&gt;&lt;&gt;&lt;&lt;&gt;&lt;&gt;&lt;&gt;&lt;&lt;&gt;&lt;&gt;&lt;&gt;&lt;&gt;&lt;&lt;&gt;&lt;&gt;&lt;&gt;&lt;&lt;&gt;&lt;&gt;&lt;&gt;&lt;&lt;&gt;&lt;&gt;&lt;&gt;&lt;&gt; &lt;&lt;&gt;&lt;&gt;&lt;&gt;&lt;&lt;&gt;&lt;&gt;&lt;&gt;&lt;&lt;&gt;&lt;&gt;&lt;&gt;&lt;&gt; &lt;&lt;&gt;&lt;&gt;&lt;&gt;&lt;&lt;&gt;&lt;&gt;&lt;&gt;&lt;&lt;&gt;&lt;&gt;&lt;&gt;&lt;&gt;&lt;&lt;&gt;&lt;&gt;&lt;&gt;&lt;&lt;&gt;&lt;&gt;&lt;&gt;&lt;&lt;&gt;&lt;&gt;&lt;&gt;&lt;&gt;&lt;&lt;&gt;&lt;&gt;&lt;&gt;&lt;&lt;&gt;&lt;&gt;&lt;&gt;&lt;&gt; &lt;&lt;&gt;&lt;&gt;&lt;&gt;&lt;&lt;&gt;&lt;&gt;&lt;&gt;&lt;&lt;&gt;&lt;&gt;&lt;&gt;&lt;&gt;&lt;&lt;&gt;&lt;&gt;&lt;&gt;&lt;&lt;&gt;&lt;&gt;&lt;&gt;&lt;&gt; &lt;&lt;&gt;&lt;&gt;&lt;&gt;&lt;&lt;&gt;&lt;&gt;&lt;&gt;&lt;&lt;&gt;&lt;&gt;&lt;&gt;&lt;&gt;&lt;&lt;&gt;&lt;&gt;&lt;&gt;&lt;&lt;&gt;&lt;&gt;&lt;&gt;&lt;&gt;&lt;&lt;&gt;&lt;&gt;&lt;&gt;&lt;&lt;&gt;&lt;&gt;&lt;&gt;&lt;&gt; &lt;&lt;&gt;&lt;&gt;&lt;&gt;&lt;&lt;&gt;&lt;&gt;&lt;&gt;&lt;&gt; &lt;&lt;&gt;&lt;&gt;&lt;&gt;&lt;&lt;&gt;&lt;&gt;&lt;&gt;&lt;&gt;&lt;&lt;&gt;&lt;&gt;&lt;&gt;&lt;&lt;&gt;&lt;&gt;&lt;&gt;&lt;&gt;&lt;&lt;&gt;&lt;&gt;&lt;&gt;&lt;&lt;&gt;&lt;&gt;&lt;&gt;&lt;&gt;&lt;&lt;&gt;&lt;&gt;&lt;&gt;&lt;&gt; &lt;&lt;&gt;&lt;&gt;&lt;&gt;&lt;&lt;&gt;&lt;&gt;&lt;&gt;&lt;&gt;&lt;&lt;&gt;&lt;&gt;&lt;&gt;&lt;&lt;&gt;&lt;&gt;&lt;&gt;&lt;&gt;&lt;&lt;&gt;&lt;&gt;&lt;&gt;&lt;&gt; &lt;&lt;&gt;&lt;&gt;&lt;&gt;&lt;&lt;&gt;&lt;&gt;&lt;&gt;&lt;&gt;&lt;&lt;&gt;&lt;&gt;&lt;&gt;&lt;&lt;&gt;&lt;&gt;&lt;&gt;&lt;&gt;&lt;&lt;&gt;&lt;&gt;&lt;&gt;&lt;&gt;&lt;&lt;&gt;&lt;&gt;&lt;&gt;&lt;&lt;&gt;&lt;&gt;&lt;&gt;&lt;&gt;&lt;&lt;&gt;&lt;&gt;&lt;&gt;&lt;&gt; &lt;&lt;&gt;&lt;&gt;&lt;&gt;&lt;&lt;&gt;&lt;&gt;&lt;&gt;&lt;&gt;&lt;&lt;&gt;&lt;&gt;&lt;&gt;&lt;&gt; &lt;&lt;&gt;&lt;&gt;&lt;&gt;&lt;&lt;&gt;&lt;&gt;&lt;&gt;&lt;&gt;&lt;&lt;&gt;&lt;&gt;&lt;&gt;&lt;&gt;&lt;&lt;&gt;&lt;&gt;&lt;&gt;&lt;&lt;&gt;&lt;&gt;&lt;&gt;&lt;&gt;&lt;&lt;&gt;&lt;&gt;&lt;&gt;&lt;&gt;&lt;&lt;&gt;&lt;&gt;&lt;&gt;&lt;&gt; &lt;&lt;&gt;&lt;&gt;&lt;&gt;&lt;&lt;&gt;&lt;&gt;&lt;&gt;&lt;&gt;&lt;&lt;&gt;&lt;&gt;&lt;&gt;&lt;&gt;&lt;&lt;&gt;&lt;&gt;&lt;&gt;&lt;&gt; &lt;&lt;&gt;&lt;&gt;&lt;&gt;&lt;&lt;&gt;&lt;&gt;&lt;&gt;&lt;&gt;&lt;&lt;&gt;&lt;&gt;&lt;&gt;&lt;&gt;&lt;&lt;&gt;&lt;&gt;&lt;&gt;&lt;&gt;&lt;&lt;&gt;&lt;&gt;&lt;&gt;&lt;&gt; &lt;&lt;&gt;&lt;&gt;&lt;&gt;&lt;&gt; &lt;&lt;&gt;&lt;&gt;&lt;&gt;&lt;&gt;&lt;&lt;&gt;&lt;&gt;&lt;&gt;&lt;&gt;&lt;&lt;&gt;&lt;&gt;&lt;&gt;&lt;&gt;&lt;&lt;&gt;&lt;&gt;&lt;&gt;&lt;&gt;&lt;&gt; &lt;&lt;&gt;&lt;&gt;&lt;&gt;&lt;&gt;&lt;&lt;&gt;&lt;&gt;&lt;&gt;&lt;&gt;&lt;&lt;&gt;&lt;&gt;&lt;&gt;&lt;&gt;&lt;&gt; &lt;&lt;&gt;&lt;&gt;&lt;&gt;&lt;&gt;&lt;&lt;&gt;&lt;&gt;&lt;&gt;&lt;&gt;&lt;&lt;&gt;&lt;&gt;&lt;&gt;&lt;&gt;&lt;&gt;&lt;&lt;&gt;&lt;&gt;&lt;&gt;&lt;&gt;&lt;&lt;&gt;&lt;&gt;&lt;&gt;&lt;&gt;&lt;&gt; &lt;&lt;&gt;&lt;&gt;&lt;&gt;&lt;&gt;&lt;&lt;&gt;&lt;&gt;&lt;&gt;&lt;&gt;&lt;&gt; &lt;&lt;&gt;&lt;&gt;&lt;&gt;&lt;&gt;&lt;&lt;&gt;&lt;&gt;&lt;&gt;&lt;&gt;&lt;&gt;&lt;&lt;&gt;&lt;&gt;&lt;&gt;&lt;&gt;&lt;&lt;&gt;&lt;&gt;&lt;&gt;&lt;&gt;&lt;&gt;&lt;&lt;&gt;&lt;&gt;&lt;&gt;&lt;&gt;&lt;&gt; &lt;&lt;&gt;&lt;&gt;&lt;&gt;&lt;&gt;&lt;&lt;&gt;&lt;&gt;&lt;&gt;&lt;&gt;&lt;&gt;&lt;&lt;&gt;&lt;&gt;&lt;&gt;&lt;&gt;&lt;&gt; &lt;&lt;&gt;&lt;&gt;&lt;&gt;&lt;&gt;&lt;&lt;&gt;&lt;&gt;&lt;&gt;&lt;&gt;&lt;&gt;&lt;&lt;&gt;&lt;&gt;&lt;&gt;&lt;&gt;&lt;&gt;&lt;&lt;&gt;&lt;&gt;&lt;&gt;&lt;&gt;&lt;&gt; &lt;&lt;&gt;&lt;&gt;&lt;&gt;&lt;&gt;&lt;&gt; &lt;&lt;&gt;&lt;&gt;&lt;&gt;&lt;&gt;&lt;&gt;&lt;&lt;&gt;&lt;&gt;&lt;&gt;&lt;&gt;&lt;&gt;&lt;&lt;&gt;&lt;&gt;&lt;&gt;&lt;&gt;&lt;&gt;&lt;&gt; &lt;&lt;&gt;&lt;&gt;&lt;&gt;&lt;&gt;&lt;&gt;&lt;&lt;&gt;&lt;&gt;&lt;&gt;&lt;&gt;&lt;&gt;&lt;&gt; &lt;&lt;&gt;&lt;&gt;&lt;&gt;&lt;&gt;&lt;&gt;&lt;&lt;&gt;&lt;&gt;&lt;&gt;&lt;&gt;&lt;&gt;&lt;&gt;&lt;&lt;&gt;&lt;&gt;&lt;&gt;&lt;&gt;&lt;&gt;&lt;&gt; &lt;&lt;&gt;&lt;&gt;&lt;&gt;&lt;&gt;&lt;&gt;&lt;&gt; &lt;&lt;&gt;&lt;&gt;&lt;&gt;&lt;&gt;&lt;&gt;&lt;&gt;&lt;&lt;&gt;&lt;&gt;&lt;&gt;&lt;&gt;&lt;&gt;&lt;&gt;&lt;&gt; &lt;&lt;&gt;&lt;&gt;&lt;&gt;&lt;&gt;&lt;&gt;&lt;&gt;&lt;&gt; &lt;&lt;&gt;&lt;&gt;&lt;&gt;&lt;&gt;&lt;&gt;&lt;&gt;&lt;&gt;&lt;&gt; &lt;&gt; &lt;&gt;&lt;&gt;&lt;&gt;&lt;&gt;&lt;&gt;&lt;&gt;&lt;&gt;&lt;&gt;&gt; &lt;&gt;&lt;&gt;&lt;&gt;&lt;&gt;&lt;&gt;&lt;&gt;&lt;&gt;&gt; &lt;&gt;&lt;&gt;&lt;&gt;&lt;&gt;&lt;&gt;&lt;&gt;&lt;&gt;&gt;&lt;&gt;&lt;&gt;&lt;&gt;&lt;&gt;&lt;&gt;&lt;&gt;&gt; &lt;&gt;&lt;&gt;&lt;&gt;&lt;&gt;&lt;&gt;&lt;&gt;&gt; &lt;&gt;&lt;&gt;&lt;&gt;&lt;&gt;&lt;&gt;&lt;&gt;&gt;&lt;&gt;&lt;&gt;&lt;&gt;&lt;&gt;&lt;&gt;&lt;&gt;&gt;&lt;&gt;&lt;&gt;&lt;&gt;&lt;&gt;&lt;&gt;&gt; &lt;&gt;&lt;&gt;&lt;&gt;&lt;&gt;&lt;&gt;&lt;&gt;&gt;&lt;&gt;&lt;&gt;&lt;&gt;&lt;&gt;&lt;&gt;&gt; &lt;&gt;&lt;&gt;&lt;&gt;&lt;&gt;&lt;&gt;&lt;&gt;&gt;&lt;&gt;&lt;&gt;&lt;&gt;&lt;&gt;&lt;&gt;&gt;&lt;&gt;&lt;&gt;&lt;&gt;&lt;&gt;&lt;&gt;&gt; &lt;&gt;&lt;&gt;&lt;&gt;&lt;&gt;&lt;&gt;&gt; &lt;&gt;&lt;&gt;&lt;&gt;&lt;&gt;&lt;&gt;&gt;&lt;&gt;&lt;&gt;&lt;&gt;&lt;&gt;&lt;&gt;&gt;&lt;&gt;&lt;&gt;&lt;&gt;&lt;&gt;&lt;&gt;&gt;&lt;&gt;&lt;&gt;&lt;&gt;&lt;&gt;&gt; &lt;&gt;&lt;&gt;&lt;&gt;&lt;&gt;&lt;&gt;&gt;&lt;&gt;&lt;&gt;&lt;&gt;&lt;&gt;&lt;&gt;&gt;&lt;&gt;&lt;&gt;&lt;&gt;&lt;&gt;&gt; &lt;&gt;&lt;&gt;&lt;&gt;&lt;&gt;&lt;&gt;&gt;&lt;&gt;&lt;&gt;&lt;&gt;&lt;&gt;&lt;&gt;&gt;&lt;&gt;&lt;&gt;&lt;&gt;&lt;&gt;&gt;&lt;&gt;&lt;&gt;&lt;&gt;&lt;&gt;&lt;&gt;&gt;&lt;&gt;&lt;&gt;&lt;&gt;&lt;&gt;&gt; &lt;&gt;&lt;&gt;&lt;&gt;&lt;&gt;&lt;&gt;&gt;&lt;&gt;&lt;&gt;&lt;&gt;&lt;&gt;&gt; &lt;&gt;&lt;&gt;&lt;&gt;&lt;&gt;&lt;&gt;&gt;&lt;&gt;&lt;&gt;&lt;&gt;&lt;&gt;&gt;&lt;&gt;&lt;&gt;&lt;&gt;&lt;&gt;&lt;&gt;&gt;&lt;&gt;&lt;&gt;&lt;&gt;&lt;&gt;&gt;&lt;&gt;&lt;&gt;&lt;&gt;&lt;&gt;&gt; &lt;&gt;&lt;&gt;&lt;&gt;&lt;&gt;&lt;&gt;&gt;&lt;&gt;&lt;&gt;&lt;&gt;&lt;&gt;&gt;&lt;&gt;&lt;&gt;&lt;&gt;&lt;&gt;&gt; &lt;&gt;&lt;&gt;&lt;&gt;&lt;&gt;&lt;&gt;&gt;&lt;&gt;&lt;&gt;&lt;&gt;&lt;&gt;&gt;&lt;&gt;&lt;&gt;&lt;&gt;&lt;&gt;&gt;&lt;&gt;&lt;&gt;&lt;&gt;&lt;&gt;&gt; &lt;&gt;&lt;&gt;&lt;&gt;&lt;&gt;&gt; &lt;&gt;&lt;&gt;&lt;&gt;&lt;&gt;&gt;&lt;&gt;&lt;&gt;&lt;&gt;&lt;&gt;&gt;&lt;&gt;&lt;&gt;&lt;&gt;&lt;&gt;&gt;&lt;&gt;&lt;&gt;&lt;&gt;&lt;&gt;&gt;&lt;&gt;&lt;&gt;&lt;&gt;&gt; &lt;&gt;&lt;&gt;&lt;&gt;&lt;&gt;&gt;&lt;&gt;&lt;&gt;&lt;&gt;&lt;&gt;&gt;&lt;&gt;&lt;&gt;&lt;&gt;&lt;&gt;&gt;&lt;&gt;&lt;&gt;&lt;&gt;&gt; &lt;&gt;&lt;&gt;&lt;&gt;&lt;&gt;&gt;&lt;&gt;&lt;&gt;&lt;&gt;&lt;&gt;&gt;&lt;&gt;&lt;&gt;&lt;&gt;&lt;&gt;&gt;&lt;&gt;&lt;&gt;&lt;&gt;&gt;&lt;&gt;&lt;&gt;&lt;&gt;&lt;&gt;&gt;&lt;&gt;&lt;&gt;&lt;&gt;&lt;&gt;&gt;&lt;&gt;&lt;&gt;&lt;&gt;&gt; &lt;&gt;&lt;&gt;&lt;&gt;&lt;&gt;&gt;&lt;&gt;&lt;&gt;&lt;&gt;&lt;&gt;&gt;&lt;&gt;&lt;&gt;&lt;&gt;&gt; &lt;&gt;&lt;&gt;&lt;&gt;&lt;&gt;&gt;&lt;&gt;&lt;&gt;&lt;&gt;&lt;&gt;&gt;&lt;&gt;&lt;&gt;&lt;&gt;&gt;&lt;&gt;&lt;&gt;&lt;&gt;&lt;&gt;&gt;&lt;&gt;&lt;&gt;&lt;&gt;&lt;&gt;&gt;&lt;&gt;&lt;&gt;&lt;&gt;&gt;&lt;&gt;&lt;&gt;&lt;&gt;&lt;&gt;&gt;&lt;&gt;&lt;&gt;&lt;&gt;&gt; &lt;&gt;&lt;&gt;&lt;&gt;&lt;&gt;&gt;&lt;&gt;&lt;&gt;&lt;&gt;&lt;&gt;&gt;&lt;&gt;&lt;&gt;&lt;&gt;&gt;&lt;&gt;&lt;&gt;&lt;&gt;&lt;&gt;&gt;&lt;&gt;&lt;&gt;&lt;&gt;&gt; &lt;&gt;&lt;&gt;&lt;&gt;&lt;&gt;&gt;&lt;&gt;&lt;&gt;&lt;&gt;&lt;&gt;&gt;&lt;&gt;&lt;&gt;&lt;&gt;&gt;&lt;&gt;&lt;&gt;&lt;&gt;&lt;&gt;&gt;&lt;&gt;&lt;&gt;&lt;&gt;&gt;&lt;&gt;&lt;&gt;&lt;&gt;&lt;&gt;&gt;&lt;&gt;&lt;&gt;&lt;&gt;&gt; &lt;&gt;&lt;&gt;&lt;&gt;&lt;&gt;&gt;&lt;&gt;&lt;&gt;&lt;&gt;&gt; &lt;&gt;&lt;&gt;&lt;&gt;&lt;&gt;&gt;&lt;&gt;&lt;&gt;&lt;&gt;&gt;&lt;&gt;&lt;&gt;&lt;&gt;&lt;&gt;&gt;&lt;&gt;&lt;&gt;&lt;&gt;&gt;&lt;&gt;&lt;&gt;&lt;&gt;&lt;&gt;&gt;&lt;&gt;&lt;&gt;&lt;&gt;&gt;&lt;&gt;&lt;&gt;&lt;&gt;&gt; &lt;&gt;&lt;&gt;&lt;&gt;&lt;&gt;&gt;&lt;&gt;&lt;&gt;&lt;&gt;&gt;&lt;&gt;&lt;&gt;&lt;&gt;&lt;&gt;&gt;&lt;&gt;&lt;&gt;&lt;&gt;&gt;&lt;&gt;&lt;&gt;&lt;&gt;&gt; &lt;&gt;&lt;&gt;&lt;&gt;&lt;&gt;&gt;&lt;&gt;&lt;&gt;&lt;&gt;&gt;&lt;&gt;&lt;&gt;&lt;&gt;&lt;&gt;&gt;&lt;&gt;&lt;&gt;&lt;&gt;&gt;&lt;&gt;&lt;&gt;&lt;&gt;&gt;&lt;&gt;&lt;&gt;&lt;&gt;&lt;&gt;&gt;&lt;&gt;&lt;&gt;&lt;&gt;&gt;&lt;&gt;&lt;&gt;&lt;&gt;&gt; &lt;&gt;&lt;&gt;&lt;&gt;&lt;&gt;&gt;&lt;&gt;&lt;&gt;&lt;&gt;&gt;&lt;&gt;&lt;&gt;&lt;&gt;&gt; &lt;&gt;&lt;&gt;&lt;&gt;&lt;&gt;&gt;&lt;&gt;&lt;&gt;&lt;&gt;&gt;&lt;&gt;&lt;&gt;&lt;&gt;&gt;&lt;&gt;&lt;&gt;&lt;&gt;&lt;&gt;&gt;&lt;&gt;&lt;&gt;&lt;&gt;&gt;&lt;&gt;&lt;&gt;&lt;&gt;&gt;&lt;&gt;&lt;&gt;&lt;&gt;&gt; &lt;&gt;&lt;&gt;&lt;&gt;&lt;&gt;&gt;&lt;&gt;&lt;&gt;&lt;&gt;&gt;&lt;&gt;&lt;&gt;&lt;&gt;&gt;&lt;&gt;&lt;&gt;&lt;&gt;&gt; &lt;&gt;&lt;&gt;&lt;&gt;&lt;&gt;&gt;&lt;&gt;&lt;&gt;&lt;&gt;&gt;&lt;&gt;&lt;&gt;&lt;&gt;&gt;&lt;&gt;&lt;&gt;&lt;&gt;&gt;&lt;&gt;&lt;&gt;&lt;&gt;&gt; &lt;&gt;&lt;&gt;&lt;&gt;&gt; &lt;&gt;&lt;&gt;&lt;&gt;&gt;&lt;&gt;&lt;&gt;&lt;&gt;&gt;&lt;&gt;&lt;&gt;&lt;&gt;&gt;&lt;&gt;&lt;&gt;&lt;&gt;&gt;&lt;&gt;&lt;&gt;&lt;&gt;&gt;&lt;&gt;&lt;&gt;&gt; &lt;&gt;&lt;&gt;&lt;&gt;&gt;&lt;&gt;&lt;&gt;&lt;&gt;&gt;&lt;&gt;&lt;&gt;&lt;&gt;&gt;&lt;&gt;&lt;&gt;&lt;&gt;&gt;&lt;&gt;&lt;&gt;&gt; &lt;&gt;&lt;&gt;&lt;&gt;&gt;&lt;&gt;&lt;&gt;&lt;&gt;&gt;&lt;&gt;&lt;&gt;&lt;&gt;&gt;&lt;&gt;&lt;&gt;&lt;&gt;&gt;&lt;&gt;&lt;&gt;&gt;&lt;&gt;&lt;&gt;&lt;&gt;&gt;&lt;&gt;&lt;&gt;&lt;&gt;&gt;&lt;&gt;&lt;&gt;&lt;&gt;&gt;&lt;&gt;&lt;&gt;&gt; &lt;&gt;&lt;&gt;&lt;&gt;&gt;&lt;&gt;&lt;&gt;&lt;&gt;&gt;&lt;&gt;&lt;&gt;&lt;&gt;&gt;&lt;&gt;&lt;&gt;&gt; &lt;&gt;&lt;&gt;&lt;&gt;&gt;&lt;&gt;&lt;&gt;&lt;&gt;&gt;&lt;&gt;&lt;&gt;&lt;&gt;&gt;&lt;&gt;&lt;&gt;&gt;&lt;&gt;&lt;&gt;&lt;&gt;&gt;&lt;&gt;&lt;&gt;&lt;&gt;&gt;&lt;&gt;&lt;&gt;&lt;&gt;&gt;&lt;&gt;&lt;&gt;&gt;&lt;&gt;&lt;&gt;&lt;&gt;&gt;&lt;&gt;&lt;&gt;&lt;&gt;&gt;&lt;&gt;&lt;&gt;&gt; &lt;&gt;&lt;&gt;&lt;&gt;&gt;&lt;&gt;&lt;&gt;&lt;&gt;&gt;&lt;&gt;&lt;&gt;&lt;&gt;&gt;&lt;&gt;&lt;&gt;&gt;&lt;&gt;&lt;&gt;&lt;&gt;&gt;&lt;&gt;&lt;&gt;&lt;&gt;&gt;&lt;&gt;&lt;&gt;&gt; &lt;&gt;&lt;&gt;&lt;&gt;&gt;&lt;&gt;&lt;&gt;&lt;&gt;&gt;&lt;&gt;&lt;&gt;&lt;&gt;&gt;&lt;&gt;&lt;&gt;&gt;&lt;&gt;&lt;&gt;&lt;&gt;&gt;&lt;&gt;&lt;&gt;&lt;&gt;&gt;&lt;&gt;&lt;&gt;&gt;&lt;&gt;&lt;&gt;&lt;&gt;&gt;&lt;&gt;&lt;&gt;&lt;&gt;&gt;&lt;&gt;&lt;&gt;&gt; &lt;&gt;&lt;&gt;&lt;&gt;&gt;&lt;&gt;&lt;&gt;&lt;&gt;&gt;&lt;&gt;&lt;&gt;&gt; &lt;&gt;&lt;&gt;&lt;&gt;&gt;&lt;&gt;&lt;&gt;&lt;&gt;&gt;&lt;&gt;&lt;&gt;&gt;&lt;&gt;&lt;&gt;&lt;&gt;&gt;&lt;&gt;&lt;&gt;&lt;&gt;&gt;&lt;&gt;&lt;&gt;&gt;&lt;&gt;&lt;&gt;&lt;&gt;&gt;&lt;&gt;&lt;&gt;&lt;&gt;&gt;&lt;&gt;&lt;&gt;&gt;&lt;&gt;&lt;&gt;&lt;&gt;&gt;&lt;&gt;&lt;&gt;&gt; &lt;&gt;&lt;&gt;&lt;&gt;&gt;&lt;&gt;&lt;&gt;&lt;&gt;&gt;&lt;&gt;&lt;&gt;&gt;&lt;&gt;&lt;&gt;&lt;&gt;&gt;&lt;&gt;&lt;&gt;&lt;&gt;&gt;&lt;&gt;&lt;&gt;&gt;&lt;&gt;&lt;&gt;&lt;&gt;&gt;&lt;&gt;&lt;&gt;&gt; &lt;&gt;&lt;&gt;&lt;&gt;&gt;&lt;&gt;&lt;&gt;&lt;&gt;&gt;&lt;&gt;&lt;&gt;&gt;&lt;&gt;&lt;&gt;&lt;&gt;&gt;&lt;&gt;&lt;&gt;&lt;&gt;&gt;&lt;&gt;&lt;&gt;&gt;&lt;&gt;&lt;&gt;&lt;&gt;&gt;&lt;&gt;&lt;&gt;&gt;&lt;&gt;&lt;&gt;&lt;&gt;&gt;&lt;&gt;&lt;&gt;&lt;&gt;&gt;&lt;&gt;&lt;&gt;&gt;&lt;&gt;&lt;&gt;&lt;&gt;&gt;&lt;&gt;&lt;&gt;&gt; &lt;&gt;&lt;&gt;&lt;&gt;&gt;&lt;&gt;&lt;&gt;&lt;&gt;&gt;&lt;&gt;&lt;&gt;&gt;&lt;&gt;&lt;&gt;&lt;&gt;&gt;&lt;&gt;&lt;&gt;&gt; &lt;&gt;&lt;&gt;&lt;&gt;&gt;&lt;&gt;&lt;&gt;&lt;&gt;&gt;&lt;&gt;&lt;&gt;&gt;&lt;&gt;&lt;&gt;&lt;&gt;&gt;&lt;&gt;&lt;&gt;&gt;&lt;&gt;&lt;&gt;&lt;&gt;&gt;&lt;&gt;&lt;&gt;&lt;&gt;&gt;&lt;&gt;&lt;&gt;&gt;&lt;&gt;&lt;&gt;&lt;&gt;&gt;&lt;&gt;&lt;&gt;&gt;&lt;&gt;&lt;&gt;&lt;&gt;&gt;&lt;&gt;&lt;&gt;&gt; &lt;&gt;&lt;&gt;&lt;&gt;&gt;&lt;&gt;&lt;&gt;&lt;&gt;&gt;&lt;&gt;&lt;&gt;&gt;&lt;&gt;&lt;&gt;&lt;&gt;&gt;&lt;&gt;&lt;&gt;&gt;&lt;&gt;&lt;&gt;&lt;&gt;&gt;&lt;&gt;&lt;&gt;&gt; &lt;&gt;&lt;&gt;&lt;&gt;&gt;&lt;&gt;&lt;&gt;&lt;&gt;&gt;&lt;&gt;&lt;&gt;&gt;&lt;&gt;&lt;&gt;&lt;&gt;&gt;&lt;&gt;&lt;&gt;&gt;&lt;&gt;&lt;&gt;&lt;&gt;&gt;&lt;&gt;&lt;&gt;&gt;&lt;&gt;&lt;&gt;&lt;&gt;&gt;&lt;&gt;&lt;&gt;&gt; &lt;&gt;&lt;&gt;&lt;&gt;&gt;&lt;&gt;&lt;&gt;&gt; &lt;&gt;&lt;&gt;&lt;&gt;&gt;&lt;&gt;&lt;&gt;&gt;&lt;&gt;&lt;&gt;&lt;&gt;&gt;&lt;&gt;&lt;&gt;&gt;&lt;&gt;&lt;&gt;&lt;&gt;&gt;&lt;&gt;&lt;&gt;&gt;&lt;&gt;&lt;&gt;&lt;&gt;&gt;&lt;&gt;&lt;&gt;&gt;&lt;&gt;&lt;&gt;&gt; &lt;&gt;&lt;&gt;&lt;&gt;&gt;&lt;&gt;&lt;&gt;&gt;&lt;&gt;&lt;&gt;&lt;&gt;&gt;&lt;&gt;&lt;&gt;&gt;&lt;&gt;&lt;&gt;&lt;&gt;&gt;&lt;&gt;&lt;&gt;&gt;&lt;&gt;&lt;&gt;&gt; &lt;&gt;&lt;&gt;&lt;&gt;&gt;&lt;&gt;&lt;&gt;&gt;&lt;&gt;&lt;&gt;&lt;&gt;&gt;&lt;&gt;&lt;&gt;&gt;&lt;&gt;&lt;&gt;&lt;&gt;&gt;&lt;&gt;&lt;&gt;&gt;&lt;&gt;&lt;&gt;&gt;&lt;&gt;&lt;&gt;&lt;&gt;&gt;&lt;&gt;&lt;&gt;&gt;&lt;&gt;&lt;&gt;&lt;&gt;&gt;&lt;&gt;&lt;&gt;&gt;&lt;&gt;&lt;&gt;&gt; &lt;&gt;&lt;&gt;&lt;&gt;&gt;&lt;&gt;&lt;&gt;&gt;&lt;&gt;&lt;&gt;&lt;&gt;&gt;&lt;&gt;&lt;&gt;&gt;&lt;&gt;&lt;&gt;&gt; &lt;&gt;&lt;&gt;&lt;&gt;&gt;&lt;&gt;&lt;&gt;&gt;&lt;&gt;&lt;&gt;&lt;&gt;&gt;&lt;&gt;&lt;&gt;&gt;&lt;&gt;&lt;&gt;&gt;&lt;&gt;&lt;&gt;&lt;&gt;&gt;&lt;&gt;&lt;&gt;&gt;&lt;&gt;&lt;&gt;&lt;&gt;&gt;&lt;&gt;&lt;&gt;&gt;&lt;&gt;&lt;&gt;&gt;&lt;&gt;&lt;&gt;&lt;&gt;&gt;&lt;&gt;&lt;&gt;&gt;&lt;&gt;&lt;&gt;&gt; &lt;&gt;&lt;&gt;&lt;&gt;&gt;&lt;&gt;&lt;&gt;&gt;&lt;&gt;&lt;&gt;&lt;&gt;&gt;&lt;&gt;&lt;&gt;&gt;&lt;&gt;&lt;&gt;&gt;&lt;&gt;&lt;&gt;&lt;&gt;&gt;&lt;&gt;&lt;&gt;&gt;&lt;&gt;&lt;&gt;&gt; &lt;&gt;&lt;&gt;&lt;&gt;&gt;&lt;&gt;&lt;&gt;&gt;&lt;&gt;&lt;&gt;&lt;&gt;&gt;&lt;&gt;&lt;&gt;&gt;&lt;&gt;&lt;&gt;&gt;&lt;&gt;&lt;&gt;&lt;&gt;&gt;&lt;&gt;&lt;&gt;&gt;&lt;&gt;&lt;&gt;&gt;&lt;&gt;&lt;&gt;&lt;&gt;&gt;&lt;&gt;&lt;&gt;&gt;&lt;&gt;&lt;&gt;&gt; &lt;&gt;&lt;&gt;&lt;&gt;&gt;&lt;&gt;&lt;&gt;&gt;&lt;&gt;&lt;&gt;&gt; &lt;&gt;&lt;&gt;&lt;&gt;&gt;&lt;&gt;&lt;&gt;&gt;&lt;&gt;&lt;&gt;&gt;&lt;&gt;&lt;&gt;&lt;&gt;&gt;&lt;&gt;&lt;&gt;&gt;&lt;&gt;&lt;&gt;&gt;&lt;&gt;&lt;&gt;&lt;&gt;&gt;&lt;&gt;&lt;&gt;&gt;&lt;&gt;&lt;&gt;&gt;&lt;&gt;&lt;&gt;&gt; &lt;&gt;&lt;&gt;&lt;&gt;&gt;&lt;&gt;&lt;&gt;&gt;&lt;&gt;&lt;&gt;&gt;&lt;&gt;&lt;&gt;&lt;&gt;&gt;&lt;&gt;&lt;&gt;&gt;&lt;&gt;&lt;&gt;&gt;&lt;&gt;&lt;&gt;&gt; &lt;&gt;&lt;&gt;&lt;&gt;&gt;&lt;&gt;&lt;&gt;&gt;&lt;&gt;&lt;&gt;&gt;&lt;&gt;&lt;&gt;&lt;&gt;&gt;&lt;&gt;&lt;&gt;&gt;&lt;&gt;&lt;&gt;&gt;&lt;&gt;&lt;&gt;&gt;&lt;&gt;&lt;&gt;&lt;&gt;&gt;&lt;&gt;&lt;&gt;&gt;&lt;&gt;&lt;&gt;&gt;&lt;&gt;&lt;&gt;&gt; &lt;&gt;&lt;&gt;&lt;&gt;&gt;&lt;&gt;&lt;&gt;&gt;&lt;&gt;&lt;&gt;&gt;&lt;&gt;&lt;&gt;&gt; &lt;&gt;&lt;&gt;&lt;&gt;&gt;&lt;&gt;&lt;&gt;&gt;&lt;&gt;&lt;&gt;&gt;&lt;&gt;&lt;&gt;&gt;&lt;&gt;&lt;&gt;&lt;&gt;&gt;&lt;&gt;&lt;&gt;&gt;&lt;&gt;&lt;&gt;&gt;&lt;&gt;&lt;&gt;&gt;&lt;&gt;&lt;&gt;&gt; &lt;&gt;&lt;&gt;&lt;&gt;&gt;&lt;&gt;&lt;&gt;&gt;&lt;&gt;&lt;&gt;&gt;&lt;&gt;&lt;&gt;&gt;&lt;&gt;&lt;&gt;&gt; &lt;&gt;&lt;&gt;&lt;&gt;&gt;&lt;&gt;&lt;&gt;&gt;&lt;&gt;&lt;&gt;&gt;&lt;&gt;&lt;&gt;&gt;&lt;&gt;&lt;&gt;&gt;&lt;&gt;&lt;&gt;&gt; &lt;&gt;&lt;&gt;&gt; &lt;&gt;&lt;&gt;&gt;&lt;&gt;&lt;&gt;&gt;&lt;&gt;&lt;&gt;&gt;&lt;&gt;&lt;&gt;&gt;&lt;&gt;&lt;&gt;&gt;&lt;&gt;&lt;&gt;&gt;&lt;&gt;&gt; &lt;&gt;&lt;&gt;&gt;&lt;&gt;&lt;&gt;&gt;&lt;&gt;&lt;&gt;&gt;&lt;&gt;&lt;&gt;&gt;&lt;&gt;&lt;&gt;&gt;&lt;&gt;&gt; &lt;&gt;&lt;&gt;&gt;&lt;&gt;&lt;&gt;&gt;&lt;&gt;&lt;&gt;&gt;&lt;&gt;&lt;&gt;&gt;&lt;&gt;&lt;&gt;&gt;&lt;&gt;&gt;&lt;&gt;&lt;&gt;&gt;&lt;&gt;&lt;&gt;&gt;&lt;&gt;&lt;&gt;&gt;&lt;&gt;&lt;&gt;&gt;&lt;&gt;&gt; &lt;&gt;&lt;&gt;&gt;&lt;&gt;&lt;&gt;&gt;&lt;&gt;&lt;&gt;&gt;&lt;&gt;&lt;&gt;&gt;&lt;&gt;&gt; &lt;&gt;&lt;&gt;&gt;&lt;&gt;&lt;&gt;&gt;&lt;&gt;&lt;&gt;&gt;&lt;&gt;&lt;&gt;&gt;&lt;&gt;&gt;&lt;&gt;&lt;&gt;&gt;&lt;&gt;&lt;&gt;&gt;&lt;&gt;&lt;&gt;&gt;&lt;&gt;&lt;&gt;&gt;&lt;&gt;&gt;&lt;&gt;&lt;&gt;&gt;&lt;&gt;&lt;&gt;&gt;&lt;&gt;&lt;&gt;&gt;&lt;&gt;&gt; &lt;&gt;&lt;&gt;&gt;&lt;&gt;&lt;&gt;&gt;&lt;&gt;&lt;&gt;&gt;&lt;&gt;&lt;&gt;&gt;&lt;&gt;&gt;&lt;&gt;&lt;&gt;&gt;&lt;&gt;&lt;&gt;&gt;&lt;&gt;&lt;&gt;&gt;&lt;&gt;&gt; &lt;&gt;&lt;&gt;&gt;&lt;&gt;&lt;&gt;&gt;&lt;&gt;&lt;&gt;&gt;&lt;&gt;&lt;&gt;&gt;&lt;&gt;&gt;&lt;&gt;&lt;&gt;&gt;&lt;&gt;&lt;&gt;&gt;&lt;&gt;&lt;&gt;&gt;&lt;&gt;&gt;&lt;&gt;&lt;&gt;&gt;&lt;&gt;&lt;&gt;&gt;&lt;&gt;&lt;&gt;&gt;&lt;&gt;&gt; &lt;&gt;&lt;&gt;&gt;&lt;&gt;&lt;&gt;&gt;&lt;&gt;&lt;&gt;&gt;&lt;&gt;&gt; &lt;&gt;&lt;&gt;&gt;&lt;&gt;&lt;&gt;&gt;&lt;&gt;&lt;&gt;&gt;&lt;&gt;&gt;&lt;&gt;&lt;&gt;&gt;&lt;&gt;&lt;&gt;&gt;&lt;&gt;&lt;&gt;&gt;&lt;&gt;&gt;&lt;&gt;&lt;&gt;&gt;&lt;&gt;&lt;&gt;&gt;&lt;&gt;&lt;&gt;&gt;&lt;&gt;&gt;&lt;&gt;&lt;&gt;&gt;&lt;&gt;&lt;&gt;&gt;&lt;&gt;&gt; &lt;&gt;&lt;&gt;&gt;&lt;&gt;&lt;&gt;&gt;&lt;&gt;&lt;&gt;&gt;&lt;&gt;&gt;&lt;&gt;&lt;&gt;&gt;&lt;&gt;&lt;&gt;&gt;&lt;&gt;&lt;&gt;&gt;&lt;&gt;&gt;&lt;&gt;&lt;&gt;&gt;&lt;&gt;&lt;&gt;&gt;&lt;&gt;&gt; &lt;&gt;&lt;&gt;&gt;&lt;&gt;&lt;&gt;&gt;&lt;&gt;&lt;&gt;&gt;&lt;&gt;&gt;&lt;&gt;&lt;&gt;&gt;&lt;&gt;&lt;&gt;&gt;&lt;&gt;&lt;&gt;&gt;&lt;&gt;&gt;&lt;&gt;&lt;&gt;&gt;&lt;&gt;&lt;&gt;&gt;&lt;&gt;&gt;&lt;&gt;&lt;&gt;&gt;&lt;&gt;&lt;&gt;&gt;&lt;&gt;&lt;&gt;&gt;&lt;&gt;&gt;&lt;&gt;&lt;&gt;&gt;&lt;&gt;&lt;&gt;&gt;&lt;&gt;&gt; &lt;&gt;&lt;&gt;&gt;&lt;&gt;&lt;&gt;&gt;&lt;&gt;&lt;&gt;&gt;&lt;&gt;&gt;&lt;&gt;&lt;&gt;&gt;&lt;&gt;&lt;&gt;&gt;&lt;&gt;&gt; &lt;&gt;&lt;&gt;&gt;&lt;&gt;&lt;&gt;&gt;&lt;&gt;&lt;&gt;&gt;&lt;&gt;&gt;&lt;&gt;&lt;&gt;&gt;&lt;&gt;&lt;&gt;&gt;&lt;&gt;&gt;&lt;&gt;&lt;&gt;&gt;&lt;&gt;&lt;&gt;&gt;&lt;&gt;&lt;&gt;&gt;&lt;&gt;&gt;&lt;&gt;&lt;&gt;&gt;&lt;&gt;&lt;&gt;&gt;&lt;&gt;&gt;&lt;&gt;&lt;&gt;&gt;&lt;&gt;&lt;&gt;&gt;&lt;&gt;&gt; &lt;&gt;&lt;&gt;&gt;&lt;&gt;&lt;&gt;&gt;&lt;&gt;&lt;&gt;&gt;&lt;&gt;&gt;&lt;&gt;&lt;&gt;&gt;&lt;&gt;&lt;&gt;&gt;&lt;&gt;&gt;&lt;&gt;&lt;&gt;&gt;&lt;&gt;&lt;&gt;&gt;&lt;&gt;&gt; &lt;&gt;&lt;&gt;&gt;&lt;&gt;&lt;&gt;&gt;&lt;&gt;&lt;&gt;&gt;&lt;&gt;&gt;&lt;&gt;&lt;&gt;&gt;&lt;&gt;&lt;&gt;&gt;&lt;&gt;&gt;&lt;&gt;&lt;&gt;&gt;&lt;&gt;&lt;&gt;&gt;&lt;&gt;&gt;&lt;&gt;&lt;&gt;&gt;&lt;&gt;&lt;&gt;&gt;&lt;&gt;&gt; &lt;&gt;&lt;&gt;&gt;&lt;&gt;&lt;&gt;&gt;&lt;&gt;&gt; &lt;&gt;&lt;&gt;&gt;&lt;&gt;&lt;&gt;&gt;&lt;&gt;&gt;&lt;&gt;&lt;&gt;&gt;&lt;&gt;&lt;&gt;&gt;&lt;&gt;&gt;&lt;&gt;&lt;&gt;&gt;&lt;&gt;&lt;&gt;&gt;&lt;&gt;&gt;&lt;&gt;&lt;&gt;&gt;&lt;&gt;&lt;&gt;&gt;&lt;&gt;&gt;&lt;&gt;&lt;&gt;&gt;&lt;&gt;&gt; &lt;&gt;&lt;&gt;&gt;&lt;&gt;&lt;&gt;&gt;&lt;&gt;&gt;&lt;&gt;&lt;&gt;&gt;&lt;&gt;&lt;&gt;&gt;&lt;&gt;&gt;&lt;&gt;&lt;&gt;&gt;&lt;&gt;&lt;&gt;&gt;&lt;&gt;&gt;&lt;&gt;&lt;&gt;&gt;&lt;&gt;&gt; &lt;&gt;&lt;&gt;&gt;&lt;&gt;&lt;&gt;&gt;&lt;&gt;&gt;&lt;&gt;&lt;&gt;&gt;&lt;&gt;&lt;&gt;&gt;&lt;&gt;&gt;&lt;&gt;&lt;&gt;&gt;&lt;&gt;&lt;&gt;&gt;&lt;&gt;&gt;&lt;&gt;&lt;&gt;&gt;&lt;&gt;&gt;&lt;&gt;&lt;&gt;&gt;&lt;&gt;&lt;&gt;&gt;&lt;&gt;&gt;&lt;&gt;&lt;&gt;&gt;&lt;&gt;&lt;&gt;&gt;&lt;&gt;&gt;&lt;&gt;&lt;&gt;&gt;&lt;&gt;&gt; &lt;&gt;&lt;&gt;&gt;&lt;&gt;&lt;&gt;&gt;&lt;&gt;&gt;&lt;&gt;&lt;&gt;&gt;&lt;&gt;&lt;&gt;&gt;&lt;&gt;&gt;&lt;&gt;&lt;&gt;&gt;&lt;&gt;&gt; &lt;&gt;&lt;&gt;&gt;&lt;&gt;&lt;&gt;&gt;&lt;&gt;&gt;&lt;&gt;&lt;&gt;&gt;&lt;&gt;&lt;&gt;&gt;&lt;&gt;&gt;&lt;&gt;&lt;&gt;&gt;&lt;&gt;&gt;&lt;&gt;&lt;&gt;&gt;&lt;&gt;&lt;&gt;&gt;&lt;&gt;&gt;&lt;&gt;&lt;&gt;&gt;&lt;&gt;&lt;&gt;&gt;&lt;&gt;&gt;&lt;&gt;&lt;&gt;&gt;&lt;&gt;&gt;&lt;&gt;&lt;&gt;&gt;&lt;&gt;&lt;&gt;&gt;&lt;&gt;&gt;&lt;&gt;&lt;&gt;&gt;&lt;&gt;&gt; &lt;&gt;&lt;&gt;&gt;&lt;&gt;&lt;&gt;&gt;&lt;&gt;&gt;&lt;&gt;&lt;&gt;&gt;&lt;&gt;&lt;&gt;&gt;&lt;&gt;&gt;&lt;&gt;&lt;&gt;&gt;&lt;&gt;&gt;&lt;&gt;&lt;&gt;&gt;&lt;&gt;&lt;&gt;&gt;&lt;&gt;&gt;&lt;&gt;&lt;&gt;&gt;&lt;&gt;&gt; &lt;&gt;&lt;&gt;&gt;&lt;&gt;&lt;&gt;&gt;&lt;&gt;&gt;&lt;&gt;&lt;&gt;&gt;&lt;&gt;&lt;&gt;&gt;&lt;&gt;&gt;&lt;&gt;&lt;&gt;&gt;&lt;&gt;&gt;&lt;&gt;&lt;&gt;&gt;&lt;&gt;&lt;&gt;&gt;&lt;&gt;&gt;&lt;&gt;&lt;&gt;&gt;&lt;&gt;&gt;&lt;&gt;&lt;&gt;&gt;&lt;&gt;&lt;&gt;&gt;&lt;&gt;&gt;&lt;&gt;&lt;&gt;&gt;&lt;&gt;&gt; &lt;&gt;&lt;&gt;&gt;&lt;&gt;&lt;&gt;&gt;&lt;&gt;&gt;&lt;&gt;&lt;&gt;&gt;&lt;&gt;&gt; &lt;&gt;&lt;&gt;&gt;&lt;&gt;&lt;&gt;&gt;&lt;&gt;&gt;&lt;&gt;&lt;&gt;&gt;&lt;&gt;&gt;&lt;&gt;&lt;&gt;&gt;&lt;&gt;&lt;&gt;&gt;&lt;&gt;&gt;&lt;&gt;&lt;&gt;&gt;&lt;&gt;&gt;&lt;&gt;&lt;&gt;&gt;&lt;&gt;&lt;&gt;&gt;&lt;&gt;&gt;&lt;&gt;&lt;&gt;&gt;&lt;&gt;&gt;&lt;&gt;&lt;&gt;&gt;&lt;&gt;&gt; &lt;&gt;&lt;&gt;&gt;&lt;&gt;&lt;&gt;&gt;&lt;&gt;&gt;&lt;&gt;&lt;&gt;&gt;&lt;&gt;&gt;&lt;&gt;&lt;&gt;&gt;&lt;&gt;&lt;&gt;&gt;&lt;&gt;&gt;&lt;&gt;&lt;&gt;&gt;&lt;&gt;&gt;&lt;&gt;&lt;&gt;&gt;&lt;&gt;&gt; &lt;&gt;&lt;&gt;&gt;&lt;&gt;&lt;&gt;&gt;&lt;&gt;&gt;&lt;&gt;&lt;&gt;&gt;&lt;&gt;&gt;&lt;&gt;&lt;&gt;&gt;&lt;&gt;&lt;&gt;&gt;&lt;&gt;&gt;&lt;&gt;&lt;&gt;&gt;&lt;&gt;&gt;&lt;&gt;&lt;&gt;&gt;&lt;&gt;&gt;&lt;&gt;&lt;&gt;&gt;&lt;&gt;&lt;&gt;&gt;&lt;&gt;&gt;&lt;&gt;&lt;&gt;&gt;&lt;&gt;&gt;&lt;&gt;&lt;&gt;&gt;&lt;&gt;&gt; &lt;&gt;&lt;&gt;&gt;&lt;&gt;&lt;&gt;&gt;&lt;&gt;&gt;&lt;&gt;&lt;&gt;&gt;&lt;&gt;&gt;&lt;&gt;&lt;&gt;&gt;&lt;&gt;&gt; &lt;&gt;&lt;&gt;&gt;&lt;&gt;&lt;&gt;&gt;&lt;&gt;&gt;&lt;&gt;&lt;&gt;&gt;&lt;&gt;&gt;&lt;&gt;&lt;&gt;&gt;&lt;&gt;&gt;&lt;&gt;&lt;&gt;&gt;&lt;&gt;&lt;&gt;&gt;&lt;&gt;&gt;&lt;&gt;&lt;&gt;&gt;&lt;&gt;&gt;&lt;&gt;&lt;&gt;&gt;&lt;&gt;&gt;&lt;&gt;&lt;&gt;&gt;&lt;&gt;&gt; &lt;&gt;&lt;&gt;&gt;&lt;&gt;&lt;&gt;&gt;&lt;&gt;&gt;&lt;&gt;&lt;&gt;&gt;&lt;&gt;&gt;&lt;&gt;&lt;&gt;&gt;&lt;&gt;&gt;&lt;&gt;&lt;&gt;&gt;&lt;&gt;&gt; &lt;&gt;&lt;&gt;&gt;&lt;&gt;&lt;&gt;&gt;&lt;&gt;&gt;&lt;&gt;&lt;&gt;&gt;&lt;&gt;&gt;&lt;&gt;&lt;&gt;&gt;&lt;&gt;&gt;&lt;&gt;&lt;&gt;&gt;&lt;&gt;&gt;&lt;&gt;&lt;&gt;&gt;&lt;&gt;&gt; &lt;&gt;&lt;&gt;&gt;&lt;&gt;&gt; &lt;&gt;&lt;&gt;&gt;&lt;&gt;&gt;&lt;&gt;&lt;&gt;&gt;&lt;&gt;&gt;&lt;&gt;&lt;&gt;&gt;&lt;&gt;&gt;&lt;&gt;&lt;&gt;&gt;&lt;&gt;&gt;&lt;&gt;&lt;&gt;&gt;&lt;&gt;&gt;&lt;&gt;&gt; &lt;&gt;&lt;&gt;&gt;&lt;&gt;&gt;&lt;&gt;&lt;&gt;&gt;&lt;&gt;&gt;&lt;&gt;&lt;&gt;&gt;&lt;&gt;&gt;&lt;&gt;&lt;&gt;&gt;&lt;&gt;&gt;&lt;&gt;&gt; &lt;&gt;&lt;&gt;&gt;&lt;&gt;&gt;&lt;&gt;&lt;&gt;&gt;&lt;&gt;&gt;&lt;&gt;&lt;&gt;&gt;&lt;&gt;&gt;&lt;&gt;&lt;&gt;&gt;&lt;&gt;&gt;&lt;&gt;&gt;&lt;&gt;&lt;&gt;&gt;&lt;&gt;&gt;&lt;&gt;&lt;&gt;&gt;&lt;&gt;&gt;&lt;&gt;&lt;&gt;&gt;&lt;&gt;&gt;&lt;&gt;&gt; &lt;&gt;&lt;&gt;&gt;&lt;&gt;&gt;&lt;&gt;&lt;&gt;&gt;&lt;&gt;&gt;&lt;&gt;&lt;&gt;&gt;&lt;&gt;&gt;&lt;&gt;&gt; &lt;&gt;&lt;&gt;&gt;&lt;&gt;&gt;&lt;&gt;&lt;&gt;&gt;&lt;&gt;&gt;&lt;&gt;&lt;&gt;&gt;&lt;&gt;&gt;&lt;&gt;&gt;&lt;&gt;&lt;&gt;&gt;&lt;&gt;&gt;&lt;&gt;&lt;&gt;&gt;&lt;&gt;&gt;&lt;&gt;&lt;&gt;&gt;&lt;&gt;&gt;&lt;&gt;&gt;&lt;&gt;&lt;&gt;&gt;&lt;&gt;&gt;&lt;&gt;&lt;&gt;&gt;&lt;&gt;&gt;&lt;&gt;&gt; &lt;&gt;&lt;&gt;&gt;&lt;&gt;&gt;&lt;&gt;&lt;&gt;&gt;&lt;&gt;&gt;&lt;&gt;&lt;&gt;&gt;&lt;&gt;&gt;&lt;&gt;&gt;&lt;&gt;&lt;&gt;&gt;&lt;&gt;&gt;&lt;&gt;&lt;&gt;&gt;&lt;&gt;&gt;&lt;&gt;&gt; &lt;&gt;&lt;&gt;&gt;&lt;&gt;&gt;&lt;&gt;&lt;&gt;&gt;&lt;&gt;&gt;&lt;&gt;&lt;&gt;&gt;&lt;&gt;&gt;&lt;&gt;&gt;&lt;&gt;&lt;&gt;&gt;&lt;&gt;&gt;&lt;&gt;&lt;&gt;&gt;&lt;&gt;&gt;&lt;&gt;&gt;&lt;&gt;&lt;&gt;&gt;&lt;&gt;&gt;&lt;&gt;&lt;&gt;&gt;&lt;&gt;&gt;&lt;&gt;&gt; &lt;&gt;&lt;&gt;&gt;&lt;&gt;&gt;&lt;&gt;&lt;&gt;&gt;&lt;&gt;&gt;&lt;&gt;&gt; &lt;&gt;&lt;&gt;&gt;&lt;&gt;&gt;&lt;&gt;&lt;&gt;&gt;&lt;&gt;&gt;&lt;&gt;&gt;&lt;&gt;&lt;&gt;&gt;&lt;&gt;&gt;&lt;&gt;&lt;&gt;&gt;&lt;&gt;&gt;&lt;&gt;&gt;&lt;&gt;&lt;&gt;&gt;&lt;&gt;&gt;&lt;&gt;&lt;&gt;&gt;&lt;&gt;&gt;&lt;&gt;&gt;&lt;&gt;&lt;&gt;&gt;&lt;&gt;&gt;&lt;&gt;&gt; &lt;&gt;&lt;&gt;&gt;&lt;&gt;&gt;&lt;&gt;&lt;&gt;&gt;&lt;&gt;&gt;&lt;&gt;&gt;&lt;&gt;&lt;&gt;&gt;&lt;&gt;&gt;&lt;&gt;&lt;&gt;&gt;&lt;&gt;&gt;&lt;&gt;&gt;&lt;&gt;&lt;&gt;&gt;&lt;&gt;&gt;&lt;&gt;&gt; &lt;&gt;&lt;&gt;&gt;&lt;&gt;&gt;&lt;&gt;&lt;&gt;&gt;&lt;&gt;&gt;&lt;&gt;&gt;&lt;&gt;&lt;&gt;&gt;&lt;&gt;&gt;&lt;&gt;&lt;&gt;&gt;&lt;&gt;&gt;&lt;&gt;&gt;&lt;&gt;&lt;&gt;&gt;&lt;&gt;&gt;&lt;&gt;&gt;&lt;&gt;&lt;&gt;&gt;&lt;&gt;&gt;&lt;&gt;&lt;&gt;&gt;&lt;&gt;&gt;&lt;&gt;&gt;&lt;&gt;&lt;&gt;&gt;&lt;&gt;&gt;&lt;&gt;&gt; &lt;&gt;&lt;&gt;&gt;&lt;&gt;&gt;&lt;&gt;&lt;&gt;&gt;&lt;&gt;&gt;&lt;&gt;&gt;&lt;&gt;&lt;&gt;&gt;&lt;&gt;&gt;&lt;&gt;&gt; &lt;&gt;&lt;&gt;&gt;&lt;&gt;&gt;&lt;&gt;&lt;&gt;&gt;&lt;&gt;&gt;&lt;&gt;&gt;&lt;&gt;&lt;&gt;&gt;&lt;&gt;&gt;&lt;&gt;&gt;&lt;&gt;&lt;&gt;&gt;&lt;&gt;&gt;&lt;&gt;&lt;&gt;&gt;&lt;&gt;&gt;&lt;&gt;&gt;&lt;&gt;&lt;&gt;&gt;&lt;&gt;&gt;&lt;&gt;&gt;&lt;&gt;&lt;&gt;&gt;&lt;&gt;&gt;&lt;&gt;&gt; &lt;&gt;&lt;&gt;&gt;&lt;&gt;&gt;&lt;&gt;&lt;&gt;&gt;&lt;&gt;&gt;&lt;&gt;&gt;&lt;&gt;&lt;&gt;&gt;&lt;&gt;&gt;&lt;&gt;&gt;&lt;&gt;&lt;&gt;&gt;&lt;&gt;&gt;&lt;&gt;&gt; &lt;&gt;&lt;&gt;&gt;&lt;&gt;&gt;&lt;&gt;&lt;&gt;&gt;&lt;&gt;&gt;&lt;&gt;&gt;&lt;&gt;&lt;&gt;&gt;&lt;&gt;&gt;&lt;&gt;&gt;&lt;&gt;&lt;&gt;&gt;&lt;&gt;&gt;&lt;&gt;&gt;&lt;&gt;&lt;&gt;&gt;&lt;&gt;&gt;&lt;&gt;&gt; &lt;&gt;&lt;&gt;&gt;&lt;&gt;&gt;&lt;&gt;&gt; &lt;&gt;&lt;&gt;&gt;&lt;&gt;&gt;&lt;&gt;&gt;&lt;&gt;&lt;&gt;&gt;&lt;&gt;&gt;&lt;&gt;&gt;&lt;&gt;&lt;&gt;&gt;&lt;&gt;&gt;&lt;&gt;&gt;&lt;&gt;&lt;&gt;&gt;&lt;&gt;&gt;&lt;&gt;&gt;&lt;&gt;&gt; &lt;&gt;&lt;&gt;&gt;&lt;&gt;&gt;&lt;&gt;&gt;&lt;&gt;&lt;&gt;&gt;&lt;&gt;&gt;&lt;&gt;&gt;&lt;&gt;&lt;&gt;&gt;&lt;&gt;&gt;&lt;&gt;&gt;&lt;&gt;&gt; &lt;&gt;&lt;&gt;&gt;&lt;&gt;&gt;&lt;&gt;&gt;&lt;&gt;&lt;&gt;&gt;&lt;&gt;&gt;&lt;&gt;&gt;&lt;&gt;&lt;&gt;&gt;&lt;&gt;&gt;&lt;&gt;&gt;&lt;&gt;&gt;&lt;&gt;&lt;&gt;&gt;&lt;&gt;&gt;&lt;&gt;&gt;&lt;&gt;&lt;&gt;&gt;&lt;&gt;&gt;&lt;&gt;&gt;&lt;&gt;&gt; &lt;&gt;&lt;&gt;&gt;&lt;&gt;&gt;&lt;&gt;&gt;&lt;&gt;&lt;&gt;&gt;&lt;&gt;&gt;&lt;&gt;&gt;&lt;&gt;&gt; &lt;&gt;&lt;&gt;&gt;&lt;&gt;&gt;&lt;&gt;&gt;&lt;&gt;&lt;&gt;&gt;&lt;&gt;&gt;&lt;&gt;&gt;&lt;&gt;&gt;&lt;&gt;&lt;&gt;&gt;&lt;&gt;&gt;&lt;&gt;&gt;&lt;&gt;&lt;&gt;&gt;&lt;&gt;&gt;&lt;&gt;&gt;&lt;&gt;&gt;&lt;&gt;&lt;&gt;&gt;&lt;&gt;&gt;&lt;&gt;&gt;&lt;&gt;&gt; &lt;&gt;&lt;&gt;&gt;&lt;&gt;&gt;&lt;&gt;&gt;&lt;&gt;&lt;&gt;&gt;&lt;&gt;&gt;&lt;&gt;&gt;&lt;&gt;&gt;&lt;&gt;&lt;&gt;&gt;&lt;&gt;&gt;&lt;&gt;&gt;&lt;&gt;&gt; &lt;&gt;&lt;&gt;&gt;&lt;&gt;&gt;&lt;&gt;&gt;&lt;&gt;&lt;&gt;&gt;&lt;&gt;&gt;&lt;&gt;&gt;&lt;&gt;&gt;&lt;&gt;&lt;&gt;&gt;&lt;&gt;&gt;&lt;&gt;&gt;&lt;&gt;&gt;&lt;&gt;&lt;&gt;&gt;&lt;&gt;&gt;&lt;&gt;&gt;&lt;&gt;&gt; &lt;&gt;&lt;&gt;&gt;&lt;&gt;&gt;&lt;&gt;&gt;&lt;&gt;&gt; &lt;&gt;&lt;&gt;&gt;&lt;&gt;&gt;&lt;&gt;&gt;&lt;&gt;&gt;&lt;&gt;&lt;&gt;&gt;&lt;&gt;&gt;&lt;&gt;&gt;&lt;&gt;&gt;&lt;&gt;&lt;&gt;&gt;&lt;&gt;&gt;&lt;&gt;&gt;&lt;&gt;&gt;&lt;&gt;&gt; &lt;&gt;&lt;&gt;&gt;&lt;&gt;&gt;&lt;&gt;&gt;&lt;&gt;&gt;&lt;&gt;&lt;&gt;&gt;&lt;&gt;&gt;&lt;&gt;&gt;&lt;&gt;&gt;&lt;&gt;&gt; &lt;&gt;&lt;&gt;&gt;&lt;&gt;&gt;&lt;&gt;&gt;&lt;&gt;&gt;&lt;&gt;&lt;&gt;&gt;&lt;&gt;&gt;&lt;&gt;&gt;&lt;&gt;&gt;&lt;&gt;&gt;&lt;&gt;&lt;&gt;&gt;&lt;&gt;&gt;&lt;&gt;&gt;&lt;&gt;&gt;&lt;&gt;&gt; &lt;&gt;&lt;&gt;&gt;&lt;&gt;&gt;&lt;&gt;&gt;&lt;&gt;&gt;&lt;&gt;&gt; &lt;&gt;&lt;&gt;&gt;&lt;&gt;&gt;&lt;&gt;&gt;&lt;&gt;&gt;&lt;&gt;&gt;&lt;&gt;&lt;&gt;&gt;&lt;&gt;&gt;&lt;&gt;&gt;&lt;&gt;&gt;&lt;&gt;&gt;&lt;&gt;&gt; &lt;&gt;&lt;&gt;&gt;&lt;&gt;&gt;&lt;&gt;&gt;&lt;&gt;&gt;&lt;&gt;&gt;&lt;&gt;&gt; &lt;&gt;&lt;&gt;&gt;&lt;&gt;&gt;&lt;&gt;&gt;&lt;&gt;&gt;&lt;&gt;&gt;&lt;&gt;&gt;&lt;&gt;&gt; &lt;&gt;&gt; &lt;&gt;&gt;&lt;&gt;&gt;&lt;&gt;&gt;&lt;&gt;&gt;&lt;&gt;&gt;&lt;&gt;&gt;&lt;&gt;&gt;&gt; &lt;&gt;&gt;&lt;&gt;&gt;&lt;&gt;&gt;&lt;&gt;&gt;&lt;&gt;&gt;&lt;&gt;&gt;&gt; &lt;&gt;&gt;&lt;&gt;&gt;&lt;&gt;&gt;&lt;&gt;&gt;&lt;&gt;&gt;&lt;&gt;&gt;&gt;&lt;&gt;&gt;&lt;&gt;&gt;&lt;&gt;&gt;&lt;&gt;&gt;&lt;&gt;&gt;&gt; &lt;&gt;&gt;&lt;&gt;&gt;&lt;&gt;&gt;&lt;&gt;&gt;&lt;&gt;&gt;&gt; &lt;&gt;&gt;&lt;&gt;&gt;&lt;&gt;&gt;&lt;&gt;&gt;&lt;&gt;&gt;&gt;&lt;&gt;&gt;&lt;&gt;&gt;&lt;&gt;&gt;&lt;&gt;&gt;&lt;&gt;&gt;&gt;&lt;&gt;&gt;&lt;&gt;&gt;&lt;&gt;&gt;&lt;&gt;&gt;&gt; &lt;&gt;&gt;&lt;&gt;&gt;&lt;&gt;&gt;&lt;&gt;&gt;&lt;&gt;&gt;&gt;&lt;&gt;&gt;&lt;&gt;&gt;&lt;&gt;&gt;&lt;&gt;&gt;&gt; &lt;&gt;&gt;&lt;&gt;&gt;&lt;&gt;&gt;&lt;&gt;&gt;&lt;&gt;&gt;&gt;&lt;&gt;&gt;&lt;&gt;&gt;&lt;&gt;&gt;&lt;&gt;&gt;&gt;&lt;&gt;&gt;&lt;&gt;&gt;&lt;&gt;&gt;&lt;&gt;&gt;&gt; &lt;&gt;&gt;&lt;&gt;&gt;&lt;&gt;&gt;&lt;&gt;&gt;&gt; &lt;&gt;&gt;&lt;&gt;&gt;&lt;&gt;&gt;&lt;&gt;&gt;&gt;&lt;&gt;&gt;&lt;&gt;&gt;&lt;&gt;&gt;&lt;&gt;&gt;&gt;&lt;&gt;&gt;&lt;&gt;&gt;&lt;&gt;&gt;&lt;&gt;&gt;&gt;&lt;&gt;&gt;&lt;&gt;&gt;&lt;&gt;&gt;&gt; &lt;&gt;&gt;&lt;&gt;&gt;&lt;&gt;&gt;&lt;&gt;&gt;&gt;&lt;&gt;&gt;&lt;&gt;&gt;&lt;&gt;&gt;&lt;&gt;&gt;&gt;&lt;&gt;&gt;&lt;&gt;&gt;&lt;&gt;&gt;&gt; &lt;&gt;&gt;&lt;&gt;&gt;&lt;&gt;&gt;&lt;&gt;&gt;&gt;&lt;&gt;&gt;&lt;&gt;&gt;&lt;&gt;&gt;&lt;&gt;&gt;&gt;&lt;&gt;&gt;&lt;&gt;&gt;&lt;&gt;&gt;&gt;&lt;&gt;&gt;&lt;&gt;&gt;&lt;&gt;&gt;&lt;&gt;&gt;&gt;&lt;&gt;&gt;&lt;&gt;&gt;&lt;&gt;&gt;&gt; &lt;&gt;&gt;&lt;&gt;&gt;&lt;&gt;&gt;&lt;&gt;&gt;&gt;&lt;&gt;&gt;&lt;&gt;&gt;&lt;&gt;&gt;&gt; &lt;&gt;&gt;&lt;&gt;&gt;&lt;&gt;&gt;&lt;&gt;&gt;&gt;&lt;&gt;&gt;&lt;&gt;&gt;&lt;&gt;&gt;&gt;&lt;&gt;&gt;&lt;&gt;&gt;&lt;&gt;&gt;&lt;&gt;&gt;&gt;&lt;&gt;&gt;&lt;&gt;&gt;&lt;&gt;&gt;&gt;&lt;&gt;&gt;&lt;&gt;&gt;&lt;&gt;&gt;&gt; &lt;&gt;&gt;&lt;&gt;&gt;&lt;&gt;&gt;&lt;&gt;&gt;&gt;&lt;&gt;&gt;&lt;&gt;&gt;&lt;&gt;&gt;&gt;&lt;&gt;&gt;&lt;&gt;&gt;&lt;&gt;&gt;&gt; &lt;&gt;&gt;&lt;&gt;&gt;&lt;&gt;&gt;&lt;&gt;&gt;&gt;&lt;&gt;&gt;&lt;&gt;&gt;&lt;&gt;&gt;&gt;&lt;&gt;&gt;&lt;&gt;&gt;&lt;&gt;&gt;&gt;&lt;&gt;&gt;&lt;&gt;&gt;&lt;&gt;&gt;&gt; &lt;&gt;&gt;&lt;&gt;&gt;&lt;&gt;&gt;&gt; &lt;&gt;&gt;&lt;&gt;&gt;&lt;&gt;&gt;&gt;&lt;&gt;&gt;&lt;&gt;&gt;&lt;&gt;&gt;&gt;&lt;&gt;&gt;&lt;&gt;&gt;&lt;&gt;&gt;&gt;&lt;&gt;&gt;&lt;&gt;&gt;&lt;&gt;&gt;&gt;&lt;&gt;&gt;&lt;&gt;&gt;&gt; &lt;&gt;&gt;&lt;&gt;&gt;&lt;&gt;&gt;&gt;&lt;&gt;&gt;&lt;&gt;&gt;&lt;&gt;&gt;&gt;&lt;&gt;&gt;&lt;&gt;&gt;&lt;&gt;&gt;&gt;&lt;&gt;&gt;&lt;&gt;&gt;&gt; &lt;&gt;&gt;&lt;&gt;&gt;&lt;&gt;&gt;&gt;&lt;&gt;&gt;&lt;&gt;&gt;&lt;&gt;&gt;&gt;&lt;&gt;&gt;&lt;&gt;&gt;&lt;&gt;&gt;&gt;&lt;&gt;&gt;&lt;&gt;&gt;&gt;&lt;&gt;&gt;&lt;&gt;&gt;&lt;&gt;&gt;&gt;&lt;&gt;&gt;&lt;&gt;&gt;&lt;&gt;&gt;&gt;&lt;&gt;&gt;&lt;&gt;&gt;&gt; &lt;&gt;&gt;&lt;&gt;&gt;&lt;&gt;&gt;&gt;&lt;&gt;&gt;&lt;&gt;&gt;&lt;&gt;&gt;&gt;&lt;&gt;&gt;&lt;&gt;&gt;&gt; &lt;&gt;&gt;&lt;&gt;&gt;&lt;&gt;&gt;&gt;&lt;&gt;&gt;&lt;&gt;&gt;&lt;&gt;&gt;&gt;&lt;&gt;&gt;&lt;&gt;&gt;&gt;&lt;&gt;&gt;&lt;&gt;&gt;&lt;&gt;&gt;&gt;&lt;&gt;&gt;&lt;&gt;&gt;&lt;&gt;&gt;&gt;&lt;&gt;&gt;&lt;&gt;&gt;&gt;&lt;&gt;&gt;&lt;&gt;&gt;&lt;&gt;&gt;&gt;&lt;&gt;&gt;&lt;&gt;&gt;&gt; &lt;&gt;&gt;&lt;&gt;&gt;&lt;&gt;&gt;&gt;&lt;&gt;&gt;&lt;&gt;&gt;&lt;&gt;&gt;&gt;&lt;&gt;&gt;&lt;&gt;&gt;&gt;&lt;&gt;&gt;&lt;&gt;&gt;&lt;&gt;&gt;&gt;&lt;&gt;&gt;&lt;&gt;&gt;&gt; &lt;&gt;&gt;&lt;&gt;&gt;&lt;&gt;&gt;&gt;&lt;&gt;&gt;&lt;&gt;&gt;&lt;&gt;&gt;&gt;&lt;&gt;&gt;&lt;&gt;&gt;&gt;&lt;&gt;&gt;&lt;&gt;&gt;&lt;&gt;&gt;&gt;&lt;&gt;&gt;&lt;&gt;&gt;&gt;&lt;&gt;&gt;&lt;&gt;&gt;&lt;&gt;&gt;&gt;&lt;&gt;&gt;&lt;&gt;&gt;&gt; &lt;&gt;&gt;&lt;&gt;&gt;&lt;&gt;&gt;&gt;&lt;&gt;&gt;&lt;&gt;&gt;&gt; &lt;&gt;&gt;&lt;&gt;&gt;&lt;&gt;&gt;&gt;&lt;&gt;&gt;&lt;&gt;&gt;&gt;&lt;&gt;&gt;&lt;&gt;&gt;&lt;&gt;&gt;&gt;&lt;&gt;&gt;&lt;&gt;&gt;&gt;&lt;&gt;&gt;&lt;&gt;&gt;&lt;&gt;&gt;&gt;&lt;&gt;&gt;&lt;&gt;&gt;&gt;&lt;&gt;&gt;&lt;&gt;&gt;&gt; &lt;&gt;&gt;&lt;&gt;&gt;&lt;&gt;&gt;&gt;&lt;&gt;&gt;&lt;&gt;&gt;&gt;&lt;&gt;&gt;&lt;&gt;&gt;&lt;&gt;&gt;&gt;&lt;&gt;&gt;&lt;&gt;&gt;&gt;&lt;&gt;&gt;&lt;&gt;&gt;&gt; &lt;&gt;&gt;&lt;&gt;&gt;&lt;&gt;&gt;&gt;&lt;&gt;&gt;&lt;&gt;&gt;&gt;&lt;&gt;&gt;&lt;&gt;&gt;&lt;&gt;&gt;&gt;&lt;&gt;&gt;&lt;&gt;&gt;&gt;&lt;&gt;&gt;&lt;&gt;&gt;&gt;&lt;&gt;&gt;&lt;&gt;&gt;&lt;&gt;&gt;&gt;&lt;&gt;&gt;&lt;&gt;&gt;&gt;&lt;&gt;&gt;&lt;&gt;&gt;&gt; &lt;&gt;&gt;&lt;&gt;&gt;&lt;&gt;&gt;&gt;&lt;&gt;&gt;&lt;&gt;&gt;&gt;&lt;&gt;&gt;&lt;&gt;&gt;&gt; &lt;&gt;&gt;&lt;&gt;&gt;&lt;&gt;&gt;&gt;&lt;&gt;&gt;&lt;&gt;&gt;&gt;&lt;&gt;&gt;&lt;&gt;&gt;&gt;&lt;&gt;&gt;&lt;&gt;&gt;&lt;&gt;&gt;&gt;&lt;&gt;&gt;&lt;&gt;&gt;&gt;&lt;&gt;&gt;&lt;&gt;&gt;&gt;&lt;&gt;&gt;&lt;&gt;&gt;&gt; &lt;&gt;&gt;&lt;&gt;&gt;&lt;&gt;&gt;&gt;&lt;&gt;&gt;&lt;&gt;&gt;&gt;&lt;&gt;&gt;&lt;&gt;&gt;&gt;&lt;&gt;&gt;&lt;&gt;&gt;&gt; &lt;&gt;&gt;&lt;&gt;&gt;&lt;&gt;&gt;&gt;&lt;&gt;&gt;&lt;&gt;&gt;&gt;&lt;&gt;&gt;&lt;&gt;&gt;&gt;&lt;&gt;&gt;&lt;&gt;&gt;&gt;&lt;&gt;&gt;&lt;&gt;&gt;&gt; &lt;&gt;&gt;&lt;&gt;&gt;&gt; &lt;&gt;&gt;&lt;&gt;&gt;&gt;&lt;&gt;&gt;&lt;&gt;&gt;&gt;&lt;&gt;&gt;&lt;&gt;&gt;&gt;&lt;&gt;&gt;&lt;&gt;&gt;&gt;&lt;&gt;&gt;&lt;&gt;&gt;&gt;&lt;&gt;&gt;&gt; &lt;&gt;&gt;&lt;&gt;&gt;&gt;&lt;&gt;&gt;&lt;&gt;&gt;&gt;&lt;&gt;&gt;&lt;&gt;&gt;&gt;&lt;&gt;&gt;&lt;&gt;&gt;&gt;&lt;&gt;&gt;&gt; &lt;&gt;&gt;&lt;&gt;&gt;&gt;&lt;&gt;&gt;&lt;&gt;&gt;&gt;&lt;&gt;&gt;&lt;&gt;&gt;&gt;&lt;&gt;&gt;&lt;&gt;&gt;&gt;&lt;&gt;&gt;&gt;&lt;&gt;&gt;&lt;&gt;&gt;&gt;&lt;&gt;&gt;&lt;&gt;&gt;&gt;&lt;&gt;&gt;&lt;&gt;&gt;&gt;&lt;&gt;&gt;&gt; &lt;&gt;&gt;&lt;&gt;&gt;&gt;&lt;&gt;&gt;&lt;&gt;&gt;&gt;&lt;&gt;&gt;&lt;&gt;&gt;&gt;&lt;&gt;&gt;&gt; &lt;&gt;&gt;&lt;&gt;&gt;&gt;&lt;&gt;&gt;&lt;&gt;&gt;&gt;&lt;&gt;&gt;&lt;&gt;&gt;&gt;&lt;&gt;&gt;&gt;&lt;&gt;&gt;&lt;&gt;&gt;&gt;&lt;&gt;&gt;&lt;&gt;&gt;&gt;&lt;&gt;&gt;&lt;&gt;&gt;&gt;&lt;&gt;&gt;&gt;&lt;&gt;&gt;&lt;&gt;&gt;&gt;&lt;&gt;&gt;&lt;&gt;&gt;&gt;&lt;&gt;&gt;&gt; &lt;&gt;&gt;&lt;&gt;&gt;&gt;&lt;&gt;&gt;&lt;&gt;&gt;&gt;&lt;&gt;&gt;&lt;&gt;&gt;&gt;&lt;&gt;&gt;&gt;&lt;&gt;&gt;&lt;&gt;&gt;&gt;&lt;&gt;&gt;&lt;&gt;&gt;&gt;&lt;&gt;&gt;&gt; &lt;&gt;&gt;&lt;&gt;&gt;&gt;&lt;&gt;&gt;&lt;&gt;&gt;&gt;&lt;&gt;&gt;&lt;&gt;&gt;&gt;&lt;&gt;&gt;&gt;&lt;&gt;&gt;&lt;&gt;&gt;&gt;&lt;&gt;&gt;&lt;&gt;&gt;&gt;&lt;&gt;&gt;&gt;&lt;&gt;&gt;&lt;&gt;&gt;&gt;&lt;&gt;&gt;&lt;&gt;&gt;&gt;&lt;&gt;&gt;&gt; &lt;&gt;&gt;&lt;&gt;&gt;&gt;&lt;&gt;&gt;&lt;&gt;&gt;&gt;&lt;&gt;&gt;&gt; &lt;&gt;&gt;&lt;&gt;&gt;&gt;&lt;&gt;&gt;&lt;&gt;&gt;&gt;&lt;&gt;&gt;&gt;&lt;&gt;&gt;&lt;&gt;&gt;&gt;&lt;&gt;&gt;&lt;&gt;&gt;&gt;&lt;&gt;&gt;&gt;&lt;&gt;&gt;&lt;&gt;&gt;&gt;&lt;&gt;&gt;&lt;&gt;&gt;&gt;&lt;&gt;&gt;&gt;&lt;&gt;&gt;&lt;&gt;&gt;&gt;&lt;&gt;&gt;&gt; &lt;&gt;&gt;&lt;&gt;&gt;&gt;&lt;&gt;&gt;&lt;&gt;&gt;&gt;&lt;&gt;&gt;&gt;&lt;&gt;&gt;&lt;&gt;&gt;&gt;&lt;&gt;&gt;&lt;&gt;&gt;&gt;&lt;&gt;&gt;&gt;&lt;&gt;&gt;&lt;&gt;&gt;&gt;&lt;&gt;&gt;&gt; &lt;&gt;&gt;&lt;&gt;&gt;&gt;&lt;&gt;&gt;&lt;&gt;&gt;&gt;&lt;&gt;&gt;&gt;&lt;&gt;&gt;&lt;&gt;&gt;&gt;&lt;&gt;&gt;&lt;&gt;&gt;&gt;&lt;&gt;&gt;&gt;&lt;&gt;&gt;&lt;&gt;&gt;&gt;&lt;&gt;&gt;&gt;&lt;&gt;&gt;&lt;&gt;&gt;&gt;&lt;&gt;&gt;&lt;&gt;&gt;&gt;&lt;&gt;&gt;&gt;&lt;&gt;&gt;&lt;&gt;&gt;&gt;&lt;&gt;&gt;&gt; &lt;&gt;&gt;&lt;&gt;&gt;&gt;&lt;&gt;&gt;&lt;&gt;&gt;&gt;&lt;&gt;&gt;&gt;&lt;&gt;&gt;&lt;&gt;&gt;&gt;&lt;&gt;&gt;&gt; &lt;&gt;&gt;&lt;&gt;&gt;&gt;&lt;&gt;&gt;&lt;&gt;&gt;&gt;&lt;&gt;&gt;&gt;&lt;&gt;&gt;&lt;&gt;&gt;&gt;&lt;&gt;&gt;&gt;&lt;&gt;&gt;&lt;&gt;&gt;&gt;&lt;&gt;&gt;&lt;&gt;&gt;&gt;&lt;&gt;&gt;&gt;&lt;&gt;&gt;&lt;&gt;&gt;&gt;&lt;&gt;&gt;&gt;&lt;&gt;&gt;&lt;&gt;&gt;&gt;&lt;&gt;&gt;&gt; &lt;&gt;&gt;&lt;&gt;&gt;&gt;&lt;&gt;&gt;&lt;&gt;&gt;&gt;&lt;&gt;&gt;&gt;&lt;&gt;&gt;&lt;&gt;&gt;&gt;&lt;&gt;&gt;&gt;&lt;&gt;&gt;&lt;&gt;&gt;&gt;&lt;&gt;&gt;&gt; &lt;&gt;&gt;&lt;&gt;&gt;&gt;&lt;&gt;&gt;&lt;&gt;&gt;&gt;&lt;&gt;&gt;&gt;&lt;&gt;&gt;&lt;&gt;&gt;&gt;&lt;&gt;&gt;&gt;&lt;&gt;&gt;&lt;&gt;&gt;&gt;&lt;&gt;&gt;&gt;&lt;&gt;&gt;&lt;&gt;&gt;&gt;&lt;&gt;&gt;&gt; &lt;&gt;&gt;&lt;&gt;&gt;&gt;&lt;&gt;&gt;&gt; &lt;&gt;&gt;&lt;&gt;&gt;&gt;&lt;&gt;&gt;&gt;&lt;&gt;&gt;&lt;&gt;&gt;&gt;&lt;&gt;&gt;&gt;&lt;&gt;&gt;&lt;&gt;&gt;&gt;&lt;&gt;&gt;&gt;&lt;&gt;&gt;&lt;&gt;&gt;&gt;&lt;&gt;&gt;&gt;&lt;&gt;&gt;&gt; &lt;&gt;&gt;&lt;&gt;&gt;&gt;&lt;&gt;&gt;&gt;&lt;&gt;&gt;&lt;&gt;&gt;&gt;&lt;&gt;&gt;&gt;&lt;&gt;&gt;&lt;&gt;&gt;&gt;&lt;&gt;&gt;&gt;&lt;&gt;&gt;&gt; &lt;&gt;&gt;&lt;&gt;&gt;&gt;&lt;&gt;&gt;&gt;&lt;&gt;&gt;&lt;&gt;&gt;&gt;&lt;&gt;&gt;&gt;&lt;&gt;&gt;&lt;&gt;&gt;&gt;&lt;&gt;&gt;&gt;&lt;&gt;&gt;&gt;&lt;&gt;&gt;&lt;&gt;&gt;&gt;&lt;&gt;&gt;&gt;&lt;&gt;&gt;&lt;&gt;&gt;&gt;&lt;&gt;&gt;&gt;&lt;&gt;&gt;&gt; &lt;&gt;&gt;&lt;&gt;&gt;&gt;&lt;&gt;&gt;&gt;&lt;&gt;&gt;&lt;&gt;&gt;&gt;&lt;&gt;&gt;&gt;&lt;&gt;&gt;&gt; &lt;&gt;&gt;&lt;&gt;&gt;&gt;&lt;&gt;&gt;&gt;&lt;&gt;&gt;&lt;&gt;&gt;&gt;&lt;&gt;&gt;&gt;&lt;&gt;&gt;&gt;&lt;&gt;&gt;&lt;&gt;&gt;&gt;&lt;&gt;&gt;&gt;&lt;&gt;&gt;&lt;&gt;&gt;&gt;&lt;&gt;&gt;&gt;&lt;&gt;&gt;&gt;&lt;&gt;&gt;&lt;&gt;&gt;&gt;&lt;&gt;&gt;&gt;&lt;&gt;&gt;&gt; &lt;&gt;&gt;&lt;&gt;&gt;&gt;&lt;&gt;&gt;&gt;&lt;&gt;&gt;&lt;&gt;&gt;&gt;&lt;&gt;&gt;&gt;&lt;&gt;&gt;&gt;&lt;&gt;&gt;&lt;&gt;&gt;&gt;&lt;&gt;&gt;&gt;&lt;&gt;&gt;&gt; &lt;&gt;&gt;&lt;&gt;&gt;&gt;&lt;&gt;&gt;&gt;&lt;&gt;&gt;&lt;&gt;&gt;&gt;&lt;&gt;&gt;&gt;&lt;&gt;&gt;&gt;&lt;&gt;&gt;&lt;&gt;&gt;&gt;&lt;&gt;&gt;&gt;&lt;&gt;&gt;&gt;&lt;&gt;&gt;&lt;&gt;&gt;&gt;&lt;&gt;&gt;&gt;&lt;&gt;&gt;&gt; &lt;&gt;&gt;&lt;&gt;&gt;&gt;&lt;&gt;&gt;&gt;&lt;&gt;&gt;&gt; &lt;&gt;&gt;&lt;&gt;&gt;&gt;&lt;&gt;&gt;&gt;&lt;&gt;&gt;&gt;&lt;&gt;&gt;&lt;&gt;&gt;&gt;&lt;&gt;&gt;&gt;&lt;&gt;&gt;&gt;&lt;&gt;&gt;&lt;&gt;&gt;&gt;&lt;&gt;&gt;&gt;&lt;&gt;&gt;&gt;&lt;&gt;&gt;&gt; &lt;&gt;&gt;&lt;&gt;&gt;&gt;&lt;&gt;&gt;&gt;&lt;&gt;&gt;&gt;&lt;&gt;&gt;&lt;&gt;&gt;&gt;&lt;&gt;&gt;&gt;&lt;&gt;&gt;&gt;&lt;&gt;&gt;&gt; &lt;&gt;&gt;&lt;&gt;&gt;&gt;&lt;&gt;&gt;&gt;&lt;&gt;&gt;&gt;&lt;&gt;&gt;&lt;&gt;&gt;&gt;&lt;&gt;&gt;&gt;&lt;&gt;&gt;&gt;&lt;&gt;&gt;&gt;&lt;&gt;&gt;&lt;&gt;&gt;&gt;&lt;&gt;&gt;&gt;&lt;&gt;&gt;&gt;&lt;&gt;&gt;&gt; &lt;&gt;&gt;&lt;&gt;&gt;&gt;&lt;&gt;&gt;&gt;&lt;&gt;&gt;&gt;&lt;&gt;&gt;&gt; &lt;&gt;&gt;&lt;&gt;&gt;&gt;&lt;&gt;&gt;&gt;&lt;&gt;&gt;&gt;&lt;&gt;&gt;&gt;&lt;&gt;&gt;&lt;&gt;&gt;&gt;&lt;&gt;&gt;&gt;&lt;&gt;&gt;&gt;&lt;&gt;&gt;&gt;&lt;&gt;&gt;&gt; &lt;&gt;&gt;&lt;&gt;&gt;&gt;&lt;&gt;&gt;&gt;&lt;&gt;&gt;&gt;&lt;&gt;&gt;&gt;&lt;&gt;&gt;&gt; &lt;&gt;&gt;&lt;&gt;&gt;&gt;&lt;&gt;&gt;&gt;&lt;&gt;&gt;&gt;&lt;&gt;&gt;&gt;&lt;&gt;&gt;&gt;&lt;&gt;&gt;&gt; &lt;&gt;&gt;&gt; &lt;&gt;&gt;&gt;&lt;&gt;&gt;&gt;&lt;&gt;&gt;&gt;&lt;&gt;&gt;&gt;&lt;&gt;&gt;&gt;&lt;&gt;&gt;&gt;&gt; &lt;&gt;&gt;&gt;&lt;&gt;&gt;&gt;&lt;&gt;&gt;&gt;&lt;&gt;&gt;&gt;&lt;&gt;&gt;&gt;&gt; &lt;&gt;&gt;&gt;&lt;&gt;&gt;&gt;&lt;&gt;&gt;&gt;&lt;&gt;&gt;&gt;&lt;&gt;&gt;&gt;&gt;&lt;&gt;&gt;&gt;&lt;&gt;&gt;&gt;&lt;&gt;&gt;&gt;&lt;&gt;&gt;&gt;&gt; &lt;&gt;&gt;&gt;&lt;&gt;&gt;&gt;&lt;&gt;&gt;&gt;&lt;&gt;&gt;&gt;&gt; &lt;&gt;&gt;&gt;&lt;&gt;&gt;&gt;&lt;&gt;&gt;&gt;&lt;&gt;&gt;&gt;&gt;&lt;&gt;&gt;&gt;&lt;&gt;&gt;&gt;&lt;&gt;&gt;&gt;&lt;&gt;&gt;&gt;&gt;&lt;&gt;&gt;&gt;&lt;&gt;&gt;&gt;&lt;&gt;&gt;&gt;&gt; &lt;&gt;&gt;&gt;&lt;&gt;&gt;&gt;&lt;&gt;&gt;&gt;&lt;&gt;&gt;&gt;&gt;&lt;&gt;&gt;&gt;&lt;&gt;&gt;&gt;&lt;&gt;&gt;&gt;&gt; &lt;&gt;&gt;&gt;&lt;&gt;&gt;&gt;&lt;&gt;&gt;&gt;&lt;&gt;&gt;&gt;&gt;&lt;&gt;&gt;&gt;&lt;&gt;&gt;&gt;&lt;&gt;&gt;&gt;&gt;&lt;&gt;&gt;&gt;&lt;&gt;&gt;&gt;&lt;&gt;&gt;&gt;&gt; &lt;&gt;&gt;&gt;&lt;&gt;&gt;&gt;&lt;&gt;&gt;&gt;&gt; &lt;&gt;&gt;&gt;&lt;&gt;&gt;&gt;&lt;&gt;&gt;&gt;&gt;&lt;&gt;&gt;&gt;&lt;&gt;&gt;&gt;&lt;&gt;&gt;&gt;&gt;&lt;&gt;&gt;&gt;&lt;&gt;&gt;&gt;&lt;&gt;&gt;&gt;&gt;&lt;&gt;&gt;&gt;&lt;&gt;&gt;&gt;&gt; &lt;&gt;&gt;&gt;&lt;&gt;&gt;&gt;&lt;&gt;&gt;&gt;&gt;&lt;&gt;&gt;&gt;&lt;&gt;&gt;&gt;&lt;&gt;&gt;&gt;&gt;&lt;&gt;&gt;&gt;&lt;&gt;&gt;&gt;&gt; &lt;&gt;&gt;&gt;&lt;&gt;&gt;&gt;&lt;&gt;&gt;&gt;&gt;&lt;&gt;&gt;&gt;&lt;&gt;&gt;&gt;&lt;&gt;&gt;&gt;&gt;&lt;&gt;&gt;&gt;&lt;&gt;&gt;&gt;&gt;&lt;&gt;&gt;&gt;&lt;&gt;&gt;&gt;&lt;&gt;&gt;&gt;&gt;&lt;&gt;&gt;&gt;&lt;&gt;&gt;&gt;&gt; &lt;&gt;&gt;&gt;&lt;&gt;&gt;&gt;&lt;&gt;&gt;&gt;&gt;&lt;&gt;&gt;&gt;&lt;&gt;&gt;&gt;&gt; &lt;&gt;&gt;&gt;&lt;&gt;&gt;&gt;&lt;&gt;&gt;&gt;&gt;&lt;&gt;&gt;&gt;&lt;&gt;&gt;&gt;&gt;&lt;&gt;&gt;&gt;&lt;&gt;&gt;&gt;&lt;&gt;&gt;&gt;&gt;&lt;&gt;&gt;&gt;&lt;&gt;&gt;&gt;&gt;&lt;&gt;&gt;&gt;&lt;&gt;&gt;&gt;&gt; &lt;&gt;&gt;&gt;&lt;&gt;&gt;&gt;&lt;&gt;&gt;&gt;&gt;&lt;&gt;&gt;&gt;&lt;&gt;&gt;&gt;&gt;&lt;&gt;&gt;&gt;&lt;&gt;&gt;&gt;&gt; &lt;&gt;&gt;&gt;&lt;&gt;&gt;&gt;&lt;&gt;&gt;&gt;&gt;&lt;&gt;&gt;&gt;&lt;&gt;&gt;&gt;&gt;&lt;&gt;&gt;&gt;&lt;&gt;&gt;&gt;&gt;&lt;&gt;&gt;&gt;&lt;&gt;&gt;&gt;&gt; &lt;&gt;&gt;&gt;&lt;&gt;&gt;&gt;&gt; &lt;&gt;&gt;&gt;&lt;&gt;&gt;&gt;&gt;&lt;&gt;&gt;&gt;&lt;&gt;&gt;&gt;&gt;&lt;&gt;&gt;&gt;&lt;&gt;&gt;&gt;&gt;&lt;&gt;&gt;&gt;&lt;&gt;&gt;&gt;&gt;&lt;&gt;&gt;&gt;&gt; &lt;&gt;&gt;&gt;&lt;&gt;&gt;&gt;&gt;&lt;&gt;&gt;&gt;&lt;&gt;&gt;&gt;&gt;&lt;&gt;&gt;&gt;&lt;&gt;&gt;&gt;&gt;&lt;&gt;&gt;&gt;&gt; &lt;&gt;&gt;&gt;&lt;&gt;&gt;&gt;&gt;&lt;&gt;&gt;&gt;&lt;&gt;&gt;&gt;&gt;&lt;&gt;&gt;&gt;&lt;&gt;&gt;&gt;&gt;&lt;&gt;&gt;&gt;&gt;&lt;&gt;&gt;&gt;&lt;&gt;&gt;&gt;&gt;&lt;&gt;&gt;&gt;&lt;&gt;&gt;&gt;&gt;&lt;&gt;&gt;&gt;&gt; &lt;&gt;&gt;&gt;&lt;&gt;&gt;&gt;&gt;&lt;&gt;&gt;&gt;&lt;&gt;&gt;&gt;&gt;&lt;&gt;&gt;&gt;&gt; &lt;&gt;&gt;&gt;&lt;&gt;&gt;&gt;&gt;&lt;&gt;&gt;&gt;&lt;&gt;&gt;&gt;&gt;&lt;&gt;&gt;&gt;&gt;&lt;&gt;&gt;&gt;&lt;&gt;&gt;&gt;&gt;&lt;&gt;&gt;&gt;&lt;&gt;&gt;&gt;&gt;&lt;&gt;&gt;&gt;&gt;&lt;&gt;&gt;&gt;&lt;&gt;&gt;&gt;&gt;&lt;&gt;&gt;&gt;&gt; &lt;&gt;&gt;&gt;&lt;&gt;&gt;&gt;&gt;&lt;&gt;&gt;&gt;&lt;&gt;&gt;&gt;&gt;&lt;&gt;&gt;&gt;&gt;&lt;&gt;&gt;&gt;&lt;&gt;&gt;&gt;&gt;&lt;&gt;&gt;&gt;&gt; &lt;&gt;&gt;&gt;&lt;&gt;&gt;&gt;&gt;&lt;&gt;&gt;&gt;&lt;&gt;&gt;&gt;&gt;&lt;&gt;&gt;&gt;&gt;&lt;&gt;&gt;&gt;&lt;&gt;&gt;&gt;&gt;&lt;&gt;&gt;&gt;&gt;&lt;&gt;&gt;&gt;&lt;&gt;&gt;&gt;&gt;&lt;&gt;&gt;&gt;&gt; &lt;&gt;&gt;&gt;&lt;&gt;&gt;&gt;&gt;&lt;&gt;&gt;&gt;&gt; &lt;&gt;&gt;&gt;&lt;&gt;&gt;&gt;&gt;&lt;&gt;&gt;&gt;&gt;&lt;&gt;&gt;&gt;&lt;&gt;&gt;&gt;&gt;&lt;&gt;&gt;&gt;&gt;&lt;&gt;&gt;&gt;&lt;&gt;&gt;&gt;&gt;&lt;&gt;&gt;&gt;&gt;&lt;&gt;&gt;&gt;&gt; &lt;&gt;&gt;&gt;&lt;&gt;&gt;&gt;&gt;&lt;&gt;&gt;&gt;&gt;&lt;&gt;&gt;&gt;&lt;&gt;&gt;&gt;&gt;&lt;&gt;&gt;&gt;&gt;&lt;&gt;&gt;&gt;&gt; &lt;&gt;&gt;&gt;&lt;&gt;&gt;&gt;&gt;&lt;&gt;&gt;&gt;&gt;&lt;&gt;&gt;&gt;&lt;&gt;&gt;&gt;&gt;&lt;&gt;&gt;&gt;&gt;&lt;&gt;&gt;&gt;&gt;&lt;&gt;&gt;&gt;&lt;&gt;&gt;&gt;&gt;&lt;&gt;&gt;&gt;&gt;&lt;&gt;&gt;&gt;&gt; &lt;&gt;&gt;&gt;&lt;&gt;&gt;&gt;&gt;&lt;&gt;&gt;&gt;&gt;&lt;&gt;&gt;&gt;&gt; &lt;&gt;&gt;&gt;&lt;&gt;&gt;&gt;&gt;&lt;&gt;&gt;&gt;&gt;&lt;&gt;&gt;&gt;&gt;&lt;&gt;&gt;&gt;&lt;&gt;&gt;&gt;&gt;&lt;&gt;&gt;&gt;&gt;&lt;&gt;&gt;&gt;&gt;&lt;&gt;&gt;&gt;&gt; &lt;&gt;&gt;&gt;&lt;&gt;&gt;&gt;&gt;&lt;&gt;&gt;&gt;&gt;&lt;&gt;&gt;&gt;&gt;&lt;&gt;&gt;&gt;&gt; &lt;&gt;&gt;&gt;&lt;&gt;&gt;&gt;&gt;&lt;&gt;&gt;&gt;&gt;&lt;&gt;&gt;&gt;&gt;&lt;&gt;&gt;&gt;&gt;&lt;&gt;&gt;&gt;&gt; &lt;&gt;&gt;&gt;&gt; &lt;&gt;&gt;&gt;&gt;&lt;&gt;&gt;&gt;&gt;&lt;&gt;&gt;&gt;&gt;&lt;&gt;&gt;&gt;&gt;&lt;&gt;&gt;&gt;&gt;&gt; &lt;&gt;&gt;&gt;&gt;&lt;&gt;&gt;&gt;&gt;&lt;&gt;&gt;&gt;&gt;&lt;&gt;&gt;&gt;&gt;&gt; &lt;&gt;&gt;&gt;&gt;&lt;&gt;&gt;&gt;&gt;&lt;&gt;&gt;&gt;&gt;&lt;&gt;&gt;&gt;&gt;&gt;&lt;&gt;&gt;&gt;&gt;&lt;&gt;&gt;&gt;&gt;&lt;&gt;&gt;&gt;&gt;&gt; &lt;&gt;&gt;&gt;&gt;&lt;&gt;&gt;&gt;&gt;&lt;&gt;&gt;&gt;&gt;&gt; &lt;&gt;&gt;&gt;&gt;&lt;&gt;&gt;&gt;&gt;&lt;&gt;&gt;&gt;&gt;&gt;&lt;&gt;&gt;&gt;&gt;&lt;&gt;&gt;&gt;&gt;&lt;&gt;&gt;&gt;&gt;&gt;&lt;&gt;&gt;&gt;&gt;&lt;&gt;&gt;&gt;&gt;&gt; &lt;&gt;&gt;&gt;&gt;&lt;&gt;&gt;&gt;&gt;&lt;&gt;&gt;&gt;&gt;&gt;&lt;&gt;&gt;&gt;&gt;&lt;&gt;&gt;&gt;&gt;&gt; &lt;&gt;&gt;&gt;&gt;&lt;&gt;&gt;&gt;&gt;&lt;&gt;&gt;&gt;&gt;&gt;&lt;&gt;&gt;&gt;&gt;&lt;&gt;&gt;&gt;&gt;&gt;&lt;&gt;&gt;&gt;&gt;&lt;&gt;&gt;&gt;&gt;&gt; &lt;&gt;&gt;&gt;&gt;&lt;&gt;&gt;&gt;&gt;&gt; &lt;&gt;&gt;&gt;&gt;&lt;&gt;&gt;&gt;&gt;&gt;&lt;&gt;&gt;&gt;&gt;&lt;&gt;&gt;&gt;&gt;&gt;&lt;&gt;&gt;&gt;&gt;&lt;&gt;&gt;&gt;&gt;&gt;&lt;&gt;&gt;&gt;&gt;&gt; &lt;&gt;&gt;&gt;&gt;&lt;&gt;&gt;&gt;&gt;&gt;&lt;&gt;&gt;&gt;&gt;&lt;&gt;&gt;&gt;&gt;&gt;&lt;&gt;&gt;&gt;&gt;&gt; &lt;&gt;&gt;&gt;&gt;&lt;&gt;&gt;&gt;&gt;&gt;&lt;&gt;&gt;&gt;&gt;&lt;&gt;&gt;&gt;&gt;&gt;&lt;&gt;&gt;&gt;&gt;&gt;&lt;&gt;&gt;&gt;&gt;&lt;&gt;&gt;&gt;&gt;&gt;&lt;&gt;&gt;&gt;&gt;&gt; &lt;&gt;&gt;&gt;&gt;&lt;&gt;&gt;&gt;&gt;&gt;&lt;&gt;&gt;&gt;&gt;&gt; &lt;&gt;&gt;&gt;&gt;&lt;&gt;&gt;&gt;&gt;&gt;&lt;&gt;&gt;&gt;&gt;&gt;&lt;&gt;&gt;&gt;&gt;&lt;&gt;&gt;&gt;&gt;&gt;&lt;&gt;&gt;&gt;&gt;&gt;&lt;&gt;&gt;&gt;&gt;&gt; &lt;&gt;&gt;&gt;&gt;&lt;&gt;&gt;&gt;&gt;&gt;&lt;&gt;&gt;&gt;&gt;&gt;&lt;&gt;&gt;&gt;&gt;&gt; &lt;&gt;&gt;&gt;&gt;&lt;&gt;&gt;&gt;&gt;&gt;&lt;&gt;&gt;&gt;&gt;&gt;&lt;&gt;&gt;&gt;&gt;&gt;&lt;&gt;&gt;&gt;&gt;&gt; &lt;&gt;&gt;&gt;&gt;&gt; &lt;&gt;&gt;&gt;&gt;&gt;&lt;&gt;&gt;&gt;&gt;&gt;&lt;&gt;&gt;&gt;&gt;&gt;&lt;&gt;&gt;&gt;&gt;&gt;&gt; &lt;&gt;&gt;&gt;&gt;&gt;&lt;&gt;&gt;&gt;&gt;&gt;&lt;&gt;&gt;&gt;&gt;&gt;&gt; &lt;&gt;&gt;&gt;&gt;&gt;&lt;&gt;&gt;&gt;&gt;&gt;&lt;&gt;&gt;&gt;&gt;&gt;&gt;&lt;&gt;&gt;&gt;&gt;&gt;&lt;&gt;&gt;&gt;&gt;&gt;&gt; &lt;&gt;&gt;&gt;&gt;&gt;&lt;&gt;&gt;&gt;&gt;&gt;&gt; &lt;&gt;&gt;&gt;&gt;&gt;&lt;&gt;&gt;&gt;&gt;&gt;&gt;&lt;&gt;&gt;&gt;&gt;&gt;&lt;&gt;&gt;&gt;&gt;&gt;&gt;&lt;&gt;&gt;&gt;&gt;&gt;&gt; &lt;&gt;&gt;&gt;&gt;&gt;&lt;&gt;&gt;&gt;&gt;&gt;&gt;&lt;&gt;&gt;&gt;&gt;&gt;&gt; &lt;&gt;&gt;&gt;&gt;&gt;&lt;&gt;&gt;&gt;&gt;&gt;&gt;&lt;&gt;&gt;&gt;&gt;&gt;&gt;&lt;&gt;&gt;&gt;&gt;&gt;&gt; &lt;&gt;&gt;&gt;&gt;&gt;&gt; &lt;&gt;&gt;&gt;&gt;&gt;&gt;&lt;&gt;&gt;&gt;&gt;&gt;&gt;&lt;&gt;&gt;&gt;&gt;&gt;&gt;&gt; &lt;&gt;&gt;&gt;&gt;&gt;&gt;&lt;&gt;&gt;&gt;&gt;&gt;&gt;&gt; &lt;&gt;&gt;&gt;&gt;&gt;&gt;&lt;&gt;&gt;&gt;&gt;&gt;&gt;&gt;&lt;&gt;&gt;&gt;&gt;&gt;&gt;&gt; &lt;&gt;&gt;&gt;&gt;&gt;&gt;&gt; &lt;&gt;&gt;&gt;&gt;&gt;&gt;&gt;&lt;&gt;&gt;&gt;&gt;&gt;&gt;&gt;&gt; &lt;&gt;&gt;&gt;&gt;&gt;&gt;&gt;&gt; &lt;&gt;&gt;&gt;&gt;&gt;&gt;&gt;&gt;&gt; &gt;</text:p>
        <text:p text:style-name="P12"/>
      </text:section>
      <text:p text:style-name="P6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Plantagenet Cherokee" svg:font-family="'Plantagenet Cheroke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po Vesterinen</meta:initial-creator>
    <meta:creation-date>2021-07-17T14:10:29.11</meta:creation-date>
    <dc:date>2022-06-25T11:49:37.69</dc:date>
    <dc:creator>Sampo Vesterinen</dc:creator>
    <meta:editing-duration>P14DT10H18M44S</meta:editing-duration>
    <meta:editing-cycles>48</meta:editing-cycles>
    <meta:generator>OpenOffice/4.1.10$Win32 OpenOffice.org_project/4110m2$Build-9807</meta:generator>
    <meta:document-statistic meta:table-count="0" meta:image-count="0" meta:object-count="0" meta:page-count="1" meta:paragraph-count="2014" meta:word-count="2788" meta:character-count="90168"/>
  </office:meta>
</office:document-meta>
</file>